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iragino Kaku Gothic ProN" svg:font-family="Hiragino Kaku Gothic ProN"/>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Hiragino Kaku Gothic ProN"/>
    </style:style>
    <style:style style:name="T5"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路人甲</text:span><text:s/>  |  2016.10.31 21:41   |   <text:a xlink:type="simple" xlink:href="http://palinfo.habago.org/Entry?Command=Information_PrintForum&amp;iPage=220#FORUM35025"><text:span text:style-name="T2">#</text:span></text:a></text:p>
      <text:p text:style-name="P2">修亮先生您好，<text:span text:style-name="T3"> <text:line-break/></text:span>是否是和平東路誤植忠孝東路了<text:span text:style-name="T3">? </text:span>：）</text:p>
      <text:p text:style-name="P3"/>
      <text:p text:style-name="P1"><text:span text:style-name="T1">王修亮</text:span><text:s/>  |  2016.10.31 15:52   |   <text:a xlink:type="simple" xlink:href="http://palinfo.habago.org/Entry?Command=Information_PrintForum&amp;iPage=221#FORUM35024"><text:span text:style-name="T2">#</text:span></text:a></text:p>
      <text:p text:style-name="P2">巴勒網靜站記三<text:span text:style-name="T3"> <text:line-break/><text:line-break/></text:span>紅綠燈在時間裡交替著膚色，引動車流或人潮，帶來低語或喧嘩。<text:span text:style-name="T3"> <text:line-break/></text:span>下午<text:span text:style-name="T3">4</text:span>點<text:span text:style-name="T3">10</text:span>分，一排人靜靜站在和平東路與師大路口。<text:span text:style-name="T3"> <text:line-break/><text:line-break/></text:span>逐漸傾斜的天光，走到某一個角度時，忽然與分隔島上那一片小小的野原相遇。<text:span text:style-name="T3"> <text:line-break/><text:line-break/></text:span>彷彿燦爛的金子分解為千億個細碎的微塵，溶入清翠的柔嫩草尖上，狂舞著熱烈腳步，激盪起霧也似的迷濛。<text:span text:style-name="T3"> <text:line-break/></text:span>分隔島上的那一片翠綠，帶著煙雨般金黃色的翠綠。<text:span text:style-name="T3"> <text:line-break/><text:line-break/></text:span>「你們的心原來還活著？」<text:span text:style-name="T3"> <text:line-break/></text:span>「我們沒有心，我們只是大地的毛髮。」<text:span text:style-name="T3"> <text:line-break/></text:span>「那我看到的是甚麼？」<text:span text:style-name="T3"> <text:line-break/><text:line-break/></text:span>不知道嗎？對喔！人類才活了幾年？而你又只是人類中短暫的一霎那。<text:span text:style-name="T3"> <text:line-break/><text:line-break/></text:span>很久很久以前，不是最久吧！不很清楚，我們不是大地的臂膀，我們只是毛髮，沒有最久的記憶。<text:span text:style-name="T3"> <text:line-break/><text:line-break/></text:span>聽說最久以前，當天與地分裂之初，大地是充滿情緒的，憤怒到噴吐著響亮的烈焰，融化了自己，甚至把內心翻到了表層，流淌成慘烈火熱的血池。然而，他反而聽不到也看不見。<text:span text:style-name="T3"> <text:line-break/></text:span>後來大地開始默默哭泣，以寒冷的淚水包裹住自己。在淚水中伸出無數臂膀，不停向上生長，指著天空悲傷的抱怨。<text:span text:style-name="T3"> <text:line-break/></text:span>抱怨堆積出堅硬的石塊臂膀，又硬又脆弱，當太陽穿越遙遠的星空，在石頭上烙下自己的語言時，石頭無法承受，一一碎裂滾落，化為茫然的塵土。<text:span text:style-name="T3"> <text:line-break/></text:span>大地接不到完整的訊息。<text:span text:style-name="T3"> <text:line-break/><text:line-break/></text:span>憤怒與悲傷之後，大地終於安靜下來，<text:span text:style-name="T3"> <text:line-break/></text:span>他的心開始泛起回憶，回憶塑造出柔軟的木頭植物，上拂雲霄，承接陽光的低語，傳遞大地的懷想，當葉片裝滿了足夠的訊息後，便脫落枝幹飄零，寫滿了陽光語言的是金黃色的，寫滿了大地懷想的是血紅色的，兩種都成為大地永恆的收藏。<text:span text:style-name="T3"> <text:line-break/><text:line-break/></text:span>我們？我們只是大地的毛髮，當大地在回憶中閱讀往昔的書信與日記時，便因為喜悅或悲傷，或是又喜悅又悲傷，自然而然的將我們從皮膚中茁生了出來。陽光使我們活著、淚水使我們活著、大地搖擺身軀的微風使我們活著，回憶也使我們活著，一切的有心都使我們活著，如果你擁有天地之心，那你也能看到我們活著。<text:span text:style-name="T3"><text:line-break/><text:line-break/></text:span>你擁有天地之心嗎？<text:span text:style-name="T3"> <text:line-break/>………………………………………………………………………………………………………………… <text:line-break/></text:span>附註<text:span text:style-name="T3"> <text:line-break/></text:span>故事寫畢，不覺回想起妹妹許多年前寫的一首小詩，與我的臆想有相同的根源。<text:span text:style-name="T3"> <text:line-break/></text:span>附記於此。妹妹的小詩<text:span text:style-name="T3">…………</text:span>寫於他<text:span text:style-name="T3">10</text:span>歲。<text:span text:style-name="T3"> <text:line-break/>………………………………………………………………………………………………………………… <text:line-break/><text:line-break/></text:span>藏著光明的植物（鳳凰木）<text:span text:style-name="T3"> <text:line-break/><text:line-break/></text:span>在地球夜深人靜沒有半點燈火的時候，<text:span text:style-name="T3"> <text:line-break/></text:span>鳳凰木為了不讓早上收集的陽光跑掉，<text:span text:style-name="T3"> <text:line-break/></text:span>把葉片緊緊的合起來，<text:span text:style-name="T3"> <text:line-break/></text:span>把陽光藏在樹根、樹幹、枝葉的各各角落，<text:span text:style-name="T3"> <text:line-break/></text:span>只為了等待、等待那天的到來。<text:span text:style-name="T3"> <text:line-break/><text:line-break/></text:span>在人來人往的早晨，<text:span text:style-name="T3"> <text:line-break/></text:span>鳳凰木不停的捕捉陽光，<text:span text:style-name="T3"> <text:line-break/></text:span>就只為了等待、等待那天的到來。<text:span text:style-name="T3"> <text:line-break/><text:line-break/></text:span>經年累月捕捉陽光再儲存起來，<text:span text:style-name="T3"> <text:line-break/></text:span>就算樹根裂了、枝葉掉了也在所不惜，<text:span text:style-name="T3"> <text:line-break/></text:span>就只為了等待、等待那天的到來。<text:span text:style-name="T3"> <text:line-break/><text:line-break/></text:span>就這樣持續不停了幾億年，人類已不在世上，<text:span text:style-name="T3"> <text:line-break/></text:span>突然天昏地暗，太陽承受不了自己的光和熱，爆炸了，<text:span text:style-name="T3"> <text:line-break/></text:span>綠意盎然的森林頓時成了一片死灰，<text:span text:style-name="T3"> <text:line-break/></text:span>在灰黑的沙漠上，鳳凰木裂開的枝幹中，<text:span text:style-name="T3"> <text:line-break/></text:span>出現了溫暖的陽光，光點覆蓋了整個地球，<text:span text:style-name="T3"> <text:line-break/></text:span>就那短短幾秒<text:span text:style-name="T3">… <text:line-break/></text:span>不為了什麼<text:span text:style-name="T3">…</text:span>只是想永遠記住那溫暖的光芒<text:span text:style-name="T3">…</text:span></text:p>
      <text:p text:style-name="P1"><text:span text:style-name="T1">陳真</text:span><text:s/>  |  2016.10.31 00:41   |   <text:a xlink:type="simple" xlink:href="http://palinfo.habago.org/Entry?Command=Information_PrintForum&amp;iPage=221#FORUM35022"><text:span text:style-name="T2">#</text:span></text:a></text:p>
      <text:p text:style-name="P4">二、三十年前，我在一家跟基督教有關的文具店花了幾十元，買了兩盒卡片，有時拿它來寫信。每張卡片跟名片一般大小，當信紙很好用，紙短情長，寫幾個字就滿了。卡片一面空白，另一面有各種色調簡約的水彩畫，並以聖經字句落款。這兩盒卡片，我用了都快<text:span text:style-name="T3">30</text:span>年了還沒用完。許多時候，我把它拿來當塔羅牌，經常從中隨機抽取一張，看抽到什麼樣的字句，給自己一點安慰和指示。<text:span text:style-name="T3"> <text:line-break/><text:line-break/></text:span>聖經這東西真的很神奇，薄薄一本，卻有著彷彿人類所需的一切話語。若非有它，命運多舛，人生還真不知道要怎麼撐下去。<text:span text:style-name="T3"> <text:line-break/><text:line-break/></text:span>剛才寫信，抽到一張，上頭寫著：<text:span text:style-name="T3">"</text:span>能忍受試煉的人是有福的，因為他經過試驗之後，必得著生命的冠冕。<text:span text:style-name="T3">(</text:span>雅一：<text:span text:style-name="T3">12)" </text:span>字、畫皆宜，忍不住給它拍了下來留念，可惜貼不出圖片。有需要的人歡迎來信索取，我可以寄照片檔給你看。我的<text:span text:style-name="T3"><text:s/>email: emirchen@gmail.com <text:line-break/><text:line-break/></text:span>今天無意中發現<text:span text:style-name="T3"><text:s/>MOD </text:span>有金基德的<text:span text:style-name="T3"><text:s/>"</text:span>一對一<text:span text:style-name="T3">"</text:span>，晚上趕緊就複習了一遍。剪片剪得很厲害，沒辦法，這個敗德透頂、女體如商品般氾濫的民主自由開放社會沒法忍受藝術之中出現任何裸露。金基德的電影對我而言，就像原子彈爆炸，很難不受它影響。金從小夢想成為神職人員，但因學歷不足<text:span text:style-name="T3">(</text:span>僅初中畢業<text:span text:style-name="T3">)</text:span>而難以圓夢。我不知道原來上帝挑人才還得看學歷。不過，他似乎終究還是成為一名神的使者。<text:span text:style-name="T3"> <text:line-break/><text:line-break/></text:span>艾默生<text:span text:style-name="T3"><text:s/>(Ralph Waldo Emerson)</text:span>曾經說：<text:span text:style-name="T3">"</text:span>悲傷使得所有人重新成為小孩，摧毀一切聰明才智的差異隔閡<text:span text:style-name="T3">"(Sorrow makes us all children again — destroys all differences of intellect.)</text:span>在金基德的世界裏，也許宿命般的絕望與孤獨更加使人難分彼此。在這個意義上，也許絕望也不是什麼壞事。倘若生命沒有絕望與孤獨，上帝所為何來？</text:p>
      <text:p text:style-name="P1"><text:span text:style-name="T1">鄭豐遠</text:span><text:s/>  |  2016.10.30 20:12   |   <text:a xlink:type="simple" xlink:href="http://palinfo.habago.org/Entry?Command=Information_PrintForum&amp;iPage=221#FORUM35021"><text:span text:style-name="T2">#</text:span></text:a></text:p>
      <text:p text:style-name="P2">陳真說的這些，畢竟還是對的。原來這事還有下聞，而且竟然又變成這樣一種全民獵巫行動，這其實也不讓人意外，也許這就是台灣社會，當千夫所指，一個人就背上了整個社會的罪。<text:span text:style-name="T3"> <text:line-break/><text:line-break/></text:span>一兩年前，我有個親人，在路邊看到一對陌生情侶，男的是西方人，女的是台灣人，不知為了什麼，我的這位女性親人對該女方十分不爽，內容我實在不願描述，重點是她竟然偷偷拍了對方的照片並貼在自己的臉書上對其指指點點。我看了十分生氣，於是便公開痛罵她了一頓，我說妳有什麼資格拍下陌生人的照片並公然散播，更對其人身進行批評，我寫得相當直接，所以我這位親人只好悻悻然把照片徹下，但也因此種下了彼此間的嫌隙。<text:span text:style-name="T3"> <text:line-break/><text:line-break/></text:span>一件事，當它事不關己或你不看重時，往往你會比較冷靜，頭腦比較清楚，什麼行為是對的，什麼是錯的，你懂得區分。但若一件事觸碰到了你的道德神經<text:span text:style-name="T3"><text:s/>(</text:span>或說自以為是的正義感<text:span text:style-name="T3">)</text:span>，也許你就突然不懂事了。台灣長年以來對外勞的百般歧視和羞辱一直是我心裡頭的一個恨，影片裡這位蔡醫師的那句「妳比外勞還髒」讓我一下子失去了理智，於是我便立刻把這位蔡醫師當成罪人了。但陳真說的畢竟還是對的，社會是社會，個人是個人，個人私下究竟歧不歧視，那終究不關別人的事，除非他公然說出或做出傷害他人之事。除果私下的言語也能如此定罪，那麼我居住的這個洋國家澳洲，恐怕一半以上的人都得抓去槍弊。<text:span text:style-name="T3"> <text:line-break/><text:line-break/></text:span>而且一件事如果真的讓你這麼反感，那你就應該勇敢一點，馬上就該挺身制止，怎麼會是在旁邊窩窩囊囊地偷拍，然後放到網路上讓人公審呢<text:span text:style-name="T3">? </text:span>這樣的行為再怎麼說都是可恥的。<text:span text:style-name="T3"> <text:line-break/><text:line-break/></text:span>一個人當他覺得自己的忿恨或道德感得到某種宣洩時，或許無形中就有另一人承受了某種傷害。當千夫所指，一個人無論他是好人壞人，便成代罪羔羊。<text:span text:style-name="T3"> <text:line-break/></text:span></text:p>
      <text:p text:style-name="P1"><text:span text:style-name="T1">陳真</text:span><text:s/>  |  2016.10.30 16:10   |   <text:a xlink:type="simple" xlink:href="http://palinfo.habago.org/Entry?Command=Information_PrintForum&amp;iPage=221#FORUM35020"><text:span text:style-name="T2">#</text:span></text:a></text:p>
      <text:p text:style-name="P4"><text:span text:style-name="T3">https://goo.gl/1RkJ6R <text:line-break/><text:line-break/>https://goo.gl/ugOmTK <text:line-break/><text:line-break/>https://goo.gl/wcHeVh <text:line-break/><text:line-break/></text:span>在典型台式媒體連續數天的瘋狂傳播下，就算你不想知道這些絲毫不具新聞價值的私人八卦，大部份人應該也都知道上面這些事。<text:span text:style-name="T3"> <text:line-break/><text:line-break/></text:span>住這島上，常感沮喪，我的道德感似乎和絕大多數台灣人長得很不一樣；當孤獨無言與誤解到一種程度，往往就只能逃回洞穴療傷止痛，對古人訴說，彷彿他們還活著。<text:span text:style-name="T3"> <text:line-break/><text:line-break/></text:span>我知道我是對的，但我無力可回天。<text:span text:style-name="T3"> <text:line-break/><text:line-break/></text:span>你能不能想像自己是一種極端異類？所思所想所好所惡以及一切感動與憤怒，往往與人們截然不同，甚至恰恰相反。我覺得極端重要的，人們視若敝屣。反之亦然，人們所關切者，我通常興趣缺缺。在一個社會裏，居於極少數者很容易了解主流一方之想法與情感，畢竟從小到大天天如雷灌耳，但反之卻不然，主流一方往往無從理解、當然也不屑理解異類的思維與惆悵；一部份是因為，居於極少數一方的想法與情感，因其罕於聽聞，故而難以訴說，難道你有可能對著每一個人從頭訴說千年？<text:span text:style-name="T3"> <text:line-break/><text:line-break/></text:span>與其說我<text:span text:style-name="T3"><text:s/>"</text:span>知道<text:span text:style-name="T3">" </text:span>我是對的，不如說我<text:span text:style-name="T3"><text:s/>"</text:span>看到<text:span text:style-name="T3">"</text:span>。我能看見美的和醜的，無須思維，美醜立現，可人們並不這麼看。同樣一個星球，你我所見大不同。<text:span text:style-name="T3"> <text:line-break/><text:line-break/></text:span>我相信不同物種之間的溝通是有其極限的，而這個極限就顯現在視覺上。當我<text:span text:style-name="T3"><text:s/>"</text:span>看見<text:span text:style-name="T3">" </text:span>某個東西很美或很醜，你不解，問說美醜在哪？我只能無語。言語有可能改變視覺嗎？哲學家得告訴自己說<text:span text:style-name="T3"><text:s/>"</text:span>有可能<text:span text:style-name="T3">"</text:span>，若非如此，哲學將從此不再值得議論。使徒同樣也得告訴自己說<text:span text:style-name="T3"><text:s/>"</text:span>有可能<text:span text:style-name="T3">"</text:span>，若非如此，宗教將不復存在。究竟言語有無可能改變視覺，惟天知曉。<text:span text:style-name="T3"> <text:line-break/><text:line-break/></text:span>可確定的一點是，不管有無可能改變視覺，語言終究蒼白無力。所有重要事物一旦來到嘴邊，便顯得貧乏瑣碎而可笑，你越是去說它，真理似乎就漂離得越遠。也許我們終究只能在這<text:span text:style-name="T3"><text:s/>"</text:span>第一課<text:span text:style-name="T3">" </text:span>上原地踏步而難以跨越分毫。過了這座山，便是另一個世界了，但要跨過它，卻非關言語。蘇格拉底說，<text:span text:style-name="T3">"</text:span>詩人是上帝的詮釋者<text:span text:style-name="T3">"</text:span>。但你光詮釋，難道上帝國就會在眾人眼前自動顯現？<text:span text:style-name="T3"> <text:line-break/><text:line-break/></text:span>以上這些夢囈廢話，跳過即可，與底下無關。原本只是想說說這件本不該成為新聞的個人事物。<text:span text:style-name="T3"> <text:line-break/><text:line-break/></text:span>一直想寫封貼郵票的信給事件中這位蔡醫師。我與他全然不識，只是想表達做為一個陌生人的支持與祝福，也許過兩天我就會寫了，當一個事情觸動我心，我自然就會去做它。我之所以想寫信給他是因為，我知道，我若是他，我會非常痛苦，甚至對人失去熱情、信任與希望。<text:span text:style-name="T3"> <text:line-break/><text:line-break/></text:span>越是淺顯之事，倘若都還需要解釋，那便無從言說了。你如何指證白雲滄桑、微風之美？你如何指證姦殺擄掠之醜陋？千言萬語從何說起？就姑且簡單這麼說吧：<text:span text:style-name="T3"> <text:line-break/><text:line-break/>1. </text:span>曾幾何時，人們居然有權力任意對著任何一個<text:span text:style-name="T3"><text:s/>"</text:span>非公眾人物<text:span text:style-name="T3">" </text:span>拍照、攝影，然後公諸於世，以所謂正義之名，召喚道德暴民與嗜血媒體，對之集體撻伐與道德公審；甚至斷章取義，根據片語隻字認定對方有錯，便可對之為所欲為，使之人格毀滅，全力妖魔化，甚至殃及家人，任意傷害、羞辱與抹黑。這樣一種社會，這樣一種人性，極其醜陋，令人心寒。如果你不覺醜陋，其實我也不知道究竟要怎麼說才有可能讓你<text:span text:style-name="T3"><text:s/>"</text:span>看見<text:span text:style-name="T3">" </text:span>醜陋。<text:span text:style-name="T3"> <text:line-break/><text:line-break/>2. </text:span>這位蔡醫師就算有錯，那樣一種微不足道的錯，各位捫心自問，難道你此生全然清白，連這麼微不足道的錯都不曾犯下？也許各位真的道德崇高到令我難以想像，但我自己卻完全沒有這個自信。老實說，我其實並不相信各位純潔得像白雪公主，因為我生活在這島上，每天一睜開眼出門辦事、幹活，從小到大，一路上所見所聞所遇到的各種狀況，往往都比蔡醫師這樣一種<text:span text:style-name="T3"><text:s/>"</text:span>惡行<text:span text:style-name="T3">" </text:span>恐怕還要更加惡劣千百萬倍。在這島上，人與人之間，若非極度自私與漠然，只要自己爽，全然不管他人死活，便是往往似乎有著天大仇恨。<text:span text:style-name="T3"> <text:line-break/><text:line-break/></text:span>這樣一種毫無秩序、你爭我奪、弱肉強食、看人大小眼的敗德社會，竟然卻又充斥著非常恐怖的道德暴民與道德公審風氣，整天四處尋找道德獵物，集體施暴，彷彿從中可以獲得嗜血快感。<text:span text:style-name="T3"> <text:line-break/><text:line-break/>3. </text:span>再說，一個人就算在私人之間犯了錯或什麼態度不好之類，社會大眾憑什麼過問？<text:span text:style-name="T3">"</text:span>社會大眾<text:span text:style-name="T3">" </text:span>又是由誰組成？<text:span text:style-name="T3">"</text:span>社會大眾<text:span text:style-name="T3">" </text:span>的成員難道個個道德崇高到我們必須向他們進行懺悔？天底下，人類歷史上，怎麼會出現這樣一種變態社會，居然把道德公審私人糾葛當成一種正義，當成一種常態。憑什麼我應該對著一個虛擬空洞的所謂<text:span text:style-name="T3"><text:s/>"</text:span>社會大眾<text:span text:style-name="T3">" </text:span>認錯、懺悔？難道這個社會沒有法律？我若有錯，法律制裁不了我嗎？法律之外的私人是非領域，應該隨時隨地任人四處揪出獵物來進行道德公審並任意傷害與毀滅之嗎？<text:span text:style-name="T3"> <text:line-break/><text:line-break/></text:span>一個社會，每天必然有數以億萬計的無數私人恩怨是非，難道我們打算建立這樣一種瘋狂的、文革式的道德公審社會，看下回抓到誰，誰倒霉，成為瘋狂嗜血群眾的祭品，成為低能敗德媒體的炒作斂財工具，而這一切變態病態卑鄙無恥的恐怖敗德，居然全以正義之名而樂此不疲。<text:span text:style-name="T3"> <text:line-break/><text:line-break/>4. </text:span>倘若一個社會，任何人居然可以任意對著任何一個<text:span text:style-name="T3"><text:s/>"</text:span>非公眾人物<text:span text:style-name="T3">" </text:span>拍照攝影，然後在網路上公開散布，我想請問的是，哪一個人的私下言行經得起這種考驗？哪一個人的私下言行足以公諸於世而不會招來難堪與誤解？乃至招來鋪天蓋地的人格毀滅？<text:span text:style-name="T3"> <text:line-break/><text:line-break/>5. </text:span>再者，哪一個現代文明社會可以容許甚至讚賞這樣一種侵權抹黑與文革式公審？不但揪眾進行道德公審，而且居然可以公開任意傷害之。哪一個現代文明社會能認同這樣的卑鄙惡行？如果有人說他可以認同，請向我報名，我願意免費對你蒐證，我保證可以讓任何一個人身敗名裂。<text:span text:style-name="T3"> <text:line-break/><text:line-break/>6. </text:span>任何個別人事物終究是神聖的，難以過問的。若真有錯，犯錯者難道不是應該讓恩怨在它應有的範疇中進行化解？由兩造雙方自行去解決無關社會大眾之個人紛爭。倘若犯錯者所犯之錯嚴重到必須懺悔的地步，請問誰有道德資格接受這樣一種本該屬靈的懺悔？若非教徒，那麼，這個<text:span text:style-name="T3"><text:s/>"</text:span>神靈<text:span text:style-name="T3">" </text:span>難道不就是當事人的良知？社會大眾難道是神明還是上帝？憑什麼過問一個私人的良知？<text:span text:style-name="T3"> <text:line-break/><text:line-break/>7. </text:span>一個文明社會，公眾力量只該在法律的範疇內行事，而不該觸及個人之良知與道德。一種私人領域的錯，干社會大眾什麼屁事？倘若當事人犯法，法律才需要出面，但法律也只能管法的事，而非私人之間道德之事，更不是任由道德暴民侵犯他人隱私，任意拍照攝影公布，竟然管起他人的什麼口氣不好、言語無狀之事。胡適說得對，越是道德滿天飛的社會，越是敗德，越是野蠻與嗜血。<text:span text:style-name="T3"> <text:line-break/><text:line-break/>8. </text:span>更荒唐的是，這樣一種嗜血齷齪低能的道德暴民社會，對於個人之獵巫充滿極度興趣，非常病態。但是，對於恐怖惡劣程度在億萬倍之上的機構或國家或社會之萬般惡行乃至極端血腥殘忍之事，卻往往一點感覺也沒有，不但視為理所當然，甚至大力支持。你看，美國長年以來在世界各地發動無數侵略戰爭，殺人千萬，同時製造數千萬的無辜難民，道德暴民們卻從來一點也不會生氣，反倒對於一種私人領域之間沒頭沒腦難以論斷同時也不該介入論斷的什麼口角啦、態度不好啦、偷窺倫家的三角褲啦等等等，充滿極度的變態道德熱情，任意對個人進行抹黑羞辱與傷害，從中取得似乎非常高亢的道德嗜血高潮，然後說這是正義。<text:span text:style-name="T3"> <text:line-break/><text:line-break/>9. </text:span>比方說，事件中這家態度非常高傲、得理不饒人的美國跨國速食企業<text:span text:style-name="T3">Subway(</text:span>潛艇堡<text:span text:style-name="T3">)</text:span>，難道顧客都不能對它的衛生私下有所質疑？比方說，我這幾個月，在台中某家麥當勞一連去吃了三次麥香魚，結果竟然三次都嚴重蔡賽，差點得跑去找同事掛急診，難道我沒有權力去該店質疑其衛生狀況？我若質疑，就得擔心會不會被大公司告毀謗，這樣合理嗎？再說，就算蔡醫師質疑有誤卻公開陳述，或刻意撒謊而影響其商譽，商家當然可以去告他。問題是，難道你不是也應該去控告那個把擅自偷拍的影片公開到網路上的<text:span text:style-name="T3"><text:s/>"</text:span>正義之士<text:span text:style-name="T3">"</text:span>？<text:span text:style-name="T3"> <text:line-break/><text:line-break/>10. </text:span>更讓我極為不爽的是，這些財大氣粗的美國跨國企業，往往動不動就威脅要告人；這些大財團要告人很容易，因為他們有的是錢，但是，消費者要監督、控管他們對於全球公眾健康與環境之傷害卻很難，兩者之間權力完完全全不對等。比方說，以<text:span text:style-name="T3"><text:s/>Subway(</text:span>潛艇堡<text:span text:style-name="T3">) </text:span>這家跨國公司為例，他們為了讓麵包更有彈性，居然在製作過程中加入<text:span text:style-name="T3"><text:s/>Azodicarbonamide</text:span>，這是一種製造鞋墊或瑜珈墊之塑膠成分。<text:span text:style-name="T3"> <text:line-break/><text:line-break/></text:span>根據世界衛生組織<text:span text:style-name="T3"><text:s/>(WHO) </text:span>的研究報告，此一成分有害於呼吸系統與皮膚，會導致過敏及氣喘，乃至罹癌或腫瘤增生。更恐怖的是，當它遇熱時更會加深致癌風險。美國芝加哥公路上曾經有一輛滿載<text:span text:style-name="T3"><text:s/>Azodicarbonamide </text:span>的卡車翻覆，官方立即發布最高危險等級的生化警報，疏散方圓一公里之內的所有人員緊急避難。依據新加坡的法律，若使用此一化學成分於食品製造中，將面臨有期徒刑<text:span text:style-name="T3"><text:s/>15 </text:span>年的嚴重罪責。在國際抗議聲浪下，美國總部的<text:span text:style-name="T3"><text:s/>Subway </text:span>已於<text:span text:style-name="T3">2014</text:span>年停止添加此一製造鞋墊成份，但台灣官方卻仍允許其繼續添加。請問道德正義人士們生不生氣？<text:span text:style-name="T3"> <text:line-break/><text:line-break/>11. </text:span>除此之外，<text:span text:style-name="T3">Subway </text:span>連同麥當勞和肯德基，竟逐年增加抗生素於肉類食品中。世界衛生組織經常強調濫用抗生素所將導致的超級細菌之人類健康集體崩盤的高度風險。對此，大家應該有這麼一點醫學常識吧？但是，為了顧及自身企業市場競爭力的考量，<text:span text:style-name="T3">Subway </text:span>卻說要花上至少十年，才會逐步減少抗生素的添加。請問道德正義人士們生不生氣？請問諸如這樣一些事，是不是才是我們應該關注並感到憤怒的議題與對象？而不是僅僅因為某個個人當天不知道什麼原因發脾氣，然後就由整個社會去瘋狂毀滅其人格與清譽，把他徹底妖魔化。<text:span text:style-name="T3"> <text:line-break/><text:line-break/></text:span>對於不該介入的個人恩怨，所謂社會大眾，在無恥貪婪媒體的推波助瀾下卻拼命介入，進而對個人瘋狂地為所欲為任意傷害之。對於人們真正應該在乎的那些由機構或政府所帶來的公眾健康與安全危害問題，卻反倒不聞不問，毫無感覺。這樣一種顛倒，是不是很病態很低能？再說，蔡醫師究竟是犯了什麼傷天害理、危害公眾的滔天大罪？這樣一種毀滅式的人格謀殺與公開羞辱，公平嗎？正義嗎？<text:span text:style-name="T3"> <text:line-break/><text:line-break/>12. </text:span>蔡醫師只有一句話是該譴責的，他罵該店員工<text:span text:style-name="T3"><text:s/>"</text:span>比外勞還髒<text:span text:style-name="T3">"</text:span>。但台灣人在逼迫他公開認錯時，卻完全忽略這句種族歧視話語之不當。不過，再怎麼不當，蔡醫師畢竟是私下說的，而非刻意要公開羞辱外勞，你依然不能把這條罪名給套到他頭上，畢竟我們每個人私下多多少少都講過各種政治不正確的話語，誰能過問？我們私下難道沒有胡說八道的自由？比方說，我有個朋友的阿嬤，有一天在家看電視，看見一個穿西裝的黑人，阿嬤竟然說：<text:span text:style-name="T3">"</text:span>唉唷，怎麼連猴子也會穿西裝！<text:span text:style-name="T3">" </text:span>然後還講了一大串政治完全不正確的種族歧視話語。請問我應該把這段私下談話偷偷錄影，然後公開到網路上，叫大家來撻伐羞辱這位阿嬤，逼她鞠躬下跪公開向所謂社會大眾道歉嗎？這是正義嗎？這些簡單到不能更簡單的文明道理有那麼難懂嗎？<text:span text:style-name="T3"> <text:line-break/><text:line-break/>13. </text:span>諸如這樣一些卑劣荒唐的獵巫現象與道德公審，從非特例，而是這島上無日無之的常態，人們樂此不疲。凡此種種，說來令人心碎心寒。瘋狂反智低能敗德的社會帶來一種心靈的折磨與虐待，苦不堪言。我知道我是對的，但我無力回天。梭羅說，<text:span text:style-name="T3">"</text:span>我說服不了你，但我希望我有可能說服你的孫子。<text:span text:style-name="T3">" </text:span>我們往往以自己的短暫一生做為一種時間單位，去衡量事物的發展，但許多事之成與敗，或許也只能期待千百年之後。<text:span text:style-name="T3"> <text:line-break/><text:line-break/></text:span>陳真<text:span text:style-name="T3"><text:s/>2016. 10. 30.</text:span></text:p>
      <text:p text:style-name="P1"><text:span text:style-name="T1">陳真</text:span><text:s/>  |  2016.10.29 23:17   |   <text:a xlink:type="simple" xlink:href="http://palinfo.habago.org/Entry?Command=Information_PrintForum&amp;iPage=221#FORUM35017"><text:span text:style-name="T2">#</text:span></text:a></text:p>
      <text:p text:style-name="P2">我刪掉了一堆匿名八卦。一個人，如果連自己是誰都不願意讓人家知道，那麼，不管他講些什麼，基本上根本不值得一顧。這些事講過<text:span text:style-name="T3"><text:s/>N </text:span>遍了，別逼我再多講一遍。<text:span text:style-name="T3"> <text:line-break/><text:line-break/></text:span>網路上幾乎全是這類匿名言論，毫無意義。很難想像怎麼會有人願意浪費寶貴時間去閱讀這樣一些完全沒有任何意義並且絕對有害的東西。網路在華人社會基本上有百害無一利，因為它始終無法形成一種具有正面意義的言論媒介，它只是讓人性之至惡更加發揚光大，任意散播任何謠言，或任意瞎掰任意信口開河而不需要負起任何責任。企求華人在四下無人處依然能正直行事，我看比慧星毀滅地球的機率還要低得多。<text:span text:style-name="T3"> <text:line-break/><text:line-break/></text:span>最近讀到應該是蘇格拉底的一段話吧，頗有啟發，老實說，我還蠻感動。很湊巧的是，周星馳也講過類似的話。周星馳說，他拍戲常惹人厭，因為他總希望可以再更好一點點，哪怕只是一點點，他也不想放棄這個或許可以改善得更好的一點點可能性。周星馳說，不管大大小小的方面，他就是希望可以<text:span text:style-name="T3">"</text:span>再更好一點點<text:span text:style-name="T3">"</text:span>，所以他經常一個鏡頭拍了一百遍，就只為了這個<text:span text:style-name="T3"><text:s/>"</text:span>一點點<text:span text:style-name="T3">"</text:span>。<text:span text:style-name="T3"> <text:line-break/><text:line-break/></text:span>至於蘇格拉底是這麼說的，他說，<text:span text:style-name="T3">"</text:span>我寧可做對做好哪怕只是一點點，也不想做錯做爛卻做了很多。<text:span text:style-name="T3">" </text:span>我相信，倘若我可以把哪怕只是一個字寫好，我就能寫出一整個世界。<text:span text:style-name="T3"> <text:line-break/><text:line-break/></text:span>有一天，一群朋友去拜訪福婁拜<text:span text:style-name="T3">(Gustave Flaubert)</text:span>，福婁拜寒喧幾句後就說他得工作，他正忙著寫<text:span text:style-name="T3"><text:s/>"</text:span>包法利夫人<text:span text:style-name="T3">"</text:span>，於是留下朋友們，自己溜進書房工作。直到晚餐時刻，福婁拜才出房們。朋友們說，寫得如何啊？進度還好吧。福婁拜說，嗯，還不錯，我給昨天寫好的東西加了一個逗號。<text:span text:style-name="T3"> <text:line-break/><text:line-break/></text:span>隔天，朋友們又來了。福婁拜又說要忙著寫書，於是又溜進書房用功。晚餐時刻才又出現。朋友們說，怎麼樣，靈感還不錯吧，寫得還好嗎？福婁拜說：嗯，還不錯，我把昨天加上去的那個標點符號又刪掉了。<text:span text:style-name="T3"> <text:line-break/><text:line-break/></text:span>常想起這個真實故事，很感動，就只為了這麼一點點。雖然只是一點點，但做對做好也許更重要。特別是在一些重要的東西上，人還是不要便宜行事比較好，舉頭三尺不一定有神明，也許神明就住在哪怕只是一個標點符號上。</text:p>
      <text:p text:style-name="P1"><text:span text:style-name="T1">陳真</text:span><text:s/>  |  2016.10.29 13:27   |   <text:a xlink:type="simple" xlink:href="http://palinfo.habago.org/Entry?Command=Information_PrintForum&amp;iPage=221#FORUM35012"><text:span text:style-name="T2">#</text:span></text:a></text:p>
      <text:p text:style-name="P4">跟綠油油的台灣一樣，祖國也是一堆睜眼說瞎話的網軍。范冰冰這事扯什麼大學風骨容不得藝人出席什麼學術研討會，扯什麼沒有公安考量云云，不會太低能太瞎掰嗎？馮小剛何許人也，他需要自導自演而且靠說謊創造事件來打片炒作？別瞎掰了。我們又不是剛出來混的。<text:span text:style-name="T3"> <text:line-break/><text:line-break/></text:span>一個國家或社會，終究還是得慢慢走向一種比較合乎人性與理性的氛圍。</text:p>
      <text:p text:style-name="P1"><text:span text:style-name="T1">鄭君</text:span><text:s/>  |  2016.10.29 11:46   |   <text:a xlink:type="simple" xlink:href="http://palinfo.habago.org/Entry?Command=Information_PrintForum&amp;iPage=221#FORUM35011"><text:span text:style-name="T2">#</text:span></text:a></text:p>
      <text:p text:style-name="P2"><text:span text:style-name="T3"><text:line-break/></text:span>範冰冰那事純屬電影炒作，既沒所謂視察更無所謂警方出現。<text:span text:style-name="T3"> <text:line-break/><text:line-break/></text:span>為什麽範冰冰參加華中師範大學活動被強制要求離開？<text:span text:style-name="T3"> <text:line-break/><text:line-break/>https://www.zhihu.com/question/51947303</text:span></text:p>
      <text:p text:style-name="P1"><text:span text:style-name="T1">陳真</text:span><text:s/>  |  2016.10.29 04:08   |   <text:a xlink:type="simple" xlink:href="http://palinfo.habago.org/Entry?Command=Information_PrintForum&amp;iPage=221#FORUM35010"><text:span text:style-name="T2">#</text:span></text:a></text:p>
      <text:p text:style-name="P4">祖國生活的某些樣貌，從底下這事約略就能看得出來。<text:span text:style-name="T3"> <text:line-break/><text:line-break/>https://goo.gl/k9yKz5 <text:line-break/><text:line-break/>https://goo.gl/RX4sEJ <text:line-break/><text:line-break/></text:span>范冰冰這事的來龍去脈我不清楚，據說主要是跟維安有關，怕太過騷動，影響當時有位大官正在學校視察呢。校方要范冰冰別來，她偏要來。馮小剛表示，公安部門不放心，還逐車搜查看范冰冰有沒有躲在車子裏頭混進校園。<text:span text:style-name="T3"> <text:line-break/><text:line-break/></text:span>不料，在校門口被擋了一個多小時後，她還是進來了。來了講不到幾句話就被趕走，校方揚言若不走就斷電，逼得范淚灑現場，黯然離去。馮小剛為此當眾發飆，說他沒有談喜劇的興頭了，今天的交流就到此為止，表明對武漢<text:span text:style-name="T3"><text:s/>"</text:span>留下深刻印象<text:span text:style-name="T3">"</text:span>。<text:span text:style-name="T3"> <text:line-break/><text:line-break/></text:span>這就是祖國。這麼小的一點事也能如臨大敵。在這一點自由度上，差不多相當於台灣九零年代中期，說嚴不嚴，但國家依然還是管很大。<text:span text:style-name="T3"> <text:line-break/><text:line-break/></text:span>舉個例，<text:span text:style-name="T3">1995</text:span>年我考上教育部公費留學，但是，考上後究竟允不允許我出國，究竟我有沒有資格<text:span text:style-name="T3"><text:s/>"</text:span>接受國家栽培<text:span text:style-name="T3">"</text:span>，其實是說不準的，因為我有個叛亂案在身，曾被限制出境，案情究竟進展如何，仍是未知數。<text:span text:style-name="T3"> <text:line-break/><text:line-break/></text:span>考上教育部公費留學後，得接受幾天的思想與禮儀訓練，以免出國在外言行不端，影響國家形象。我跟教育部說，我臨床工作很忙，抽不出三天假，能不能讓我免了這些訓練。教育部回覆說，敢不來參加訓練者，公費資格取消。<text:span text:style-name="T3"> <text:line-break/><text:line-break/></text:span>我之所以不想參加，一來是因為這類官方制式活動必然很低級而無聊，例如教你怎麼吃西餐的正確禮儀。我在英國待了十年，至今還是學不會什麼禮儀，同時也不想學。我吃東西，手腳並用，而且能用嘴巴咬就大塊大塊直接咬，從不需要什麼刀叉；至於什麼哪一手持刀，哪一手持叉，刀叉各自放在桌面的哪一邊，我至今搞不清楚。至於更進階的英式禮儀就更荒唐了，什麼攪拌咖啡要先順時鐘三圈，逆時鐘五圈，而且還要翹起小拇指才算標準動作。我真不知道學那些東西幹啥。<text:span text:style-name="T3"> <text:line-break/><text:line-break/></text:span>二來，這類活動肯定會有大官蒞臨指導。我覺得，一個成年人，都念到大學畢業了，還需要大官來蒞臨指導什麼呢？這樣不會太沒出息嗎？<text:span text:style-name="T3"> <text:line-break/><text:line-break/></text:span>為了怕被取消公費，我還是被迫去參加兩天一夜的訓練，但最後大官出場的高潮戲，我就打定主意不出席。那一天，是連戰<text:span text:style-name="T3"><text:s/>"</text:span>蒞臨指導<text:span text:style-name="T3">"</text:span>，他那時候的身份好像是副總統吧。他不但蒞臨指導，而且教育部還要求準留學生們必須準備各項才藝<text:span text:style-name="T3"><text:s/>(</text:span>例如樂器演奏等等<text:span text:style-name="T3">)</text:span>，上台表演給連戰欣賞。這就更低級了。一個讀書人表演才藝給大官欣賞？當我們是宮廷妃子嗎？<text:span text:style-name="T3"> <text:line-break/><text:line-break/></text:span>我於是決定，不管你怎麼威脅要取消我的公費留學資格，我不出席就是不出席。我若出席了，那我往後還能見人嗎？我去表演才藝給大官欣賞？我若幹出這種事，以後寫文章，人們還信得過我嗎？我往後還好意思在文字言語上飛揚嗎？<text:span text:style-name="T3"> <text:line-break/><text:line-break/></text:span>我不但沒出席，還立即寫了篇文章登在報紙上，批評此事之可恥，一個國家不應該用培養黨國奴才的心態來糟蹋讀書人。讀書人應該頂天立地唯真理是問，而不是窩囊地幹這樣一些沒出息的事。我的文章引起了一些風波，據說報上還繪聲繪影地說我當場拒絕和連戰握手。這是胡扯，我根本連出席也沒出席，哪來機會握手？我並不討厭連戰個人，我只是沒法同他當時的身份與角色站到同一邊上。<text:span text:style-name="T3"> <text:line-break/><text:line-break/></text:span>嚴格說來，我並不敵視國家，而且說不定，我還自認為是個愛<text:span text:style-name="T3">(</text:span>中<text:span text:style-name="T3">)</text:span>國者呢。我希望中國良善，富足，壯大，有益於世人，而非危害世人。這算不算是個愛國者？我堵爛的不是國家本身，而只是堵爛一種眾人視為理所當然的臣服，臣服於體制與黨國底下，窩窩囊囊的，甚至竟然還要表演什麼才藝給黨的領導人欣賞，這太窩囊了。不覺得窩囊的大可自己去幹，但不要強迫每個人都非得如此不可。我總該有這麼一點不當小丑的自由吧？<text:span text:style-name="T3"> <text:line-break/><text:line-break/></text:span>我很不喜歡西式民主，但也總覺得，中式民主在某些地方也別做得太過火，特別是在思想與知識這一點上。我相信，一個人的命，跟他的字、他的思想理當是一體的。真理既是如何，便該如何。一個人說了什麼，他的一條命就理當配得上那些話語。我既揚言要在山裏行走，就不可能匍匐前進。從小在課業書本上，我常引用一句胡適的話：<text:span text:style-name="T3">"</text:span>曾經是山裏的小孩，便永遠是山裏的小孩，他很難學會匍匐前進。<text:span text:style-name="T3">"</text:span></text:p>
      <text:p text:style-name="P1"><text:span text:style-name="T1">陳真</text:span><text:s/>  |  2016.10.28 01:08   |   <text:a xlink:type="simple" xlink:href="http://palinfo.habago.org/Entry?Command=Information_PrintForum&amp;iPage=221#FORUM35009"><text:span text:style-name="T2">#</text:span></text:a></text:p>
      <text:p text:style-name="P2">海盜這事是啥事我完全沒概念。不過，兩岸哪來什麼光明與黑暗的差別？兩邊一樣黑吧我覺得，我是說在文明的程度上。至於在比方說弱肉強食這一點上，對岸同胞恐怕更要黑暗許多。不過，講這個沒啥意思，只是任人說個觀感。<text:span text:style-name="T3"> <text:line-break/><text:line-break/></text:span>俄羅斯也一樣，到俄羅斯觀光當然看不出它的政治實況。蔣家年代，偶語棄市，一片肅殺，台灣社會不也表面歌舞昇平，人面歡欣。今天在俄羅斯，你要是個記者，你有膽就盡量罵普丁或揭發黑幕試試，看看你能活多久。我並非說俄羅斯社會好或不好，更不是說什麼民主不民主，我還不至於那麼<text:span text:style-name="T3"><text:s/>"</text:span>單純<text:span text:style-name="T3">"</text:span>。<text:span text:style-name="T3"> <text:line-break/><text:line-break/></text:span>美國、英國或世上任何一國當然也都一樣，各自有其一堆狗皮倒灶之事。比方說，英國不是紳士嗎？不是風度翩翩嗎？聽他在放屁啦。在英國，有多少亞洲人的商店三不五時得被人砸店騷擾破壞？甚至還有人在社區裏開個雜貨店，就因其非屬白人而莫名其妙被當地青少年拖出來活活打死。<text:span text:style-name="T3"> <text:line-break/><text:line-break/></text:span>美國就更恐怖了。表面光鮮亮麗下，獄政如何，醫療與社會安全福利又如何，基本民生與人身安全能有多少保障？弱者更不用說了，精神病人往往不是送醫就診，而是打入監牢或被警察打死於街頭。美國女兵被同袍或長官強姦人數更是每年以數萬計，請問幾個人被定罪？少之又少。美軍海外部隊就更恐怖了，隨時性起，隨時姦人；不但姦自己的女兵，而且四處姦殺擄掠。不是整天說什麼這個人權那個人權嗎？聽他在放屁。據美國官方自己的統計，美國女兵在海外侵略作戰，被敵人的子彈打到的機率，遠遠低於被同袍強姦之高達兩三成的比例。<text:span text:style-name="T3"> <text:line-break/><text:line-break/></text:span>當我們訴說這一切時，並非說與美敵對者就是天使與天堂，我們當然不可能這麼幼稚。好壞只是相對，而且得看你是在哪一個意義上說好壞。祖國當然也一樣，所謂崛起，說穿了，只是錢多了，到處高樓大廈，金錢撐起了軍事，科技、產業與學術。至於跟你我生活真正息息相關的文明水平，實在看不出崛起了什麼，社會內政上也看不出有多大進步，偷搶拐騙，依舊醜陋貪婪。<text:span text:style-name="T3"> <text:line-break/><text:line-break/></text:span>什麼台灣寶島當然也不遑多讓，什麼民主自由，全屬鬼話。所謂政治，不外就是一個騙字，每天就是忙著撈錢、奪權、搶地盤，好話說盡，壞事做絕。<text:span text:style-name="T3"> <text:line-break/><text:line-break/></text:span>我常希望有一天能回歸祖國定居，原因有幾，島內反中反華令我極為反感是其一，整個社會綠油油一片，低能封閉到極點，文化沙漠嚴重缺氧是其二，極度擁擠吵鬧、交通環境亂七八糟不適人居是其三，倒不是因為祖國是什麼天堂淨土，而只是圖個林子大，或有樹梢一角可棲，如此而已。<text:span text:style-name="T3"> <text:line-break/><text:line-break/></text:span>若要說淨土，終究還是只在方寸之間，至於人間，不過就是這麼回事，各有長短，各有所好。而我呢，只求個耳根清靜，求個人行道足以安然走路，如此而已。當然，人或多或少想望著一種歸屬。我是歸屬於中國的。</text:p>
      <text:p text:style-name="P1"><text:span text:style-name="T1">楊宏</text:span><text:s/>  |  2016.10.27 15:17   |   <text:a xlink:type="simple" xlink:href="http://palinfo.habago.org/Entry?Command=Information_PrintForum&amp;iPage=221#FORUM35008"><text:span text:style-name="T2">#</text:span></text:a></text:p>
      <text:p text:style-name="P4">這個事件，看到人性的光明與黑暗，映照兩岸的光明與黑暗。<text:span text:style-name="T3"> <text:line-break/><text:line-break/><text:line-break/></text:span>沈瑞章妻的聲明<text:span text:style-name="T3"> <text:line-break/><text:line-break/></text:span>這一次營救我的老公的過程中有一個關鍵幕後者<text:span text:style-name="T3">,</text:span>因為他的身分很特別<text:span text:style-name="T3">,</text:span>他一直不許我提到他的名字<text:span text:style-name="T3">.</text:span>但是現在我老公回來了<text:span text:style-name="T3">,</text:span>我一定要特別感謝他<text:span text:style-name="T3">.</text:span>正是他在幕後一直默默的指揮與安排營救行動<text:span text:style-name="T3">,</text:span>我老公才能順利回家<text:span text:style-name="T3">. <text:line-break/><text:line-break/>2014</text:span>年<text:span text:style-name="T3">,</text:span>老公已經被海盜抓去<text:span text:style-name="T3">2</text:span>年<text:span text:style-name="T3">,</text:span>我們家屬在這兩年中一直尋求政府的幫助<text:span text:style-name="T3">,</text:span>但是政府告訴我們<text:span text:style-name="T3">,</text:span>他們不能介入<text:span text:style-name="T3">,</text:span>也不能提供幫助<text:span text:style-name="T3">,</text:span>船公司老闆更可惡<text:span text:style-name="T3">,</text:span>他說他們沒辦法<text:span text:style-name="T3">,</text:span>那是外國船<text:span text:style-name="T3">,</text:span>你去找外國人<text:span text:style-name="T3">.</text:span>可是明明船東就是洪高雄<text:span text:style-name="T3">,</text:span>他在高雄吃香喝辣<text:span text:style-name="T3">,</text:span>卻是這樣對待對我們<text:span text:style-name="T3">,</text:span>正當我們已經陷入絕望的時候<text:span text:style-name="T3">,2014</text:span>年元旦那一天<text:span text:style-name="T3">,</text:span>我們接到一個電話<text:span text:style-name="T3">,</text:span>說與<text:span text:style-name="T3">NAHAM3,</text:span>讓我們馬上去他的辦公室<text:span text:style-name="T3">. <text:line-break/><text:line-break/></text:span>我們一進李先生的辦公室<text:span text:style-name="T3">,</text:span>就看到整個辦公室都是<text:span text:style-name="T3">NAHAM3</text:span>的資料<text:span text:style-name="T3">,</text:span>牆上也滿滿的照片<text:span text:style-name="T3">,</text:span>李先生告訴我他是誰<text:span text:style-name="T3">,</text:span>並且說<text:span text:style-name="T3">5</text:span>天前他的北京朋友告訴他這個案子<text:span text:style-name="T3">,</text:span>希望兩岸通過民間合作<text:span text:style-name="T3">,</text:span>拯救船員<text:span text:style-name="T3">.</text:span>他說<text:span text:style-name="T3">,</text:span>他花了<text:span text:style-name="T3">3</text:span>天的時間<text:span text:style-name="T3">,</text:span>看完全部資料<text:span text:style-name="T3">,</text:span>他覺得有希望<text:span text:style-name="T3">,</text:span>就找我們家屬來談<text:span text:style-name="T3">. <text:line-break/><text:line-break/></text:span>我問李先生真的有希望嗎<text:span text:style-name="T3">,</text:span>因為我們家屬都覺得沒希望了<text:span text:style-name="T3">.</text:span>他說<text:span text:style-name="T3">,</text:span>取決於兩個條件<text:span text:style-name="T3">,</text:span>第一是耐心<text:span text:style-name="T3">,</text:span>第二是沈瑞章的身體狀況可以等到獲救的那一天<text:span text:style-name="T3">. <text:line-break/><text:line-break/></text:span>我又問他<text:span text:style-name="T3">,</text:span>可是我們政府不願意幫助<text:span text:style-name="T3">,</text:span>怎麼辦<text:span text:style-name="T3">,</text:span>他說<text:span text:style-name="T3">,</text:span>他會努力說服政府幫忙<text:span text:style-name="T3">,</text:span>尤其蔡正元立法委員非常熱心<text:span text:style-name="T3">,</text:span>已經表示願意提供幫助<text:span text:style-name="T3">.</text:span>這個案子可以通過兩岸合作解決問題<text:span text:style-name="T3">,</text:span>他告訴我<text:span text:style-name="T3">,</text:span>問題在於<text:span text:style-name="T3">,</text:span>台灣政府看到的是法規法令<text:span text:style-name="T3">,</text:span>看到的是船上掛的國旗<text:span text:style-name="T3">,</text:span>但是大陸方面看到的是<text:span text:style-name="T3">9</text:span>個生還的中國公民<text:span text:style-name="T3">,</text:span>活生生的在索馬利正在遭受海盜虐待<text:span text:style-name="T3"> <text:line-break/><text:line-break/></text:span>接下來的兩年李先生會定期告訴我們家屬進展<text:span text:style-name="T3">,</text:span>有好消息也有不好的消息<text:span text:style-name="T3">,</text:span>一直到今年<text:span text:style-name="T3">6</text:span>月份<text:span text:style-name="T3">,</text:span>他突然打電話告訴我<text:span text:style-name="T3">,</text:span>營救工作已經到了關鍵邊緣<text:span text:style-name="T3">. <text:line-break/><text:line-break/></text:span>從那一天開始<text:span text:style-name="T3">,</text:span>我就一直沒有好好的睡過<text:span text:style-name="T3">.</text:span>一直提心吊膽<text:span text:style-name="T3">,</text:span>到底是真的還是假的<text:span text:style-name="T3">.</text:span>是成功還是不成功<text:span text:style-name="T3">,</text:span>這樣的煎熬的日子<text:span text:style-name="T3">,</text:span>過了好幾個月<text:span text:style-name="T3">. <text:line-break/><text:line-break/></text:span>終於<text:span text:style-name="T3">10</text:span>月的有一天<text:span text:style-name="T3">,</text:span>他突然打電話<text:span text:style-name="T3">,</text:span>讓我與家人立刻到他的辦公室<text:span text:style-name="T3">,</text:span>他對我說了四個字<text:span text:style-name="T3">:</text:span>準備出發<text:span text:style-name="T3">,</text:span>當時頭腦一片空白<text:span text:style-name="T3">,</text:span>幾乎癱軟在地<text:span text:style-name="T3">,</text:span>大哭的問<text:span text:style-name="T3">,</text:span>什麼是出發<text:span text:style-name="T3">,</text:span>什麼是出發<text:span text:style-name="T3">.</text:span>我很害怕是壞消息<text:span text:style-name="T3">,</text:span>李先生說<text:span text:style-name="T3">,</text:span>營救成功<text:span text:style-name="T3">,</text:span>準備出發接沈瑞章回國<text:span text:style-name="T3">. <text:line-break/><text:line-break/></text:span>這一次去廣州<text:span text:style-name="T3">,</text:span>李先生也陪著我們<text:span text:style-name="T3">,</text:span>到了廣州以後我才知道<text:span text:style-name="T3">,</text:span>原來這一次營救行動<text:span text:style-name="T3">,</text:span>海協會王小兵先生是代表大陸方<text:span text:style-name="T3">,</text:span>李先生代表台灣方面<text:span text:style-name="T3">,</text:span>他們到好多國家<text:span text:style-name="T3">,</text:span>好多地方參與談判還有制定拯救計畫<text:span text:style-name="T3">.</text:span>甚至有人還告訴我<text:span text:style-name="T3">,</text:span>如果談判失敗<text:span text:style-name="T3">,</text:span>他們已經做好準備採取很特殊的方式<text:span text:style-name="T3">,</text:span>將人質救回來<text:span text:style-name="T3">. <text:line-break/><text:line-break/></text:span>所以<text:span text:style-name="T3">,</text:span>我在這裡真的要特別感謝李先生與王小兵先生的幫助<text:span text:style-name="T3">. <text:line-break/><text:line-break/></text:span>李先生很早就告訴我<text:span text:style-name="T3">,</text:span>這一次營救工作中<text:span text:style-name="T3">,</text:span>薇閣文教基金會的李傳洪董事長及蔡中信主任<text:span text:style-name="T3">,</text:span>在背後默默提供巨大的幫助<text:span text:style-name="T3">,</text:span>尤其在營救計畫最困難的時候<text:span text:style-name="T3">,</text:span>李董事長毫不猶豫地伸出援手<text:span text:style-name="T3">.</text:span>讓整個談判順利進行<text:span text:style-name="T3">.</text:span>所以這幾天我們全家會不斷表達對李董事長的感激之情<text:span text:style-name="T3">. <text:line-break/><text:line-break/></text:span>我在這裡也要感謝和展公司徐嘉森董事長他的幫助<text:span text:style-name="T3">,</text:span>還有一貫道與慈濟基金會也發揮慈悲心<text:span text:style-name="T3">,</text:span>始終如一的為我們提供幫助<text:span text:style-name="T3">. <text:line-break/><text:line-break/></text:span>這一次回來<text:span text:style-name="T3">,</text:span>不是沈瑞章一個人<text:span text:style-name="T3">,</text:span>而是<text:span text:style-name="T3">26</text:span>個人<text:span text:style-name="T3">,</text:span>這些人來自不同國家<text:span text:style-name="T3">,</text:span>但是每個人都是一條條的生命<text:span text:style-name="T3">,</text:span>背後都是一個個的家庭<text:span text:style-name="T3">. <text:line-break/><text:line-break/></text:span>我在這裡<text:span text:style-name="T3">,</text:span>代為<text:span text:style-name="T3">26</text:span>個活著回來的人以及他們的家屬對<text:span text:style-name="T3">,</text:span>台灣善心人士的幫助<text:span text:style-name="T3">,</text:span>再一次表示感謝<text:span text:style-name="T3">,</text:span>感謝<text:span text:style-name="T3">,</text:span>謝謝您們<text:span text:style-name="T3">. <text:line-break/><text:line-break/></text:span>另外<text:span text:style-name="T3">,</text:span>由於船公司<text:span text:style-name="T3">,</text:span>船老闆的冷血與無情<text:span text:style-name="T3">,</text:span>是他叫我們去危險海域捕魚<text:span text:style-name="T3">,</text:span>為他賺進大把的金錢<text:span text:style-name="T3">,</text:span>他在高雄過著奢華的生活<text:span text:style-name="T3">,</text:span>我們這些可憐的船工卻在忍受海盜的生不如死的折磨<text:span text:style-name="T3">. <text:line-break/><text:line-break/></text:span>洪高雄先生<text:span text:style-name="T3">,</text:span>你好好看看下面這一句話<text:span text:style-name="T3">:</text:span>沈瑞章是民進黨員<text:span text:style-name="T3">,</text:span>但是通過這個事情我也看到<text:span text:style-name="T3">,</text:span>當台灣人有難的時候<text:span text:style-name="T3">,</text:span>就沒有顏色之分<text:span text:style-name="T3">,</text:span>只有骨肉之情<text:span text:style-name="T3">. <text:line-break/><text:line-break/></text:span>可是你洪高雄到現在不聞不問<text:span text:style-name="T3">,</text:span>我先生回來了<text:span text:style-name="T3">,</text:span>你不但沒有一句慰問的話<text:span text:style-name="T3">,</text:span>甚至連一個電話也沒有<text:span text:style-name="T3">,</text:span>你還在媒體放話<text:span text:style-name="T3">,</text:span>為了逃避責任不斷抹黑罹難與遇害的船員<text:span text:style-name="T3">. <text:line-break/><text:line-break/></text:span>洪高雄先生<text:span text:style-name="T3">,</text:span>你的心真的很狠<text:span text:style-name="T3">. <text:line-break/><text:line-break/></text:span>我們一定要向壞老闆洪高雄<text:span text:style-name="T3">, </text:span>慣老闆洪振能替<text:span text:style-name="T3">26</text:span>個生還者討回公道<text:span text:style-name="T3">,</text:span>也要替<text:span text:style-name="T3">3</text:span>條已經被殺害<text:span text:style-name="T3">,</text:span>與被折磨至死的冤魂<text:span text:style-name="T3">,</text:span>討回公道<text:span text:style-name="T3">. <text:line-break/>----------- <text:line-break/></text:span>外交部亞非司長陳俊賢上午在立法院表示，這位關鍵的「李先生」是前立委蔡正元時任辦公室主任，外交部亞非司其實一直與他經常聯繫民進黨立委陳亭妃上午質詢外交部長李大維，關於阿曼籍漁船被海盜挾持，外交部對此作為。陳俊賢表示，有一個非常關鍵，就是李先生，他跟外交部亞非司經常聯絡，而海盜跟他往來的過程中，如翻譯等各方面亞非司都有聯絡掌握，外交部也分享與海盜打交道經驗，尤其在付贖金前要確認人質安全。<text:span text:style-name="T3"> <text:line-break/><text:line-break/>...</text:span>對此，陳亭妃痛批，這是「失當」，批他態度有問題。</text:p>
      <text:p text:style-name="P1">kevin   |  2016.10.27 14:02   |   <text:a xlink:type="simple" xlink:href="http://palinfo.habago.org/Entry?Command=Information_PrintForum&amp;iPage=221#FORUM35007"><text:span text:style-name="T2">#</text:span></text:a></text:p>
      <text:p text:style-name="P2">陳真醫師<text:span text:style-name="T3">: <text:line-break/><text:line-break/></text:span>我前陣子去俄羅斯旅遊<text:span text:style-name="T3">,</text:span>導遊告訴我們<text:span text:style-name="T3">,</text:span>在俄羅斯罵政府與示威遊行政府根本沒在管<text:span text:style-name="T3">,</text:span>我在俄羅斯看到的是生活水準高而富足的人民過著無須擔憂的生活<text:span text:style-name="T3">,</text:span>都看不出政府有欺壓威脅他們的跡象<text:span text:style-name="T3">,</text:span>跟西方媒體塑造俄羅斯是警察國家的形象大相逕庭<text:span text:style-name="T3">,</text:span>美國政府不知有啥道德高度罵普丁政權獨裁<text:span text:style-name="T3">,</text:span>看看史諾登先生的遭遇吧<text:span text:style-name="T3">!</text:span>美國有啥資格罵別人不民主嗎<text:span text:style-name="T3">? <text:line-break/><text:line-break/></text:span>美國指責俄羅斯進駐克里米亞是侵略<text:span text:style-name="T3">,</text:span>也不看看當地人是怎麼歡迎俄軍的<text:span text:style-name="T3">,</text:span>也不回頭看自己在伊拉克多惹得天怒人怨<text:span text:style-name="T3">,</text:span>更不看看自己扶植的烏克蘭政府多少法西斯貨色<text:span text:style-name="T3">,</text:span>且今天把烏克蘭搞成啥德行<text:span text:style-name="T3">.</text:span></text:p>
      <text:p text:style-name="P3"/>
      <text:p text:style-name="P1"><text:span text:style-name="T1">陳真</text:span><text:s/>  |  2016.10.27 10:06   |   <text:a xlink:type="simple" xlink:href="http://palinfo.habago.org/Entry?Command=Information_PrintForum&amp;iPage=222#FORUM35006"><text:span text:style-name="T2">#</text:span></text:a></text:p>
      <text:p text:style-name="P2">同學，這回你說的，就說到重點了。不管任何一種形式的統一，美國勢必會盡一切力量在台灣挑起動亂、血腥抗爭或是各種恐怖攻擊，藉以標榜著一種追求所謂自由與民主的偉大抗爭。香港就越來越有這種傾向。不過，還好香港是國際金融中心，各國利益在此，美國若惡搞得太厲害，傷人必也傷己，因此比較投鼠忌器，但台灣則不然，很容易挑起動亂。<text:span text:style-name="T3"> <text:line-break/><text:line-break/></text:span>即便是香港，美國其實還是一樣能搞就搞，由<text:span text:style-name="T3">CIA</text:span>一手策畫、煽動各種抗爭，什麼佔中，什麼雨傘革命，並由西方主流媒體瘋狂大力吹捧，為其營造影響力，創造事件，壯大反中勢力，一如其在台灣之所為。這些原本是檯面下的陰暗作為，後來連美國也都公然承認是自己幹的沒錯，但一般人卻都傻傻地好像真的發生什麼感人肺腑的民主運動。<text:span text:style-name="T3"> <text:line-break/><text:line-break/></text:span>媽的，什麼非得依照什麼方式普選特首才是真民主，英國統治一百年怎麼不讓香港人普選出自己的領導人？怎麼過去一百年都不說這是獨裁、不民主？並非說這些事不能追求或改變，而是說現實中，這些運動本身都有著美國和西方各國強力介入與挑撥的身影，因為這符合他們的重大利益，他們將可輕易操控選舉，操控輿論，讓香港成為自己的某種實質勢力範圍，並且為敵人<text:span text:style-name="T3">--</text:span>中國<text:span text:style-name="T3">--</text:span>帶來更多困擾與傷害。</text:p>
      <text:p text:style-name="P1"><text:span text:style-name="T1">陳真</text:span><text:s/>  |  2016.10.27 09:44   |   <text:a xlink:type="simple" xlink:href="http://palinfo.habago.org/Entry?Command=Information_PrintForum&amp;iPage=222#FORUM35005"><text:span text:style-name="T2">#</text:span></text:a></text:p>
      <text:p text:style-name="P4"><text:span text:style-name="T3">AIT</text:span>前處長司徒文（<text:span text:style-name="T3">William A. Stanton</text:span>）那篇鳥文的標題是：<text:span text:style-name="T3">"</text:span>為何台灣值得美國的大力支持？<text:span text:style-name="T3">" </text:span>他的回答是，因為台灣是一隻金絲雀，是第一線實驗動物，一旦死翹翹，<text:span text:style-name="T3">"</text:span>礦工們<text:span text:style-name="T3">" </text:span>就會溜之大吉，所以美國一定要好好保護這隻金絲雀。這就是那篇鳥文的整個大意。文章同時還鼓勵美國的<text:span text:style-name="T3"><text:s/>"</text:span>盟友們<text:span text:style-name="T3">"</text:span>，也就是其它狗狗們，特別是韓、日，也許可以考慮發展核武打中國。所謂他家的小孩死不完就是這個意思。<text:span text:style-name="T3"> <text:line-break/><text:line-break/></text:span>一個遠在萬里外的戰爭販子，四處發動戰爭，這些年，竟跑來你家社區，努力想把這裏當戰場。今天要不是中國夠強大，老早已成為另一個更龐大更血腥的敘利亞或伊拉克。<text:span text:style-name="T3"> <text:line-break/><text:line-break/></text:span>喜劇常有一種橋段，兩人冒險前進，也許前方是鬼屋，也許是槍林彈雨的地雷區，其中一人對另一人說：<text:span text:style-name="T3">"</text:span>你膽子小，你走前面，我在後面保護你<text:span text:style-name="T3">"</text:span>。之所以好笑是因為荒謬，誰要當金絲雀？但是，台灣卻偏偏被洗腦成以為當美國人的金絲雀，當美國人的狗，當美國人的第一線炮灰很光榮，因為<text:span text:style-name="T3"><text:s/>"</text:span>參與了國際事務<text:span text:style-name="T3">" </text:span>好偉大，套句台灣標榜自我滿意度的流行用語：<text:span text:style-name="T3">"</text:span>跨出國際！<text:span text:style-name="T3">" "</text:span>全世界都在看！<text:span text:style-name="T3">"</text:span>。</text:p>
      <text:p text:style-name="P1">kevin   |  2016.10.27 09:21   |   <text:a xlink:type="simple" xlink:href="http://palinfo.habago.org/Entry?Command=Information_PrintForum&amp;iPage=222#FORUM35004"><text:span text:style-name="T2">#</text:span></text:a></text:p>
      <text:p text:style-name="P2">陳真醫師<text:span text:style-name="T3">: <text:line-break/><text:line-break/></text:span>我認為一定會統一<text:span text:style-name="T3">,</text:span>且非常可能是武統<text:span text:style-name="T3">,</text:span>我只怕統一之後的台灣<text:span text:style-name="T3">,</text:span>會變成<text:span text:style-name="T3">1998</text:span>年以前的北愛爾蘭<text:span text:style-name="T3">,</text:span>政治暴亂與血腥衝突不斷<text:span text:style-name="T3">,</text:span>啥街頭槍戰與汽車炸彈以及街頭巡邏軍警會變成我們生命中的常態<text:span text:style-name="T3">,</text:span>且美國會根本不顧所謂道義支持台獨份子搞恐怖活動<text:span text:style-name="T3">,</text:span>兩岸人民這下會成世仇<text:span text:style-name="T3">,</text:span>到時候台灣人在上海被一大群人追著打不會是啥新聞</text:p>
      <text:p text:style-name="P1"><text:span text:style-name="T1">陳真</text:span><text:s/>  |  2016.10.27 08:56   |   <text:a xlink:type="simple" xlink:href="http://palinfo.habago.org/Entry?Command=Information_PrintForum&amp;iPage=222#FORUM35003"><text:span text:style-name="T2">#</text:span></text:a></text:p>
      <text:p text:style-name="P4">同學，幾年之後會如何這類問題我很難預測，我只知道中美兩國劍拔弩張，核彈上膛，隨時都可能出事。<text:span text:style-name="T3"> <text:line-break/><text:line-break/></text:span>至於金絲雀的惡行，其實是起不了大作用的，該統一就會統一，不管你辱華或親中。<text:span text:style-name="T3"> <text:line-break/><text:line-break/></text:span>下棋是下一整盤，不是考慮單一棋子，故有金絲雀之說。先派一隻卒子挑釁一下，看看會如何。將帥對決才是輸贏關鍵，至於小卒子嘴裏<text:span text:style-name="T3">ggyy</text:span>之類，並非重點，重點是這顆卒子的所在位置，站錯了位置，便是金絲雀的下場，站對了位置，即便核戰，或可安然。一如菲律賓的杜先生，他即便用髒話罵盡歐巴馬祖宗十八代，都不會影響菲美關係分毫。重點是菲律賓選擇站立的位置，而不是某人的話語。人才會<text:span text:style-name="T3"><text:s/>"</text:span>忍不住<text:span text:style-name="T3">" </text:span>或<text:span text:style-name="T3"><text:s/>"</text:span>凍未條<text:span text:style-name="T3">"</text:span>，但國家不會。國家不會<text:span text:style-name="T3"><text:s/>"</text:span>生氣<text:span text:style-name="T3">"</text:span>，國家只計算大範圍的利害。<text:span text:style-name="T3"> <text:line-break/><text:line-break/></text:span>在兩岸人民的情感上<text:span text:style-name="T3">ggyy</text:span>的影響所及，並非武統與否，而是統一後的後果。當你一直去侮辱某個人時，你想會鑄下何種後果？人家有可能不懷恨嗎？就如同國民黨過去長年以來一直踐踏、羞辱台灣人，自然就會造成族群之間的緊張與憤懣，甚至衝突。當傷口逐漸結痂之際，政客都依然可以從中炒作，謀取利益，一如民進黨長年以來之所為，傾力渲染族群問題，藉以壯大己身勢力，謀取私利。<text:span text:style-name="T3"> <text:line-break/><text:line-break/></text:span>至於所謂民進黨玩火自焚，這真的就太外行了。民進黨玩錢搞權，是我們被焚，他們不會自焚。老實跟你說，民進黨無數檯面人物私下跟中共的關係，比國民黨還要好上許多。以為民進黨和中共勢不兩立，這種政治常識只能打零分。哪天解放軍要來，去開大門迎接的很可能就是民進黨而不會是別人。<text:span text:style-name="T3"> <text:line-break/><text:line-break/></text:span>這就是政治。你眼睛看到的，耳朵聽到的，跟事實天差地遠。出神入化處，一如魔術，何止詐術。</text:p>
      <text:p text:style-name="P1">kevin   |  2016.10.27 08:31   |   <text:a xlink:type="simple" xlink:href="http://palinfo.habago.org/Entry?Command=Information_PrintForum&amp;iPage=222#FORUM35002"><text:span text:style-name="T2">#</text:span></text:a></text:p>
      <text:p text:style-name="P2">陳真醫師<text:span text:style-name="T3">: <text:line-break/><text:line-break/></text:span>我認為執政黨辱華反華政策繼續推下去<text:span text:style-name="T3">,</text:span>台灣仇視中國的心態日益高漲<text:span text:style-name="T3">,</text:span>到了某一天的時候<text:span text:style-name="T3">,</text:span>肯定會玩火自焚<text:span text:style-name="T3">,</text:span>很可能十五到十六年後<text:span text:style-name="T3">,</text:span>台灣終於讓對岸認為無需再忍讓<text:span text:style-name="T3">,</text:span>直接開幹下去<text:span text:style-name="T3">,</text:span>接著台灣會在十天之內淪亡<text:span text:style-name="T3">,</text:span>數以萬計的人命會白白喪生<text:span text:style-name="T3">,</text:span>對岸現在正在蓄積實力<text:span text:style-name="T3">,</text:span>等待就是戰力可以與美軍抗衡的那一日<text:span text:style-name="T3">,</text:span>那一日一到<text:span text:style-name="T3">,</text:span>就是民進黨玩火自焚卻要讓數萬台灣人陪葬的一天</text:p>
      <text:p text:style-name="P1"><text:span text:style-name="T1">陳真</text:span><text:s/>  |  2016.10.27 02:56   |   <text:a xlink:type="simple" xlink:href="http://palinfo.habago.org/Entry?Command=Information_PrintForum&amp;iPage=222#FORUM35001"><text:span text:style-name="T2">#</text:span></text:a></text:p>
      <text:p text:style-name="P4">這又不是甲骨文，誤讀在哪呢？所以，金絲雀是<text:span text:style-name="T3"><text:s/>"</text:span>美國的對台承諾<text:span text:style-name="T3">"</text:span>，故台灣不是金絲雀？而是試毒開溜專用的金絲雀的<text:span text:style-name="T3"><text:s/>"</text:span>承諾對象<text:span text:style-name="T3">"</text:span>？那不是一樣，甚至更低級嗎？台灣是美國的金絲雀戰線的第一線，不是台灣去試毒，誰去試？你跟人結盟做生意，對方說他對你有個金絲雀承諾，萬一有毒，萬一破產，其他人可以提前先開溜。你聽了，會去咬文嚼字說：<text:span text:style-name="T3">"</text:span>不對不對，文法不是這樣的，比喻的主詞不是我，我不是金絲雀，<text:span text:style-name="T3">'</text:span>對方的承諾<text:span text:style-name="T3">' </text:span>才是金絲雀，我好幸福哦，能夠有這麼重義氣的盟友，還特別把我安插在戰火的第一線，為我許下金絲雀的承諾<text:span text:style-name="T3">"</text:span>？<text:span text:style-name="T3"> <text:line-break/><text:line-break/></text:span>在台灣，討論真是很沒營養的一件事。</text:p>
      <text:p text:style-name="P1"><text:span text:style-name="T1">陳應真</text:span><text:s/>  |  2016.10.27 02:18   |   <text:a xlink:type="simple" xlink:href="http://palinfo.habago.org/Entry?Command=Information_PrintForum&amp;iPage=222#FORUM35000"><text:span text:style-name="T2">#</text:span></text:a></text:p>
      <text:p text:style-name="P5">The U.S. commitment to freedom of navigation in the South China Sea and continued U.S. support for Taiwan as defined in the 1979 Taiwan Relations Act are the “canaries in the coal mine” for our allies. <text:line-break/><text:line-break/><text:span text:style-name="T1">這是司徒文先生的原文，意指</text:span>The U.S. commitment to <text:line-break/><text:line-break/>1.freedom of navigation in the South China Sea <text:line-break/>2.continued U.S. support for Taiwan as defined in the 1979 Taiwan Relations Act <text:line-break/><text:line-break/><text:span text:style-name="T1">美國對於上面這兩件事的承諾，是否堅定的實現，對於盟邦台灣</text:span><text:s/><text:span text:style-name="T1">南韓</text:span><text:s/><text:span text:style-name="T1">日本</text:span>(for our allies)<text:span text:style-name="T1">來說，是礦坑裡的金絲雀</text:span>(are the “canaries in the coal mine” ) <text:line-break/><text:line-break/><text:span text:style-name="T1">很明顯是陳真先生誤讀了</text:span> <text:line-break/><text:line-break/><text:line-break/><text:line-break/></text:p>
      <text:p text:style-name="P1"><text:span text:style-name="T1">陳真</text:span><text:s/>  |  2016.10.27 02:03   |   <text:a xlink:type="simple" xlink:href="http://palinfo.habago.org/Entry?Command=Information_PrintForum&amp;iPage=222#FORUM34999"><text:span text:style-name="T2">#</text:span></text:a></text:p>
      <text:p text:style-name="P4">涵文，<text:span text:style-name="T3"> <text:line-break/><text:line-break/></text:span>那位<text:span text:style-name="T3">Sam Harris</text:span>，我不知道他是誰。他講什麼我沒細看，但這並不意味著我無從評價。我們通常看一篇文字或一部電影，看個幾段或幾分鐘大約也就能知道它的水平。套句高達的話，<text:span text:style-name="T3">"</text:span>對於一部爛片，實在沒必要浪費時間一一去拆解它究竟怎麼個爛法<text:span text:style-name="T3">"</text:span>。我覺得一句<text:span text:style-name="T3"><text:s/>"</text:span>爛到爆<text:span text:style-name="T3">" </text:span>就足以回應一切。<text:span text:style-name="T3"> <text:line-break/><text:line-break/></text:span>倘若這位<text:span text:style-name="T3">Sam Harris </text:span>是個十三歲小朋友，那我也許還會誇他幾句；但聽那口氣顯然是個自我滿意度破表的名人或名嘴之類，那我就實在很難恭維了。倒不是說他講對或講錯，而是比這更糟糕<text:span text:style-name="T3">, </text:span>簡單說就是<text:span text:style-name="T3"><text:s/>he might be right (or wrong), but in a trivial sense. <text:line-break/><text:line-break/></text:span>好比說我長篇大論說我對世界和平的看法，我說，男生應該多負點責任，當然，女生也同樣要有一定的義務，畢竟世界和平是大家的責任。美國發動最多戰爭，但我們也不能只怪美國，也要想想美國的歷史發展與處境啦，人家也許也有他的苦衷。康德不也說了嗎，要設身處地多為別人著想，如此一來，海德格式的世界大同也就有希望了<text:span text:style-name="T3">...</text:span>。<text:span text:style-name="T3"> <text:line-break/><text:line-break/></text:span>我也許有些講對，也許有些講錯了，但不管對或錯，都十分瑣碎而無意義，就像我家隔壁一些歐巴桑每天在社區門口大肆聊天談論國家大事那種感覺，我每天被迫在書桌窗前聆聽，苦不堪言。她們也許聊得對，也許聊得不太對，但不管對錯都極為瑣碎而無意義。<text:span text:style-name="T3"> <text:line-break/><text:line-break/></text:span>王爾德說，<text:span text:style-name="T3">"</text:span>笨蛋經常會提出一些讓智者無從答覆的問題<text:span text:style-name="T3">"</text:span>。我要說的，多多少少是這個意思。前些日子看到彭明輝老師一篇舊文，題目好像叫做<text:span text:style-name="T3"><text:s/>"</text:span>兩岸的唯一問題是民生問題<text:span text:style-name="T3">"</text:span>，我覺得寫得很好，但卻看到一個好像是大陸裔的美國人叫余杰，舞文弄墨地寫了篇好長的文字反駁彭的文章。我原本想把這篇在我看來蠢到爆的反駁文章貼出來做為一種檢討所謂<text:span text:style-name="T3"><text:s/>"</text:span>議論<text:span text:style-name="T3">"(argument) </text:span>的例子，後來覺得實在太難了，被他打敗了。因為要犯下一種蠢到爆的錯誤很容易，但要說明它的<text:span text:style-name="T3"><text:s/>"</text:span>思考病理<text:span text:style-name="T3">" </text:span>問題卻很難，因為光是一句話就可能犯了<text:span text:style-name="T3">100</text:span>個思想有問題的錯。<text:span text:style-name="T3"> <text:line-break/><text:line-break/></text:span>我忘了是誰說的了，如果沒記錯，應該是英國<text:span text:style-name="T3">13</text:span>世紀那個培根<text:span text:style-name="T3">(Roger Bacon)</text:span>說的，他說，<text:span text:style-name="T3">"</text:span>問對了問題，便成就了知識的一半<text:span text:style-name="T3">"</text:span>。在我看來，在提出<text:span text:style-name="T3"><text:s/>"</text:span>各種<text:span text:style-name="T3">" </text:span>回答之前，發出<text:span text:style-name="T3"><text:s/>"</text:span>一個<text:span text:style-name="T3">" </text:span>適當的問題也許更重要。</text:p>
      <text:p text:style-name="P1"><text:span text:style-name="T1">陳真</text:span><text:s/>  |  2016.10.27 01:14   |   <text:a xlink:type="simple" xlink:href="http://palinfo.habago.org/Entry?Command=Information_PrintForum&amp;iPage=222#FORUM34998"><text:span text:style-name="T2">#</text:span></text:a></text:p>
      <text:p text:style-name="P2">這個人渣黨，奪權成功之後，每天幹的不外就是這三件事：<text:span text:style-name="T3"> <text:line-break/><text:line-break/>1. </text:span>拼命撈錢搶位子。<text:span text:style-name="T3"> <text:line-break/>2. </text:span>反中反華、努力讓台灣人當美國人的<text:span text:style-name="T3"><text:s/>"</text:span>礦坑金絲雀<text:span text:style-name="T3">"</text:span>。<text:span text:style-name="T3"> <text:line-break/>3. </text:span>以各種法西斯、帝制般的荒唐手段與抹黑，企圖消滅國民黨，以便永遠一黨獨大。<text:span text:style-name="T3"> <text:line-break/><text:line-break/>2 </text:span>和<text:span text:style-name="T3">3 </text:span>都是手段，<text:span text:style-name="T3">1</text:span>才是最終目的。<text:span text:style-name="T3"> <text:line-break/><text:line-break/></text:span>難道你真的蠢到會去相信這樣一個黨，會去相信這樣一些整天高喊愛台灣但卻品格不端的貪婪之徒真的會在乎什麼獨立自主，真的想為台獨犧牲生命，真的是在為社會大眾福祉打拼？<text:span text:style-name="T3"> <text:line-break/><text:line-break/></text:span>為什麼竟然真的會有人去相信這些混蛋，這些政治詐騙集團？我真的覺得很無奈。為什麼群眾或人民如此容易被操弄與矇蔽？你平常與人交往，難道從對方的各種長期言行中一點都看不出來對方的基本人品與心機盤算？<text:span text:style-name="T3"> <text:line-break/><text:line-break/></text:span>陳真<text:span text:style-name="T3">2016. 10. 27. <text:line-break/><text:line-break/>================= <text:line-break/></text:span>卡位第一<text:span text:style-name="T3"><text:s/></text:span>「新潮流的野心」犧牲百姓？<text:span text:style-name="T3"> <text:line-break/><text:line-break/></text:span>新聞深喉嚨》<text:span text:style-name="T3">2016.10.26 <text:line-break/><text:line-break/><text:line-break/></text:span>菜價失控一個多月，政府幾近失能，引爆重大民怨，與此同時，卻有部分別有用心的政客，急著把平抑物價不力的缺失，轉嫁成遂行派系利益，操作政治鬥爭的工具，例如民進黨不分區立委段宜康！新政府調控菜價失敗，照理說，執政黨立委幫忙道歉補救都來不及，但段宜康卻為了自身新潮流想要插手台北市農產運銷公司，想要趁著近期董事改選，推自身新潮流屬意的人選擔任董事長與總經理，於是連日來臉書<text:span text:style-name="T3">po</text:span>文連發，硬要將明明該是行政院，公平會，農糧署的責任，一股腦往台北市農產運銷公司推。沒想到此舉引來現任台北市農產運銷公司總經理韓國瑜不滿，<text:span text:style-name="T3">25</text:span>日開記者會怒嗆段宜康公開辯論，可以「從兩岸辯到兩性」，「從菜蟲、果蟲，辯到螢火蟲」，現場還準備了一大盤曲棍球，再度邀賭「吞球」！結果，踢到韓國瑜這塊鐵板，段宜康「縮」了<text:span text:style-name="T3">…</text:span>。<text:span text:style-name="T3"> <text:line-break/><text:line-break/></text:span>讓段宜康「饞」到流口水的位子，非要掌握在新潮流手中的，是台北市農產運銷公司的董事長與總經理寶座。這不但關係著每天數千萬的金流，更重要的是，因為跟各縣市農漁會的聯繫，更是左右各縣市農漁會改選，乃至於各縣市選舉的一把金鑰匙！<text:span text:style-name="T3"> <text:line-break/><text:line-break/></text:span>如今的農產運銷公司股權，大致由台北市政府，農委會，與雲林張榮味家族掌握，而則民股倒向張家。原本，柯文哲與民進黨已經達成協議，合作拔除張家勢力，而由三方都能接受的林秋慧擔任董事長，而新潮流出身，民進黨秘書處主任蔣玉麟擔任總經理。沒想到，九月底，柯文哲「臨陣倒戈」導致協議破局，新潮流到嘴邊的肥肉飛了，難怪段宜康急得跳腳。<text:span text:style-name="T3"> <text:line-break/><text:line-break/></text:span>問題是，三方的人事鬥爭角力，卻拿民眾切身相關的菜價來當作廝殺的工具，也難怪相對中立的董事楊儒門看不下去，砲轟新政府「只會放話打壓菜價，把責任都推到台北農產的人事鬥爭上，搞不懂誰在執政」，還要「大家膝蓋想ㄧ下，從<text:span text:style-name="T3">9</text:span>月中台北農產總經理的不確定，到現在農委會、北市府、農會和盤商大家大眼瞪小眼的，誰敢在這種時刻出頭搞菜價！有這麼笨的人嗎？政府都完全執政了，負起責任<text:span text:style-name="T3">...</text:span>不要只會推責任」！<text:span text:style-name="T3"> <text:line-break/><text:line-break/>========================= <text:line-break/></text:span>假風災賺政治財<text:span text:style-name="T3"><text:s/></text:span>新系吃相難看<text:span text:style-name="T3"> <text:line-break/><text:line-break/>2016</text:span>年<text:span text:style-name="T3">10</text:span>月<text:span text:style-name="T3">26</text:span>日<text:span text:style-name="T3"> <text:line-break/><text:line-break/></text:span>中國時報【朱真楷╱新聞分析】<text:span text:style-name="T3"> <text:line-break/><text:line-break/></text:span>菜價失控，民進黨新系將問題導向台北農產運銷公司人事更迭。問題在農委會未及早啟動平抑機制，後知後覺，責無旁貸；同時，災後菜價全台普通飆漲，若把問題推給單一公司，若非搞不清狀況，就是別有居心，項莊舞劍意在沛公。<text:span text:style-name="T3"> <text:line-break/><text:line-break/></text:span>換言之，所謂「人事更迭」，不過是煙幕彈；掌握農政、檢調的新潮流，真正企圖是藉菜價操縱輿論，再順勢將手伸進農會系統，擴大派系能量。在敵消我長的政治環境，派系求壯大或許無可厚非，但藉風災發「災難財」，吃相太過難看。<text:span text:style-name="T3"> <text:line-break/><text:line-break/></text:span>這波菜價變動從價格曲線來看，<text:span text:style-name="T3">9</text:span>月兩個颱風前後，菜價尚屬持平，主因是農民提前搶收，物資充裕讓價格穩定。可是，面對復耕空窗期，本該啟動平抑機制的農委會卻應作為而不作為，非得等到民怨爆發才補救。因此，高菜價的關鍵在於政策失能。<text:span text:style-name="T3"> <text:line-break/><text:line-break/></text:span>弔詭的是，此刻民進黨政府追究的，卻是把錯推給台北農產運銷公司的人事紛爭。但，該公司真有通天本領操縱全國菜價嗎？<text:span text:style-name="T3"> <text:line-break/><text:line-break/></text:span>首先，全國各縣市幾乎均設有農產運銷公司；而台北的業務範疇限定在大台北地區。結果，在新系口中，該公司彷彿喊水會結凍，一個總經理就足以瓦解整個農委會平抑菜價的政策。<text:span text:style-name="T3"> <text:line-break/><text:line-break/></text:span>更甚者，民進黨立委段宜康指控台北農產運銷公司的存在，讓農產品交易淪為少數人操控價格的工具。這句話若正確，那麼我國菜價在該公司成立迄今的<text:span text:style-name="T3">42</text:span>年，不就應該一直貴得嚇死人，而不是只有此刻才失控吧？<text:span text:style-name="T3"><text:line-break/><text:line-break/></text:span>台北農產運銷公司或有其內部問題，但段宜康卻把風馬牛不相關的事兜在一塊，從贈送禮盒、舉辦員工旅遊，到韓國瑜曾打人，都成為指控該公司是菜蟲的證據，欠缺邏輯拉東扯西，如何服人。<text:span text:style-name="T3"> <text:line-break/><text:line-break/></text:span>新系從中央到國營事業，搶資源、拚人事斑斑鑿痕，這次若攻下台北農產運銷公司也不意外。只是，當你我在市場看著高不可攀的菜價，猶豫著該不該買把菜時，卻有一群人不思苦民所苦，拒絕檢討政府失能，反而試圖藉風災掩護自己人進駐農會系統，大賺派系政治財，這種結果不會讓明天會更好，蔡政府是該出手壓制這種劣行了。</text:p>
      <text:p text:style-name="P1"><text:span text:style-name="T1">陳真</text:span><text:s/>  |  2016.10.27 00:27   |   <text:a xlink:type="simple" xlink:href="http://palinfo.habago.org/Entry?Command=Information_PrintForum&amp;iPage=222#FORUM34997"><text:span text:style-name="T2">#</text:span></text:a></text:p>
      <text:p text:style-name="P4">你看，這位杜先生自己也說了，罵美國只是一種修辭，鬥鬥嘴而已，但實質關係其實不會有什麼改變，同時卻又能從中國那邊得到巨大的國家利益。反觀台灣，在綠油油台奸的洗腦與帶領下，全世界上哪找這麼乖的<text:span text:style-name="T3"><text:s/>"</text:span>小鳥<text:span text:style-name="T3">"(</text:span>現在連狗都稱不上了<text:span text:style-name="T3">)</text:span>？不但乖，而且還巴不得趕緊充當美國人的炮灰。你難道連這樣也看不出來一個政治人物之種種盤算背後圖謀的是一些什麼？<text:span text:style-name="T3"> <text:line-break/><text:line-break/></text:span>倘若你是一家之主，上有老父老母，下有一堆小娃，左鄰右舍三個流氓正在火拼生死鬥，你做為家長，你會怎麼做？你是趕緊想辦法保持中立，還是自告奮勇投靠其中一個最為血腥邪惡的黑幫老大，認他為主子，熱烈地說要當他的<text:span text:style-name="T3"><text:s/>"</text:span>金絲雀<text:span text:style-name="T3">"</text:span>，要幫他去試毒，幫他打敵人，而這個<text:span text:style-name="T3"><text:s/>"</text:span>敵人<text:span text:style-name="T3">" </text:span>卻又是自己的親兄弟。萬一<text:span text:style-name="T3"><text:s/>"</text:span>金絲雀<text:span text:style-name="T3">" </text:span>毒發身亡，主子就還有足夠的時間溜之大吉。你會這樣做嗎？天底下會有這種小鳥嗎？會有人看得起這種小鳥嗎？你難道真的會蠢到去相信這些綠油油的台奸是真心把島內社會大眾的集體利益與安全擺在第一優先？<text:span text:style-name="T3"><text:line-break/><text:line-break/></text:span>白癡也該看得出來，杜先生並不是真的要與美國為敵，他只是希望盡可能在這樣一種國際局勢中讓菲律賓獲得最大的利益及最大的安全及發言權，而不是像台奸那樣，不惜傾盡全力把台灣推向烽火與經濟衰退，只為掠奪個人暴利與權力，並成就美國主子的最大利益，為美國打前鋒。<text:span text:style-name="T3"> <text:line-break/><text:line-break/></text:span>陳真<text:span text:style-name="T3">2016.10.27. <text:line-break/><text:line-break/>=============== <text:line-break/></text:span>「與中國為通商貿易同盟」<text:span text:style-name="T3"><text:s/></text:span>杜特蒂：美是菲國唯一軍事盟友<text:span text:style-name="T3"> <text:line-break/><text:line-break/></text:span>中國時報<text:span text:style-name="T3">2016</text:span>年<text:span text:style-name="T3">10</text:span>月<text:span text:style-name="T3">26</text:span>日<text:span text:style-name="T3"> <text:line-break/><text:line-break/></text:span>黃菁菁／東京<text:span text:style-name="T3">25</text:span>日電<text:span text:style-name="T3"> <text:line-break/><text:line-break/></text:span>菲律賓總統杜特蒂<text:span text:style-name="T3">25</text:span>日下午抵達東京訪問，他行前向日本媒體表示，期待加強菲日防衛合作，並強調美國仍是菲律賓唯一的軍事盟友，與中國可能成為通商貿易同盟，但不可能結成軍事同盟。<text:span text:style-name="T3"> <text:line-break/><text:line-break/></text:span>日本外務大臣岸田文雄<text:span text:style-name="T3">25</text:span>日晚上招待杜特蒂，到銀座的料亭享用日本料理，還準備故鄉廣島生產的日本酒款待他。杜特蒂<text:span text:style-name="T3">26</text:span>日將與日本首相安倍晉三舉行峰會，安倍預定向他說明美國對亞太地區的安定不可或缺，希望菲國能重新認識與美國同盟關係的重要性。<text:span text:style-name="T3"> <text:line-break/><text:line-break/></text:span>杜特蒂行前在菲律賓接受<text:span text:style-name="T3">NHK</text:span>電視台專訪時表示，希望今後也能與日本繼續維持兄弟般的關係，也尊重日本對國際問題的判斷。他強調，「此行是想向日本傳達謝意，感謝日本投資菲律賓的基礎建設。」<text:span text:style-name="T3"> <text:line-break/><text:line-break/></text:span>他還表示，今後希望在所有領域與日本加強合作，特別是促進貿易、通商關係。在防衛、反恐、反毒對策等方面，日本也可能提供相關技術，還可以和日本針對和平、相互防衛和海洋安保等共通利益上進行協商。<text:span text:style-name="T3"> <text:line-break/><text:line-break/></text:span>有關菲律賓的對中關係，杜特蒂表示，希望在他任期內能與中國進行兩國間的對話，有關南海仲裁的結果還沒準備好與中國談，但會等到最適當的時機，期盼能依據國際法用對話及和平手段解決問題。<text:span text:style-name="T3"> <text:line-break/><text:line-break/></text:span>杜特蒂上台以來，不但飆粗話侮辱美國總統歐巴馬，還用激烈的言語揚言要與美國分道揚鑣。杜特蒂<text:span text:style-name="T3">24</text:span>日向<text:span text:style-name="T3">NHK</text:span>表示，對美國下屆總統沒有任何期待，和美國談話很不愉快，也無話可談，是美國先批評他，先找他吵架的。對於拋棄與美國之間軍事協定問題，杜特蒂坦承，在他任期內是有可能的，因為他個人不想在菲國看到本國以外的武裝軍人。<text:span text:style-name="T3"> <text:line-break/><text:line-break/></text:span>杜特蒂<text:span text:style-name="T3">24</text:span>日在菲律賓接受富士電視台專訪時表示，「誰也不聽你說話時，怎麼做才能引起注意呢？讓人留意到『那個用粗話吼叫的男人是誰？』時，就會開始聽我說話了。」被問到是否故意說粗話時，他說：「當然」。<text:span text:style-name="T3"> <text:line-break/><text:line-break/>====================== <text:line-break/><text:line-break/></text:span>要生意<text:span text:style-name="T3"><text:s/></text:span>毒舌杜特蒂大讚日淡化訪中行<text:span text:style-name="T3"> <text:line-break/><text:line-break/>2016</text:span>年<text:span text:style-name="T3">10</text:span>月<text:span text:style-name="T3">26</text:span>日<text:span text:style-name="T3"> <text:line-break/><text:line-break/></text:span>中國時報<text:span text:style-name="T3"><text:s/></text:span>楊幼蘭<text:span text:style-name="T3"> <text:line-break/><text:line-break/></text:span>菲律賓總統杜特蒂<text:span text:style-name="T3">26</text:span>日在東京的「菲律賓經濟論壇」（<text:span text:style-name="T3">Philippine Economic Forum</text:span>）上發表演說。（圖<text:span text:style-name="T3">/</text:span>美聯社）<text:span text:style-name="T3"> <text:line-break/></text:span>菲律賓總統杜特蒂（<text:span text:style-name="T3">Rodrigo Duterte</text:span>）對美國頻爆粗口，又向中國示好後，周三使盡渾身解數，說服日本企業，菲國「對商業抱持開放」的態度。<text:span text:style-name="T3"> <text:line-break/><text:line-break/></text:span>據法新社報導，這位毒舌總統<text:span text:style-name="T3">25</text:span>日已展開任內對日本的首次訪問，他當著前來歡迎的菲律賓僑胞說，美國人「很笨」，話鋒隨即一轉，大讚起日本<text:span text:style-name="T3"><text:s/></text:span>：「日本真是我們最大的貴人，事實上，他們真的很好。」他指的是日本人為菲律賓修建機場與造路。<text:span text:style-name="T3"> <text:line-break/><text:line-break/></text:span>杜特蒂周三與日相安倍晉三會面前，與日本企業高層交流。據路透報導，杜特蒂為了讓日本安心，表示上周訪問中國，進行高規格國是訪問，只是為了經濟。<text:span text:style-name="T3"> <text:line-break/><text:line-break/></text:span>他向日本企業家說：「你們知道，我訪問了中國。我要向各位保證，那一切都是為了經濟。我們沒提軍武，也避免提及聯盟。」他並稱日本是「長期的朋友和盟國」，還要日本人投資菲律賓的基礎建設、農業與其他產業。<text:span text:style-name="T3"> <text:line-break/><text:line-break/></text:span>而他先前便表示，將促進雙方貿易，並希望在重要的基礎建設上與日本合作。<text:span text:style-name="T3"> <text:line-break/><text:line-break/></text:span>此外，他此行也將與日本天皇明仁見面，獲得高規格的禮遇。<text:span text:style-name="T3"> <text:line-break/><text:line-break/></text:span>然而，杜特蒂頻頻重話批評華府，對與美國有深厚安保關係的日本來說，不免有些尷尬。他周三向日本保證，儘管他與華府口角，但與東京的友誼卻是堅定的。<text:span text:style-name="T3"> <text:line-break/><text:line-break/></text:span>反倒是美國，則採取冷處理的方式，美國國務院發言人柯比（<text:span text:style-name="T3">John Kirby</text:span>）說：「我們的眼光要放遠，我們不會對隻字片語加以反應並回應，我們將繼續經營這段關係。」<text:span text:style-name="T3"> <text:line-break/><text:line-break/></text:span>先前路透曾報導，有消息人士透露，安倍將趁杜特蒂訪日時，與他進行私人會晤，尋求他與美日站在同一陣線，以遏制北京對南海的野心。安倍的任務微妙而棘手，他一方面要避免將菲律賓進一步推入中國的懷抱，另一方面則要促使菲律賓與美、日密切合作，達成一致的安全目標。</text:p>
      <text:p text:style-name="P1"><text:span text:style-name="T1">陳真</text:span><text:s/>  |  2016.10.26 18:57   |   <text:a xlink:type="simple" xlink:href="http://palinfo.habago.org/Entry?Command=Information_PrintForum&amp;iPage=222#FORUM34996"><text:span text:style-name="T2">#</text:span></text:a></text:p>
      <text:p text:style-name="P2">菲律賓總統說，美國把菲律賓當狗使喚。這個咱們一定要抗議才行！！狗讓菲律賓給搶去當了，那麼台灣是什麼？恐怕什麼也不是，只是一種像衛生紙那樣用完即丟的消耗品。<text:span text:style-name="T3"> <text:line-break/><text:line-break/></text:span>目前擔任台灣清華大學亞洲政策中心主任的前美國駐台辦事處處長司徒文（<text:span text:style-name="T3">William A. Stanton</text:span>），倒是說了真心話，台灣在美國人眼裏，竟然比狗還矮一級，變成金絲雀了。在他這兩天發表的一篇文章中，把台灣比喻成<text:span text:style-name="T3"><text:s/>"</text:span>礦區裏的金絲雀（<text:span text:style-name="T3">canaries in the coal mine</text:span>）<text:span text:style-name="T3">"</text:span>：<text:span text:style-name="T3"> <text:line-break/><text:line-break/>https://goo.gl/W71WtH <text:line-break/><text:line-break/></text:span>不習慣看英文的，請看文末節錄。<text:span text:style-name="T3"> <text:line-break/><text:line-break/></text:span>什麼是<text:span text:style-name="T3"><text:s/>"</text:span>礦區裏的金絲雀<text:span text:style-name="T3">"</text:span>，好有學問的詞。我查了維基百科是這麼寫的：<text:span text:style-name="T3"> <text:line-break/><text:line-break/>An allusion to caged canaries (birds) that miners would carry down into the mine tunnels with them. If dangerous gases such as carbon monoxide collected in the mine, the gases would kill the canary before killing the miners, thus providing a warning to exit the tunnels immediately. <text:line-break/><text:line-break/></text:span>翻成中文是這樣：<text:span text:style-name="T3"> <text:line-break/><text:line-break/></text:span>所謂<text:span text:style-name="T3"><text:s/>"</text:span>礦區裏的金絲雀<text:span text:style-name="T3">"</text:span>，<text:span text:style-name="T3">"</text:span>指的是關在籠子裏的小鳥，礦工們常帶著這些小鳥下礦，一旦礦坑裏有毒氣例如一氧化碳產生，這些小鳥就會先死翹翹。礦工一旦看見小鳥死翹翹，就知道有危險，於是就可以馬上溜之大吉。<text:span text:style-name="T3">" <text:line-break/><text:line-break/></text:span>台灣人被美國人長期當狗看，從不生氣，而且好開心，好得意；現在人家看你越看越低等，竟然變成小鳥了，而且是那種最可悲的小鳥，被人關在籠子裏，帶去第一線測試危險、示警用的<text:span text:style-name="T3"><text:s/>"</text:span>實驗用<text:span text:style-name="T3">" </text:span>小鳥，台灣人居然更開心，好像為美國人打第一線很偉大似的，我真不知道該怎麼形容這樣一種齷齪可恥的居心與病態心理。<text:span text:style-name="T3"> <text:line-break/><text:line-break/></text:span>古今中外，舉凡所謂獨立，必然是希望能獨立於世，自主行事，獨立於各國之外，以便為該國國民謀求最大福祉。但台灣這些居心叵測的口交型台獨之所謂獨立，卻是在其主子<text:span text:style-name="T3">--</text:span>美國<text:span text:style-name="T3">--</text:span>之處心積慮運作下，想讓台灣成為美國阻擋第一線炮火的軍事基地。如果這不叫台奸，什麼叫台奸？這些混蛋如果那麼喜歡當美國人的炮灰實驗品，幹嘛不自己舉家志願從軍去幫美國人打仗？我很樂意提供他們志願入伍當美軍的報名專線，何必硬要把大家拖入戰火，而自己卻個個早有榮華脫身之路。媽的，想到這群人，連我修養這麼好的都忍不住想開罵。可悲的是，台灣人卻力挺這些真正意義上的台奸。<text:span text:style-name="T3"> <text:line-break/><text:line-break/></text:span>陳真<text:span text:style-name="T3">2016.10.26. <text:line-break/><text:line-break/>========================= <text:line-break/>https://goo.gl/16V0ra <text:line-break/><text:line-break/></text:span>司徒文：台灣是環太平洋海域的第一道希望防線<text:span text:style-name="T3"> <text:line-break/><text:line-break/></text:span>民報<text:span text:style-name="T3"> <text:line-break/><text:line-break/></text:span>許銘洲<text:span text:style-name="T3">/</text:span>編譯<text:span text:style-name="T3"><text:s/>2016-10-26 <text:line-break/><text:line-break/></text:span>前<text:span text:style-name="T3">AIT</text:span>台北辦事處處長，目前擔任清華大學亞洲政策中心主任的司徒文（<text:span text:style-name="T3">William A. Stanton</text:span>）博士，上個月於華盛頓《猶太人政策中心》（<text:span text:style-name="T3">The Jewish Policy Center</text:span>）網站，發表一篇支持台灣專文，名為「為什麼台灣值得強大的美國支持<text:span text:style-name="T4">｣</text:span>（<text:span text:style-name="T3">Why Taiwan Deserves Stronger U.S. Support</text:span>），內容批評美國對臺政策支持不夠；另一方面，他也批評美國的台灣觀點，認為過去<text:span text:style-name="T3">37</text:span>年來（從<text:span text:style-name="T3">1979</text:span>年至今），美國當局包括共和黨、民主黨在內，在戰略上一致謀求與中國發展「友好合作」關係，實為「虛幻錯覺」、大錯特錯。<text:span text:style-name="T3"> <text:line-break/><text:line-break/></text:span>司徒文博士指出，一旦中國奪控台灣以及南海；實質上，等於讓北京連帶贏得包括東海在內的「整個太平洋沿岸」。如此一來，亞洲以及中國周邊的小國，在毫無選擇之下，只能被迫淪為北京的「從屬附庸國」；或因不服從而遭受折磨。換言之，控馭南海及台灣，是中國國家主席習近平標舉「中國夢」的核心意圖與野心。<text:span text:style-name="T3"> <text:line-break/><text:line-break/></text:span>一旦台灣失去「事實主權」（<text:span text:style-name="T3">de facto sovereignty</text:span>），美國在亞洲聯盟（聯防）系統，及其在亞洲奠基的和平、穩定、繁榮，將如秋風掃落葉一般，隨即蕩然無存。此一「亞洲危機意識」，導致美國在亞洲的聯合軍事演練，受到印度、越南、澳洲、日本，以及新加坡等國家的歡迎。<text:span text:style-name="T3"> <text:line-break/><text:line-break/></text:span>包括<text:span text:style-name="T3">1.)</text:span>南海航行自由，以及<text:span text:style-name="T3">2.)1979</text:span>年美國制訂台灣關係法，所提出的對台防衛保證；皆為礦工們養在礦區的守護金絲雀（<text:span text:style-name="T3">canaries in the coal mine</text:span>）。雀鳥的「預警鳴叫」，往往對礦工的生命安全具有警告、提醒作用。從這類比喻，拉回現實層面，一旦美國在亞洲的「安全政策」，無法顧念這些金絲雀；美方的搖擺行徑，就會被盟邦「看破手腳」，失去信賴。<text:span text:style-name="T3"> <text:line-break/><text:line-break/>===================== <text:line-break/></text:span>杜特蒂訪日演講<text:span text:style-name="T3"><text:s/></text:span>又拿狗比喻美菲關係<text:span text:style-name="T3"> <text:line-break/><text:line-break/></text:span>民視<text:span text:style-name="T3"> <text:line-break/><text:line-break/>2016</text:span>年<text:span text:style-name="T3">10</text:span>月<text:span text:style-name="T3">26</text:span>日<text:span text:style-name="T3"> <text:line-break/><text:line-break/></text:span>菲律賓總統杜特蒂目前正在日本進行訪問，今天（<text:span text:style-name="T3">26</text:span>日）下午<text:span text:style-name="T3">5</text:span>點將與日本首相安倍會面。此行之前，杜特蒂曾拿菲國像是條狗來比喻美菲關係，今天（<text:span text:style-name="T3">26</text:span>日）稍早在東京的一場論壇上，他又重提這個比喻。<text:span text:style-name="T3"> <text:line-break/><text:line-break/></text:span>菲律賓總統杜特蒂：「好像我是被繩綁住的狗一樣，他們說若你不停止咬那些罪犯，我們就不把麵包丟你嘴裡，我們會丟遠讓你很難搆著。」</text:p>
      <text:p text:style-name="P3"/>
      <text:p text:style-name="P1"><text:span text:style-name="T1">鄭涵文</text:span><text:s/>  |  2016.10.26 18:36   |   <text:a xlink:type="simple" xlink:href="http://palinfo.habago.org/Entry?Command=Information_PrintForum&amp;iPage=223#FORUM34995"><text:span text:style-name="T2">#</text:span></text:a></text:p>
      <text:p text:style-name="P2">園子溫<text:span text:style-name="T3">"</text:span>希望之國<text:span text:style-name="T3">"</text:span>裡，電影虛構的核災事件鋪陳至中段，受波及的居民，在專家與官員們的連番誤導下，壓抑下了恐懼。唯有在核災中發現懷孕的小野之妻，卻在恐懼消弭的時刻，戴起了全套的防護服，而成了當地人眼裡的異類。<text:span text:style-name="T3"> <text:line-break/><text:line-break/></text:span>那樣的異常行為，是一種焦慮症。只是她所恐懼的事物，隨後被被證明並非妄想，而是現實。園子溫藉此諷刺日本政府在<text:span text:style-name="T3">311</text:span>核災中，不斷隱瞞核輻射的影響，甚至不惜傳播不實資訊的做法。<text:span text:style-name="T3"> <text:line-break/><text:line-break/></text:span>在紀傑克<text:span text:style-name="T3">(Slavoj Žižek)</text:span>在今年<text:span text:style-name="T3">2</text:span>月的一篇社論<text:span text:style-name="T3">"</text:span>從「對難民的恐懼」來看歐洲<text:span text:style-name="T3">"(</text:span>蔣興儀教授的譯<text:span text:style-name="T3">)*</text:span>，不禁令人興起對希望之國的聯想。<text:span text:style-name="T3"> <text:line-break/><text:line-break/></text:span>紀傑克對歐洲難民議題，反移民和人道主義兩方都加以論述，在那些對難民的恐懼的偏執、以及理想化人道主義的自戀，平面化難民，以<text:span text:style-name="T3">"</text:span>支撐他們的意識形態位置<text:span text:style-name="T3">"</text:span>。<text:span text:style-name="T3"> <text:line-break/><text:line-break/></text:span>前者就如同小野的妻子，不論她偏執的行徑是否正確，都不會改變行為本身的病態。只是當日本政府亟欲隱瞞事實與恐怖，歐洲各國則在宣揚仇恨與不安，是穿著防護服的人嘲笑裸露的肌膚。<text:span text:style-name="T3"> <text:line-break/><text:line-break/></text:span>但後者又如何<text:span text:style-name="T3">?</text:span>如果我們認為擺弄人的肢體，任意的割裂開來，是不道德的行為。每當這樣的議題出現，我們又有誰不是在切割那些被討論<text:span text:style-name="T3">"</text:span>客體<text:span text:style-name="T3">"</text:span>的精神與人性，以合乎我們理念中的<text:span text:style-name="T3">John Doe?</text:span>當我們把他們切割磨粉，以便塞入神壇，實際上也何其不道德<text:span text:style-name="T3">? <text:line-break/><text:line-break/></text:span>這些象徵的恐怖就在於創造出兩個不相交的群體，不僅僅是彼此無法共存，甚至連他們所指涉的對象，也不能存在於其中。紀傑克大概認為，跳脫這兩個極端的理念，視難民為普通的陌生人，才是難民與他人共存的道路，我們或許可以理解為什麼一些更為貧窮的國家收容了更多的難民，他們之間相近的文化特質，使難民有機會融入其中。我們可以包容他們的惡，不是基於他們的苦難，而是因為他們是與我們相近的人，那是人性其中一面的展現。過度的想像與責任，最後或許只會如<text:span text:style-name="T3">"</text:span>生命中不能承受之輕<text:span text:style-name="T3">"</text:span>的托馬斯，成為曾經同情者眼中，礙眼的存在。<text:span text:style-name="T3"> <text:line-break/><text:line-break/></text:span>畢竟寬容是人性，厭倦也是。<text:span text:style-name="T3"> <text:line-break/><text:line-break/></text:span>說穿了我憎惡<text:span text:style-name="T3">Sam Harris </text:span>的那篇文章，因為他的巴勒斯坦只是他的巴勒斯坦，他的以色列只是他的以色列。然而我的<text:span text:style-name="T3">Sam Harris </text:span>、我的巴勒斯坦、我的以色列又何嘗不是如此<text:span text:style-name="T3">?</text:span>他的無知正是我的無知，我跟他隔著深淵對望，唯一的差別只是我可以對著他的倒影吐口水，他則對我一無所知。<text:span text:style-name="T3"> <text:line-break/><text:line-break/></text:span>一些日本文學家，時而提及，所謂活著人只是野獸，唯有在死後才能成為真真正正的人。似乎只有死後，我們才能被省視出人性，才會從人的偏執<text:span text:style-name="T3">(</text:span>並因為某些執著，做出當下的各種行為<text:span text:style-name="T3">)</text:span>解脫、特定成<text:span text:style-name="T3">"</text:span>某人<text:span text:style-name="T3">"</text:span>，不再是一時的野獸。<text:span text:style-name="T3"> <text:line-break/><text:line-break/>*</text:span>我對於紀傑克、拉岡的這些理論其實絲毫不了解，只能粗淺的表露一些看法，在此附上原文聯結，如果有先覺對於這些理論、或<text:span text:style-name="T3">Sam Harris </text:span>隱約提及的康德倫理有所理解，而認為我的論述有誤，請務必指教：<text:span text:style-name="T3"> <text:line-break/><text:line-break/>https://goo.gl/1OgtOl</text:span></text:p>
      <text:p text:style-name="P1"><text:span text:style-name="T1">鄭涵文</text:span><text:s/>  |  2016.10.26 11:17   |   <text:a xlink:type="simple" xlink:href="http://palinfo.habago.org/Entry?Command=Information_PrintForum&amp;iPage=223#FORUM34994"><text:span text:style-name="T2">#</text:span></text:a></text:p>
      <text:p text:style-name="P4">記得周世瑀博士投至苦勞網關於以巴衝突的文章中，有一段闡述了西方媒體如何型塑穆斯林社會的話語：「我們可以原諒阿拉伯人殺害我們的孩子。但我們無法原諒阿拉伯人逼迫我們殺害他們的孩子。當阿拉伯人愛自己的孩子勝過恨我們時，雙方才能有和平。」<text:span text:style-name="T3"> <text:line-break/><text:line-break/></text:span>愛啊、多少罪惡假汝之名<text:span text:style-name="T3">? <text:line-break/><text:line-break/></text:span>回歸正題，這是發佈於<text:span text:style-name="T3">2016</text:span>年<text:span text:style-name="T3">8</text:span>月<text:span text:style-name="T3">22</text:span>日的一部視頻。<text:span text:style-name="T3"> <text:line-break/><text:line-break/></text:span>作者的宗教觀我無意置喙，作者本人的身分、出生、立場我也毫無興趣。我僅僅評論他在虛偽中所棄置的中立，以及關於以巴衝突、穆斯林與西方本位間，作者所佔據的立場與錯誤的推導。<text:span text:style-name="T3"> <text:line-break/><text:line-break/></text:span>打從伊始，對於以色列受到的<text:span text:style-name="T3">”</text:span>不公平的批判<text:span text:style-name="T3">”</text:span>，作者就打定這是基於過度揭露所造成的假象。他主張在戰爭之中，本無善人，在抵抗外來的侵略者<text:span text:style-name="T3">(defending itself against aggressors)</text:span>的情形裡，以色列已經是個相對善良的群體，即便在其他的歐美國際之中亦然，況且因行動位於迦薩，這個人口最稠密之地，婦女、稚兒、與其他非戰鬥人員的死亡都必不可免。<text:span text:style-name="T3"> <text:line-break/><text:line-break/></text:span>實則在<text:span text:style-name="T3">AI</text:span>年度報告、加薩報告曾多次提及，以色列的轟炸，有多次選擇於凌晨、或其他用於禱告之時，而目標直指民宅。我無法想像這樣的情形被形容為<text:span text:style-name="T3">"</text:span>必不可免<text:span text:style-name="T3">"(is guaranteed to get woman and children and other noncombatants killed. )</text:span>，被以彷彿在狂歡之中，必然造成踐踏一般的方式描述。<text:span text:style-name="T3"> <text:line-break/><text:line-break/></text:span>或許對作者而言這真的只是一場失敗的公關戰。<text:span text:style-name="T3"> <text:line-break/><text:line-break/></text:span>同時作者對於雙方轟炸質量的差距隻字未提，反諷以色列人願意保全他們的人民，巴勒斯坦人卻拒絕把資源浪費，生命之上，反而屢次藉由地道為惡。<text:span text:style-name="T3"> <text:line-break/><text:line-break/></text:span>巴勒斯坦人有絕大部分的資源來自於以色列，直至<text:span text:style-name="T3">2015</text:span>年的<text:span text:style-name="T3">AI</text:span>人權報告中，都能發現巴勒斯坦的稅收，掌握在以色列手中。而加薩面臨全境封鎖的情況，使得迦薩的民生必須仰賴於偷渡，地道是偷渡所需的管路。面對一國以安全和風險為由，再三封鎖一切加薩人求生之路的行徑，卻成了被讚頌的主體，被了斷生機的一方所為的掙扎，煩而成了嘲諷的對象，對此我無從明白作者的良心現在被暫存在哪條狗的胃裡。<text:span text:style-name="T3"> <text:line-break/><text:line-break/></text:span>隨後作者緊接著拋出了一個議題，對於猶太人大屠殺史實，被穆斯林們所質疑，這作為一個的理由看似合理。日本否認侵略的議題也在整個東亞鬧得沸沸揚揚。然而這是在日本作為侵略者，不願意背負歷史，巴勒斯坦人或穆斯林對於一段德國人造成的屠殺的史實，贊同與否，為什麼能上升至罪惡的淵首<text:span text:style-name="T3">?</text:span>並成為批判穆斯林道德問題的重要單項<text:span text:style-name="T3">?</text:span>令人不禁懷疑起本文所持的道德觀，竟然可以讓生命權低於言論自由，整篇文章從此已經傾斜得大可棄船逃去的地步。然而緊追其後的，卻是一個更加怪異仇恨闡述。<text:span text:style-name="T3"> <text:line-break/><text:line-break/></text:span>在台灣，我們看見死者家屬，認為殺人犯死不足惜，他們的憤恨、對罰的渴望，是一種人性。<text:span text:style-name="T3"> <text:line-break/><text:line-break/></text:span>當然我無從理解生活於加薩、當死亡親切到麻木的地方，卻更無從理解有人要求這些人，不應當對以色列、對猶太人帶有恨意。作者認為巴勒斯坦人竟讓讓五歲孩童觀看<text:span text:style-name="T3">"</text:span>殺死猶太人<text:span text:style-name="T3">"</text:span>的節目，那面對一個如此巨大的悲痛，他們又該憎恨誰來表達自身的人性<text:span text:style-name="T3">?</text:span>如果整個巴勒斯坦不蔓延著對於這個猶太國家的憤恨，那才會是多麼可怕而扭曲的場面。<text:span text:style-name="T3"> <text:line-break/><text:line-break/></text:span>仇人要與仇人相愛<text:span text:style-name="T3">?</text:span>夢想會被夢想傳承<text:span text:style-name="T3">? <text:line-break/><text:line-break/></text:span>作者一在逃避巴勒斯坦現實上的慘狀，那正是極端主義的溫床。對此作者加以批評的卻是穆斯林的本質，而非在仇恨中隱現的人性。一個極端主義，不再極端社會中存在，那法西斯何來<text:span text:style-name="T3">? <text:line-break/><text:line-break/></text:span>是人性滋生了迷信、仇恨的哈瑪斯，一個以屠戮為目的的政府。但這個政府是否真的如此不智<text:span text:style-name="T3">?</text:span>作者加以闡述的方式僅依賴著其中一一段文字，這是作者一切的基調，不只否定人性、否定一個可能的愛恨、同時也撕裂了做為人惡與善一體兩面的本質。<text:span text:style-name="T3"> <text:line-break/><text:line-break/></text:span>從而如果作者藉此否定了哈瑪斯作為正常國家政府的可能，為何會贊同起道於錫安主義的以色列<text:span text:style-name="T3">?</text:span>其思考的原點與邏輯之絮亂，恕我難以苟同。<text:span text:style-name="T3"> <text:line-break/><text:line-break/></text:span>接著是作者展現語言魔術的時刻，它首先以以色列有能力卻未屠殺巴勒斯坦人殆盡，來闡述以色列無意進行種族滅絕，並反思道，如果雙方立場對換，則猶太人必定慘遭屠殺、寸草不生。同時有言明以色列深知殺害非武裝人員、孩童、婦女，會讓以色列成為國際孤兒，所以每每發生死亡，都不過是場意外，再盡力免除平民傷亡的錯漏。<text:span text:style-name="T3"> <text:line-break/><text:line-break/></text:span>姑且不論作者無視加薩報告與其他人權團體再三提出，認定以色列違反戰爭罪與數項不人道行為調查，單單基於作者所提供的素材推論，如果以色列在意國際壓力到一個孩子都不敢殺，那他們怎麼會自然而然地去屠殺每一個巴勒斯坦人<text:span text:style-name="T3">?</text:span>最前面聲稱以色列造受史無前例的全面監測，現在都消失了，以色列為所欲為在這個議題裡成了不用付出絲毫代價，以色列只因良心拘束，而勉為其難自我防衛的國家，也當然不會蓄意殺害孩童或非武裝平民<text:span text:style-name="T3">? <text:line-break/><text:line-break/></text:span>而調換立場這件事情更加荒謬，作者支持以色列的理由，竟然是在一個虛構假想中，巴勒斯坦會成了殺人大國為由。<text:span text:style-name="T3"> <text:line-break/><text:line-break/></text:span>這就如同假設一個男人，一但有了錢，就會變壞，所以這個男人是糟糕的那樣。我們如何知道這一個男人在拿到錢之後的樣貌<text:span text:style-name="T3">?</text:span>而即便那個男人因此變壞，那與現在貧窮的他又有何關聯<text:span text:style-name="T3">?</text:span>值得使現在的他被批判<text:span text:style-name="T3">? <text:line-break/><text:line-break/></text:span>難道巴勒斯坦人的發展出如此強烈的仇恨猶太，沒有歷史因由，只要有了實權就會毫無理由的殺戮<text:span text:style-name="T3">? <text:line-break/><text:line-break/></text:span>那對象為什麼被限定為以色列人，如此蠻野之輩大可以華人為目標、非洲人為目標。作者怎麼能做出一個將歷史一刀切開，用幻想中的肥皂泡吹出的評判<text:span text:style-name="T3">? <text:line-break/><text:line-break/></text:span>作者對於自殺炸彈的不道德大肆評判，卻對自殺炸彈的對象，那些侵略伊拉克的美國加以吹捧，只因他們對於肉盾的道德感，而無視了一整個戰爭。穆斯林自我毀滅，試圖被當作穆斯林本身劣根性的依據，然而這些不都是在西方侵略的斷垣殘壁之後，又一次極端主義興起的結果<text:span text:style-name="T3">?</text:span>錫安主義者難道不曾嘗試過恐怖襲擊<text:span text:style-name="T3">?</text:span>乃至他們轉化為一個國家，所弒殺的數量都不用計數了。在作者眼中自殺炸彈、人肉盾牌所體現的道德層距，永遠不會被死亡平民數量的差距所填平、因為不用直視他人死亡，而瞄準民家的炸彈所影響。<text:span text:style-name="T3"> <text:line-break/><text:line-break/></text:span>這樣的東西不是偽善，甚麼是偽善<text:span text:style-name="T3">? <text:line-break/><text:line-break/></text:span>最後作者乾脆拋開知識的藩籬，赤裸著撲向以色列，大肆的在毫無根據或引申至上述那些沒有任何道理的根據中示愛，試圖感性的表述，人人都是查理<text:span text:style-name="T3">˙</text:span>色列。<text:span text:style-name="T3"> <text:line-break/><text:line-break/></text:span>聽起來很像巨蟒劇團會出現的人名、對吧。</text:p>
      <text:p text:style-name="P1"><text:span text:style-name="T1">鄭涵文</text:span><text:s/>  |  2016.10.26 11:16   |   <text:a xlink:type="simple" xlink:href="http://palinfo.habago.org/Entry?Command=Information_PrintForum&amp;iPage=223#FORUM34993"><text:span text:style-name="T2">#</text:span></text:a></text:p>
      <text:p text:style-name="P2">在巴勒網的留言中發現這部影片，以下是視頻的中文翻譯，我的個人感想跟批評留待之後。我相信巴勒網會接受不一樣的聲音，同時也有能力指證這樣的文章是多麼滲人。<text:span text:style-name="T3"> <text:line-break/><text:line-break/>https://goo.gl/d8BKyT <text:line-break/><text:line-break/></text:span>我會做一系列問題的放送，不過有一個話題被來回詢問了數遍，於是我決定先做一個相關的回應，其餘的部分將會在<text:span text:style-name="T3">#AskMeAnything</text:span>這個節目中放送。<text:span text:style-name="T3"> <text:line-break/><text:line-break/></text:span>我以各種形式接收到的問題是這樣的：為什麼你從來不曾批評過以色列？為什麼你從不批評猶太教？為什麼你總是站邊以色列人？<text:span text:style-name="T3"> <text:line-break/><text:line-break/></text:span>基於各種理由，這個問題無比的乏味同時令人挫折。首先，我有在批評以色列和猶太教。會令人產生誤解的原因，可能是因為我的批評維持著一種比例。要知道此刻，地球上<text:span text:style-name="T3">1500</text:span>萬猶太人，卻有一百多倍的穆斯林。我曾與拉比辯論過，以他們信上帝，是因為上帝能聽見他們的祈禱為題，但中途就被以<text:span text:style-name="T3">"</text:span>你怎麼會認為我們相信上帝能夠聽見祈禱<text:span text:style-name="T3">?"</text:span>所打斷。對，他們是拉比，保守的拉比。是相信上帝融入萬物，而排斥任何對祂有具體主張之人的人。從而，上帝也共容於人的一切具體請求。並且數百萬的猶太人中的數百萬人，雖信仰猶太教，卻有著無神論的色彩。他們不信具體存在的上帝。這是你可以用於理解猶太教的方式，但全然不適用於伊斯蘭教或基督教。<text:span text:style-name="T3"> <text:line-break/><text:line-break/></text:span>所以，當我們談論到談論信仰聖經將導致的不合理之處，猶太人被冒犯的情況最為稀少。但我也批評過猶太教的許多。讓我提醒一下，希伯來聖經書有部分，如利未記和出埃及記，即便對比其他宗教之惡，也稱得上最為令人反感、噁心、不道德的文本。他們比古蘭經更糟糕。他們比新約的任何部分低劣。但事實卻是，大多數猶太人認識到這一點，也不打算認真對待這些文本。這是一個簡單的事實，大多數猶太人和大多數以色列人都沒有聖經<text:span text:style-name="T3"><text:s/>- </text:span>這點非常值得讚許。<text:span text:style-name="T3"> <text:line-break/><text:line-break/></text:span>當然，也有一些人持有聖經。猶太人也有宗教極端分子。我認為這些人是真真正正的危險，他們的宗教信仰基於分裂，就形同毫無根據而虔誠穆斯林。但這樣的人要少得多。<text:span text:style-name="T3"> <text:line-break/><text:line-break/></text:span>對於擔心我從未批評以色列的人：我要說，我對以色列的立場是有點矛盾。有許多令我猶豫不決的問題。我認為以我的立場來說，這些會得罪到所有人。但在理解到談及這個話題的魯莽性，我人然決定放聲地發洩幾分鐘。<text:span text:style-name="T3"> <text:line-break/><text:line-break/></text:span>我不認為以色列應該作為一個猶太國家存在。我認為以一個宗教建國是猥褻、荒唐、毫無道理的事。所以我不會對在中東的一個猶太家園感到慶幸。我更不支持猶太人倚仗著聖經的字句來主張土地所有權。<text:span text:style-name="T3"> <text:line-break/><text:line-break/></text:span>雖說我不認為以色列應該存在作為一個猶太國家，但建立這樣的國家仍有其道理。我們不能忽視這個世上有許多國家從不放過任何屠殺猶太人的機會。所以要能保護這些單一宗教組織的成員，猶太國家就成了必備品。以色列的朋友可能會認為這是其中一個不慍不火的辯護詞，但這其實已經是我所能找到最站得住腳的理由。我始終認為一個宗教國家的想法是靠不住的。<text:span text:style-name="T3"> <text:line-break/><text:line-break/></text:span>捍衛這個猶太國家，以色列政府和以色列自身，不得不做出泯滅人性之事。他們必須也正在與巴勒斯坦人開戰，並造成無數無辜生命的損失。前幾周加薩死亡的平民已經高於軍人。由於加薩是地球上人口最稠密的地方之一，這個結果並不令人驚訝。佔地於此、戰爭於廝，都不可避免地造成婦女、稚兒、與其他非戰鬥人員的死亡。大概只有少數質疑於以色列的戰鬥過程，會遭致大量的戰爭罪行。他們因此變得殘暴，透過於此地所為的暴行。很大程度上是由於他們眼中敵人的性質。<text:span text:style-name="T3"> <text:line-break/><text:line-break/></text:span>比起美國、西歐對待敵人的樣貌而言，無論以色列人所為多麼泯滅人性，他們對巴勒斯坦人的作為仍算是有所節制。他們所忍受的全球公眾監督程度，比起任何其他社會在地抗外來的侵略者時，要多得多。以色列人被用以不同的標準評價。他們所受的譴責與世上其他國家實際所為的而該受到的譴責，全然不成比例。<text:span text:style-name="T3"> <text:line-break/><text:line-break/></text:span>顯然的，以色列輸了公關戰，而且已經輸了幾年之久。最刺激外部觀察家的，莫過於於加薩的戰爭，巴勒斯坦方不成比例的死亡現狀。這並非大量道德上的意義。以色列修建防空洞，以保護其公民。巴勒斯坦人則建立地下道，以便於進行恐怖襲擊和綁架以色列人。難道以色列該防衛平民性命的成功該被指責？我不認為該如此評價。<text:span text:style-name="T3"> <text:line-break/><text:line-break/></text:span>尤其是彈痕累累的嬰幼兒圖像，更使我們無法在做出這是滔天巨惡以外的評價。至此以色列人成了罪惡的代行，看似無從受到支持。而且毫無疑問，巴勒斯坦已經在數十年的佔領中，吃盡了苦頭。這是對以色列評論的多數評論家的困境。他們看到這些圖片，而指責以色列的殺害和傷殘嬰孩。他們看到的這些佔領，而指責以色列將加薩變成了活生生的監獄。我認為這是一種道德上的錯覺，對衝突錯誤的觀察，以及對兩邊人民所欲達成意圖的誤判。<text:span text:style-name="T3"> <text:line-break/><text:line-break/></text:span>事實上以色列和她的敵人之間存在明顯、不可否認、巨大、結果性地道德區別。以色列不正被明確的意圖種族滅絕以色列人的人所包圍著<text:span text:style-name="T3">?</text:span>哈馬斯的憲章就是明確的種族滅絕，它期待根據古蘭經預言的時刻到來，整個世界將會渴求猶太人的血，樹木和石頭也告知<text:span text:style-name="T3">“</text:span>啊，穆斯林，有一個猶太人躲在我的後面。過來殺了他。<text:span text:style-name="T3">“</text:span>這樣的話語，並載於政治性的文件之中。這可是一個多數巴勒斯坦人投票選出的政府。<text:span text:style-name="T3"> <text:line-break/><text:line-break/></text:span>在穆斯林世界關於猶太人的講述令人極度震驚。他們不僅有否認猶太大屠殺，並願意親手實現。唯一比否認猶太大屠殺更令人厭惡地，莫過於認為它應該發生、而我們則會把握機會實現。在巴勒斯坦的領土上，有著給五歲兒童觀看的節目，講述光榮殉道以及殺死猶太人的必要性。<text:span text:style-name="T3"> <text:line-break/><text:line-break/></text:span>這是以色列和她的敵人間，道德上的核心區別。這是我用以討論信仰的終結的材料。看到這種道德的區別，你大可自問，作為有權力的一方會做出甚麼。<text:span text:style-name="T3"> <text:line-break/><text:line-break/></text:span>如果能為所欲為，猶太人會對巴勒斯坦人做些甚麼？好吧，我們知道答案的，因為他們可以這麼做。以色列軍隊隨時可以殺死加薩的每一個人。這代表了甚麼？這意味著，在上週，他們投擲炸彈，殺死在海灘上的<text:span text:style-name="T3">4</text:span>名巴勒斯坦兒童，這幾乎可以肯定成一個意外。他們並不以兒童為對象。因為一旦他們想要的，他們大可屠戮殆盡。每當一個巴勒斯坦兒童死亡的時候，以色列就更接近國際孤兒。因此以色列人竭盡全力不去殺兒童和其他非戰鬥人員。<text:span text:style-name="T3"> <text:line-break/><text:line-break/></text:span>會有一些以色列士兵經不住壓力而瘋狂，導致向投擲石頭的孩子們射擊<text:span text:style-name="T3">?</text:span>這當然會有。你總能在戰爭期間找到以這種方式行事的士兵。但我們知道，這不是以色列的普遍意圖。我們知道，以色列人並不想殺死非戰鬥人員，因為他們大可為所欲為，但卻沒有這樣做。<text:span text:style-name="T3"> <text:line-break/><text:line-break/></text:span>那我們知道巴勒斯坦人甚麼？當立場顛倒，巴勒斯坦人會做出甚麼？實際上他們已經說了。出於某種原因，對以色列的批評避開哈馬斯這種組織中罪惡的一面，甚至當它自行宣揚起自身最惡質的一面時也視若無睹。在<text:span text:style-name="T3">20</text:span>世紀我們已經有猶太大屠殺和其他幾個種族滅絕。人有能力犯下種族滅絕之罪。當他們告訴我們他們打算種族滅絕，我們應該相信他們會做。我們完全有理由相信，巴勒斯坦人將殺死所有以色列的猶太人。但是每個巴勒斯坦人都支持的種族滅絕？當然不是。但是，他們中的絕大部分和世界各地的穆斯林可歡迎了。更不用說不僅是哈瑪斯，巴勒斯坦人都有著以無辜的非戰鬥人員為目標的作法，且方式極其震撼。他們在公共汽車上和餐廳吹噓自己屠殺青年、殺害了參加奧運會的運動員。而現在，他們任意發射火箭彈至民用領域。與此同時，他們的政府在加薩的憲章明確地告訴我們，他們想消滅猶太人，不只是在以色列的，而是全部。<text:span text:style-name="T3"> <text:line-break/><text:line-break/></text:span>事實上你所需要知道，以色列和她的敵人之間的道德不平衡，都可以在肉盾的話題中理解。是誰在使用人肉盾牌？那麼，肯定是哈馬斯。他們從居民區、學校、醫院、清真寺旁邊發射火箭。穆斯林在其他最近的衝突，在伊拉克和其他地方，也使用人肉盾牌。他們將步槍在在自己的孩子肩上，從他們的身後開槍。<text:span text:style-name="T3"> <text:line-break/><text:line-break/></text:span>從使用人肉盾牌和因此被嚇阻，這兩者就可以看出雙方道德的差別。這就是我們正在談論的差異。以色列和其他西方國家雖不完全，但也理所當然的望而卻步，卻步於在衝突中被穆斯林使用的人體盾牌。因為只要能避免，殺死非戰鬥人員在道德上都是可厭的。為了擊中對手而射向孩子的身體，也當然是可憎的。但是花點時間反思這種行為如何可鄙的。就能了解這是多麼令人不屑。穆斯林的行為是在他們知悉的前提下，假定與他們對戰異教徒、那些在穆斯林信仰中只能被醜化的傢伙，會被穆斯林身分的人肉盾牌所止步。他們依靠著被認作為猿和豬之子的猶太人，並不想殺死穆斯林非戰鬥人員。<text:span text:style-name="T3"> <text:line-break/><text:line-break/></text:span>現在調換一下彼此。讓以色列人嘗試使用人體盾牌，以止步巴勒斯坦人，光想像就知道這是多麼愚昧、也確實十分滑稽。有些人聲稱，他們已經這樣做了。有報導說，以色列士兵有時會把巴勒斯坦平民在他們面前，來進入危險區域。不過這不是用我們談論肉盾。肉盾是惡劣的行徑、毫無疑問，構成戰爭罪的行為。但試想一下，以色列人利用了自己的婦女和兒童作為人體盾牌。這當然非常可笑。巴勒斯坦人將會試圖殺死每一個人。殺害婦女和兒童本來就是計劃的一部分。這場調換只能作為巨蟒劇團的作品出場。<text:span text:style-name="T3"> <text:line-break/><text:line-break/></text:span>如果你要談論中東衝突，你必須承認這種差異。我不認為能找到更為震撼、且後果強烈指出倫理差異的其他例子。<text:span text:style-name="T3"> <text:line-break/><text:line-break/></text:span>而事實是，這甚至不是最惡質的聖戰者所為。相對於其他聖戰組織，哈馬斯實際上是一個溫和的組織。還有在穆斯林兒童群眾中自爆，以殺害發糖的美國士兵的穆斯林。他們利用了自殺炸彈，來送另一個自殺炸彈客到醫院，以已進行下一場傷亡，他們將炸死那些傷者、以及試圖拯救他們的醫生和護士。<text:span text:style-name="T3"> <text:line-break/><text:line-break/></text:span>你每天都可以閱讀到關於以色列的火箭迷航或以色列士兵毆打一名無辜的少年，你也曾看過<text:span text:style-name="T3">ISIS</text:span>在伊拉克的大路上釘死人，有基督徒、也有穆斯林。那些該對此等罪行群情激昂的穆斯林們和左派到哪裡了<text:span text:style-name="T3">?</text:span>那些在歐洲首都，一萬或十萬眾，要求抵抗<text:span text:style-name="T3">ISIS</text:span>的示威又去了哪裡<text:span text:style-name="T3">?</text:span>當以色列意外殺死了十幾名巴勒斯坦人，整個穆斯林世界不都為之感冒。上帝禁止你燒古蘭經、禁止利用小說模糊的批評信仰。然而，穆斯林可以破壞他們自己的社會，以伺機摧毀西方，你卻一無所知。<text:span text:style-name="T3"> <text:line-break/><text:line-break/></text:span>所以我認為你該站在以色列這邊。這一邊可以簡單的與鄰人達成和平，而另一側則是在聖地尋求七世紀的政教合一。兩個不相似的思想間尋求不了和平。這並不意味著你不能譴責以色列的一部分行動。而承認以色列和她的敵人之間的道德差距，並沒有給我們任何解決以色列在中東存在下的問題。<text:span text:style-name="T3"> <text:line-break/><text:line-break/></text:span>再一次，理所當然，有一定百分比的猶太人，浸淫於他們宗教性的歇斯底里、以及猶太教自身的預言。等待彌賽亞降臨於這紛亂之地。是的，這些人願意犧牲自己的孩子的鮮血榮耀上帝。但是，在多數情況下，它們並不代表猶太教或以色列政府的當前的行動。以色列如何看待與這些人宗教狂人的立場，將決定他們是否能夠真正保持道德制高點。以色列可以做出許多作為，而不至於去剝奪他們的權利。它可以停止資助極端正統派的妄想，它可以停止在有爭議的土地上建設屯墾區。<text:span text:style-name="T3"> <text:line-break/><text:line-break/></text:span>在這片土地上，這些不相容的宗教信仰必須要找出能使穆斯林與猶太人，能如理性人一般相互溝通的方式，才能達成和平。但更多的責任還是在穆斯林這。即使在其最糟糕的一天，以色列人無時無地保持超越穆斯林鬥士更大的關心、同情、自我批評。<text:span text:style-name="T3"> <text:line-break/><text:line-break/></text:span>再一次，你要自問，這些團體真正想要什麼？他們能達成，他們會去達成甚麼<text:span text:style-name="T3">?</text:span>而以色列人可以心想事成時，以色列人會做甚麼<text:span text:style-name="T3">?</text:span>他們將會與他們的鄰居和平共處，只要他們的鄰居也希冀和平。他們只會繼續建立自己的高科技產業和繁榮。<text:span text:style-name="T3"> <text:line-break/><text:line-break/></text:span>那<text:span text:style-name="T3">ISIS</text:span>和基地組織甚至是哈馬斯組織所圖？他們想強加給其他人己的宗教觀點。他們想扼殺每一個體面、受過教育、世俗之人所珍惜的自由。這不是一個簡單的差異。如今，從譴責以色列的程度來看，你會寄情於另一條路線。<text:span text:style-name="T3"> <text:line-break/><text:line-break/></text:span>這種混亂的思維將使我們推向深淵。這是我們這個時代偉大的故事。對於我們的其他人而言，我們孩子的生活，我們要面對那些不想要和平共存於世俗、多元化世界，他們將摧毀沿路所有人們的幸福，只因他們渴望天國，事實是，我們都生活在以色列。這只是我們有些人沒有意識到它。</text:p>
      <text:p text:style-name="P1"><text:span text:style-name="T1">陳真</text:span><text:s/>  |  2016.10.26 03:26   |   <text:a xlink:type="simple" xlink:href="http://palinfo.habago.org/Entry?Command=Information_PrintForum&amp;iPage=223#FORUM34992"><text:span text:style-name="T2">#</text:span></text:a></text:p>
      <text:p text:style-name="P4">國父依覺醒能力把民眾分三種：先知先覺，後知後覺，不知不覺。講通俗點就是聰慧，一般，腦殘。依我看，聰慧者不及萬分之一，遠遠不及一般人和腦殘者數量之多。所謂腦殘，也就是那些時下自我標榜為覺醒公民的熱烈表態者乃至參與者。<text:span text:style-name="T3"> <text:line-break/><text:line-break/></text:span>人很難不受媒體及教育洗腦，洗成一般腦，或甚至洗到腦殘，通常就只有這兩種結果，少有例外。在這一點上，台灣和北韓是沒有多大差別的，共同特徵就是極端封閉。北韓的例子大家很容易理解，但若要說台灣封閉，肯定會有萬分之九千九百九十九的台灣人不能認同。這就是可怕之處，洗腦到讓你以為自己很聰明，很自由，很開放。<text:span text:style-name="T3"> <text:line-break/><text:line-break/></text:span>北韓依靠高壓槍炮統治，藉此淨化輿論，塑造假象，一如過去的國民黨。但恐怖高壓只會使人敢怒不敢言。一旦有縫隙，真相就會擴散瀰漫，甚至過度渲染。你越高壓控制，人們越好奇。黨外就是這樣竄出來的，成功利用人心的不滿與好奇，顛覆官方說法。<text:span text:style-name="T3"> <text:line-break/><text:line-break/></text:span>在這島上，在一片所謂自由與解放中，媒體控制的本質半個多世紀來卻始終一點都沒有改變。若要說它有所改變，那就是變得更狡猾更微妙與入骨，以一種投民眾所好的方式來塑造輿論，進而顛倒是非黑白；平常就餵給人民大量垃圾資訊，使之與真實世界完全隔絕；它不是依靠槍炮棍棒讓你害怕，而是用垃圾資訊使你腦袋腐蝕而滅頂，並以及各種高超的廣告手法來塑造任何純屬虛構的事實，讓你以為事實就是這樣，絲毫不會有一絲懷疑。<text:span text:style-name="T3"> <text:line-break/><text:line-break/></text:span>依靠無孔不入的謊言與資訊壟斷以及精妙生動的廣告手法之洗腦效果，自然遠遠勝過槍炮黑牢式的言論控制。一樣都是封閉，但前者卻讓被洗腦者以為自己處於一種很開放很美妙有趣的環境。美國就是一例，只是不像台灣封閉得如此誇張，完全就是與世隔絕，完全接受島內綠媒的餵養與徹底顛倒是非黑白。<text:span text:style-name="T3"> <text:line-break/><text:line-break/></text:span>荒唐程度經常讓我感到極度不可思議，原來人是這麼容易被洗腦的一種生物，完全可以把白雪公主和邪惡巫婆的真實樣貌給整個顛倒過來，低能到爆者可以捧成天縱英明，捧成不凡的明星，捧成人人皆知的所謂<text:span text:style-name="T3"><text:s/>"</text:span>著名<text:span text:style-name="T3">" </text:span>意見領袖，猥瑣下流、貪婪無度者美化成神明，再怎麼荒唐離譜的人與事都能輕易描繪成截然不同的面貌。至於所謂<text:span text:style-name="T3"><text:s/>"</text:span>歷史<text:span text:style-name="T3">"</text:span>，更是瞎掰到徹底，說是純屬虛構一點也不為過。所有人渣，竟然在新一代的<text:span text:style-name="T3"><text:s/>"</text:span>歷史<text:span text:style-name="T3">" </text:span>建構中全都變成聖人了。<text:span text:style-name="T3"> <text:line-break/><text:line-break/></text:span>反之亦然，白白布輕易就能把你染成黑，正直良善者打成邪惡份子，正當合理之事輕易就能說成醜陋之舉。不妨想想馬英九的遭遇，不要說台灣，就算全世界你恐怕都很難找到一個比馬英九更乾淨正直而且為公眾利益如此努力工作的政治人物，但他卻被抹黑成不堪聞問的醜陋全民公敵。<text:span text:style-name="T3"> <text:line-break/><text:line-break/></text:span>人就像一種機器那樣，只要媒體、政客及其同路人一下令，隨時都能動員群眾起來進行各種所謂正義舉動。最最令人不可思議的是，這些聞聲起舞的被動員者，絕對不會以為自己其實是被動員的。舉個例，比方說一些勞工昨天包圍立法院，而且挨了揍，抗議人渣黨選前選後之出爾反爾。我敢說，覺醒公民們此時絕對不會覺醒而起來行動，更不可能覺醒到像之前反什麼服貿那樣半夜都還在校園討論怎麼救國。為什麼？因為他們的主子沒叫他們覺醒。<text:span text:style-name="T3"> <text:line-break/><text:line-break/></text:span>主子分成大房東和二房東，大房東當然就是那個人渣黨，二房東就是選前那些所謂人權律師及開明學者或什麼愛國藝人及什麼學運明星們。他們絕不會跳出來說這是國家暴力，或是去控告蔡啥小殺人未遂，當然也不會在街頭開課談什麼碗糕社會理論。不管人渣黨上台後如何在各方面違法亂紀，徹徹底底傷害民主與法治，他們絕對不會有意見。不但不會有意見，而且還會用另一套同樣光鮮亮麗的美麗說詞<text:span text:style-name="T3"><text:s/>(</text:span>例如<text:span text:style-name="T3">x</text:span>它媽的什麼轉型正義<text:span text:style-name="T3">) </text:span>來美化、歌頌這一切醜陋行為。<text:span text:style-name="T3"> <text:line-break/><text:line-break/></text:span>罵這些人沒有用，因為沒有人會信。你越罵，只是自取其辱而已。不管事實多麼顯而易見都沒有用，不會有人信就是不會有人信。國民黨橫行的年代，你才說一兩句政府的不是，大家就笑了或怒了，因為覺得你真的好荒唐好可恥，連這麼偉大的政府，連美國都公開歌頌是民主燈塔的蔣公和國民黨，你卻說他們貪污、不民主、反人權。你越說，人家就會越覺得你腦袋不正常或人格偏差。<text:span text:style-name="T3"> <text:line-break/><text:line-break/></text:span>高壓管控的洗腦比較容易指出真相，但是，所謂民主世界的洗腦方式卻很難讓人們意識到自己被洗腦的事實。台灣是一個極端例子，在美國的染指與操盤下，香港近幾年也逐漸有類似的發展。各位不妨想像一下，假若今天你手上有無數的金錢，有各種權大勢大的爪牙完全由你操控使喚，有一切媒體任你顛倒黑白與炒作，你想，你要培養出一群腦殘人士來發動各種所謂民主自由與獨立的抗爭有什麼難？<text:span text:style-name="T3"> <text:line-break/><text:line-break/></text:span>這二十幾年來，美軍在世界各地發動無數血腥戰亂，背後起因往往都是一些所謂民主自由的<text:span text:style-name="T3"><text:s/>"</text:span>偉大<text:span text:style-name="T3">" </text:span>抗爭，進而引發動亂，甚至內戰，難道你真的蠢到會相信這些真的是什麼單純自發的什麼民主自由的抗爭？當然不是說參與者每一個都是冒充的或虛假的，而是說，一個強大主流勢力要進行任何操弄、動員或洗腦，一點困難都沒有。<text:span text:style-name="T3"> <text:line-break/><text:line-break/></text:span>你不可能期待惡棍不作惡，你不可能期待騙子不騙人，你只能期待人們的腦袋要靈光點，不要那麼蠢，那麼容易被洗腦。問題是，一般人的大腦和心智是可以期待的嗎？平常你要讓病人不要亂買地下電台的假藥吃都很難了，更何況其它更細膩複雜的事。</text:p>
      <text:p text:style-name="P1"><text:span text:style-name="T1">劉孝湘</text:span><text:s/>  |  2016.10.25 21:24   |   <text:a xlink:type="simple" xlink:href="http://palinfo.habago.org/Entry?Command=Information_PrintForum&amp;iPage=223#FORUM34991"><text:span text:style-name="T2">#</text:span></text:a></text:p>
      <text:p text:style-name="P2">遭辱「支那人」！沖繩居民反美示威　日警：土人別碰我<text:span text:style-name="T3"> <text:line-break/>https://goo.gl/CGcnkL <text:line-break/><text:line-break/></text:span>看到這則新聞感觸良多，日本自<text:span text:style-name="T3">16~19</text:span>世紀，即逐步鯨吞蠶食當時的琉球王國，將其併吞納為日本國土。再者，于二戰末期的沖繩島戰役，日軍不但利用平民作為人盾抗擊美軍，戰敗的日軍將領更下達「玉碎令」，誆騙當地人說勝利的美軍將進行殺戮和強姦，遭逼迫集體自殺及被屠殺的琉球平民，據考證死亡人數達<text:span text:style-name="T3">15~22</text:span>萬。然而，今日的日本政府極力想將此段歷史抹去。<text:span text:style-name="T3"> <text:line-break/><text:line-break/></text:span>在<text:span text:style-name="T3">21</text:span>世紀的今天，看到年輕的日本警察，對著自己的「國民」，都可以說出這種盛行於<text:span text:style-name="T3">19</text:span>世紀末，充滿軍國主義思想、對於次殖民地無比歧視的語言，可想而知，當年在日本殖民統治下的台灣，其悲苦與辛酸的程度更是難以估量。<text:span text:style-name="T3"> <text:line-break/><text:line-break/></text:span>只可惜這些歷史真相，已經逐步在我國的歷史教育被抹去，反之，看到的竟是對殖民統治的推崇及美化；大腸花、反課綱學生說：「把慰安婦<text:span text:style-name="T3">(</text:span>戰爭性奴隸<text:span text:style-name="T3">)</text:span>被迫寫在教科書，那不是會讓日本政府不開心嗎<text:span text:style-name="T3"><text:s/>? </text:span>」種種認賊作父的行為，真不知當年為反抗日本殖民統治犧牲的先賢先烈地下有知，作何感想？</text:p>
      <text:p text:style-name="P1"><text:span text:style-name="T1">鄭豐遠</text:span><text:s/>  |  2016.10.25 19:55   |   <text:a xlink:type="simple" xlink:href="http://palinfo.habago.org/Entry?Command=Information_PrintForum&amp;iPage=223#FORUM34990"><text:span text:style-name="T2">#</text:span></text:a></text:p>
      <text:p text:style-name="P4"><text:span text:style-name="T3">https://www.youtube.com/watch?v=jEdnpKNi0u4 <text:line-break/><text:line-break/></text:span>台灣人，這樣的一種品性，這樣的一種嘴臉，為什麼還可以在這世上存在<text:span text:style-name="T3">? </text:span>一想到我是從這個文化裡誕生，從這個社會中掙扎活了過來，很多時候心裡就充滿了悲憤。人們活在台灣會怨天尤人並不是沒有道理的，一般人若不是家財萬貫或位高權重，而是要像這位女店員一樣打工賺錢，似乎就只能忍受這樣的一種羞辱而沒有反抗的餘地，只因為對方的一種囂張態度或身份能威脅到你。面對這個惡形惡狀的醫生，這位拍攝影片的先生似乎也不敢怎麼樣，但我很難想像在西方國家<text:span text:style-name="T3"><text:s/>(</text:span>所謂沒文化的洋鬼子的地盤<text:span text:style-name="T3">)</text:span>，人們能容忍這樣的行為存在，這混蛋恐怕連好手好腳走出店門口都有問題，說不定現場就會被痛歐。<text:span text:style-name="T3"> <text:line-break/><text:line-break/></text:span>中華文化是很偉大沒錯，但喝中華墨水長大的我們這個社會<text:span text:style-name="T3"><text:s/>(</text:span>特別是因為喝繁體墨水而整天引以為傲，整天在世界上發光的台灣人<text:span text:style-name="T3">)</text:span>，究竟是哪一點能稱得上偉大了<text:span text:style-name="T3">? </text:span>請你們告訴我。世上的混蛋民族不少，但如果上帝要選擇制裁一個民族，請大家告訴我，台灣有什麼資格倖免<text:span text:style-name="T3">? </text:span>有哪一點可以請求上帝的寬恕<text:span text:style-name="T3">?</text:span></text:p>
      <text:p text:style-name="P1">J. Z.   |  2016.10.25 15:44   |   <text:a xlink:type="simple" xlink:href="http://palinfo.habago.org/Entry?Command=Information_PrintForum&amp;iPage=223#FORUM34989"><text:span text:style-name="T2">#</text:span></text:a></text:p>
      <text:p text:style-name="P5"><text:span text:style-name="T1">我覺得有點難以去批評</text:span><text:s/>Sam Harris <text:span text:style-name="T1">所說的</text:span>, <text:span text:style-name="T1">因為他似乎講出了以巴兩邊都不想承認的事</text:span>, <text:span text:style-name="T1">但又覺得有哪裡不太對勁</text:span>... <text:line-break/><text:line-break/>https://www.youtube.com/shared?ci=xsigqzfnpiA</text:p>
      <text:p text:style-name="P1"><text:span text:style-name="T1">范美林</text:span><text:s/>  |  2016.10.25 15:04   |   <text:a xlink:type="simple" xlink:href="http://palinfo.habago.org/Entry?Command=Information_PrintForum&amp;iPage=223#FORUM34988"><text:span text:style-name="T2">#</text:span></text:a></text:p>
      <text:p text:style-name="P4">忘記那個日本人叫什麼名字了，他是一位原先在中國大陸收集對中不利情報的人，不久前才被北京驅離出境。在蔡英文上台後再由日本派駐在台灣，可想而知，他絕對不會讓台灣出現親中的聲音。<text:span text:style-name="T3"> <text:line-break/><text:line-break/></text:span>再看看美國人在<text:span text:style-name="T3">0520</text:span>後設立的全球台灣研究中心（<text:span text:style-name="T3">GTI</text:span>）<text:span text:style-name="T3">[1]</text:span>，台灣未來能出現像杜特蒂這種公職人員乃至總統？鬼才相信！從我<text:span text:style-name="T3">2004</text:span>年大學畢業到現在（我非清華校友），清華是越來越綠，綠到黑亮了。更別說台大。這十年下來台灣學界綠化是難以想像的！<text:span text:style-name="T3"> <text:line-break/><text:line-break/></text:span>菲律賓總統他是拿他政治生命在賭國家及人民的利益；台灣這邊泛綠的或李氏班底（台聯時力及<text:span text:style-name="T3">DPP</text:span>與<text:span text:style-name="T3">KMT</text:span>底下暗藏的暗椿），只有美日的利益、他們個人的利益！<text:span text:style-name="T3"> <text:line-break/><text:line-break/><text:line-break/>---footnote--- <text:line-break/>[1] <text:line-break/>http://news.ltn.com.tw/news/politics/paper/1026681 <text:line-break/></text:span>ＧＴＩ董事長賴義雄表示，智庫的目標，除要強化台美關係，也要培養台裔優秀的下一代，但他們不希望智庫被貼上政黨標籤，凡是對台灣有利、有助台美關係發展，並能串聯台裔優秀人才的活動，他們都會考慮。</text:p>
      <text:p text:style-name="P1"><text:span text:style-name="T1">范美林</text:span><text:s/>  |  2016.10.25 14:44   |   <text:a xlink:type="simple" xlink:href="http://palinfo.habago.org/Entry?Command=Information_PrintForum&amp;iPage=223#FORUM34987"><text:span text:style-name="T2">#</text:span></text:a></text:p>
      <text:p text:style-name="P2">台灣的確有很多人希望美國在台駐軍。<text:span text:style-name="T3"> <text:line-break/><text:line-break/></text:span>只是，私底下樂山雷達站、佳山空軍基地應該都有「美國人」駐守；另外在<text:span text:style-name="T3">AIT</text:span>在內湖建新館，媒體還特別指出美軍陸戰隊會再進駐<text:span text:style-name="T3">[1]</text:span>。未來太平島或許會被蔡英文「基於人道救援考量」給美軍使用。講了這麼多，反正美軍想用就能用啊，看看去年<text:span text:style-name="T3">F-15 </text:span>降落台南的討論盛況，台灣人真的很喜歡美軍呢！<text:span text:style-name="T3"> <text:line-break/><text:line-break/></text:span>他們卻很少人知道（或者看過新聞就忘記吧？），在沖繩，當地人對美軍種種犯行是深惡痛絕，要不是美國在搞亞太再平衡，《日美地位協定》也不會在今年修改限縮美軍工作人員的適用範圍<text:span text:style-name="T3">[2]</text:span>。每次看到沖繩在抗議美軍，我就想到以前唸歷史時清末的「領事裁判權」這種玩意兒。或許美日地位協定中的條文跟領事裁判權的定義是兩回事，但很明顯地沖繩當地人的行使司法審判的權利就矮了一大截。<text:span text:style-name="T3"> <text:line-break/><text:line-break/></text:span>我是很不想講個名詞啦，但人家明明就是（軍事用途）殖民地，為什麼台灣人還喜歡當美國人的馬前卒？<text:span text:style-name="T3"> <text:line-break/><text:line-break/>---</text:span>註腳<text:span text:style-name="T3">--- <text:line-break/>[1] <text:line-break/>http://news.ltn.com.tw/news/focus/paper/205214 <text:line-break/>[2] <text:line-break/>http://zh.cn.nikkei.com/politicsaeconomy/politicsasociety/20373-20160705.html <text:line-break/>http://zh.cn.nikkei.com/politicsaeconomy/politicsasociety/20383-20160706.html <text:line-break/></text:span></text:p>
      <text:p text:style-name="P1"><text:span text:style-name="T1">陳真</text:span><text:s/>  |  2016.10.25 11:47   |   <text:a xlink:type="simple" xlink:href="http://palinfo.habago.org/Entry?Command=Information_PrintForum&amp;iPage=223#FORUM34986"><text:span text:style-name="T2">#</text:span></text:a></text:p>
      <text:p text:style-name="P4">我不是在懷念，而只是說明事實。美軍一如瘟疫，沒有人會懷念瘟疫。當然，現在的台灣社會已經把瘟神當如來佛。美軍若再來，台灣人恐怕會興奮得口吐白沬。</text:p>
      <text:p text:style-name="P1"><text:span text:style-name="T1">楊世主</text:span><text:s/>  |  2016.10.25 09:29   |   <text:a xlink:type="simple" xlink:href="http://palinfo.habago.org/Entry?Command=Information_PrintForum&amp;iPage=223#FORUM34985"><text:span text:style-name="T2">#</text:span></text:a></text:p>
      <text:p text:style-name="P2">小時候我們家附近一群小孩也常對著阿兵哥唱黑貓之歌，這是必唱曲之一，因為每次阿兵哥出現都會演奏這首歌，查了一下叫雙頭鷹進行曲<text:span text:style-name="T3"><text:s/>https://goo.gl/ul2jnT</text:span>，請聽<text:span text:style-name="T3">1:24</text:span>秒那一句便是，好懷念<text:span text:style-name="T3">~</text:span></text:p>
      <text:p text:style-name="P3"/>
      <text:p text:style-name="P1"><text:span text:style-name="T1">陳真</text:span><text:s/>  |  2016.10.25 02:42   |   <text:a xlink:type="simple" xlink:href="http://palinfo.habago.org/Entry?Command=Information_PrintForum&amp;iPage=224#FORUM34984"><text:span text:style-name="T2">#</text:span></text:a></text:p>
      <text:p text:style-name="P2">美軍當然有駐台啊，而且還駐了<text:span text:style-name="T3">30</text:span>年之久。台南就是美軍的主要駐紮地之一。我從小就是在美軍環繞的環境下長大。記得<text:span text:style-name="T3"><text:s/>007</text:span>系列電影還有李小龍的<text:span text:style-name="T3"><text:s/>"</text:span>猛龍過江<text:span text:style-name="T3">" </text:span>和<text:span text:style-name="T3"><text:s/>"</text:span>精武門<text:span text:style-name="T3">" </text:span>上演時，我們家電影院比平常來了更多美軍，滿場鬼叫鬼叫的，不知道該說入戲還是囂張，小時候的感覺是，這群外國人言行高調喧嘩，旁若無人；長大後回想，也許他們以為舉世腳下盡皆美土，全是美國人的殖民地，故到處稱霸為王。<text:span text:style-name="T3"> <text:line-break/><text:line-break/></text:span>建興國中旁邊就是台南美國新聞處，離我家近，每天幾乎都會經過這裏。在我大約剛念小學時，台南美國新聞處發生爆炸案。如果我沒記錯，李敖就是因為這個案子被國民黨栽贓抓去坐牢，同案還有一些人，是我長大後在黨外圈子裏認識的，據他們說，當年飽受刑求，連指甲都被拔掉，灑上鹽巴。這案子究竟誰幹的，我沒研究，不過當然不是李敖，也不是謝聰敏或劉辰旦等人。我只知道這是國民黨趁機逮人，扣以台獨罪名。說不定是國民黨自己幹的我猜。<text:span text:style-name="T3"> <text:line-break/><text:line-break/>1979</text:span>年，台美斷交，美軍撤走，台南美國新聞處原址至今還在，當年的圖書館也仍持續開放了很多年，成為我念國中時主要的課後念書場所。<text:span text:style-name="T3"> <text:line-break/><text:line-break/></text:span>我不知道當時大人對美軍的整體印象，只記得，美軍似乎總是和<text:span text:style-name="T3"><text:s/>"</text:span>色<text:span text:style-name="T3">" </text:span>脫離不了關係，因此小孩子們平常嬉戲，常會彼此交換這方面的所見所聞。所謂物以類聚，我從小結交的玩伴很多屬於所謂野孩子，言語無狀，放浪形骸，常有超齡表現。<text:span text:style-name="T3"> <text:line-break/><text:line-break/></text:span>例如，小孩子們常傳唱什麼<text:span text:style-name="T3"><text:s/>"</text:span>黑貓之歌<text:span text:style-name="T3">"</text:span>，說來可算是美軍主題曲之一。我到現在都還會唱。可惜你們只能看字，聽不到美妙歌聲。歌詞很簡短，好像只有一句不斷重覆，<text:span text:style-name="T3">"</text:span>黑貓在那裏坐著，沒穿褲子<text:span text:style-name="T3">"</text:span>，這詞必須用台語唱。小學最要好的朋友之一就住在大同路上，當年那裏全是美軍眷屬宿舍與美軍基地。小孩子們每經過一些<text:span text:style-name="T3"><text:s/>"</text:span>疑似<text:span text:style-name="T3">" </text:span>燈紅酒綠的店，就會來回偷偷察看店門口有無時髦女生<text:span text:style-name="T3">(</text:span>台語所謂黑貓之意，暗指帶有色情服務的女子<text:span text:style-name="T3">)</text:span>坐著，企圖驗證歌詞的真實性。<text:span text:style-name="T3"> <text:line-break/><text:line-break/></text:span>我知道在這更早之前，在我都還沒出生的年代，台灣亦曾爆發過反美示威，後來演變成暴力衝突，所謂劉自然事件。不懂的人請自行孤狗。不過，那時候的台灣人，跟現在的台灣人不太一樣，對待美軍或美國人的觀感或態度似乎也變得不太一樣。那時好像沒有那麼崇洋。<text:span text:style-name="T3"> <text:line-break/><text:line-break/></text:span>至於日本，隨著安倍軍國主義的炒作以及持續妖魔化華人，反對美軍駐日的日本人逐年降低，原因無它，所謂中國威脅論便是。儘管如此，至今仍然有將近四成的日本人反對美軍駐日，當然就更不用說長年飽受美軍蹂躪的沖繩居民了，經常有大小不斷的示威衝突。<text:span text:style-name="T3"> <text:line-break/><text:line-break/></text:span>底下是這兩天的新聞。想看日本鬼子的嘴臉者，有影片，請看：<text:span text:style-name="T3"> <text:line-break/><text:line-break/>https://goo.gl/CGcnkL <text:line-break/><text:line-break/></text:span>陳真<text:span text:style-name="T3"><text:s/>2016. 10.25. <text:line-break/>==================== <text:line-break/><text:line-break/></text:span>遭辱「支那人」！沖繩居民反美示威　日警：土人別碰我<text:span text:style-name="T3"> <text:line-break/><text:line-break/></text:span>東森新聞<text:span text:style-name="T3"><text:s/>2016</text:span>年<text:span text:style-name="T3">10</text:span>月<text:span text:style-name="T3">20</text:span>日<text:span text:style-name="T3"> <text:line-break/><text:line-break/></text:span>國際中心／綜合報導<text:span text:style-name="T3"> <text:line-break/><text:line-break/></text:span>日本沖繩縣反美情緒高漲，大批民眾於<text:span text:style-name="T3">18</text:span>日上街示威，反對當地的美軍基地工程。不料抗議期間，卻有奉命到場的防暴警員分別對示威者出言侮辱，怒嗆對方是「支那人」和「土人」。整起過程也被目擊者拍下並上傳網路，立刻引起軒然大波。對此，沖繩警方<text:span text:style-name="T3">19</text:span>日表示「對於這種發言深感遺憾」，且會「嚴加指導」。<text:span text:style-name="T3"> <text:line-break/><text:line-break/></text:span>據日本《朝日新聞》報導，一群反美的沖繩縣民於<text:span text:style-name="T3">18</text:span>日上午至駐日美軍位於高江地區的基地外抗議示威；當地警方立即調派防暴員警到現場維護秩序，<text:span text:style-name="T3">2</text:span>派人馬便隔著鐵絲網圍欄對峙。不料，其中<text:span text:style-name="T3">1</text:span>名年約<text:span text:style-name="T3">20</text:span>歲的員警，竟朝著示威者大喊「別碰我！你這土人！」另<text:span text:style-name="T3">1</text:span>人更辱罵「閉嘴！支那人」。<text:span text:style-name="T3"> <text:line-break/><text:line-break/></text:span>據了解，在日語中，「土人」意指野蠻人，「支那人」則是二戰時期對華人的侮辱性稱呼，<text:span text:style-name="T3">2</text:span>者均被視為禁忌；由於有謠言在日本網路上流傳，沖繩的反美浪潮背後由中國政府指使，故支持美軍駐日的一派常以「支那人」辱罵反美人士。</text:p>
      <text:p text:style-name="P1"><text:span text:style-name="T1">宗益</text:span><text:s/>  |  2016.10.25 01:32   |   <text:a xlink:type="simple" xlink:href="http://palinfo.habago.org/Entry?Command=Information_PrintForum&amp;iPage=224#FORUM34983"><text:span text:style-name="T2">#</text:span></text:a></text:p>
      <text:p text:style-name="P4">給　宜昌<text:span text:style-name="T3"> <text:line-break/></text:span>根據你那個電影名稱，此蔡英文應是良哲說的那個蔡英文，因為他有相關研究，我想應是誤會，要確認下。若果其人真乃當今女皇，那不得不說實為極大之諷刺。<text:span text:style-name="T3"> <text:line-break/><text:line-break/></text:span>順手找了他的中研院簡介：<text:span text:style-name="T3"> <text:line-break/>http://www.rchss.sinica.edu.tw/people/bio.php?PID=17</text:span></text:p>
      <text:p text:style-name="P1"><text:span text:style-name="T1">秉叡</text:span><text:s/>  |  2016.10.24 22:36   |   <text:a xlink:type="simple" xlink:href="http://palinfo.habago.org/Entry?Command=Information_PrintForum&amp;iPage=224#FORUM34982"><text:span text:style-name="T2">#</text:span></text:a></text:p>
      <text:p text:style-name="P2">關於對美軍的態度嗎，我想台灣因為沒有美軍基地的進駐，所以對於美軍海外基地對於當地的的種種「好事」欠缺了解，因此對於美軍較不反感。（日本也一樣，對於美軍基地的反感侷限在沖繩，到了日本本土就沒多少人反對了）<text:span text:style-name="T3"> </text:span></text:p>
      <text:p text:style-name="P1"><text:span text:style-name="T1">良哲</text:span><text:s/>  |  2016.10.24 20:14   |   <text:a xlink:type="simple" xlink:href="http://palinfo.habago.org/Entry?Command=Information_PrintForum&amp;iPage=224#FORUM34981"><text:span text:style-name="T2">#</text:span></text:a></text:p>
      <text:p text:style-name="P4">寫序文的那位應該是中研院人社中心的蔡英文。他們兩人，一男一女，一是政治學一是法學，常被人搞混。</text:p>
      <text:p text:style-name="P1"><text:span text:style-name="T1">陳真</text:span><text:s/>  |  2016.10.24 18:53   |   <text:a xlink:type="simple" xlink:href="http://palinfo.habago.org/Entry?Command=Information_PrintForum&amp;iPage=224#FORUM34980"><text:span text:style-name="T2">#</text:span></text:a></text:p>
      <text:p text:style-name="P2">宜昌，<text:span text:style-name="T3">Hannah Arendt </text:span>已經去世五十年應該有了吧，怎麼可能會找蔡啥咪寫序？你的意思應該是說台灣出版社找蔡某寫吧？這不希奇。史諾登的書的台灣廣告推薦人一長串，我還看到一些像美國爪爬仔那樣的人在幫書推廣呢。<text:span text:style-name="T3"> <text:line-break/><text:line-break/></text:span>我的想法跟你有點不太一樣，台灣假若是原子般的個人主義，我看倒還是好事一樁，可惜不是，倒比較像綠衛兵。綠衛兵是一種集體存在，而非個人。蛆不會一隻單獨爬來爬去，蛆一出現肯定是一大群很嚇人的。而且，人有五官，有個性，有個<text:span text:style-name="T3"><text:s/>"</text:span>我<text:span text:style-name="T3">" </text:span>字，但蛆沒有，蛆是集體向著顏色，向著氣味的，相當<text:span text:style-name="T3"><text:s/>"</text:span>無私無我<text:span text:style-name="T3">"</text:span>，只忠於某一種顏色，見綠則喜，不綠則怒。當然，說<text:span text:style-name="T3"><text:s/>"</text:span>忠於<text:span text:style-name="T3">" </text:span>太抬舉了，高等生物才有辦法決定忠或不忠，綠色生物應該還沒演化到這個自主層次來。<text:span text:style-name="T3"> <text:line-break/><text:line-break/></text:span>前天湊巧看到一個綠油油的舊識在報上寫文章，寫什麼社群主義<text:span text:style-name="T3">(communitarianism)</text:span>。這人雖綠但心不壞，曾在淡水選區選立委，名叫張正修，是個學者，我那時在淡水馬偕工作，曾跟陳婉真、林義雄等人，一起給他站過台助選過，不過那是<text:span text:style-name="T3">30</text:span>幾年前的事了。他在文章中說，時下流行的那些忠<text:span text:style-name="T3">(</text:span>民進<text:span text:style-name="T3">)</text:span>黨愛<text:span text:style-name="T3">(</text:span>台灣<text:span text:style-name="T3">)</text:span>國的學生是社群主義的一個典範，我看了，腦袋一陣暈眩，很藍瘦，香菇在這裡<text:span text:style-name="T3">,</text:span>不知道他為什麼要說這種話，本來我今天還高高興興的。<text:span text:style-name="T3"> <text:line-break/><text:line-break/></text:span>我對某種類型的社會學真是很難產生敬意，就如同我對心理分析做為一種臨床理論相當感冒一樣，總覺得好像可以隨便讓人胡扯，然後就拿來隨便套用。如果台灣這一掛叫做社群主義，我看納粹或文革更是社群主義的典範了，既有公共意識，而且還道德掛帥、非逼大家就範不可呢。<text:span text:style-name="T3"> <text:line-break/><text:line-break/></text:span>我不敢惹綠，以上這些話，就當做我沒說，只是夢魘囈語一場。</text:p>
      <text:p text:style-name="P1"><text:span text:style-name="T1">陳宜昌</text:span><text:s/>  |  2016.10.24 15:18   |   <text:a xlink:type="simple" xlink:href="http://palinfo.habago.org/Entry?Command=Information_PrintForum&amp;iPage=224#FORUM34979"><text:span text:style-name="T2">#</text:span></text:a></text:p>
      <text:p text:style-name="P4">最近看了一部電影『漢娜、鄂蘭：真理無懼』。我在想台灣應該無法誕生這樣無私又理性的思想家吧！我也嘗試看了她的名著<text:span text:style-name="T3">&lt;&lt;</text:span>極權主義的起源<text:span text:style-name="T3">&gt;&gt;</text:span>，竟然看到蔡英文幫她做的中文版序言！！<text:span text:style-name="T3"> <text:line-break/><text:line-break/></text:span>台灣專門出一群口是心非、道貌岸然的政客！<text:span text:style-name="T3"> <text:line-break/><text:line-break/></text:span>裡面文章大意大致看了一下：當社會的個體成員成了原子化的個人，且喪失思辨能力時，除了義無所顧受極端意識形態的洗腦之外，不會考慮到社會整體真正的正義與良善。這就是極權主義的溫床！這感覺就像美國跟台灣一樣。<text:span text:style-name="T3"> <text:line-break/><text:line-break/></text:span>因此我不清楚這島嶼到底能不能擺脫這樣的墮落命運了<text:span text:style-name="T3">?</text:span></text:p>
      <text:p text:style-name="P1"><text:span text:style-name="T1">陳真</text:span><text:s/>  |  2016.10.24 11:05   |   <text:a xlink:type="simple" xlink:href="http://palinfo.habago.org/Entry?Command=Information_PrintForum&amp;iPage=224#FORUM34978"><text:span text:style-name="T2">#</text:span></text:a></text:p>
      <text:p text:style-name="P2">如果<text:span text:style-name="T3">AI (</text:span>人工智慧<text:span text:style-name="T3">) </text:span>可以發展出一種智慧戰士或智慧飛彈，根據每個人長年的言行大數據分析，具有一種善惡辨別能力，看到好人或一般人就閃開，專門打人渣惡棍、無良政客、政治詐騙集團以及無恥文人，那麼，我是不反對戰爭的，而且相當樂意見到。<text:span text:style-name="T3"> <text:line-break/><text:line-break/></text:span>在成功研發出智慧戰士與智慧飛彈之前，另一個折衷辦法就是兩岸統獨盃擂台賽，巴勒網願意擔任評審團主席，立下生死狀，看是要打到死或打到吐血都可以。雙方推派代表參加，若嫌場面太小，那就集中在某個城市也行，兩邊就說好只打該城市，打到有一方投降為止。武器不限，只要不是核彈和生化武器都行，因為核污染和生化武器會擴散，會殃及無辜。<text:span text:style-name="T3"> <text:line-break/><text:line-break/></text:span>不管是否推派代表，凡是雙方檯面人物都必須強迫參戰，特別是那些藉以斂財奪權的口交型<text:span text:style-name="T3"><text:s/>(</text:span>口頭交待型<text:span text:style-name="T3">) </text:span>統獨人士們，必須排第一線，而且規定只能打到死為止，不能半途喊停。我真是很<text:span text:style-name="T3">welcome</text:span>這樣一種具有正義概念的戰爭。一般戰爭卻不是這樣。那些企圖引起戰火者，往往就是戰爭的受益人，從中海撈一頓，死是死一般人，他們及其家人卻更加逍遙自在，喝飽賺足。<text:span text:style-name="T3"> <text:line-break/><text:line-break/></text:span>仍然那些老話，我們應該譴責詐騙集團嗎？騙一次叫騙，如果騙一百次一千次，騙法完全一樣，但你仍然每一次都上當，這時候，該檢討的是受害者的智商，而不是政治詐騙集團的良心。他們要是有良心，還叫人渣騙子歹徒惡棍奸商無恥文人嗎？<text:span text:style-name="T3"> <text:line-break/><text:line-break/></text:span>有個朋友，被騙了一百多萬，買了幾桶自來水。為什麼？因為販賣者告訴她，這是經過各方神佛一齊加持過的宇宙能量水，每天喝幾滴，百毒不侵，青春永駐。這麼蠢的鬼話也信？這樣的腦殘，連我都想對她行騙了。你跟她說，這明明就只是自來水，她不信，說你慧根不足。政治詐騙也一樣，蠢到爆的各種鳥話，居然也有人信，而且還為之熱血沸騰。<text:span text:style-name="T3"> <text:line-break/><text:line-break/>17</text:span>年前寫了一篇<text:span text:style-name="T3"><text:s/>AI </text:span>的哲學論文，當時我是反對<text:span text:style-name="T3">Alan Turing</text:span>的想法的，我認為，人腦和機器腦之間有個範疇性<text:span text:style-name="T3"><text:s/>(categorical) </text:span>而難以跨越的鴻溝。可是，經過這麼多年，看了無數蠢到爆的阿西，感覺真是不可思議，讓我原本的想法開始有了一點動搖，也許<text:span text:style-name="T3"><text:s/>Turing</text:span>是對的，假若我們在隔離視線的情況下，根本分不清對方究竟是人還是機器，為什麼非得說只有人類才有辦法思考，而機器卻僅僅是一種機械式的運算？也許兩者之間的界限只是一種程度上的差別，而非範疇上的差異。<text:span text:style-name="T3"> <text:line-break/><text:line-break/></text:span>對於<text:span text:style-name="T3"><text:s/>AI</text:span>，不光是思考，連情感我都動搖了。很多人所展現的情感能力，真是讓人很懷疑，這還能算是個人嗎？簡直就只是一種生物機器吧。特別是四下無人時，例如網路之匿名特性，你往往感受不到半點應有的人性和人味，蛆味十足，十分陰暗冰冷。相反地，因為大數據的發展，量變也許早晚會帶來一種質變，機器腦也許有一天能展現的情感能力及美感敏銳度，說不定會形成一種<text:span text:style-name="T3"><text:s/>"</text:span>個性<text:span text:style-name="T3">"</text:span>，一旦視線與之隔離，你實際上分不清你是在跟一個人或一台機器在比方說，談戀愛。<text:span text:style-name="T3"> <text:line-break/><text:line-break/></text:span>我不是要講<text:span text:style-name="T3">AI</text:span>，而只是對於人們或群眾辨別是非善惡與真假對錯所需的最基本智能，感到觸目驚心。我很難輕鬆地說，蠢到爆是你家的事。當我們同處一島或共處一顆星球，你家的事經常會變成我家的事，特別是當瘋狂愚蠢所導致的恐怖戰火一來，大夥都得遭殃，於是我們不得不關心起人們的智能問題，關心起人們的理性與感性能力。<text:span text:style-name="T3"> <text:line-break/><text:line-break/></text:span>最近一位當時一同參與黨外的同學問我說：<text:span text:style-name="T3">"</text:span>為什麼當初那些整天攻擊我們的人渣混蛋，現在卻個個變成綠油油，而且持續吃香喝辣？<text:span text:style-name="T3">" </text:span>我不知道該怎麼回答，於是就說這意味著我們奮鬥了三、四十年，竟然又走回原點。他說，<text:span text:style-name="T3">"</text:span>那該怎麼辦？<text:span text:style-name="T3">" </text:span>我沒回答，但我當時心裏突然想到<text:span text:style-name="T3"><text:s/>AI</text:span>。你也許可以研發出一種很<text:span text:style-name="T3"><text:s/>"</text:span>聰明<text:span text:style-name="T3">" </text:span>很有<text:span text:style-name="T3"><text:s/>"</text:span>人性<text:span text:style-name="T3">" </text:span>的機器，但你有沒有可能改變人類的智能與美感及道德能力？倘若群眾根本就是完全可操控的一群腦殘，那麼，所謂民主與自由，豈非只是一場騙局？騙一群阿西來投票，四年投一次，投下早已可控制的所謂神聖一票，然後以為自己是主人，以為自己有自由意志，以為自己就因為這神聖一票而很幸福很值得驕傲。<text:span text:style-name="T3"><text:line-break/><text:line-break/><text:line-break/></text:span>陳真<text:span text:style-name="T3">2016. 10. 24. <text:line-break/><text:line-break/>P.S.: </text:span>底下這些混蛋的言行與嘴臉，大家應該記清楚。<text:span text:style-name="T3"> <text:line-break/></text:span>　<text:span text:style-name="T3"> <text:line-break/>=================== <text:line-break/></text:span>台海萬一發生問題怎辦？辜寬敏：<text:span text:style-name="T3">I welcome</text:span>！<text:span text:style-name="T3"> <text:line-break/><text:line-break/></text:span>民報作者唐詩／台北報導<text:span text:style-name="T3"> <text:line-break/><text:line-break/>2016</text:span>年<text:span text:style-name="T3">10</text:span>月<text:span text:style-name="T3">22</text:span>日<text:span text:style-name="T3"> <text:line-break/><text:line-break/></text:span>台灣聯合國協進會今晚舉辦募款餐會，前總統府資政辜寬敏在談到台灣加入聯合國時表示，<text:span text:style-name="T3">1975</text:span>年他首次到華盛頓拜會美國政府，美國跟他說，台海要<text:span text:style-name="T3">STATUS QUO</text:span>，就是「維持現狀」，「台海若發生事情不得了，台灣要卡乖咧，要<text:span text:style-name="T3">STATUS QUO</text:span>」，但他說台海不可能發生問題。<text:span text:style-name="T3"> <text:line-break/><text:line-break/></text:span>辜寬敏接著又說，有人就問他，「你說不可能發生，但萬一發生怎麼辦」？他回答，「<text:span text:style-name="T3">I welcome</text:span>！我歡迎啦」！「中國敢來打台灣嗎？咱只是在那怕中國那麼大、那麼強，是不是會打台灣，我們怎麼抵抗，但它怎敢打台灣呢」？接著他做了進一步分析：中國沿海是生命線，若被封鎖，中共怎養<text:span text:style-name="T3">13</text:span>億人呢？<text:span text:style-name="T3"> <text:line-break/><text:line-break/></text:span>台灣聯合國協進會今（<text:span text:style-name="T3">22</text:span>）日晚間舉行募款餐會，外交部政務次長吳志中前總統府資政辜寬敏、吳澧培，前國防部長、台灣聯合國協進會理事長蔡明憲，創會理事長羅榮光、前國安會副秘書長張旭成，前國策顧問黃越綏都應邀與會。晚會由媒體人鄭弘儀主持。<text:span text:style-name="T3"> <text:line-break/><text:line-break/></text:span>民進黨副秘書長徐佳青則是代表主席蔡英文前來致意，此外包括民進黨立委羅致政、時代力量黨秘書長陳惠敏也出席今晚餐會。餐會席開<text:span text:style-name="T3">40</text:span>桌，場面熱烈。<text:span text:style-name="T3"> <text:line-break/><text:line-break/></text:span>辜寬敏致詞時則表示，他曾在口述歷史的書中提及，台灣不用加入聯合國，應等聯合國來邀請，「台灣經濟也很好，制度也好，教育水準也很好，世界上<text:span text:style-name="T3">200</text:span>個國家，像台灣這麼好的國家，卻要台灣人自己大小聲要加入」，應該是它要來邀請才加入。<text:span text:style-name="T3"> <text:line-break/><text:line-break/></text:span>辜寬敏表示，以前中國毛澤東時代說，中國人沒褲子穿也沒關係，我們需要核子炸彈，但現在的中國沒靠外國怎麼生存？「台灣發生問題，中國的生命線，也就是沿海若發生問題，被其他國封鎖起來，中國共產黨有辦法養十三億人嗎」？所以它只是在嚇而已，不用怕他們。<text:span text:style-name="T3"> <text:line-break/><text:line-break/></text:span>他也說，中國領導人習近平對台灣態度沒改善，愈來愈傲慢，「但是這輸贏，是我們贏他們輸，因為習近平有任期，五年後就要下來，台灣沒任期，我們再三十年、五十年，台灣一定贏，「加入聯合國我們一定做得到」，期勉大家繼續努力。<text:span text:style-name="T3"> <text:line-break/><text:line-break/></text:span>辜寬敏說完後，主持人鄭弘儀幽默表示，「你剛才演講超時一百分鐘，超時要罰錢，一分鐘罰一萬，要罰一百萬，我們把錢捐給<text:span text:style-name="T3">TAIUNA</text:span>（台灣聯合國協進會）好不好」？在場都熱烈鼓掌。<text:span text:style-name="T3"> <text:line-break/><text:line-break/></text:span>吳澧培批評，李大維部長「我在前幾天說，他心不在台灣，我後來想一想，不只心不在台灣，而且非常短視」。<text:span text:style-name="T3"> <text:line-break/><text:line-break/></text:span>他批評，李大維不了解台灣加入聯合國是一種運動，「運動的本質就是不計較，不管多久、多困難，我們就一直做下去，做到成功為止」，他不曉得這是一種運動，所以很短視。第二，李大維不曉得我們（加入聯合國）已經走了九十九哩了，「最後只有一哩，我們就要成功了」。<text:span text:style-name="T3"> <text:line-break/><text:line-break/></text:span>「為什麼說很快就要成功了？因為國際情勢沒像今天這麼好過！美國重返太平洋、亞洲，和中國衝突愈來愈嚴重，南海的衝突什麼時候要變成軍事的衝突，我們都不敢說」。<text:span text:style-name="T3"> <text:line-break/><text:line-break/></text:span>第二，吳澧培表示，菲律賓跟美國交惡「我很高興」，因為加深台灣跟美國之間的<text:span text:style-name="T3">bargaining power</text:span>（討價還價的力量）：美國在亞太沒有了菲律賓，台灣的地位愈形重要，所以他認為這也是國際形勢大好的原因之一。<text:span text:style-name="T3"> <text:line-break/><text:line-break/></text:span>第三，他說，中國內部矛盾衝突愈來愈嚴重，經濟成長愈來愈低，甚至國際經濟學家預測，近期會有「硬著陸」。有三個因素在那，我認為國際形勢對我們很有利。國內來講，公民意識抬頭，台灣人對主權的要求，有這麼樣熱誠過嗎？<text:span text:style-name="T3"> <text:line-break/><text:line-break/></text:span>「你曾經看過準大法官在立法院敢說，我不想唱國歌，這不是我要唱的國歌，這情形過去發生過嗎」？多少青年人站出來了，所謂『自然獨』，這些人為了保家衛國，很堅持本土意識，在在顯示內部力量也起來了，機會也來了，所以我們要加入聯合國愈來愈近了」，吳澧培說。<text:span text:style-name="T3"> <text:line-break/><text:line-break/></text:span>之後他話鋒一轉表示，「雖然我們的政府已輪替，立法院也是多數了，要繼續鞭策鼓勵政府，一定要有理想，一定要有一個終極的目標，這個我還沒聽到」；要大家一起來鞭策政府，一定要走對的路。<text:span text:style-name="T3"> <text:line-break/><text:line-break/></text:span>吳澧培表示，雖然有這麼多好的因素，但二件事一定要做到，「一個是國家的正常化，制憲、正名是兩樣最重要的」，「大家都說台獨，台獨就台獨嘛，有什麼不好」？正名的話，國際上人家不把你當國家，怎進入聯合國呢？所以要雙管齊下，一起來努力。<text:span text:style-name="T3"> <text:line-break/><text:line-break/></text:span>「雖然說是最後一哩路，但黎明之間很艱難的」，吳澧培強調，中國從外面打壓愈加嚴厲，國內反動勢力也在做垂死掙扎，「大家都知道，誰在做垂死的掙扎，我們一定要讓它從地球消失為止，好不好」？台下一片叫好。</text:p>
      <text:p text:style-name="P1">kevin   |  2016.10.24 10:26   |   <text:a xlink:type="simple" xlink:href="http://palinfo.habago.org/Entry?Command=Information_PrintForum&amp;iPage=224#FORUM34977"><text:span text:style-name="T2">#</text:span></text:a></text:p>
      <text:p text:style-name="P4">陳真醫師<text:span text:style-name="T3">: <text:line-break/><text:line-break/></text:span>剛看完您對美國的評論<text:span text:style-name="T3">,</text:span>說實話美國最常攻擊與他作對的國家不民主不尊重人權<text:span text:style-name="T3">,</text:span>例如對俄羅斯就常常罵俄國普丁政府獨裁<text:span text:style-name="T3">,</text:span>結果前陣子我去俄羅斯旅遊<text:span text:style-name="T3">,</text:span>感受到的是人民生活水準高而快樂<text:span text:style-name="T3">,</text:span>都沒擔心害怕捨麼<text:span text:style-name="T3">,</text:span>都沒人害怕講錯話警察馬上抓走<text:span text:style-name="T3">,</text:span>問導遊俄羅斯人民罵政府與示威會不會出事情<text:span text:style-name="T3">,</text:span>導遊回答<text:span text:style-name="T3">:</text:span>不會啊<text:span text:style-name="T3">!</text:span>政府都沒在管人民罵政府與示威<text:span text:style-name="T3">...." <text:line-break/><text:line-break/></text:span>對比美國政府追殺史諾登<text:span text:style-name="T3">,</text:span>美國政府有資格罵普丁啥嗎<text:span text:style-name="T3">?</text:span></text:p>
      <text:p text:style-name="P1"><text:span text:style-name="T1">陳真</text:span><text:s/>  |  2016.10.23 23:12   |   <text:a xlink:type="simple" xlink:href="http://palinfo.habago.org/Entry?Command=Information_PrintForum&amp;iPage=224#FORUM34976"><text:span text:style-name="T2">#</text:span></text:a></text:p>
      <text:p text:style-name="P2">美軍不管去到哪，都會招來群眾怒火，即便是非常親美的日本也不例外。<text:span text:style-name="T3"> <text:line-break/><text:line-break/>http://video.udn.com/news/580780 <text:line-break/><text:line-break/></text:span>全世界大概只有台灣徹底舔美，光抱大腿還不夠，還非舔不可。不用說美軍駐紮，不過只是來幾個美國士兵不知道是來台灣幹什麼，台灣媒體都會以一種<text:span text:style-name="T3"><text:s/>"</text:span>引以為傲<text:span text:style-name="T3">" </text:span>的方式報導。前一陣子<text:span text:style-name="T3">NATO(</text:span>北約<text:span text:style-name="T3">)</text:span>幾位戰爭販子來台灣開祕密會議，台灣媒體竟然也能因此感到無上光榮。<text:span text:style-name="T3"> <text:line-break/><text:line-break/></text:span>據我長年住在歐洲的經驗，<text:span text:style-name="T3">NATO</text:span>就像過街老鼠一樣，不管去到哪都會有人群抗議。因為他們是一種戰爭機器，帶來戰爭與死亡，他們靠屍體和鮮血謀取暴利與權力。<text:span text:style-name="T3"> <text:line-break/><text:line-break/>NATO</text:span>就經常來英國開會，有一回來劍橋，躲在一家小型旅館裏頭開會。一些反戰群眾立即聞風而至，堵住旅館大門出口。那次我也有去。記得那天，一個七十多歲的英國朋友，是反戰罰站及各種抗議的常客，一大早，他一個人就來到旅館前大門口，胸前背後揹著反戰標語牌。我遠遠走來就看到他熟悉的身影，面向旅館大門，一個人直挺挺地站著，前方擋著一群面無表情的鎮暴警察。<text:span text:style-name="T3"> <text:line-break/><text:line-break/></text:span>這類場面我見過千百次了，不足為奇，但不知道為什麼，那天卻特別感動，也許是因為空氣中流動著一股溫柔憂愁的氣息。就像某種野生獸類，我對氣息特別敏感，我能讀出風的訊息，於是就為這段原本微不足道的記憶，在心裏頭打下一個很深的印子，一世不忘。</text:p>
      <text:p text:style-name="P1"><text:span text:style-name="T1">陳真</text:span><text:s/>  |  2016.10.23 22:43   |   <text:a xlink:type="simple" xlink:href="http://palinfo.habago.org/Entry?Command=Information_PrintForum&amp;iPage=224#FORUM34975"><text:span text:style-name="T2">#</text:span></text:a></text:p>
      <text:p text:style-name="P6"><text:span text:style-name="T1">請看這段視頻：</text:span> <text:line-break/><text:line-break/>http://video.udn.com/news/582003 <text:line-break/><text:line-break/><text:span text:style-name="T1">回答得很好。</text:span> </text:p>
      <text:p text:style-name="P1"><text:span text:style-name="T1">陳真</text:span><text:s/>  |  2016.10.23 17:26   |   <text:a xlink:type="simple" xlink:href="http://palinfo.habago.org/Entry?Command=Information_PrintForum&amp;iPage=224#FORUM34974"><text:span text:style-name="T2">#</text:span></text:a></text:p>
      <text:p text:style-name="P2">不知道是誰說的，<text:span text:style-name="T3">"21</text:span>世紀是中國人的世紀<text:span text:style-name="T3">"</text:span>。三民主義課本上有這句話。我念高中時，新版的三民主義才有，舊版沒有。當老師在課堂上講出這句話時，全班哄堂大笑，連平常不茍言笑的老師自己都笑呵呵，當成笑話一則。那時是七零年代末，準備跨進八零年代。那時的中國，文革過後，滿目瘡痍。<text:span text:style-name="T3"> <text:line-break/><text:line-break/></text:span>這個世紀初，剛過完千禧年，也就是<text:span text:style-name="T3">2002</text:span>年，我第一次聽到<text:span text:style-name="T3"><text:s/>"</text:span>中國崛起<text:span text:style-name="T3">" </text:span>這句話是出自原提倡者鄭必堅口中，當時給我震撼不小，頗有同感，不吐不快，但無人可說。那時候的中國，仍然和貧窮畫上等號，至少在台灣人眼裏，大陸人就是個可笑可厭甚至因窮而可恥的土包子窮光蛋，我周遭無數的台灣留學生，他們平常的談話主題樂趣之一就是嘲笑大陸人的貧窮與穿著打扮之土裏土氣，往往語多不屑，百般歧視，我常為此與人起衝突。我說，大陸窮，我們應該是想辦法去幫他，怎麼是去嘲笑他呢？<text:span text:style-name="T3"> <text:line-break/><text:line-break/></text:span>如今，如果有人說，<text:span text:style-name="T3">"21</text:span>世紀是中國人的世紀<text:span text:style-name="T3">"</text:span>，恐怕再也引不起一絲笑聲。<text:span text:style-name="T3"> <text:line-break/><text:line-break/></text:span>我不相信預言，但我相信描述。我去球館練球，對著桌球發球機，每次反覆只練習一個反拍動作。一次打不好，那就打一百次。一百次如果還打不好，那就打一百萬次。總有一天，我應該能把這個基本動作打好吧？這時候，倘若外在其它條件不變，那麼，早在我打到比方說第一萬次時，我其實就能<text:span text:style-name="T3"><text:s/>"</text:span>預見<text:span text:style-name="T3">" </text:span>到我的將來。與其說這是一種預見或預言，不如說這只是事物初發之始的一種描述。<text:span text:style-name="T3"> <text:line-break/><text:line-break/></text:span>並不是每個人都有這種描述初始的本事。套句流行用語，這就是看出一種趨勢，用我的話來說就是看出一種素質，一種潛能，一種強大的可能性。我看出這是一棵芒果樹，我知道假以時日它將長得多高以及結出何種果實。<text:span text:style-name="T3"> <text:line-break/><text:line-break/>1998-1999</text:span>年左右，上個世紀末，時代趨勢之說甚囂塵上。我的一位朋友，一個文化界名人有一回說，他擔心台灣年輕一代若不努力，將喪失競爭力，很可能以後<text:span text:style-name="T3"><text:s/>"</text:span>只好<text:span text:style-name="T3">" "</text:span>流落<text:span text:style-name="T3">" </text:span>大陸去找工作。聞言者都說他真是高瞻遠矚，看得這麼遠。但我當時跟他唱了反調，我說，這應該不叫<text:span text:style-name="T3"><text:s/>"</text:span>只好流落<text:span text:style-name="T3">" </text:span>大陸，而是一種更好的出路才對；所以應該這樣說：台灣年輕一代的最好要多努力，否則你以後根本沒有本事去大陸與人競爭。<text:span text:style-name="T3"> <text:line-break/><text:line-break/></text:span>如今<text:span text:style-name="T3">30 </text:span>年過去了，似乎我所<text:span text:style-name="T3"><text:s/>"</text:span>預言<text:span text:style-name="T3">" </text:span>的趨勢要準確一些。<text:span text:style-name="T3"> <text:line-break/><text:line-break/></text:span>牛頓說，我看得遠，是因為我站在巨人的肩膀上。同樣地，很多東西之所以被看見，是因為它所屬的<text:span text:style-name="T3"><text:s/>"</text:span>舞台<text:span text:style-name="T3">" </text:span>大了。你知道我<text:span text:style-name="T3"><text:s/>"</text:span>看見<text:span text:style-name="T3">"</text:span>了什麼嗎？我看見有一天，中國這個舞台將會大到讓很多原本隱而未見的東西都將呈現在世人面前，甚至呈現放大效果。<text:span text:style-name="T3"> <text:line-break/><text:line-break/></text:span>假若我今天是個之乎者也的傳統學者，也許出於我的偏愛，我會說出偏心話。可我不是，我是喝洋墨水的，我並不看輕西方文化，並且受它影響很深。但在這同時，我自小也深受中國文化的影響。我應該可以持平地看待兩邊文化的相似與相異以及各自長短。老實說，西方文化被過度放大了，而在許多藝術方面遠遠更勝西方的中國文化，卻被縮小到幾乎看不見。<text:span text:style-name="T3"> <text:line-break/><text:line-break/></text:span>我若在公車站捧著一本但丁神曲，你會覺得我很有文化，居然看這麼偉大的書；但我若捧著一本紅樓夢或西遊記，你可能會納悶，我是吃飽太閒嗎？怎麼在看閒書？明明文化水平不相上下的東西，評價卻大不同。為什麼？因為所謂小者因舞台太小而小。<text:span text:style-name="T3"> <text:line-break/><text:line-break/></text:span>我若談到<text:span text:style-name="T3">R.M.Rilke</text:span>，說是我的最愛詩人之一，你肯定很佩服。但我若說我最喜歡李白和蘇東坡了，你大概只會說<text:span text:style-name="T3"><text:s/>"</text:span>喔，是嗎？<text:span text:style-name="T3">"</text:span>。但若憑心而論，以我的眼光看，<text:span text:style-name="T3">Rilke</text:span>若想要在中國競爭詩仙寶座，恐怕進不了前十六強，搞不好會外賽就淘汰。但他不是很偉大嗎？北島還頒給他上個世紀最偉大的詩人頭銜不是嗎？為何如此？因為大者因其舞台太大也跟著放大了。<text:span text:style-name="T3"> <text:line-break/><text:line-break/></text:span>沈從文成名前，四處投稿都被退稿，但他出於生計賺稿費所需，仍然投個不停，投到後來變成出版社、雜誌社的一個笑話。某天，編輯會議上，編輯問說，最近作家投稿都不是很踴躍。語畢，助理說，投稿很踴躍啊，於是拿出一堆稿件灑在桌上、地下，連成一長串，大家笑成一團。這些惹來笑柄的稿子就是沈從文投的。<text:span text:style-name="T3"> <text:line-break/><text:line-break/></text:span>更令人驚奇的是，你知道嗎？即便在這樣的落魄時刻，沈從文卻寫說，當時間沉澱了一些雜質，他相信他寫的東西行將超越這一切之上。你該說這是一種預言或描述呢？我想這只是一種描述，描述已然發生但卻仍未被世人察覺的東西。<text:span text:style-name="T3"> <text:line-break/><text:line-break/></text:span>在我抵達英國第二年，也就是<text:span text:style-name="T3">1998</text:span>年，我就對一個跟我隸屬同一學院<text:span text:style-name="T3">(King's College)</text:span>的已故學長非常推崇，他叫<text:span text:style-name="T3">Alan Turing</text:span>。於是千方百計尋找他的書信、書籍與文章等等等，企圖想了解這個人的為人與想法。原因有二，<text:span text:style-name="T3"> <text:line-break/><text:line-break/></text:span>一部份當然是因為我研究的主題之一是<text:span text:style-name="T3"><text:s/>AI(</text:span>人工智慧<text:span text:style-name="T3">)</text:span>之相關哲學議題，既然要研究這主題，我就得回到它的思想源頭才行，而這個源頭就是<text:span text:style-name="T3">Turing</text:span>，特別是他寫的一篇論文叫<text:span text:style-name="T3">COMPUTING MACHINERY AND INTELLIGENCE</text:span>。<text:span text:style-name="T3"> <text:line-break/><text:line-break/></text:span>除了因為<text:span text:style-name="T3">Turing </text:span>的思想引起我很大的興趣之外，更因為<text:span text:style-name="T3">Turing</text:span>這個<text:span text:style-name="T3"><text:s/>"</text:span>人<text:span text:style-name="T3">"</text:span>。無數的資料，我越是想辦法去了解他，就越能走進他的內心深處似的。而這個幽微不語的內心深處，卻彷彿有著如同你我一般難以言喻的情感與悲愴。我寫不出我所知之千百，力之所及，僅能說其一，於是寫了篇<text:span text:style-name="T3"><text:s/>"</text:span>危險的實驗<text:span text:style-name="T3">"</text:span>，聊表心跡。<text:span text:style-name="T3"> <text:line-break/><text:line-break/></text:span>那是一篇很簡短而通俗的文字，於今觀之，實在不值得一提。但在上個世紀末，在網路和<text:span text:style-name="T3">email</text:span>剛出現的年代，其實沒有幾個人知道<text:span text:style-name="T3"><text:s/>Alan Turing </text:span>是誰。就連他的母校劍橋國王學院，也是在那稍後幾年才在通往電腦室<text:span text:style-name="T3">(</text:span>名叫<text:span text:style-name="T3">Turing Room)</text:span>的樓梯口，掛上<text:span text:style-name="T3">Turing</text:span>的照片。之後不久，英國政府為之公開平反並道歉<text:span text:style-name="T3">(Turing </text:span>因為同性戀被判以下流猥褻罪名並強制接受賀爾蒙<text:span text:style-name="T3"><text:s/>"</text:span>治療<text:span text:style-name="T3">"</text:span>，企圖調整他對於同性禁忌的愛<text:span text:style-name="T3">)</text:span>。<text:span text:style-name="T3"> <text:line-break/><text:line-break/></text:span>現在的<text:span text:style-name="T3">Turing </text:span>幾乎已是一代偉人，眾人皆知，甚至還拍成電影；雕像一座一座地蓋，相關研討會更是氾濫成災，言必稱<text:span text:style-name="T3">Turing</text:span>。但你知道嗎？他吃了一顆含氰化物的毒蘋果自殺而死，他的死，就像一種羞於啟齒的醜聞那樣，無人聞問，隨風消散。<text:span text:style-name="T3"> <text:line-break/><text:line-break/></text:span>我之所以能<text:span text:style-name="T3"><text:s/>"</text:span>看見<text:span text:style-name="T3">" </text:span>他，是因為我無視於舞台大小。我看得見人事物各自應有的尺寸。我能<text:span text:style-name="T3"><text:s/>"</text:span>預見<text:span text:style-name="T3">"</text:span>：那些當下在偌大舞台上花枝招展者，理當消失，日後也將消失；但有一些仍處幽微不可見的巨大身影，也許遲早會被人以較為適當的眼光所看見。假若有一天，也許一百年後，自以為高貴的洋人個個口吐中文，以之為炫，言必稱沈從文，西遊記、紅樓夢就像文學聖典般膜拜，李白人人朗朗上口，老莊更是世界大思想家，我若地下有知，我不會有一絲驚訝。<text:span text:style-name="T3"> <text:line-break/><text:line-break/></text:span>范光棣曾對我說，維根斯坦如果懂得讀佛學，他將會是個佛教徒。我無從評價這句話，但我相信，如果維根斯坦懂得中文，他應該會對老莊思想感到驚奇而深受啟發。這不難理解，畢竟舞台大小與人事物之內在深遠與否基本上是兩回事。世界就在你眼前三尺處，只是看你看不看得見而已。</text:p>
      <text:p text:style-name="P3"/>
      <text:p text:style-name="P1">Alex Wang   |  2016.10.23 09:03   |   <text:a xlink:type="simple" xlink:href="http://palinfo.habago.org/Entry?Command=Information_PrintForum&amp;iPage=225#FORUM34973"><text:span text:style-name="T2">#</text:span></text:a></text:p>
      <text:p text:style-name="P5"><text:span text:style-name="T1">其實，蠻好笑的。英國幾位最著名的歷史學家和哲學家，都一致認為中國文明是偉大的文明。甚至認為中國未來是要主導世界的。</text:span> <text:line-break/><text:line-break/><text:span text:style-name="T1">其實，西方世界很多的傑出的精英反而能夠升維，拋開意識形態，站在文明和歷史的長河來預測未來。</text:span> <text:line-break/><text:line-break/>https://goo.gl/qiX27n <text:line-break/><text:line-break/>The Problem of China By Bertrand Russell <text:line-break/><text:line-break/>https://goo.gl/d6QSQ2 <text:line-break/><text:line-break/><text:line-break/><text:span text:style-name="T1">湯恩比的《中國觀》</text:span> <text:line-break/><text:line-break/>http://pan.baidu.com/s/1sl6bARr <text:line-break/><text:line-break/>http://pan.baidu.com/s/1boArDj5</text:p>
      <text:p text:style-name="P1"><text:span text:style-name="T1">陳真</text:span><text:s/>  |  2016.10.23 02:07   |   <text:a xlink:type="simple" xlink:href="http://palinfo.habago.org/Entry?Command=Information_PrintForum&amp;iPage=225#FORUM34972"><text:span text:style-name="T2">#</text:span></text:a></text:p>
      <text:p text:style-name="P4">我把這兩段視頻看了，很難置評。基本上我是存疑的。<text:span text:style-name="T3"> <text:line-break/><text:line-break/></text:span>片中提及的這些醜事，不管島內外都極其普遍，比方說自導自演幹些抹黑對手的假事件，或是動用網軍造謠，自己放假消息，然後自己再化身成另外一群人來引用、傳佈與報導這些假消息等等等，大力渲染，使對手人格產生爭議，形象大壞<text:span text:style-name="T3">...</text:span>無數的卑劣手段，都不令人驚訝。讓我比較納悶的是，這些事往往幹得天衣無縫，死無對證，怎麼會委由特定一、二人為之，而且還在大庭廣眾下大談特談？萬一這些人窩裡反，也許勒索鉅額金錢，也許威脅向法院自首，現身說法，倒將一軍，希拉蕊豈不立即崩盤？會有人這麼傻嗎？<text:span text:style-name="T3"> <text:line-break/><text:line-break/></text:span>再說，希拉蕊若真的幹這些烏七媽黑的醜事，技巧也未免太拙劣，差不多只是屬於幼稚園大班的等級，應該趕緊組團來跟民進黨拜師學藝才對。美國人文化有這麼低嗎？詐騙政治應該是他們所最擅長。若詐騙也有奧運，美國人肯定得金牌。民進黨想拿個銅牌，我看門都沒有，世界上高手比比皆是。你看，阿扁為了民主大業，都還得用苦肉計，讓子彈滑過鮪魚肚，萬一沒算準，往下挪個五公分，後果不堪設想。<text:span text:style-name="T3"> <text:line-break/><text:line-break/></text:span>總之，我覺得這兩段視頻可信度不高。這差不多是屬於選里長的詐騙技術等級而已。<text:span text:style-name="T3"> <text:line-break/><text:line-break/></text:span>我並非說這些影片內容全然不可信，而是說它似乎真真假假，難以區辨何者為真；事實上，它似乎有意透過大量剪接缺乏上下文的話語片段，製造一種最大化的泥巴效果。老實說，我覺得這樣一種刻意想要誤導他人的居心有點卑鄙。<text:span text:style-name="T3"> <text:line-break/><text:line-break/></text:span>巴勒網至少在這一點上是無愧的。我們寫一堆東西，不敢保證沒有錯誤，但能保證絕無刻意扭曲、誤導之心。信用這東西很重要，當一個人或一個媒體存著一種想要誘導他人來接受其立場之心時，其言行其實就失去了可信度，因為我們無從分辨其所言所行何者為真何者為假。這也是為什麼市面上一堆人渣之言行不值得聞問的原因，我們確實應該以人廢言。反之，一個正直而當真之人，總是值得聆聽。</text:p>
      <text:p text:style-name="P1"><text:span text:style-name="T1">陳真</text:span><text:s/>  |  2016.10.23 00:07   |   <text:a xlink:type="simple" xlink:href="http://palinfo.habago.org/Entry?Command=Information_PrintForum&amp;iPage=225#FORUM34971"><text:span text:style-name="T2">#</text:span></text:a></text:p>
      <text:p text:style-name="P2">謝謝提供。這兩段影片似乎很重要，但我還沒看，只瞄了兩眼，會再找時間看：<text:span text:style-name="T3"> <text:line-break/><text:line-break/>https://www.youtube.com/watch?v=6mwT3A1uj4o <text:line-break/><text:line-break/>https://www.youtube.com/watch?v=g15CKzsQAaE <text:line-break/><text:line-break/></text:span>光是根據希拉蕊過去的所作所為，就該繩之以法，處以極刑。美國司法當然不可能這麼做，原因無它，美國司法向來<text:span text:style-name="T3"><text:s/>"</text:span>刑不上大夫<text:span text:style-name="T3">"</text:span>。所謂司法獨立，只是一種謊言，一種純屬虛構的假象。不過，美國司法對付少數民族、弱勢者與黑人，倒是十分勇猛，很有本事，彷彿法律只是為他們而設。<text:span text:style-name="T3"> <text:line-break/><text:line-break/></text:span>希拉蕊不該具有成為任何一種美國公職候選人的資格，因為她不折不扣就是個重大罪犯。長年血腥軍事外交的部份不談，無日無之的海外暗殺與明殺不談<text:span text:style-name="T3">(</text:span>比方說，<text:span text:style-name="T3">Duterte</text:span>之掃毒，若有人權侵害情事是<text:span text:style-name="T3">1</text:span>，歐巴馬、柯林頓及希拉蕊這夥人之殘忍與血腥就是<text:span text:style-name="T3">1000000000)</text:span>，這一切姑且全都不談，光是她使用個人<text:span text:style-name="T3">email</text:span>信箱處理數萬封包含機密文件在內的公文一事，就足以讓她坐穿牢底。東窗事發後，她竟然還刪除數萬封郵件，企圖凐沒證據。<text:span text:style-name="T3"> <text:line-break/><text:line-break/></text:span>美國司法當然不可能動她一根汗毛，原因無它，美國司法向來只是統治階層的一個工具。這就跟美國喜歡吹噓的所謂自由經濟一樣，聽他在放屁，操弄全球經濟與貨幣，恰恰就是美國長年以來藉以掠奪與傷害它國經濟與社會的一個主要手段。至於一般人之所謂自由，其實就像被人圈養在一個小籠子裏的小老鼠之<text:span text:style-name="T3"><text:s/>"</text:span>自由<text:span text:style-name="T3">"</text:span>，牠可以在籠子裏<text:span text:style-name="T3"><text:s/>"</text:span>自由<text:span text:style-name="T3">" </text:span>跑跑跳跳，踩踩輪子，或<text:span text:style-name="T3"><text:s/>"</text:span>自由<text:span text:style-name="T3">" </text:span>地發出一些叫聲，如此而已；生殺大權從來都不在小老鼠手上。<text:span text:style-name="T3"> <text:line-break/><text:line-break/></text:span>我始終對所謂水門案件感到很不解。裝個竊聽器哪算個事兒？但卻導致尼克森總統下台，以免被繩之以法。依此標準，我實在沒法想像希拉蕊如何可能成為一名合法的總統候選人。<text:span text:style-name="T3"> <text:line-break/><text:line-break/></text:span>川普自然也不是什麼善男信女，但他畢竟並非政治人物，非關體制，而是誤打誤撞冒出來，並非在體制預期之中。這也因此造就他以一敵眾的困境。事實上，他不是在跟希拉蕊競選，而是在跟美國政府及其所有同路人競選，於是你可以看到，不管自我標示為或左或右的幾乎所有美國主流媒體與機構，全數瘋狂圍堵，並盡一切抹黑之能事，把他妖魔化；這回全不管它媽的所謂媒體中立了，因為沒法再假裝清純中立了，萬一弄假成真讓川普當選可就麻煩。<text:span text:style-name="T3"> <text:line-break/><text:line-break/></text:span>在一個極其重要的根本意義上來說，美國政府事實上從未更換過。所謂民主黨共和黨表面上好像換來換去，但那樣一種政權更換，其實就跟左手換右手差不多。開車時，我可以左手控制方向盤，也可以用右手，右手酸了就再換左手，不管怎麼換，車子都還是我在開。美國政府之所謂更換政權，基本上就是這麼一回事。唯有這次比較特別，冒出一個路人甲，名叫川普，他的競選對手就叫做美國。</text:p>
      <text:p text:style-name="P1">ethan   |  2016.10.22 16:13   |   <text:a xlink:type="simple" xlink:href="http://palinfo.habago.org/Entry?Command=Information_PrintForum&amp;iPage=225#FORUM34970"><text:span text:style-name="T2">#</text:span></text:a></text:p>
      <text:p text:style-name="P6"><text:span text:style-name="T1">上次</text:span>post<text:span text:style-name="T1">的美國選舉臥底揭露影片，有中文字幕了。</text:span> <text:line-break/><text:span text:style-name="T1">只能說輿論的操作是一個複雜的系統工程。</text:span> <text:line-break/><text:line-break/><text:span text:style-name="T1">記者臥底踢爆希拉蕊選舉黑幕</text:span><text:s/><text:span text:style-name="T1">僱黑手陰川普</text:span>1  <text:line-break/>https://www.youtube.com/watch?v=6mwT3A1uj4o <text:line-break/><text:line-break/><text:span text:style-name="T1">記者臥底踢爆希拉蕊選舉黑幕</text:span><text:s/><text:span text:style-name="T1">僱黑手陰川普</text:span>2  <text:line-break/>https://www.youtube.com/watch?v=g15CKzsQAaE</text:p>
      <text:p text:style-name="P1"><text:span text:style-name="T1">隆誌</text:span><text:s/>  |  2016.10.22 08:25   |   <text:a xlink:type="simple" xlink:href="http://palinfo.habago.org/Entry?Command=Information_PrintForum&amp;iPage=225#FORUM34969"><text:span text:style-name="T2">#</text:span></text:a></text:p>
      <text:p text:style-name="P2">說實在，看完菲律賓總統的作法之後。<text:span text:style-name="T3"> <text:line-break/><text:line-break/></text:span>台灣的媒體將之形容為菲律賓的柯<text:span text:style-name="T3">P</text:span>，個人覺得實在太侮辱<text:span text:style-name="T3">Duterte</text:span>。<text:span text:style-name="T3"> <text:line-break/><text:line-break/></text:span>造神與做實是，差別很大的。</text:p>
      <text:p text:style-name="P1"><text:span text:style-name="T1">陳真</text:span><text:s/>  |  2016.10.22 02:46   |   <text:a xlink:type="simple" xlink:href="http://palinfo.habago.org/Entry?Command=Information_PrintForum&amp;iPage=225#FORUM34968"><text:span text:style-name="T2">#</text:span></text:a></text:p>
      <text:p text:style-name="P4">普丁說，<text:span text:style-name="T3">"</text:span>國際關係就像數學一樣，非關個人。<text:span text:style-name="T3">" </text:span>我很認同這句話。我想，他的意思是說，國與國之交往與互動，乃是根據一種整體利害得失所計算出來的結果，而非訴諸個人任何非關理性的因素與考量。<text:span text:style-name="T3"> <text:line-break/><text:line-break/></text:span>依我看，菲律賓總統<text:span text:style-name="T3"><text:s/>Duterte </text:span>的種種親中抉擇與表態，雖然往往以第一人稱呈現，但骨子裏仍然是一種<text:span text:style-name="T3"><text:s/>"</text:span>數學<text:span text:style-name="T3">"</text:span>，非關個人好惡。這不是什麼了不起的美德，這理當只是事物之所應然。就像一家公司的經營究竟該怎麼做，當然得把算盤拿出來打一打；在這樣一種得失衡量的理性基礎上，做出決策。因此我相信，<text:span text:style-name="T3"><text:s/>Duterte </text:span>大捧中國的同時，雖然還順便把美國痛罵一頓，但前者之大捧，得到的卻是四千多億的中資援助與鋪橋造路以及無數商品的優惠外銷。後者之痛罵，雖然難聽，但基本上卻只是一種修辭，讓美國人面子難看，但菲美兩國之間的實質關係並沒有太大的改變。<text:span text:style-name="T3"> <text:line-break/><text:line-break/></text:span>從這裏你能看出，不管<text:span text:style-name="T3"><text:s/>Duterte </text:span>這個人有多少爭議言行，不管他表面上看起來如何粗野火爆，但他的頭腦顯然極其清醒而冷靜。更重要的是，他的種種盤算，毫無疑問主要著眼於菲律賓的整體長遠利益。你當然可以對其作法不認同，但你沒法否認其用心乃是為了大眾而非一己之私。<text:span text:style-name="T3"> <text:line-break/><text:line-break/>Duterte </text:span>說得很對，西方人很囂張。日常生活中，當然個個風度翩翩，言語輕柔，但在國與國的交往上卻不然。特別是美國，他是不把你當人看的，所謂盟友，其實就是狗的意思。他不是在交朋友，而是在豢養走狗，為之衝鋒陷陣當炮灰。凡是拒絕當狗的，便是敵人，而敵人就必須消滅。美國之所謂外交政策，基本上就是這樣。大部份被迫當狗的，往往當得很痛苦，很少有像台灣這麼乖巧的狗，甚至連飼料費都不用，這狗還能倒貼主人呢。所謂台獨，其實就是當狗的意思，台灣人幾時真的在乎過什麼獨立自主？<text:span text:style-name="T3"> <text:line-break/><text:line-break/></text:span>雖說<text:span text:style-name="T3"><text:s/>"</text:span>把政治當成數學<text:span text:style-name="T3">" </text:span>不是什麼不得了的美德，這理當只是事物之所應然；全世界大部份國家的政治運作基本上都是這樣的，即便政治人物往往從中亦能獲取私利，但整體政治運作依然還是有著一套以整體利益為依歸的<text:span text:style-name="T3"><text:s/>"</text:span>邏輯<text:span text:style-name="T3">"</text:span>。問題是，台灣卻不把政治當數學，毫無邏輯可言，政治人物<text:span text:style-name="T3"><text:s/>(</text:span>特別是綠色的<text:span text:style-name="T3">) </text:span>講話就跟放屁根本沒兩樣，信口開河，一夕數變，純粹就是<text:span text:style-name="T3"><text:s/>"</text:span>玩<text:span text:style-name="T3">" </text:span>政治，<text:span text:style-name="T3">"</text:span>搞<text:span text:style-name="T3">" </text:span>政治，玩得出神入化。<text:span text:style-name="T3"> <text:line-break/><text:line-break/></text:span>特別是近二十幾年來，當披著綠油油民主自由外衣的詐騙集團興起之後，更是如此，政治不再是一種非關個人的數學，而只是一種純粹著眼於個人利益與黨派權力最大化的操弄與詐術。毫無疑問，這當然也是是一種<text:span text:style-name="T3"><text:s/>"</text:span>計算<text:span text:style-name="T3">"</text:span>，但它卻不是<text:span text:style-name="T3"><text:s/>"</text:span>數學<text:span text:style-name="T3">"</text:span>，沒有<text:span text:style-name="T3"><text:s/>"</text:span>邏輯<text:span text:style-name="T3">" </text:span>可言。唯有當它是一種數學時，政治才有辦法訴諸理性議論與客觀衡量。而私人利益之計算，眾人卻根本無從插嘴，無從掌握，更不用說控制了；甚至一下說黑，一下說白，沒有一句話可信。所謂政治立場，只有宣稱，無需理由，亦無演算；只有神聖結論，而無一絲議論，藉此畫分敵我，操弄選票，奪取權力與暴利。<text:span text:style-name="T3"> <text:line-break/><text:line-break/></text:span>剛念高中時，我就很仰慕林義雄。一大上學，我成為一名公開掛牌運作的黨外人士，每天接觸許多人，走入群眾，於是大一就印了名片。名片背面經常印著一些話，以表心跡，比方說最常印的一句是聖經以賽亞書：<text:span text:style-name="T3"><text:line-break/><text:line-break/>"</text:span>將刀劍打成犁頭，把槍矛鑄成鐮刀。這國不舉刀攻擊那國，人們不再學習戰事。<text:span text:style-name="T3">" <text:line-break/><text:line-break/></text:span>還有羅素的話：<text:span text:style-name="T3">"</text:span>我隱隱地看到一個充滿喜樂的世界，在那裏，心靈得以擴展，希望無窮。<text:span text:style-name="T3">" <text:line-break/><text:line-break/></text:span>還有一句是從林義雄寫的<text:span text:style-name="T3"><text:s/>"</text:span>從蘭陽到霧峰<text:span text:style-name="T3">" </text:span>這本書上節錄下來的一段話。他寫說：<text:span text:style-name="T3"> <text:line-break/><text:line-break/>"</text:span>我相信，政治是一種科學，我願抱著對就是對、錯就是錯是非分明的態度，投身政治。<text:span text:style-name="T3">" <text:line-break/><text:line-break/></text:span>林義雄這句話，曾經深深感動年少的我，願意為之費盡青春，流盡血淚，如今卻似乎成為一種笑柄。我依然還是信仰這句話，但昔日燈塔似乎早已一一熄滅，我只能在自己心裏頭給自己點一盞燈，彷彿真能記住前塵，照亮遠方。</text:p>
      <text:p text:style-name="P1"><text:span text:style-name="T1">陳真</text:span><text:s/>  |  2016.10.22 01:07   |   <text:a xlink:type="simple" xlink:href="http://palinfo.habago.org/Entry?Command=Information_PrintForum&amp;iPage=225#FORUM34967"><text:span text:style-name="T2">#</text:span></text:a></text:p>
      <text:p text:style-name="P5"><text:span text:style-name="T1">這裏有英文演說實況：</text:span> <text:line-break/><text:line-break/>https://goo.gl/6ACOEN <text:line-break/><text:line-break/><text:span text:style-name="T1">楊宏貼的中文翻譯，可能是從這裏出來：</text:span> <text:line-break/><text:line-break/>https://goo.gl/huKkHq <text:line-break/><text:line-break/><text:span text:style-name="T1">但他貼的翻譯裏頭有一個明顯錯誤，我更正了。</text:span></text:p>
      <text:p text:style-name="P1">J.Z.   |  2016.10.21 22:32   |   <text:a xlink:type="simple" xlink:href="http://palinfo.habago.org/Entry?Command=Information_PrintForum&amp;iPage=225#FORUM34966"><text:span text:style-name="T2">#</text:span></text:a></text:p>
      <text:p text:style-name="P4">請問這講稿有無英文版<text:span text:style-name="T3">?</text:span></text:p>
      <text:p text:style-name="P1"><text:span text:style-name="T1">楊宏</text:span><text:s/>  |  2016.10.21 19:12   |   <text:a xlink:type="simple" xlink:href="http://palinfo.habago.org/Entry?Command=Information_PrintForum&amp;iPage=225#FORUM34965"><text:span text:style-name="T2">#</text:span></text:a></text:p>
      <text:p text:style-name="P2">這也太直白了，說話不留餘地，看來是豁出去了，不怕遭來美國報復。菲律賓何其有幸，出這樣的總統。<text:span text:style-name="T3"> <text:line-break/>---------------- <text:line-break/></text:span>杜特爾特北京演講全文<text:span text:style-name="T3"> <text:line-break/><text:line-break/></text:span>美國人的品性到底出了什麼問題？作為一個東方紳士，包括菲律賓人，都是很靦腆的，他們相對低調，儘管知道答案也只會低語，不會大聲喧嘩，而美國人聲音有點大，超過了文明音量的界限。很多人都這麼想，東方人相對低調，不會居高臨下，對人頤指氣使。<text:span text:style-name="T3"> <text:line-break/><text:line-break/></text:span>　　我本人身上流淌著中國人的血液、摩洛血液、未獅耶人的血液。我研究過這些民族的特質，結果我發現，我們東方人是文化底蘊非常深厚的民族（掌聲）。但問題是，當你跟西方人說話，比如美國人或其他西方人，會發現他們非常沒文化（掌聲）。<text:span text:style-name="T3"> <text:line-break/><text:line-break/></text:span>　　談到商貿關係，我要充分利用今天的論壇講一講。如果你有錢，許多菲律賓的華商非常富有，但如果你們看到美國人走過來，請趕緊閉嘴（笑聲），不要讓他加入對話，否則你們都完蛋了（笑聲，掌聲）。華商如果跟美國人打交道，是虧錢最快的方法（笑聲）。我曾經當過<text:span text:style-name="T3">23</text:span>年市長，經常有美國人到我辦公室表達善意。他們不像中國人來做一般的生意，比如從菲律賓進口水果，他們要做採礦或其他對我們不利的產業。菲律賓的礦業很多都掌握在美國人手中，對我們造成嚴重負面影響。中國人同我們低調談生意，美國人卻一直很高調、很沒文化。<text:span text:style-name="T3"> <text:line-break/><text:line-break/></text:span>　　我見識過這些事，我從不真心喜歡美國人，不僅是因為我們做事的方式不一樣。很久以前我就體驗過美國人的傲慢。我曾經去過巴西，過境美國，從洛杉磯入境，在機場被海關反覆盤問。那位美國海關官員是一個黑人，制服是黑的（笑聲），槍也是黑的（笑聲）。他要看我的護照，我當時是眾議員，持外交護照，他又問我邀請信在哪兒。我當時的邀請信是巴西開的，沒帶在身上。這個人馬上就把我帶到審訊室，一頓盤問。所以我告訴他，如果繼續扣押我的話，我很樂意馬上就回菲律賓。那是我最後一次去美國。可能不久之後美國人也會來我的國家談生意，保護一些戀童癖者，他們連護照都不帶，直接跑到領事館去。他們可能認為菲律賓到現在還是美國的殖民地，事事以美國馬首是瞻，如果你來菲律賓，必須先申請簽證（掌聲）。<text:span text:style-name="T3"> <text:line-break/><text:line-break/></text:span>　　美國人並沒有控制經濟。美國自稱是世界上最大的工業化國家，這簡直就是胡扯。你既然是最強大的工業化國家，怎麼可能欠了中國將近三萬億美元還不還（掌聲）？也許這是一個信用額度的問題，可能中國可以借在座各位一點錢。你們能不能借我<text:span text:style-name="T3">50</text:span>億的貸款（笑聲），我會在一段時間內利用這筆錢，然後只還你本金（笑聲）。菲律賓人借錢是要還的（掌聲）。<text:span text:style-name="T3"> <text:line-break/><text:line-break/></text:span>　　中國跟我們關係很好，美國有點焦慮。美國人比較怕普京，因為他有自信。歐洲形勢不妙，希臘無法自救，美國人在阿富汗犯了錯誤，現在醫療體系沒有資金保證。在東盟，柬埔寨是中國真正的朋友，甚至可以說是盟友，老撾也是，越南也是，印尼採取中立。菲律賓的杜特爾特總統非常傾向中國（掌聲）。中國有東方人的品質，不會到處去命令別人，要求控制全世界的錢。中國領頭建立了亞投行，美國人被將了一軍。美國對此沒有做好準備，因為他們不願冒風險打仗。在菲律賓看來，只要是為了國家，他們就值得犧牲。<text:span text:style-name="T3"> <text:line-break/><text:line-break/></text:span>　　關於菲律賓的法治問題，我可能推出新政策，包括在刑偵方面。讓我們堅持實事求是。我們要反對腐敗，如果有任何人提出質疑，沒問題，我支持反腐敗。<text:span text:style-name="T3"> <text:line-break/><text:line-break/></text:span>　　有時候商人可能會拿出一筆錢，說有錢能使鬼推磨，比如有人提供援助，姿態確是居高臨下，日本也是如此。但中國不是，中國提供了援助和貸款，但不會開空頭支票，這是中國與美國最大的不同之處。<text:span text:style-name="T3"> <text:line-break/><text:line-break/></text:span>　　必須要帶來實實在在的利益。但我看不到美國的實幹，我決定換條跑道。沒有任何理由非要把我們跟美國人拴在一起，菲律賓從來沒有得到任何益處。總是選舉腐敗，經濟卻沒有任何起色。我真的難以想像，出了腐敗他們還不停給錢。很多人拚命搶這筆錢，有時錢還不翼而飛。因此美國人提供的高利貸資金從來沒有用在刀刃上。我在納卯市工作時，當地貧困率很高，因為官員腐敗。有些人只能賣香蕉和西紅柿度日，起早貪黑，交通又差，生活異常艱辛，政府應該體察民情。美國人沒能真正改變菲律賓人的生活境遇，日本也沒能辦到。<text:span text:style-name="T3"> <text:line-break/><text:line-break/></text:span>　　印度大使今天不在這裡，印度公民周遊四方，放高利貸，即便在菲律賓面臨經濟困境的時候也是如此。他們借給你錢，但你必須購買他們指定的貨物，比如他們的冰箱等等，否則就別想貸款。所以實際上，這個條件是不一樣的。利率也不一樣，有時高達本金的兩倍。這種情況存在多年，沒有哪個政黨真正解決問題。我有兩套房子，第一套出租，我就可以坐收房租，生活比較自在，但那些無家可歸的人，生活非常淒慘。日本可以來幫助我們，中國也可以。日本也作出修鐵路的承諾，還有韓國，但我們更加傾向於從中國貸款，因為有時候中國給我們長期貸款，到後來因為我們的友誼，他們就忘了讓我們還錢。但日韓就不是這樣了。來自中國的資金充足，但我更喜歡中國的一點是你們夠真誠。<text:span text:style-name="T3"> <text:line-break/><text:line-break/></text:span>中國從不冒犯別人，也不侮辱別人，這對我很重要。我外公是中國人，所以我知道中國人的這一特性。作為朋友，中國總是樂於助人，而我們之間的友誼源遠流長。憑我的個人經歷，我深知如此。<text:span text:style-name="T3"> <text:line-break/><text:line-break/></text:span>　　我想強調，這個平台（知事註：中菲經貿合作論壇）非常好，很希望中國的企業去我們菲律賓投資，包括基建領域。我們有很多需求，希望大家積極考慮，如果是借款的話，希望給我們多一點時間。如果中國能夠在鐵路上幫助我們就更好了。棉蘭佬鐵路能聯網的話，就能促進流動性，非常希望建造鐵路，幫助我們運送貨物。在菲律賓國內鐵路最便捷、安全，成本最低。安全性當然是政府最需要考慮的。我們與菲共和談，形勢向好。至於反恐，沒有談判的餘地，我們會解決這些問題。我們向中國政府和習近平主席保證，情況會好起來。菲律賓政府使用中國的資金，絕不會有腐敗問題，有問題就跟我說。我們必須要打擊腐敗，不管碰到什麼人，我們非常堅決。我們也必須高調反恐，才能調動大家的積極性。<text:span text:style-name="T3"> <text:line-break/><text:line-break/></text:span>　　其他問題，比如移民，我們也要著力解決。我們一定要堅決宣誓，不要害怕，堅持努力。推動變革必須要堅決，不要讓步。面對腐敗不能讓步，如果瞻前顧後裹足不前是不會解決問題的。我向大家保證，我們必須要實現發展，發展了才能有資金，才能談交易。如果要滿足基本生活沒問題，但如果要買車或者更高層次的要求，資金就不夠了，所以我要借款。我剛才說過，我們希望獲得中方的援助，特別是在亟需的領域，我們不會忘記你們。<text:span text:style-name="T3"> <text:line-break/><text:line-break/></text:span>　　在這個政治、文化不斷動盪的年代，美國已經輸了。我將會繼續向中國靠攏，從思想上向中俄雙方靠攏，我也會跟普京說，菲律賓、中國和俄羅斯是好夥伴。<text:span text:style-name="T3"> <text:line-break/><text:line-break/><text:line-break/></text:span>　　他們（知事註：杜特爾特的政敵）可以起訴我，但他們沒有任何證據。選舉期間就是如此，現在仍不斷指責。奧巴馬和美國國務院的發言人不斷攻擊我。我試圖解釋，在菲律賓有<text:span text:style-name="T3">400</text:span>萬人染上毒癮。但沒人理我。我曾用體面的語言說過，後來被迫用粗話表達我的憤怒。<text:span text:style-name="T3"> <text:line-break/><text:line-break/></text:span>　　他們也跟我談人權，關於這個問題我曾經說過，如果你毀滅我的國家，我會把你幹掉，我有權保護每一個菲律賓人。<text:span text:style-name="T3"> <text:line-break/><text:line-break/></text:span>　　而我從來沒有點明，法外處決的問題，有一些媒體報導不實，美國方面也發表不實言論，但美國領導人從未就此道歉。這就是他們的思維與中國的不同之處。<text:span text:style-name="T3"> <text:line-break/><text:line-break/></text:span>　　我謹此宣佈，脫離與美國的聯繫，包括軍事、經濟上的脫離。當然如果你們在經濟上與美國有問題的話我們也會幫助你們，就像你們幫助我一樣。<text:span text:style-name="T3"> <text:line-break/><text:line-break/></text:span>　　綜合環球時報、菲律賓世界日報</text:p>
      <text:p text:style-name="P1"><text:span text:style-name="T1">張紀庠</text:span><text:s/>  |  2016.10.20 23:22   |   <text:a xlink:type="simple" xlink:href="http://palinfo.habago.org/Entry?Command=Information_PrintForum&amp;iPage=225#FORUM34964"><text:span text:style-name="T2">#</text:span></text:a></text:p>
      <text:p text:style-name="P4">庫斯杜力卡新片<text:span text:style-name="T3"><text:s/>On the Milky Road</text:span>《牛奶配送員的魔幻人生》將於金馬影展放映！<text:span text:style-name="T3"> <text:line-break/></text:span>放映場次：<text:span text:style-name="T3"> <text:line-break/>11.23 </text:span><text:span text:style-name="T5">〈</text:span>三〉<text:span text:style-name="T3">11:10</text:span>，新光<text:span text:style-name="T3"><text:s/>2 </text:span>廳<text:span text:style-name="T3"> <text:line-break/>11.24 </text:span><text:span text:style-name="T5">〈</text:span>四〉<text:span text:style-name="T3">21:20</text:span>，新光<text:span text:style-name="T3"><text:s/>2 </text:span>廳<text:span text:style-name="T3"> <text:line-break/></text:span>預告片：<text:span text:style-name="T3"> <text:line-break/>https://goo.gl/KsPPZw <text:line-break/><text:line-break/></text:span>購票方式詳見：<text:span text:style-name="T3"> <text:line-break/>https://goo.gl/pr8rd8 <text:line-break/><text:line-break/>======================== <text:line-break/></text:span>近十年未執導演筒，電影大師庫斯杜力卡醞釀多年的新作，不僅自編自導自演，並邀來義大利女神莫妮卡貝魯奇癡纏狂戀，帶回《黑貓白貓》的動物馬戲團、《流浪者之歌》的吉普賽婚禮、與《地下社會》的奇想情愛，再展巴爾幹魔幻寫實新高峰。<text:span text:style-name="T3"> <text:line-break/>https://goo.gl/hnsN8Q</text:span></text:p>
      <text:p text:style-name="P1">ethan   |  2016.10.20 15:45   |   <text:a xlink:type="simple" xlink:href="http://palinfo.habago.org/Entry?Command=Information_PrintForum&amp;iPage=225#FORUM34963"><text:span text:style-name="T2">#</text:span></text:a></text:p>
      <text:p text:style-name="P5"><text:line-break/><text:span text:style-name="T1">最近有人揭露的在美國選舉中操縱選舉的影片</text:span> <text:line-break/><text:span text:style-name="T1">不知道主流媒體是否會追蹤分析。</text:span> <text:line-break/><text:line-break/>https://www.youtube.com/watch?v=5IuJGHuIkzY <text:line-break/>https://www.youtube.com/watch?v=hDc8PVCvfKs </text:p>
      <text:p text:style-name="P3"/>
      <text:p text:style-name="P1"><text:span text:style-name="T1">陳真</text:span><text:s/>  |  2016.10.20 09:48   |   <text:a xlink:type="simple" xlink:href="http://palinfo.habago.org/Entry?Command=Information_PrintForum&amp;iPage=226#FORUM34962"><text:span text:style-name="T2">#</text:span></text:a></text:p>
      <text:p text:style-name="P5">my hero! <text:line-break/><text:line-break/>https://goo.gl/0jW0Wp</text:p>
      <text:p text:style-name="P1"><text:span text:style-name="T1">陳真</text:span><text:s/>  |  2016.10.20 09:37   |   <text:a xlink:type="simple" xlink:href="http://palinfo.habago.org/Entry?Command=Information_PrintForum&amp;iPage=226#FORUM34961"><text:span text:style-name="T2">#</text:span></text:a></text:p>
      <text:p text:style-name="P4">讚！！！<text:span text:style-name="T3"> <text:line-break/><text:line-break/></text:span>陳真<text:span text:style-name="T3"> <text:line-break/>===================== <text:line-break/></text:span>菲總統杜特蒂：與美國關係說再見<text:span text:style-name="T3"> <text:line-break/><text:line-break/></text:span>中央社<text:span text:style-name="T3"><text:s/>– 2016</text:span>年<text:span text:style-name="T3">10</text:span>月<text:span text:style-name="T3">20</text:span>日<text:span text:style-name="T3"> <text:line-break/><text:line-break/></text:span>（中央社北京<text:span text:style-name="T3">19</text:span>日綜合外電報導）正在北京訪問的菲律賓總統杜特蒂（<text:span text:style-name="T3">Rodrigo Duterte</text:span>）今天說，現在是與美國「說再見」的時候了。<text:span text:style-name="T3"> <text:line-break/><text:line-break/></text:span>杜特蒂在向北京菲律賓僑社發表演說時表示，菲律賓在與美國長期結盟中並未得到太多的好處。<text:span text:style-name="T3"> <text:line-break/><text:line-break/></text:span>他對美國說：「你們留在我們國家是為了你們自己的利益，所以是說再見的時候了，我的朋友。」<text:span text:style-name="T3"> <text:line-break/><text:line-break/></text:span>他接著說：「我不會再去美國，我到那裡只是被羞辱。」他再度指歐巴馬總統是「婊子養的」。<text:span text:style-name="T3"> <text:line-break/><text:line-break/></text:span>杜特蒂說，他受夠了被西方計畫牽著鼻子走的菲律賓外交政策。<text:span text:style-name="T3"> <text:line-break/><text:line-break/></text:span>他並且說：「讓我們與中國疏遠不是我們自己造成，我將重新擬定政策新方向。」（譯者：中央社簡長盛）<text:span text:style-name="T3">1051020</text:span></text:p>
      <text:p text:style-name="P1"><text:span text:style-name="T1">陳真</text:span><text:s/>  |  2016.10.20 01:37   |   <text:a xlink:type="simple" xlink:href="http://palinfo.habago.org/Entry?Command=Information_PrintForum&amp;iPage=226#FORUM34960"><text:span text:style-name="T2">#</text:span></text:a></text:p>
      <text:p text:style-name="P2">狂爆希拉蕊猛料惹禍》維基解密創辦人阿桑奇被斷網<text:span text:style-name="T3"><text:s/></text:span>厄瓜多：我們不干涉他國選舉<text:span text:style-name="T3"> <text:line-break/><text:line-break/></text:span>風傳媒<text:span text:style-name="T3"> <text:line-break/></text:span>簡恒宇<text:span text:style-name="T3"><text:s/>2016</text:span>年<text:span text:style-name="T3">10</text:span>月<text:span text:style-name="T3">19</text:span>日<text:span text:style-name="T3"> <text:line-break/><text:line-break/></text:span>揭密網站「維基解密」（<text:span text:style-name="T3">WikiLeaks</text:span>）創辦人阿桑奇（<text:span text:style-name="T3">Julian Assange</text:span>），日前公布希拉蕊對跨國財團（<text:span text:style-name="T3">Goldman Sachs</text:span>）的演說內容後，隨即遭到切斷網路，而厄瓜多外交部<text:span text:style-name="T3">18</text:span>日發表聲明，承認切斷阿桑奇的網路連線，因為爆料行為已經干涉美國大選。<text:span text:style-name="T3"> <text:line-break/><text:line-break/></text:span>厄瓜多承認斷網<text:span text:style-name="T3"><text:s/></text:span>重申阿桑奇庇護有效<text:span text:style-name="T3"> <text:line-break/><text:line-break/></text:span>厄瓜多外交部發布西班牙文聲明稱，厄瓜多政府「基於不干涉他國內政的原則」，因此短暫切斷阿桑奇的網路連線，並表示「最近數周，維基解密公開大量文件，影響美國總統大選」。不過厄瓜多也重申，沒有改變給予阿桑奇的庇護，強調「會保障阿桑奇的性命及人身安全，直到他前往安全地方」。<text:span text:style-name="T3"> <text:line-break/><text:line-break/></text:span>維基解密點名凱瑞<text:span text:style-name="T3"><text:s/></text:span>稱美國施壓厄瓜多<text:span text:style-name="T3"> <text:line-break/><text:line-break/></text:span>維基解密更直接點名美國國務卿凱瑞（<text:span text:style-name="T3">John Kerry</text:span>）施壓厄瓜多，並稱仍有辦法在沒有網路的情況下繼續爆料。</text:p>
      <text:p text:style-name="P1"><text:span text:style-name="T1">陳真</text:span><text:s/>  |  2016.10.20 01:23   |   <text:a xlink:type="simple" xlink:href="http://palinfo.habago.org/Entry?Command=Information_PrintForum&amp;iPage=226#FORUM34959"><text:span text:style-name="T2">#</text:span></text:a></text:p>
      <text:p text:style-name="P4">向中國示好<text:span text:style-name="T3"><text:s/></text:span>杜特地：不會在南海問題強人所難<text:span text:style-name="T3"> <text:line-break/><text:line-break/></text:span>新頭殼<text:span text:style-name="T3"><text:s/>– 2016</text:span>年<text:span text:style-name="T3">10</text:span>月<text:span text:style-name="T3">20</text:span>日<text:span text:style-name="T3"> <text:line-break/><text:line-break/></text:span>向中國示好<text:span text:style-name="T3"><text:s/></text:span>杜特地：不會在南海問題強人所難<text:span text:style-name="T3"> <text:line-break/><text:line-break/></text:span>正在中國訪問的菲律賓總統杜特地（<text:span text:style-name="T3">Rodrigo Duterte</text:span>）<text:span text:style-name="T3">19</text:span>日表示，南海仲裁案只是他此次與中國會談的「次要問題」，他不希望在南海問題上「強人所難」，會等中方先提出這個問題。<text:span text:style-name="T3"> <text:line-break/><text:line-break/></text:span>杜特地表示，中國數世紀來，從未侵略菲律賓任何領土，「在冷戰期間，中國被描述成壞人，而近年來我們在學校課本中讀到的內容，則一律是西方的宣傳。」這些談話解讀是在暗諷菲律賓前殖民宗主國美國。<text:span text:style-name="T3"> <text:line-break/><text:line-break/></text:span>針對最敏感的南海議題，杜特地表示，他並不希望「強人所難」，因此會等候中國國家主席習近平先提出此一問題，不能因為脫口而出就破壞了這種善意。<text:span text:style-name="T3"> <text:line-break/><text:line-break/></text:span>他說，南海仲裁只是「<text:span text:style-name="T3">1</text:span>張有<text:span text:style-name="T3">4</text:span>個角的紙<text:span text:style-name="T3">……</text:span>如果我是打開這張紙的一方，就不合乎禮貌與善意。各位也許會問，這會成為次要問題嗎？當然，這必須成為次要問題」。<text:span text:style-name="T3"> <text:line-break/><text:line-break/></text:span>杜特地表示，仲裁結果雖然賦予菲國權利，但中國擁有歷史權利，而且很堅持。在此情況下，究竟是要爭論或是乾脆談判？「還是把這個問題留到以後再說吧！」</text:p>
      <text:p text:style-name="P1"><text:span text:style-name="T1">陳真</text:span><text:s/>  |  2016.10.19 02:31   |   <text:a xlink:type="simple" xlink:href="http://palinfo.habago.org/Entry?Command=Information_PrintForum&amp;iPage=226#FORUM34958"><text:span text:style-name="T2">#</text:span></text:a></text:p>
      <text:p text:style-name="P2">情感上，我特別喜歡看故事書，從小時候開始識字以來，就像打開了一片除了荒野以外的新天地那樣，天天猛看小說，中國的，西洋的，經典的，通俗的，什麼都看。凡是你能叫得出書名的所謂名著，我應該大部份都看過。也許因為看書很快，加上宛如影印機一般、曾經應邀公開表演的記憶力，不但看得多，看得仔細，而且看過之後就記得，一生難忘。<text:span text:style-name="T3"> <text:line-break/><text:line-break/></text:span>上國中之後，就不再看了。除了有一陣子讀金庸的武俠之外，幾乎不再讀小說。上大學之後，因為成為黨外人士，經常出沒政治場合或群眾集會，<text:span text:style-name="T3">"</text:span>遇見<text:span text:style-name="T3">" </text:span>了沈從文，驚為天人。那時候的黨外是很中國的，凡是跟國民黨對立的人事物，包括中國共產黨，就一概吹捧推銷。那時候的黨外，中國的小說或人物可一點都不是毒素哦，不但不是毒素，而且是思想解放的精神食糧。只要是黨外的演講會、政見會，到處都在賣一些大陸的小說，包括魯迅，沈從文，老舍，巴金等等等，而且也包括例如熊十力、瞿秋白、陳獨秀等等比較思想性或政治性的各種書籍，應有盡有，全是盜版，全是國民黨當年所查禁。<text:span text:style-name="T3"> <text:line-break/><text:line-break/></text:span>各位年紀輕一點的，大概不敢相信。比方說，當我國中把金庸的小說全部讀過之後，我根本不知道作者是誰，因為作者名字一律會被店家塗掉或撕掉，改成裸女封面，或是隨便寫個作者名字上去。因為，當年凡是沒有跟國民黨一起<text:span text:style-name="T3"><text:s/>"</text:span>播遷來台<text:span text:style-name="T3">" </text:span>的，都算是投共，都是共匪；販售或閱讀共匪寫的書，罪名是很大的。<text:span text:style-name="T3"> <text:line-break/><text:line-break/></text:span>念完大學，當上醫生之後，就幾乎不曾再看小說或詩集了，同時也不可能有時間讀了，全在哲學學術或臨床知識裏打滾。一直到今天，長達二十幾年的時間，幾乎與文學絕緣。也因此，我對現代作家的認識，可說一片茫然。當然，也許是偏見吧，我基本上是不太相信當代會有什麼特別令人傾心的作家。除了哲學，如今讀來讀去就只是在複習一些早已滾瓜爛熟的書，讀來讀去始終是唐吉訶德、麥田捕手、但丁神曲、浮士德<text:span text:style-name="T3">...</text:span>，或是中國詩詞與小說經典，或是沈從文、胡適等等。<text:span text:style-name="T3"> <text:line-break/><text:line-break/></text:span>情感上很文藝，但在知識上卻特別<text:span text:style-name="T3"><text:s/>"</text:span>科學<text:span text:style-name="T3">"</text:span>，從小在學校科目方面特別喜歡數學與化學。當學校的低能教育讓我感到很痛苦時，數學就像我的心靈避風港似的，在安靜乾淨的數學天地裏頭，痛苦激越的心情就會平靜下來。我特別喜歡證明數學定理或公設那一類的演算與思考，證明宇宙間宛若美麗神祕事物般存在的各種數學定理。<text:span text:style-name="T3"> <text:line-break/><text:line-break/></text:span>講這一堆背景旁白，只是要說，我這個人基本上是很科學的，空穴來風無法驗證的東西我一概嗤之以鼻，更不用說怪力亂神了。可是有一天，家族所深信的一位算命師卻說我在<text:span text:style-name="T3">19 </text:span>歲那一年會有個<text:span text:style-name="T3"><text:s/>"</text:span>死劫<text:span text:style-name="T3">"</text:span>，逃得過逃不過不一定。我聽了簡直想撞牆，胡說八道都不用打草稿嗎？可是，<text:span text:style-name="T3">19 </text:span>歲那一年，我因為打抱不平，多管閒事，同時惹了黑白兩道，被人在夜市當街開車攔截，開了三槍。其一槍打中脖子，送了兩家醫院都不敢收，因為那年頭槍擊案很罕見，醫生怕惹禍上身。直到第三家醫院才敢收。治療我的醫生，對我和我爸媽猛說恭喜恭喜，恭喜說我真是命大，子彈如果再偏個零點零零零一公分，我的頸動脈就破了，就沒得救了。醫生說，打這一槍還不死，這可是千萬分之一的機率啊。<text:span text:style-name="T3"> <text:line-break/><text:line-break/></text:span>其實對方原本只是要把我弄殘，無意取我性命。開槍前一天，他們打電話來我家，說要砍斷我的腳筋。我回了一句：<text:span text:style-name="T3">"</text:span>唉呀，會叫的狗不會咬人啦<text:span text:style-name="T3">"</text:span>，然後就把電話掛了。隔天就被槍擊了，而且三槍全是近距離對準頭部，還好我閃得快，只打中一槍。<text:span text:style-name="T3"> <text:line-break/><text:line-break/></text:span>幾年後，同樣又是那位算命先生，又來了。這回說我很難活過<text:span text:style-name="T3">29</text:span>歲，屆時又會來個什麼死劫。可是我好端端的，怎麼會死呢？沒想到有一天，吃了有毒食物，劇烈嘔吐，扯斷肚子裏一條動脈，血用噴的，差點來不及救，一度被醫院宣布病危。還好那天我剛好接到急診室電話，說有病人，要我過去看診。肚子裏動脈扯斷的那一刻，我剛好走到急診室，人就倒下了。要是那時候人在別處，恐怕來不及搶救。<text:span text:style-name="T3"> <text:line-break/><text:line-break/></text:span>即便經歷過兩次怪力亂神的應驗事件，我還是一樣秉持科學精神，但是從完全不信，變成稍微半信半疑。幾年後有一天，又是那個算命先生，他說家族的某個朋友，當官的，將活不過中秋節。當時離中秋節只剩一星期，而且那個人我見過，不過才四十多歲，壯得跟牛一樣，怎麼會死呢？沒想到中秋節前一晚，我竟然在電視上看到新聞快報，那個人因公殉職，被歹徒打死了。<text:span text:style-name="T3"> <text:line-break/><text:line-break/></text:span>一直到現在，我還是很難相信怪力亂神。但是，我又不知道怎麼用所謂科學來解釋以上這三件事。我的結論是這樣，也許生命萬象存在著一些像數學那樣的定理或自然法則，而這個法則是我們所無法用現行的科學知識去理解的。這樣講，有講等於沒講，但我還能說什麼呢？<text:span text:style-name="T3"> <text:line-break/><text:line-break/></text:span>不過，可以確信的一點是：即便真的存在一些這樣的法則或定理，我也不相信古往今來能有幾個人可以窺見奧祕。歷史上最有名的應該就是一般稱之為<text:span text:style-name="T3"><text:s/>"</text:span>拿氏預言家<text:span text:style-name="T3">" </text:span>的那個法國人，<text:span text:style-name="T3">16 </text:span>世紀的一個占星術士叫<text:span text:style-name="T3"><text:s/>Nostradamus</text:span>。這裏有簡介：<text:span text:style-name="T3"> <text:line-break/><text:line-break/>https://goo.gl/VGpzN9 <text:line-break/><text:line-break/></text:span>小時候讀過拿氏的書，感覺含含糊糊，詩意太強，很容易穿鑿附會。而且，他不是說<text:span text:style-name="T3"><text:s/>1997 </text:span>年<text:span text:style-name="T3">7</text:span>月恐怖魔王會由天而降，導致世界末日嗎？結果什麼也沒有，害我空歡喜一場。就跟馬雅預言說<text:span text:style-name="T3">2012</text:span>年世界會更新、毀滅再造一樣，我也沒感覺到世界更新了什麼，更不用說毀滅了。至於中國方面有推背圖和燒餅歌，我小時候也都研究過，感覺可信度更低。<text:span text:style-name="T3"> <text:line-break/><text:line-break/></text:span>但是，有個全盲的保加利亞阿婆叫巴巴萬加<text:span text:style-name="T3"><text:s/>(Baba Vanga)</text:span>，卻使我有點心裏發毛。去年底，澳洲新聞網還特別報導了這個人，並且有人還為她拍攝了記錄片：<text:span text:style-name="T3"> <text:line-break/><text:line-break/>https://goo.gl/XrG2QN (</text:span>澳洲報導原文<text:span text:style-name="T3">) <text:line-break/><text:line-break/>https://goo.gl/WMUcXw (</text:span>中文摘要報導<text:span text:style-name="T3">) <text:line-break/><text:line-break/></text:span>當然，我還是不太能相信人怎麼可能預言？我只能預言我自己，比方說我預言我大約半小時後會去小便，然後會下樓去喝一杯牛奶，然後睡覺。這項預言的準確率應該至少有九成。除此之外，怎麼可能有人能看到未來？未來怎麼可能是預定的？如果未來已經決定，那麼我們豈不是不管怎麼做都沒差？怎麼可能有這種荒唐的結果？<text:span text:style-name="T3"> <text:line-break/><text:line-break/></text:span>而且，我還發現，一大堆冠以萬加婆婆的所謂預言，很可能是假的，是旁人自己瞎掰的，賴到她頭上。不過，即便如此，不知道為什麼，我看這位盲眼阿婆的模樣，分明就不是一個會信口胡謅的詭詐人士，感覺是一個很正直的人，恰恰是因為這樣，讓我感到有點不放心。我不是說我相信，但我也不敢說我不信。當然，不信的成份仍然大於相信。<text:span text:style-name="T3"> <text:line-break/><text:line-break/></text:span>萬加阿婆曾在很多年前預言一個黑人<text:span text:style-name="T3">--</text:span>歐巴馬的當選，我不知道是不是又是後人瞎掰。但她的諸多預言中，有一點是可以很快得到驗證的，那就是她認為歐巴馬將會是最後一個美國總統。如果放寬來解釋，也許萬加婆婆的意思是，歐巴馬會是最後一個完成美國總統任期的人。如果她的預言為真，那麼，接下來呢？美國就消失了嗎？還是改為帝制？變成希拉蕊女皇？還是川普大帝？<text:span text:style-name="T3"> <text:line-break/><text:line-break/></text:span>我並不想鼓吹怪力亂神，所以以上這些，包括我個人的奇異經歷，大家就當成趣聞看看便罷。我在此想要請大家以最嚴肅眼光看待的是<text:span text:style-name="T3">Vladimir Zhirinovsky</text:span>在上周五接受路透社和<text:span text:style-name="T3">CNN</text:span>等各家國際媒體的專訪所說的一些話。<text:span text:style-name="T3">Zhirinovsky </text:span>是俄國第三大黨的一個創始人，是普丁的親信好友。從過去發言記錄看來，這個人講話衝動，而且思想相當不正確，特別是在性別議題上，但他並非信口開河之人。事實上，個性衝動之政治人物，反倒比較容易公開說出真心話。他上周五說了底下這樣一些話：<text:span text:style-name="T3"> <text:line-break/><text:line-break/>https://goo.gl/hRfjfa <text:line-break/><text:line-break/>https://goo.gl/xLGvXr <text:line-break/><text:line-break/>https://goo.gl/OIAf2S <text:line-break/><text:line-break/>"</text:span>美俄關係沒法更壞了，更壞的狀況就是戰爭。<text:span text:style-name="T3">11</text:span>月<text:span text:style-name="T3">8</text:span>日即將要去投票的美國人應該要知道，如果他們投給川普，那就是選擇了世界和平；倘若投給希拉蕊，那就是戰爭。而且，這將會是一場很短的電影，世界各地到處都會是長崎和廣島。希拉蕊沉迷於野心的權力慾望，那是相當危險的，她很可能啟動核子大戰。如果川普勝出，那將會是全世界人類的福音，倘若是希拉蕊獲勝，那麼，她將會是美國最後一任總統<text:span text:style-name="T3">"</text:span>。</text:p>
      <text:p text:style-name="P1">J.Z.   |  2016.10.18 19:10   |   <text:a xlink:type="simple" xlink:href="http://palinfo.habago.org/Entry?Command=Information_PrintForum&amp;iPage=226#FORUM34957"><text:span text:style-name="T2">#</text:span></text:a></text:p>
      <text:p text:style-name="P6"><text:line-break/><text:span text:style-name="T1">訪問人似乎是</text:span>CNN<text:span text:style-name="T1">的</text:span>Christiane Amanpour, <text:span text:style-name="T1">普丁的大使真是耐性十足</text:span>... <text:line-break/><text:line-break/>https://www.youtube.com/watch?v=0f8WiQFWEO4</text:p>
      <text:p text:style-name="P1"><text:span text:style-name="T1">陳真</text:span><text:s/>  |  2016.10.18 16:29   |   <text:a xlink:type="simple" xlink:href="http://palinfo.habago.org/Entry?Command=Information_PrintForum&amp;iPage=226#FORUM34956"><text:span text:style-name="T2">#</text:span></text:a></text:p>
      <text:p text:style-name="P2">香港也有這類腦殘人渣，其正義凜然的嘴臉請見：<text:span text:style-name="T3"> <text:line-break/><text:line-break/>https://goo.gl/QD8JS2 <text:line-break/><text:line-break/></text:span>一個人要提出任何政治主張當然沒問題，有問題的是宣揚這類主張時的內涵、手段和態度。<text:span text:style-name="T3"> <text:line-break/><text:line-break/></text:span>說到獨立，我真心覺得我現在居住的台南永康區，應該獨立成永康民主共和國，才合乎歷史正義與民主人權的真諦，因為永康人口密度全台最高，數量龐大，足以選出總統沒問題。平常光是選里長就很激烈了，殺聲震天，砲聲隆隆，理應提昇層次到部長或縣市長選舉的等級才對，例如，改稱復國市、復華市或東橋郡、大橋郡等等，藉以緬懷日本鬼子對台灣人的偉大恩澤，一概以郡稱之。永康至少可以規畫出<text:span text:style-name="T3"><text:s/>30 </text:span>個郡，各自選出郡長。郡底下再設州，比方說奇美州、炮校州等等。<text:span text:style-name="T3"> <text:line-break/><text:line-break/></text:span>在文化上，永康人更是與民主素養還不夠水準的台南人有所區隔。台南雖然號稱民主聖地，但聖地中之聖地則非永康莫屬，簡直就是台灣民主的源頭，民主台灣的<text:span text:style-name="T3"><text:s/>"</text:span>耶路撒冷<text:span text:style-name="T3">"</text:span>！在這片聖地中之聖地上，完全以民為尊，實施直接民權，每個人都是王，看你要做什麼都可以，當然，你的拳頭要夠大才行。<text:span text:style-name="T3"> <text:line-break/><text:line-break/></text:span>每次當我實踐直接民主，例如直接把車子停在馬路中央下車買菜或買個飲料時，學姊就會糾正，因為她民主素養還不夠。我都會跟她教導說，<text:span text:style-name="T3">"</text:span>拜託哦，這裏是民主聖地耶，妳以為還住在劍橋嗎？<text:span text:style-name="T3">" </text:span>在民主聖地，就算你要停車在平交道鐵軌上也是可以的，如果有人因此被警察開罰單，我就認輸，算你厲害。基本上這是不可能的。台南民主聖地的警察民主素養都非常高，更不用說永康民主共和國了。看你喜歡蛇行、大<text:span text:style-name="T3">S</text:span>形，小<text:span text:style-name="T3">s</text:span>形，或是逆向，原地倒車<text:span text:style-name="T3">360</text:span>度迴轉，瞬間加速轉彎<text:span text:style-name="T3">...</text:span>等等等，統統可以，深度展現民主活力。<text:span text:style-name="T3"> <text:line-break/><text:line-break/></text:span>永康獨立後，一方面還能增加稅收，設立關稅壁壘，自己的蔬菜自己種，自己的香蕉自己吃，而且，什麼服貿貨貿，絕不容許發生。媒體業更是蓬勃發展，我很樂意推薦左鄰右舍幾位向來關心國家大事、連每天煮菜作飯都不忘大聲申論國民黨之腐敗的歐巴桑和有為青年擔任媒體主管，繼續教育國民，闡揚民主真諦。<text:span text:style-name="T3"> <text:line-break/><text:line-break/></text:span>我國<text:span text:style-name="T3">(</text:span>永康民主共和國<text:span text:style-name="T3">)</text:span>的製藥業就更是驚人了，三步一家店，五步一工廠，連看板招牌都不用，光是幾個燒杯和本生燈，就能研發出各種神藥。而且採一條龍經營模式，有的部門負責研發，有的負責販售，透過民主電台的大放送，長年銷售成果極其顯著，佔我國<text:span text:style-name="T3"><text:s/>GD P</text:span>至少八成以上，創造至少<text:span text:style-name="T3"><text:s/>10 </text:span>萬就業人口。職是之故，特別歡迎技術移民，特別歡迎腎臟科醫師、護士及洗腎業者移民我國。<text:span text:style-name="T3"> <text:line-break/><text:line-break/></text:span>公衛方面亦不遑多讓，光是垃圾處理就足以獲得世界各國專利，採自然烘乾殺菌法，說來也是一種結合太陽能科技的綠能生物技術，不管是吃剩的餿食，或是爛掉發霉的皮鞋或襪子，乃至馬桶、床舖，直接丟到馬路邊就行，微生物會自動分解，太陽高溫足以保證徹底殺菌，而且垃圾湯汁滲入土壤後，更能大大添加土壤的營養成份及各項重要微量元素。<text:span text:style-name="T3"> <text:line-break/><text:line-break/></text:span>我國<text:span text:style-name="T3"><text:s/>(</text:span>永康民主共和國<text:span text:style-name="T3">)</text:span>尤其重視傳統文化的保存，比方說，所謂<text:span text:style-name="T3"><text:s/>"</text:span>死貓吊樹頭，死狗放水流<text:span text:style-name="T3">"</text:span>，這項偉大風俗如今上哪找？只能來到我國也許才找得到。貓咪死了，豈能火化，太沒有內涵了！應該吊在樹頭才對。狗狗死了，就拿去台南運河放水流。不過，以後台南運河不屬於我國固有領土，還好我國境內還有一條鹽水溪，大家可多加利用。<text:span text:style-name="T3"> <text:line-break/><text:line-break/></text:span>我現在住的地方，路旁有一排紅磚綠樹人行道。雖說是人行道，其實是多功能使用，很多趕去工廠上班或趕下班的工廠員工，會利用這條紅磚綠樹人行道飆車，直線加速。所謂時間就是金錢，大大增加我國產能競爭力。幾年來，也才撞死一人而已，值得。死者的腦漿就灑在地面上自然烘乾，一年後仍有遺跡，說來也算是一個為國捐軀的民主烈士。我每天路過，看到地上長長一條數公尺血痕，總會油然升起一股詩意，很想吟詩，抒發心裏的感動。<text:span text:style-name="T3"> <text:line-break/><text:line-break/></text:span>紅磚綠樹人行道上有隻貓咪就更神奇了，牠吊在樹梢足足兩三年，方才化成一堆白骨，脫落地面，而且皮毛與骨頭自然分離，保存得相當完整。紅磚綠樹人行道旁邊就是大橋國中，如果上生物課需要動物標本，這裏多得是，免費的，而且純天然，生物多樣性充足，有貓狗、老鼠、蝙蝠以及各種不明生物內臟可供學生化驗，進行研究。<text:span text:style-name="T3"> <text:line-break/><text:line-break/></text:span>另外，當今之世，人口老化已是世界各國的一大頭痛問題，拖垮整個國力，但我國<text:span text:style-name="T3">(</text:span>永康民主共和國<text:span text:style-name="T3">)</text:span>早有遠見，絕無此問題。因為我國老年人發生意外的風險非常高，平常只要走路出門，光是穿越兩條馬路去買個燒餅吃，平安歸來的機率其實就不是很高。說來也是一種純天然的人口控制方法，相當先進，消弭人口老化問題於無形之中。而且，能夠存活下來的街頭戰士們，競爭力都相當高，基因素質特別好，有助於優化人口品質。<text:span text:style-name="T3"> <text:line-break/><text:line-break/></text:span>我國<text:span text:style-name="T3">(</text:span>永康民主共和國<text:span text:style-name="T3">)</text:span>的優點真的說不完。可別看它面積小，其實你就算不用出國，照樣可以看遍全世界。這是怎麼辦到的？說來就有點難了，進入哲學最高層次了。這得歸功於永康民主共和國的前身台南市市長賴啥咪。他發明了一種命名主義，簡單說，名字決定了內涵。比方說，你想看亞馬遜叢林嗎？跑那麼遠太危險了，萬一遇到食人族怎麼辦？永康民主共和國就有了，復國郡再過去那一帶不是常積水嗎？有時也沒看到下雨，地上仍然永遠還是一灘水。那就是了！掛個牌子就是某某生態沼澤區了，媲美亞馬遜。<text:span text:style-name="T3"> <text:line-break/><text:line-break/></text:span>而且，有些生態沼澤區，從某個角度看，簡直就是莫內的<text:span text:style-name="T3"><text:s/>"</text:span>花園<text:span text:style-name="T3">" </text:span>名作再現。可別以為這是我瞎掰的喔，這是事實，只是地點在台南虎頭埤就是，不在我國<text:span text:style-name="T3">(</text:span>永康民主共和國<text:span text:style-name="T3">)</text:span>境內。不過，哲學原理是一樣的。<text:span text:style-name="T3"> <text:line-break/><text:line-break/></text:span>想看競技場也不用跑到羅馬，我國<text:span text:style-name="T3">(</text:span>永康民主共和國<text:span text:style-name="T3">)</text:span>境內就有很多這類建築。平常養蚊子，順便用來研究登革熱，但蚊子館的真正價值不在眼前當下，而在千百年之後，將成為一座座古蹟。年代如果再久遠一點、眼光再放更遠一點的話，比方說一百萬年後，更是具有重要考古價值。<text:span text:style-name="T3"> <text:line-break/><text:line-break/></text:span>我得出門幹活了，沒空繼續介紹我國<text:span text:style-name="T3"><text:s/>(</text:span>永康民主共和國<text:span text:style-name="T3">) </text:span>之博大精深，總之，歡迎大家來移民。不過，我因為民主素養不夠，文化品味不高，住不慣，住得很自卑，決定下個月要移民，同樣是去到一個民主聖地，不過，那個民主聖地有捷運，有一點點馬路可以走路，所以我也就認了。不滿意也得接受了。<text:span text:style-name="T3"> <text:line-break/><text:line-break/></text:span>至於將來，希望回歸祖國終老，但祖國究竟哪裏比較適合像我這樣缺乏競爭力的人居住，其實我還不清楚。山明水秀之地很多，空靈毓秀，但去到現場往往也都是一番龍爭虎鬥。再說，祖國人民是否真心把你當同胞看，恐怕還是個問題。<text:span text:style-name="T3"> <text:line-break/><text:line-break/></text:span>要不就學阿遠，移民到洋鬼子的地方吧？可是，比起洋人，感覺自己的競爭力好像又太強了點，礙手礙腳的，這個不行，那個不行，不是很民主自由，連內褲吊在自己家裏的客廳，恐怕都會影響所謂市容，或是害到隔壁沒見過世面的洋人阿婆嚇出心臟病。而且，洋人世界開支之昂貴，不是一般人住得起。<text:span text:style-name="T3"> <text:line-break/><text:line-break/></text:span>偌大天地，想找個安靜乾淨的容身之處還真不容易。原本要說的是，你要採取何種政治主張我都沒意見，我有意見的是挑撥族群仇恨，迎合外敵，分裂自我，製造內部敵人；以某種主張為幌子，遂行背後充滿恐怖惡意的更大政治目的。台港兩地之所謂獨，大都是這樣一種西方勢力仇中反華的馬前卒。<text:span text:style-name="T3"> <text:line-break/><text:line-break/></text:span>黨外時，當我仍主張台獨時，我總以為自己並非西方勢力的走狗。個人當然可以例外，但是，當運動做為一個整體時，它其實本質上就是如此，它不是真的在乎什麼獨立自主，而只是聽命於某個非常恐怖的混蛋壞人，把他當主子，把自己當狗，咬自己的弟兄姊妹，傷害自己的長上祖宗。<text:span text:style-name="T3"> <text:line-break/><text:line-break/></text:span>陳真<text:span text:style-name="T3"><text:s/>2016. 10. 18. <text:line-break/><text:line-break/>==================== <text:line-break/></text:span>深耕仇恨<text:span text:style-name="T3"> <text:line-break/><text:line-break/></text:span>區家麟<text:span text:style-name="T3"> <text:line-break/>2016/10/18 <text:line-break/><text:line-break/>2016</text:span>年<text:span text:style-name="T3">10 </text:span>月<text:span text:style-name="T3">12 </text:span>日立法會會議宣誓儀式，青年新政梁頌恆、游蕙禎讀出英文誓詞。後者將<text:span text:style-name="T3">People's Republic of China</text:span>中的<text:span text:style-name="T3">Republic </text:span>讀成「<text:span text:style-name="T3">re-fucking</text:span>」、<text:span text:style-name="T3">China</text:span>讀成「支那」。兩人展示「<text:span text:style-name="T3">HONG KONG IS NOT CHINA</text:span>」標語。（圖右為游蕙禎；圖左為梁頌恆）</text:p>
      <text:p text:style-name="P1"><text:span text:style-name="T1">陳真</text:span><text:s/>  |  2016.10.18 03:39   |   <text:a xlink:type="simple" xlink:href="http://palinfo.habago.org/Entry?Command=Information_PrintForum&amp;iPage=226#FORUM34955"><text:span text:style-name="T2">#</text:span></text:a></text:p>
      <text:p text:style-name="P4">我發現，大多數戰爭並非偶然或突發，在它發生之前往往早有利害盤算與精密佈局。換句話說，戰爭總是在精心策畫下發動。而且，早在發射出第一顆飛彈之前的很長一段時間，早有種種跡象可循。比方說美國侵略、佔領伊拉克之前至少<text:span text:style-name="T3">10</text:span>多年，就已經不斷在為這個既定入侵計劃做各種積極準備，包括透過無日無之的定點轟炸，預先逐步摧毀伊拉克的一流空軍能力，同時也透過非法禁運民生物資與藥品，並以公衛為武器，破壞各種基本民生設施例如淨水能力，因此殺死五十萬名五歲以下的伊拉克兒童，進一步從根本上傷害伊拉克的國力等等等，待時機一到，待大量謊言與媒體操弄輿論起了作用，待民粹發酵與資金就位，便發動戰爭。<text:span text:style-name="T3"> <text:line-break/><text:line-break/></text:span>你若習於平常會稍微關注一下國際局勢，這幾年，也許會觀察到這樣一個明顯趨勢：世界似乎往一種毀滅式的世界大戰方向急速發展。我從來都不是一個信口開河的人，知百說一，做十說一，我盡量讓自己做的比說的多，並且讓自己僅僅陳述那些我十分有把握的事，因此，我很不喜歡對現實做出預言，因為我覺得那多少是一種很幼稚的臆測行為。但是，當你發現一顆慧星就在不遠處朝著地球撞來時，老實說，我已經不知道那究竟是一種臆測或描述了。<text:span text:style-name="T3"> <text:line-break/><text:line-break/></text:span>反正擋不了的事自然就會來，各位信或不信，其實也沒有多大差別。覆巢之下當然還是有完卵，但全身而退者不會是你我；足以操弄世界並且能從中掠奪暴利的，當然更不會是你我一般人。<text:span text:style-name="T3"> <text:line-break/><text:line-break/></text:span>前天在外頭吃麵時看到的台式典型焦點新聞：<text:span text:style-name="T3"> <text:line-break/><text:line-break/>1. </text:span>有個女生去超商繳幾筆電費水費，繳完之後服務員給收據，必須撕下交還給顧客。沒撕好，撕歪了。一張沒撕好，撕破了，第二張也沒撕好，又撕歪了，第三張，<text:span text:style-name="T3">"</text:span>喂喂喂，拜託喔，請你好好撕行不行？！<text:span text:style-name="T3">" </text:span>那女的就開罵了。雙方起了口角，店長出來賠不是。一場收據口角風波，全都被監視器給拍下來了。來來來，記者教你怎麼撕收據。先沿著虛線處，壓平，用尺這樣一撕，就撕下了啦。再用慢動作示範一次給大家看，看到沒有？咻一聲，就撕下來了。以後可要好好撕，才不會讓顧客不開心哦。<text:span text:style-name="T3"> <text:line-break/><text:line-break/>2. </text:span>宜蘭一輛小轎車，車速過慢，遇到黃燈時，後面一輛汽車就撞上來了。天氣熱，火氣也一樣熱，雙方大打出手，公說公有理，婆說婆有理，全都被行車記錄片給拍下來了，只能說，這年頭啊，大家開車真的要小心。<text:span text:style-name="T3"> <text:line-break/><text:line-break/>3. </text:span>再來為你播報國際重要新聞。一個性感火辣的烏克蘭女教師，憑著傲人身材，甜美笑容，在網路上一夕爆紅。帶你來看看。玲瓏曲線，<text:span text:style-name="T3">E </text:span>奶級的胸圍，叫人看了臉紅心跳，這叫學生怎麼專心上課啊？網友的留言：<text:span text:style-name="T3">"</text:span>我戀愛了<text:span text:style-name="T3">"</text:span>，<text:span text:style-name="T3">"</text:span>我流鼻血了<text:span text:style-name="T3">"</text:span>，<text:span text:style-name="T3">"</text:span>我要轉學<text:span text:style-name="T3">"</text:span>，呵呵呵，只能說當她的學生真是很幸福，不過大家還是要專心上課唷。<text:span text:style-name="T3"> <text:line-break/><text:line-break/>4. </text:span>新竹一名通緝犯，深夜在超商買了一杯咖啡，剛好遇到警察臨檢，警察只喊了一句<text:span text:style-name="T3"><text:s/>"</text:span>先生，請出示你的身份證<text:span text:style-name="T3">"</text:span>，這名通緝犯突然嚇到，嚇得連嘴巴裏的咖啡都吐出來了。帶你來看看，看到沒有，剛喝一口的咖啡因為緊張，嚇得又吐了出來。看到沒有？只能說真的不能做壞事，要不然連喝杯咖啡都喝不成。這一幕，全被監視器給拍下來了。<text:span text:style-name="T3"> <text:line-break/><text:line-break/></text:span>還有好多島內外重要新聞。我常為此感到很沮喪，我為什麼生活在這樣一種毫無文化與基本智能的腦殘社會？實在痛苦到爆！這像是做為一個人應該有的生活樣貌嗎？前天深夜十二點多，看完夜診去吃晚餐時，發現原本空無一人的街弄巷道竟然擠滿人潮，每個人低頭察看手機，大概又是在抓什麼精靈之類。當世界發展到一種瀕臨浩劫的時刻，這島上的人們卻普遍還是這樣無腦過活，每天日復一日地接收各種千篇一律的所謂<text:span text:style-name="T3"><text:s/>"</text:span>新聞<text:span text:style-name="T3">"</text:span>：這輛車撞上那輛車，這個人出了洋相，那個人鬧了笑話，這個妞奶子多大呀，那個哥多帥啊，長得像這位明星，像那位名人，來來來，幫大家比對一下相似度有多少；要不就是網友說這樣，網友說那樣，或是監視器或行車記錄器或<text:span text:style-name="T3">youtube</text:span>上又拍到什麼好好笑好刺激好好玩很低級的八卦畫面哦。<text:span text:style-name="T3"> <text:line-break/><text:line-break/></text:span>至於那些具有所謂社會意識的所謂覺醒公民們，恰恰是比諸一般愚夫愚婦更為沉睡的一群，為虎作倀，愚不可及；帶頭者甚且良心被狗吃了，存心為惡使壞，高唱所謂民主與進步，踐踏公義，謀取一己私利。這些人已無可救藥，我就不說了。<text:span text:style-name="T3"> <text:line-break/><text:line-break/></text:span>言歸正傳。今年六月中旬，在俄羅斯聖彼得堡一個國際經濟論壇上，對著一群西方媒體，普丁如此說道：<text:span text:style-name="T3"> <text:line-break/><text:line-break/></text:span>各位，請你們仔細聽我說，在座各位都是成年人了，我並不是要你們回去在你們的媒體上轉述我講的每一句話，我同時也無意於影響你們的觀點，我只是以一種相當個人性質的立場對你們說話。在過去數十年來，我們成功避免了全球性的武裝衝突，不管是攻擊性或防禦性的核武都受到控制，但是，現在這種情況改變了，有人<text:span text:style-name="T3"><text:s/>(</text:span>指美國<text:span text:style-name="T3">) </text:span>就是想在核武上稱霸，並且企圖採取先發制人的核武攻擊，而這就是世界安全危機之絕對關鍵所在。根據國際法，反彈道飛彈系統是被禁止的，但此一國際條約，如今已蕩然無存。<text:span text:style-name="T3"> <text:line-break/><text:line-break/></text:span>普丁說：我並不是一個婆婆媽媽嘮嘮叨叨的人，但我必須指出，當美國片面廢棄<text:span text:style-name="T3">1972</text:span>年好不容易簽署的<text:span text:style-name="T3"><text:s/>ABM </text:span>協議<text:span text:style-name="T3"><text:s/>(</text:span>即當年美蘇同意除雙方首都外，不得佈署任何反飛彈防禦體系之<text:span text:style-name="T3"><text:s/>"</text:span>反彈道飛彈協議<text:span text:style-name="T3">") </text:span>時，它事實上也對全球安全體系給予致命一擊。我在<text:span text:style-name="T3">2002</text:span>年曾宣示俄國將不會發展反導彈防禦體系，但是，面對現在這樣一種局面，我不得不改變立場，以求戰略平衡。不管我們對美國提出多少裁減武器的提議，他們總是拒絕，並且一意孤行。<text:span text:style-name="T3"> <text:line-break/><text:line-break/></text:span>普丁說：我不知道你們信不信，有些事我畢竟不方便公開說，因為這會讓我顯得相當粗魯而無禮。我只能說，我們確實竭盡所能提出一些雙方可以接受的裁減軍備競賽方案，但一再遭到拒絕。如今，美國竟然在羅馬尼亞部署反導彈系統，理由是說他們必須防備伊朗的核武威脅，但這根本不是事實，哪來的什麼伊朗核武威脅？當我們協助美國和伊朗共同達成和平協議，美國卻依然在羅馬尼亞部署反導彈系統，這表明了美國存心就是要說謊。美國說，這些只是一種防禦飛彈系統。但這完全不是事實。所謂防禦，其實只是整個飛彈攻擊系統的一部份，它足以攻擊一千公里以上的目標範圍，並且足以摧毀它國的核武能力。<text:span text:style-name="T3"> <text:line-break/><text:line-break/></text:span>普丁說，各位知道，過去<text:span text:style-name="T3">70</text:span>年來，我們之所以能避免全球性的武裝衝突是因為一種軍事上的恐怖平衡，你威脅我，我也可以威脅你，這樣一種互相威脅的平衡狀態，確保了彼此的安全，誰都不敢輕舉妄動。但是，美國人現在卻企圖毀棄這樣一種平衡，我實在不知道他們心裏在想什麼。我相信，第三次世界大戰如今已難以避免，而且將會是由美國發動，我知道這將會是一場極具毀滅性的戰爭。也許我不應該說<text:span text:style-name="T3"><text:s/>"</text:span>我知道<text:span text:style-name="T3">"</text:span>，而是應該說，<text:span text:style-name="T3">"</text:span>我保證<text:span text:style-name="T3">" </text:span>這場浩劫將會到來。<text:span text:style-name="T3"> <text:line-break/><text:line-break/></text:span>普丁譴責美國一直在愚弄美國人民，使得美國人至今仍然完全矇在鼓裏而不知大難臨頭。普丁說，這讓他十分焦慮，因為這樣一種無知，將使得戰爭更加難以避免。普丁說：我無法想像，怎麼會有人對當今世界迫在眉睫且難以逆轉的血腥浩劫如此無知。<text:span text:style-name="T3"> <text:line-break/><text:line-break/></text:span>普丁說：美國炒作的所謂<text:span text:style-name="T3"><text:s/>"</text:span>伊朗威脅論<text:span text:style-name="T3">" </text:span>純粹是一種謊言，一種軍事藉口。我實在不知道要如何改變向來緊密操控輿論的西方媒體，不知道如何讓西方社會大眾能夠知道問題的嚴重性，並且知道美國及北約組織<text:span text:style-name="T3"><text:s/>(NATO) </text:span>如何緊鑼密鼓地準備發動一場世界大戰。同時也該讓他們知道，究竟世界上是誰<text:span text:style-name="T3"><text:s/>(</text:span>指美國<text:span text:style-name="T3">) </text:span>在軍事上大力援助回教極端組織亦即<text:span text:style-name="T3"><text:s/>ISIS</text:span>，助其壯大來<text:span text:style-name="T3"><text:s/>(</text:span>為美國<text:span text:style-name="T3">) </text:span>打擊主要敵人，並且在敘利亞刻意製造一種難以平息戰亂的政治氛圍。普丁說，美國人應該要清楚知道他們的政府之所作所為。<text:span text:style-name="T3"> <text:line-break/><text:line-break/></text:span>普丁說：各位，希望你們不會覺得我好像是在譴責你們，我並無此意。我只是想跟你們說，國際關際就如同數學一般，非關個人。面對這樣一種局面，我們被迫只能做出相對應的反應。<text:span text:style-name="T3"> <text:line-break/><text:line-break/></text:span>普丁的原始談話，參見：<text:span text:style-name="T3"> <text:line-break/><text:line-break/>https://goo.gl/7KK8tI <text:line-break/><text:line-break/></text:span>四個月過去了，西方媒體並沒有回應普丁的要求，並沒有帶動任何輿論讓西方大眾明白問題的嚴重性。有位美國記者，雖然我不是很喜歡，但他講了一些很平常的話，或多或少也是我想說的：<text:span text:style-name="T3"> <text:line-break/><text:line-break/>https://goo.gl/MwAu03 <text:line-break/><text:line-break/></text:span>他說，我從來不曾像現在這樣為這個地球感到憂慮，我從來不曾如此煩惱即將發生在這地球上的血腥浩劫。假若我們還來得及發出警報，那麼，全球各地的自由愛好者，全球各地嚮往文明生活的人們，以及世界各地厭惡戰爭的人民，就應該聚集起來，不管你是白人或黑人，年輕人或老年人，不管你是天主教或回教，自由派或保守派，不管你來自何方，不管你是什麼樣的人，都應該致力於阻止這場大災難的發生，阻止美國蓄意使全球衝突持續惡化藉以從中漁利。我們若不阻止核戰的發生，全世界所有貨幣都將一夕之間成為廢紙。<text:span text:style-name="T3"> <text:line-break/><text:line-break/></text:span>他引述普丁說，我實在不知道如何把我們的想法帶到西方世界，因此，我想跟你們提出請求，請求你們務必想辦法發起這樣一些討論，阻止災難的發生。假若可以帶動這樣一些討論，也許我們尚有可能使得原本勢不可免的災難逆轉，轉向和平。在一些全球議題上，我曾見識過人民一旦採取行動的驚人集體力量，或許將可迫使向來唯我獨尊、為所欲為的西方掌權者改變他們的狂妄作法，從而阻止世界末日<text:span text:style-name="T3"><text:s/>(Armageddon) </text:span>的到來。<text:span text:style-name="T3"> <text:line-break/><text:line-break/></text:span>這個月<text:span text:style-name="T3">(</text:span>十月<text:span text:style-name="T3">) </text:span>初，普丁中止一項與美國的核武裁減協議。更令人驚駭的是，上個月九月底直到十月二日，俄羅斯發佈了一系列空前的核子攻擊防護演習，參與演習人員高達四千萬人，並且召回所有海外高官及其家屬，共赴國難。根據<text:span text:style-name="T3"><text:s/>"</text:span>環球網<text:span text:style-name="T3">" </text:span>的報導，俄羅斯當局對於此次牽扯一般平民百姓的空前龐大核武演習，發布了底下的訊息：<text:span text:style-name="T3"> <text:line-break/><text:line-break/></text:span>我們企圖盡量讓這一切演習公開化，為的是讓全球知道事態之嚴重，我們更要向<text:span text:style-name="T3"><text:s/>"</text:span>大洋彼岸的夥伴們<text:span text:style-name="T3">" </text:span>傳遞兩條訊息：<text:span text:style-name="T3"><text:s/></text:span>第一，我們已經準備好了，你們呢？第二，倘若你們決定冒險，請勿心存任何僥倖，我們保證將與你們同歸於盡。<text:span text:style-name="T3"> <text:line-break/><text:line-break/></text:span>幾天後，也就是十月五號，美國陸軍參謀總長<text:span text:style-name="T3"><text:s/>Mark Milley </text:span>在美國陸軍協會的年度專題會議中，面對數千名美國官兵及數十個國家的軍事代表，毫無遮掩地發表一場近乎宣戰式的恐怖威脅，請大家務必觀看他講話時那種氣燄囂張的嘴臉，而這恰恰是美國最真實的模樣。他說，這場全球武裝衝突，他幾乎可以保證一定會爆發，而且將會集中在人口高度密集處。<text:span text:style-name="T3"> <text:line-break/><text:line-break/>https://youtu.be/-wCwJ8pfXXo <text:line-break/><text:line-break/></text:span>這位王八蛋張牙舞爪地如此說道：<text:span text:style-name="T3"> <text:line-break/><text:line-break/></text:span>我要對那些反美的人，那些企圖傷害我們的人，那些散佈全球各地企圖傷害我們以及我們的夥伴與朋友之生活方式的人挑明了說，不管遭遇多大的挑戰，不管我們處於什麼樣的狀況，不管我們正在做些什麼，我們都將會對你迎頭痛擊，我們可以保證，你們肯定從來不曾被打得如此淒慘。請你們千萬不要搞錯這一點。不論何時，不論何地，我們將消滅世上任何敵人。<text:span text:style-name="T3"> <text:line-break/><text:line-break/></text:span>我的<text:span text:style-name="T3"><text:s/>"</text:span>報導<text:span text:style-name="T3">" </text:span>到此結束。我不知道還能再多說些什麼。這世上，很多男女老幼早已身陷煉獄，也許屬於我們的那一份，就在不遠之處。</text:p>
      <text:p text:style-name="P1"><text:span text:style-name="T1">姚富康</text:span><text:s/>  |  2016.10.17 21:58   |   <text:a xlink:type="simple" xlink:href="http://palinfo.habago.org/Entry?Command=Information_PrintForum&amp;iPage=226#FORUM34954"><text:span text:style-name="T2">#</text:span></text:a></text:p>
      <text:p text:style-name="P2">西遊記內容貌似貶道揚佛<text:span text:style-name="T3"> <text:line-break/></text:span>其實整個西遊旅程是道家內丹修煉得道的過程<text:span text:style-name="T3"> <text:line-break/></text:span>可惜多數人都沒看出來<text:span text:style-name="T3"> <text:line-break/></text:span>倒是採用西遊記人物設定<text:span text:style-name="T3"><text:s/></text:span>的日本漫畫<text:span text:style-name="T3"><text:s/></text:span>七龍珠<text:span text:style-name="T3"> <text:line-break/></text:span>全球暢銷了三億多本<text:span text:style-name="T3"><text:s/></text:span>是人類有史以來賣最好的漫畫<text:span text:style-name="T3"> <text:line-break/></text:span>維根斯坦<text:span text:style-name="T3"><text:s/></text:span>可能也是內心深處感應到西遊記的真實內涵<text:span text:style-name="T3"><text:s/></text:span>所以才如此推崇<text:span text:style-name="T3"> <text:line-break/><text:line-break/></text:span>《西遊記》<text:span text:style-name="T3">-</text:span>一個完整的道教內丹修練過<text:span text:style-name="T3"><text:s/>http://thjcs.web.nthu.edu.tw/files/14-1662-41487,r2980-1.php?Lang=zh-tw</text:span></text:p>
      <text:p text:style-name="P1">J.Z   |  2016.10.17 12:50   |   <text:a xlink:type="simple" xlink:href="http://palinfo.habago.org/Entry?Command=Information_PrintForum&amp;iPage=226#FORUM34953"><text:span text:style-name="T2">#</text:span></text:a></text:p>
      <text:p text:style-name="P6">WW3 <text:span text:style-name="T1">已經開始了</text:span>, <text:span text:style-name="T1">還沒挖好避難所的人請趕工吧</text:span>... <text:line-break/><text:line-break/>https://youtu.be/-wCwJ8pfXXo</text:p>
      <text:p text:style-name="P1"><text:span text:style-name="T1">陳真</text:span><text:s/>  |  2016.10.17 02:12   |   <text:a xlink:type="simple" xlink:href="http://palinfo.habago.org/Entry?Command=Information_PrintForum&amp;iPage=226#FORUM34952"><text:span text:style-name="T2">#</text:span></text:a></text:p>
      <text:p text:style-name="P2">劍橋創校八百多年來，直到大約<text:span text:style-name="T3"><text:s/>2003</text:span>年吧，方才誕生劍橋史上第一位女校長<text:span text:style-name="T3"><text:s/>Alison Richard</text:span>。八百年的另外<text:span text:style-name="T3">799</text:span>年全是男的當家，八百年後好不容易才出了一個女掌櫃，兩性智能才華真的有相差這麼巨大嗎？當然沒有。那麼，那就是故意的囉？是一種無恥的、刻意的性別壓迫囉？當然也不是。我是說，如果是故意的，那反而還不是什麼大問題，就是因為不是故意的，那才可怕。<text:span text:style-name="T3"> <text:line-break/><text:line-break/></text:span>這就好像好多飛黃騰達人士越來越看我風度扁扁一樣，踐而踏之，羞而辱之，十分自然。他們當然不是<text:span text:style-name="T3"><text:s/>"</text:span>故意<text:span text:style-name="T3">" </text:span>要表現得好像他們比我行，而是真心如此認為。這才可怕。即便是個馬文才，當一個人處於某種既定的優勢與位階時，基本上他是看不見自己也看不見別人的，他會真心以為自己好厲害啊，反倒視唐伯虎為魯蛇笑柄。君不見，一個出身富裕者，就算智商<text:span text:style-name="T3">50</text:span>，長大後肯定也都有一番所謂成就。萬一智商<text:span text:style-name="T3">80</text:span>以上，那就更不得了了，肯定是個博士、學者、立委、部長，乃至總統或師字輩人物了。反之則不然。我見過一些絕頂聰慧者，他們也許連受教育的一點點機會都沒有，比方說我媽媽。在智商與才華上，她若認了老二，我是不敢認老大的。<text:span text:style-name="T3"> <text:line-break/><text:line-break/></text:span>我要說的是，世上這類不公，所導致的結果，並非刻意如此，而是結構使然。以諾貝爾獎為例，你難道以為，一群強勢主流到爆的白人，有可能公平地挑選出具有充份意義上的獲獎者？當然不可能。重點是，這份不公平並非全然有意造成，而是他根本看不見非我族類，看不見鎂光燈照耀不到的邊緣人事物。反之，若在主流位置上或舞台上，則如雷灌耳，而且往往具有放大千百倍的效果。非僅一端，凡事盡皆如此。<text:span text:style-name="T3"> <text:line-break/><text:line-break/></text:span>李敖曾經說，<text:span text:style-name="T3">"</text:span>我因台灣而小<text:span text:style-name="T3">"</text:span>。這句話想必也是不少人的心聲。不用說巨人偉人，就算一個正常尺寸的人，當他困在台灣每天被猥瑣細小的人事物纏繞，想不小也難。柏楊死前亦有此感嘆。你每天跟蛆同處一窩，如何了得？林毅夫冒死投奔祖國，想必也是類似的心情，不願困居小島同一些無甚意義的鳥人鳥事摻和。<text:span text:style-name="T3"> <text:line-break/><text:line-break/></text:span>金庸在他八十多歲時，大約是<text:span text:style-name="T3">2005</text:span>年吧，前往劍橋歷史系讀博士。其實早在大約<text:span text:style-name="T3">2003</text:span>年，他就獲得劍橋榮譽博士。至少在劍橋而言，榮譽博士極其困難獲得。金庸之所以獲得這個榮譽學位，就是因為這位女校長<text:span text:style-name="T3"><text:s/>Alison Richard </text:span>的強力推薦。因為有一天，她讀到鹿鼎記的英文翻譯，當下驚為天人，輾轉難眠，佩服得五體投地。我常想，要是讓她懂得中文的美妙深遠，要是她連神雕俠侶、天龍八部、倚天屠龍及笑傲江湖等等等都統統讀過一遍的話，豈不是要要跪倒在地？<text:span text:style-name="T3"> <text:line-break/><text:line-break/></text:span>依我的文學偏見，哈利波特的文學成就如果是<text:span text:style-name="T3">1</text:span>，金庸的小說理應就是<text:span text:style-name="T3">1000</text:span>。但是，為什麼全世界著迷前者而非後者？很簡單，因為哈利波特是英國人用英文寫的，而金庸卻<text:span text:style-name="T3"><text:s/>"</text:span>因中文而小<text:span text:style-name="T3">"</text:span>，<text:span text:style-name="T3">"</text:span>因華人而小<text:span text:style-name="T3">"</text:span>。他若是個歐美洋人，寫的若是洋文，也許不一定稱得上像但丁或歌德那樣永垂千古的世界級大文豪，但至少流芳個幾十世應無問題。所謂<text:span text:style-name="T3"><text:s/>"</text:span>世人<text:span text:style-name="T3">" </text:span>並沒有給金庸應有的公平評價，意思其實是以<text:span text:style-name="T3"><text:s/>"</text:span>洋人<text:span text:style-name="T3">" </text:span>為中心所建構起來的<text:span text:style-name="T3"><text:s/>"</text:span>世界<text:span text:style-name="T3">" </text:span>裏，再大的巨人，若是非我族類，便會自動劇烈縮小，甚至縮小到像微生物那樣根本看不見。反之，一些根本沒有什麼文學價值的小說，例如哈利波特，卻被世人捧得像什麼大文豪大著作似的。一樣都是所謂通俗小說，尺寸放大縮小的待遇卻大不同。<text:span text:style-name="T3"> <text:line-break/><text:line-break/></text:span>我常說我最喜歡的詩人是<text:span text:style-name="T3">R.M.Rilke, </text:span>其實我的意思並沒有包括中文世界，否則，詩人桂冠的寶座當然非李白莫屬，<text:span text:style-name="T3">Rilke</text:span>還差他一大截呢。一個始終是匠，巨匠也是匠，一個卻渾然天成。<text:span text:style-name="T3"> <text:line-break/><text:line-break/></text:span>維根斯坦有一陣子逢人就推薦大家去讀一本小說叫做<text:span text:style-name="T3"><text:s/>"Monkey"(</text:span>猴子<text:span text:style-name="T3">)</text:span>，對之讚不絕口。你知道這本小說是什麼嗎？就是西遊記。我還特地跑到劍橋圖書館借出這本西遊記的英譯本，翻譯得真是有夠爛，你看標題也知道，西遊記竟然翻譯成<text:span text:style-name="T3"><text:s/>Monkey</text:span>，不知情者還以為是一本生物學著作呢，怎麼裏頭除了猴子還有一頭色迷迷的豬。不但翻譯差，而且濃縮再濃縮，簡直像兒童版了，完全喪失西遊記原著的精髓。我在小學三年級就把原著線裝書翻爛，看過一遍，一遍，一遍，又一遍。這一生，影響我最大的人，孫悟空肯定排第一，老二是沈從文，老三才是維根斯坦。<text:span text:style-name="T3"> <text:line-break/><text:line-break/></text:span>我要說的是，就連孫悟空那麼厲害，都得<text:span text:style-name="T3"><text:s/>"</text:span>因中文而小<text:span text:style-name="T3">"</text:span>。當洋人在某個因緣之下，讀到它時，若有點品味的，自然會驚為天人，就如同<text:span text:style-name="T3"><text:s/>Alison Richard </text:span>讀到鹿鼎記或是維根斯坦讀到西遊記時那樣的強烈反應。<text:span text:style-name="T3"> <text:line-break/><text:line-break/></text:span>維根斯坦曾發明一個詞叫面向盲<text:span text:style-name="T3">(aspect blindness)</text:span>，指的是一個人並非僅僅是看不見<text:span text:style-name="T3"><text:s/>"</text:span>某個人事物<text:span text:style-name="T3">"</text:span>，而是他根本看不見某個<text:span text:style-name="T3"><text:s/>"</text:span>世界<text:span text:style-name="T3">"</text:span>，在這個世界中的東西，他完全看不見，就如同我們看不見某些波長的光，聽不見某些頻率的聲音一樣。少數一方或異類或邊緣世界很容易就能看見主流，不但看見聽見，而且如雷灌耳，不想知道都很難。但是，反之則不然。主流世界是看不見鎂光燈以外的世界的，你就算比他巨大一千倍一萬倍，他還是看不見。他不是故意假裝看不見，而是真的無能看見。他得了一種病，就叫做<text:span text:style-name="T3"><text:s/>"</text:span>面向盲<text:span text:style-name="T3">"</text:span>。凡屬某個面向的一整個世界，他統統看不見。<text:span text:style-name="T3"> <text:line-break/><text:line-break/></text:span>我講這些，並無任何引申推論咱們應該如何如何之企圖，純粹只是描述此一現象。我並非要說我們應該要努力讓人看見，而只是說，看得見看不見，非關實際大小，而是往往關於<text:span text:style-name="T3"><text:s/>"</text:span>世界<text:span text:style-name="T3">" </text:span>本身。比方說，相對於台灣，大陸就大得多了。你在大陸隨便放個屁，動輒幾千萬幾億人聞到，甚至連洋人主導的所謂<text:span text:style-name="T3"><text:s/>"</text:span>世界<text:span text:style-name="T3">" </text:span>也會聽見屁聲，搞不好頒個諾貝爾和平獎給你，獎勵你和他們的敵人<text:span text:style-name="T3">--</text:span>中國對抗。但在台灣則不然，所謂<text:span text:style-name="T3"><text:s/>"</text:span>世界<text:span text:style-name="T3">" </text:span>會自動把你縮得很小來看待。<text:span text:style-name="T3"> <text:line-break/><text:line-break/></text:span>低能人士可別舉反例。這東西既非理論宣稱，自無反例可言。就好像當你陳述升學主義的現象時，若有人找來一個不想升學的人當反例，其實是很低能且無聊的。當然，有些東西也許比較具有共通性，或具有某種比較公平的現身管道，例如影展，例如侯孝賢在世界上的名聲。但即使是這樣的一些<text:span text:style-name="T3"><text:s/>"</text:span>例外<text:span text:style-name="T3">"</text:span>，其實仍然稱不上例外。面向盲的問題始終還是存在，就如同男性之於女性，主流之於異類，洋人之於非洋人，衣食無憂者之於飢寒交迫者，絕對多數之於極少數，人類之於動物等等等，並非假裝看不見，而是無能看見。<text:span text:style-name="T3"> <text:line-break/><text:line-break/></text:span>哲學上有篇經典文章，一位美國哲學家<text:span text:style-name="T3">Thomas Nagel </text:span>寫的，挑起相關討論長達半個多世紀。這文章叫做<text:span text:style-name="T3"><text:s/>"</text:span>當一隻蝙蝠是什麼感覺<text:span text:style-name="T3">?"</text:span>，文章討論的當然不是我講的這些講給三歲小孩聽的通俗說法，而是在講有關意識<text:span text:style-name="T3">(consciousness)</text:span>的組成，究竟在多大程度上，我們可以賦予<text:span text:style-name="T3"><text:s/>"</text:span>心靈<text:span text:style-name="T3">"(mind) </text:span>多少的物質基礎，從而使得主、客觀之間的畫分具有哪些可能性。<text:span text:style-name="T3"> <text:line-break/><text:line-break/></text:span>不知道是不是前世是蝙蝠投胎轉世，老實說，我真的超想知道當一隻蝙蝠是什麼感覺。隱約中，我好像知道，又好像一無所知。於是，趁著月黑風高，我穿上一身黑，爬上樹梢，兩手抱胸，倒掛金勾，兩眼炯炯有神，像吸血鬼似的，望向漆黑的天空，望向林間深處，用心傾聽林子裏哪怕是一隻甲蟲的哭聲，然後呢？然後我就能體會到當一隻蝙蝠的感覺了嗎？我要如何突破我的面向盲，從而看見那些我原本無能看見的偉大或渺小、原本無從體會的心聲與悲歡？</text:p>
      <text:p text:style-name="P3"/>
      <text:p text:style-name="P1"><text:span text:style-name="T1">王修亮</text:span><text:s/>  |  2016.10.16 21:52   |   <text:a xlink:type="simple" xlink:href="http://palinfo.habago.org/Entry?Command=Information_PrintForum&amp;iPage=227#FORUM34951"><text:span text:style-name="T2">#</text:span></text:a></text:p>
      <text:p text:style-name="P2">我年輕時就很不喜歡接受別人的幫助，可很喜歡幫助別人，在學校裡狀況還好，五十年代的學生之間，最多不過就是幫忙打掃、整理東西，借個筆記，這樣的熱心還滿溫馨可喜的。<text:span text:style-name="T3"> <text:line-break/></text:span>出了社會之後，卻因此曾經和許多人起過摩擦。別人不見得需要我的熱心，而別人的熱心又常成為我的負擔與壓力。<text:span text:style-name="T3"> <text:line-break/></text:span>記得三十五、六歲時，和一位好友跟著一小團人，遠赴高雄妙通寺去拜見傳聞法師，因為上山的路要自己走，而當時身體已經相當虛脫了，我提著兩個頗重大的行李，走得非常吃力，一路落後。前面有位不太熟的朋友回頭跑來，伸出手：「我來吧！」<text:span text:style-name="T3"> <text:line-break/></text:span>他是男的，身強力壯足以負擔，我卻堅拒了：「不用不用，我自己來。」<text:span text:style-name="T3"> <text:line-break/></text:span>對方禮貌的點頭退開，好友沒說話，繼續走。那一霎那我心中忽生警兆：我堅持的是甚麼呢？<text:span text:style-name="T3"> <text:line-break/></text:span>是責任感嗎？這是一個團體，為了堅持我自己的責任，拖累別人的腳程？<text:span text:style-name="T3"> <text:line-break/></text:span>是自尊與自信嗎？唯恐自己在團體中成為無用的人？我的價值僅在於「我能負擔別人」，卻「無能成為別人的負擔」？<text:span text:style-name="T3"> <text:line-break/></text:span>負擔自己、負擔別人，成為他人的負擔，本來不應該是一個良善的循環嗎？本來不應該循環為「關愛自己」「關愛他人」「被他人所關愛」嗎？<text:span text:style-name="T3"> <text:line-break/></text:span>我在堅持的是甚麼呢？我真的是在群體中負責任嗎？我真的懂得關愛的意義？我的價值觀與行為真的一貫實踐了嗎？還是我只是虛榮，只允許自己熱情的虛榮？<text:span text:style-name="T3"> <text:line-break/></text:span>改變三十多年的積習是極度困難的，我不給自己反悔與退縮的時間，當下立刻向朋友說：「我想通了，請他幫我拿行李好嗎？」<text:span text:style-name="T3"> <text:line-break/></text:span>朋友也立刻高聲請人幫忙，我看到她臉上放鬆的笑容。<text:span text:style-name="T3"> <text:line-break/></text:span>那是我第一次學會反省自己的黑暗。<text:span text:style-name="T3"> <text:line-break/><text:line-break/></text:span>然後逐漸明白，在貌似熱情或清高的深層，其實不一定僅是純淨的真情，也有著複雜的反面陰影，交錯得難以理清，往往必須血淋淋的撕開，忍受得了那樣的羞辱和痛！才有辦法清理自己真實的傷口，得到救贖與痊癒。因為我常常搞不清楚「我這是不是不負責任？」然後在別人抱怨時，不問理性是非的產生極深的罪惡感「為甚麼我把責任撇清了？」<text:span text:style-name="T3"> <text:line-break/><text:line-break/></text:span>追根究柢，自幼處在善於讀書的長子大哥，聰慧強硬的么妹之間，處在成績平平直到掛尾的學生群裡，自認愚笨呆蠢的我，感覺在家中無用，在群體無能，引致缺乏自信的某種自卑，使我養成這種難以發現的自傲。<text:span text:style-name="T3"><text:line-break/><text:line-break/></text:span>領悟之後，努力改掉了這個習氣。但是這種習氣和責任感、罪惡感交雜在一起，使我經常不自覺逼迫著自己仍然堅持某些作為。非常不體諒他人，非常缺乏群性合作能力。只有我不能欠別人，別人可以欠我，例如無端展現自己的熱情，例如不敢讓別人請我吃飯。（不接受任何家長送禮不在這個範圍，只要接受一位家長送禮，其他家長該不該送呢？比誰的禮物貴重嗎？）<text:span text:style-name="T3"> <text:line-break/><text:line-break/></text:span>我這幾年已經把「清高的驕傲」「多餘的熱情責任感」和「矯枉過正的罪惡感」挖掘得很深了，不過總是還會在某些沒想到的地方殘存著。好朋友們都很敬重我，從來都讓著我，不忍指責過我。而不那麼熟的朋友也只會誇讚我的熱情、堅持與負責任，看不見我深層的黑暗。<text:span text:style-name="T3"> <text:line-break/><text:line-break/></text:span>一點生命中的省思：能有人可以指正出自己的黑暗或缺失，怎麼會需要惱羞成怒？那是多麼值得慶幸的事啊！因為自我的缺失是多麼難以自覺啊！<text:span text:style-name="T3"> <text:line-break/><text:line-break/></text:span>另外，最近發現自己抱怨變多，反省變少，學習停頓，身體也跟著壞起來。休息了一個多星期，今天豁然開朗：忙到「沒有思考的時間」，一切惡的循環竟開始進行。我畢竟是個魯鈍的人（已經沒有絲毫自卑感），需要許多時間才能從跳耀的環境中安靜下來，才能開始思考，才能繼續生活。<text:span text:style-name="T3"> <text:line-break/></text:span>那就尊重自己的狀態來生活吧！畢竟我歡喜甘願為別人而活，也要接受別人應該尊重我需要的生活。<text:span text:style-name="T3"> <text:line-break/></text:span>謹此，中心喜悅。</text:p>
      <text:p text:style-name="P1"><text:span text:style-name="T1">陳真</text:span><text:s/>  |  2016.10.16 02:41   |   <text:a xlink:type="simple" xlink:href="http://palinfo.habago.org/Entry?Command=Information_PrintForum&amp;iPage=227#FORUM34950"><text:span text:style-name="T2">#</text:span></text:a></text:p>
      <text:p text:style-name="P4">我把力民提供的王大師文章仔細看了。王大師寫的東西，言之有物。在我看來，特別是在台灣這樣一種封閉且一面倒向綠油油的社會，貢獻很大。當然，某些屬於比較資料性的東西，數量一多，疏漏難免。<text:span text:style-name="T3"> <text:line-break/><text:line-break/></text:span>我記得他版面簡介上有一句話說，盡信他不如不信。我想這話用在誰的身上都一樣適用。我每天開藥給人吃，開的全是限制級藥物，吃得對就是藥，亂吃一通便是毒。於是我常盤算病患來者何人，盤算他們對於藥物的態度。那些很喜歡吃藥的病人，我都怕。因為你若把藥當食物當仙丹吃，要你吃一顆，你偏要吃三顆五顆，那其實乾脆不吃還比較好。<text:span text:style-name="T3"> <text:line-break/><text:line-break/></text:span>不光是限制級藥物，平常藥物也一樣，有一本藥理學聖經上開頭第一句話就是：所有的藥，都是毒藥。依我看，所有文字也一樣，有其作用便有其副作用。我寫東西最害怕的一件事就是對他人產生影響，因為我沒法控制它究竟是一個好的影響或壞的影響。比方說，許多時候，在你睹爛虛榮的同時，似乎也只是帶來一種更入骨的虛榮；很多人反英雄，反到最後卻<text:span text:style-name="T3">(</text:span>很樂意？<text:span text:style-name="T3">)</text:span>讓自己成為更不得了的英雄，那不是很失敗嗎？<text:span text:style-name="T3"> <text:line-break/><text:line-break/></text:span>我常覺得，看別人寫，不如自己寫。因為別人不管寫得多好多棒多麼令你仰慕，那也都只是他的看法他的感受，如此而已，不能橫向移植成為你自己的世界。人還是應該要發展自己的腦袋和天性比較好，畢竟物種有別，各有天性。我寧可看到一個社會，如此平庸，沒有天才，沒有豪傑，但其成員卻有著普遍良好的基本素質，總比一人是不世出的天才，其他人卻全是腦殘好。可是，台灣卻屬後者而非前者。我們有侯孝賢，有范光棣，但我們的文化與思想卻是一片沙漠；沙漠中基因突變出一兩朵燦爛的花，但沙漠依然是沙漠。<text:span text:style-name="T3"> <text:line-break/><text:line-break/></text:span>蘇格拉底如果還活著，我有十足的信心可以讓他親口承認，他每天在街頭巷尾譙政客，罵人渣，嘲笑菁英，四處招怨惹禍，並非要展現一己才華之亙古輝煌，而只是希望人們正視自己的大腦和心靈，勿被愚眛所惑，從而知道自己該怎麼活以及怎麼死。跟蘇格拉底站在某種對立面的維根斯坦，雖然生前終究沒有把他那千萬字筆記一一出版，他想寫<text:span text:style-name="T3"><text:s/>"</text:span>一本好書<text:span text:style-name="T3">" </text:span>的心願終究逝如流水，但他曾引用聖經上的話說，他留下這些文字，無非也只是希望對鄰人有益。用我的話來說，無非就是希望各位的小孩，或小孩的小孩的小孩<text:span text:style-name="T3">...</text:span>，在往後無窮無盡永不止息的時光中，能從中得著一點或許微不足道的安慰和勇氣。<text:span text:style-name="T3"> <text:line-break/><text:line-break/></text:span>有時候，某種精神層面上感覺特別特別孤單，於是就很渴望維根斯坦能夠從墳墓中醒來，同我說上幾句話；渴望沈從文帶著張兆和歸來，讓我們能再做一回青春熱血的夢。不過，也許我不該這樣想，因為事實上他們未曾死去。</text:p>
      <text:p text:style-name="P1"><text:span text:style-name="T1">葉小慧</text:span><text:s/>  |  2016.10.15 11:19   |   <text:a xlink:type="simple" xlink:href="http://palinfo.habago.org/Entry?Command=Information_PrintForum&amp;iPage=227#FORUM34949"><text:span text:style-name="T2">#</text:span></text:a></text:p>
      <text:p text:style-name="P2">今日罰站，台北正逢雨日，請記得攜帶方便雨具，多件薄衫。<text:span text:style-name="T3"> </text:span></text:p>
      <text:p text:style-name="P1"><text:span text:style-name="T1">陳真</text:span><text:s/>  |  2016.10.15 03:41   |   <text:a xlink:type="simple" xlink:href="http://palinfo.habago.org/Entry?Command=Information_PrintForum&amp;iPage=227#FORUM34948"><text:span text:style-name="T2">#</text:span></text:a></text:p>
      <text:p text:style-name="P4">我沒仔細看力民提供的那篇王大師寫的文章，但剛好瞄到他提到安南。安南有沒有資格獲得諾貝爾和平獎，也許有爭議，但應該跟他涉及所謂貪污一點關係都沒有。我不知道王大師怎麼會<text:span text:style-name="T3"><text:s/>"</text:span>單純<text:span text:style-name="T3">" </text:span>到連這樣的普通常識也會被主流媒體所誤導？況且這事都已經十多年了，怎會誤導至今？<text:span text:style-name="T3"> <text:line-break/><text:line-break/></text:span>這個子虛烏有的所謂貪污案，大約是說瑞士有間公司，透過聯合國的一個和伊拉克之間的<text:span text:style-name="T3"><text:s/>"</text:span>石油換食物計畫<text:span text:style-name="T3">"</text:span>，取得一千萬美元的年度合約，而安南的兒子就任職於這間公司。於是，美國布希政權以及主要是共和黨一大堆人渣政客，另外還包括華爾街日報、紐約時報及華盛頓郵報等等主流媒體，便開始捕風捉影說安南一定有幫助他兒子任職的公司取得這項合約，然後開始大唱道德高調說安南真的好腐敗啊，搞特權啊，聯合國在他的領導下真是一團黑箱啊<text:span text:style-name="T3">...</text:span>等等等，發起鋪天蓋地的道德抹黑。即便後來經過調查，全屬瞎掰造謠，但美國這些戰爭販子依然不斷企圖把不太聽話的安南給拉下來，企圖進一步掌控聯合國。<text:span text:style-name="T3"> <text:line-break/><text:line-break/></text:span>這些事鬧得很大，用肛門想也知道是假的，依安南做為一個聯合國祕書長的身份，就算要貪污，怎麼只是幫助什麼自己的小孩任職的公司取得一份僅僅一千萬的合約？從這合約中，這公司能賺幾百萬嗎？這幾百萬就算全部送給安南也會笑死人吧。別說安南，光是台灣隨便一個科長局長或縣市長立委等等這些小小小小咖，平常透過合法或非法的管道所撈到的金額，都不知道是幾百萬的幾百倍。<text:span text:style-name="T3"> <text:line-break/><text:line-break/></text:span>再說，美國發動侵略伊拉克戰爭的那些政治人物以及利益團體，包括那些不斷透過大量造謠鼓吹戰爭的各主流媒體，他們從侵略戰爭中所搶奪的財富，恐怕得在幾百萬後面加上十個零<text:span text:style-name="T3">0000000000</text:span>都還不止，怎麼會突然變成一絲不茍一介不取公私分明的聖人呢？<text:span text:style-name="T3"> <text:line-break/><text:line-break/></text:span>對於美國，安南其實是很聽話的，但是，很聽話還不夠，你必須非常非常聽話，像條狗那樣，說一不二，說東不西，非常非常非常乖，主子才會滿意。可惜安南還不夠乖，比方說他竟然還公開譴責英、美侵略伊拉克是非法罪行，於是讓美國決定對他下手，給予人格謀殺，最好能抓去槍斃。後來，連英國前外交部長<text:span text:style-name="T3">Robin Cook </text:span>都看不下去，跳出來譴責這個旨在拉下安南、進一步控制聯合國的假案。<text:span text:style-name="T3"> <text:line-break/><text:line-break/></text:span>這些事前後喧騰許久，種種醜陋無恥到爆的抹黑鬥爭細節，可以參考底下<text:span text:style-name="T3"><text:s/>WSWS </text:span>這篇報導。<text:span text:style-name="T3"> <text:line-break/><text:line-break/></text:span>安南有沒有資格獲得諾貝爾和平獎，我沒意見，畢竟得到這種和平獎也不是什麼光采的事。但是，如果說什麼安南因為涉嫌貪污所以不該獲獎，這樣的說法是很荒唐的，怎麼會這麼<text:span text:style-name="T3"><text:s/>"</text:span>單純<text:span text:style-name="T3">"</text:span>？特別是在十幾年後的今天，美國官方與主流媒體聯手幹下的這些卑鄙勾當，早已一清二楚不是嗎？<text:span text:style-name="T3"> <text:line-break/><text:line-break/></text:span>陳真<text:span text:style-name="T3">2016. 10. 15. <text:line-break/><text:line-break/>p.s.: </text:span>今天又是罰站日，各位別忘了。豔陽驚人，帽子也許是需要的。<text:span text:style-name="T3"> <text:line-break/>================== <text:line-break/>https://goo.gl/y8IPcN <text:line-break/><text:line-break/><text:line-break/>Oil-for-food scandal: Washington’s preemptive strike on the UN <text:line-break/><text:line-break/>WSWS <text:line-break/><text:line-break/>By Peter Symonds <text:line-break/><text:line-break/>5 April 2005 <text:line-break/><text:line-break/>A second interim report into the United Nation’s so-called oil-for-food scandal released last week exonerated secretary-general Kofi Annan of the main accusation against him: that he improperly used his influence to steer a UN contract worth $10 million a year to a Swiss firm Contecna that employed his son Kojo. <text:line-break/><text:line-break/>The findings have done nothing, however, to halt the campaign of innuendo, exaggeration and slander by the Republican Party rightwing in the US and its mouthpieces such as the Wall Street Journal against Annan and the UN. One of the main cheerleaders, US Senator Norm Coleman of Minnesota, immediately reiterated his demand for Annan’s head, declaring: “His lack of leadership combined with conflicts of interest and a lack of responsibility and accountability point to one, and only one, outcome: his resignation.” <text:line-break/><text:line-break/>In all probability, some companies and individuals profitted handsomely from the $65 billion UN program that permitted the Saddam Hussein regime to sell oil and buy a limited range of humanitarian goods. The scale of the exercise, however, pales into insignificance alongside the current plundering of Iraq by Halliburton, Bechtel and other US corporations with close connections to the Bush administration and its illegal occupation of the country. <text:line-break/><text:line-break/>It also appears possible that Annan’s son may have traded on his father’s name to assist in obtaining a job and to set up in business. He would not be the first to do so. In his own sordid business dealings in the 1980s involving the Texas Rangers baseball team and Harken Energy, George W. Bush, the current US president, managed to leverage his family connections to then-vice president George Bush, his father, into a personal fortune worth millions. <text:line-break/><text:line-break/>The stench of hypocrisy and cynicism that surrounds the oil-for-food inquiry underscores the fact that it has little to do with allegations of corruption against Annan and other UN officials. Like other multilateral international institutions, the UN has become a battleground where the US is seeking to assert its unchallenged supremacy over its imperialist rivals. The Bush administration is exploiting the scandal as one means for undermining the UN, either to force through changes, or failing that, to neuter or even destroy the organisation. <text:line-break/><text:line-break/>The oil-for-food investigation, set up last April, is headed by former US Federal Reserve Board chairman Paul Volcker. Its two other members are Justice Richard Goldstone, the South African judge who prosecuted war crimes in the former Yugoslavia and Rwanda, and Professor Mark Pieth, a Swiss academic specialist on money-laundering. <text:line-break/><text:line-break/>The committee has now produced two interim reports and plans to release its final report in June. The first in February accused the UN head of the oil-for-food program, Benon Sevan, of “a grave conflict of interest” for steering contracts toward a company owned by an Egyptian friend. Sevan, who was suspended and faces legal charges, denied the allegations and said he was being made a political scapegoat. A second UN official, Joseph Stephanides, was alleged to have interferred in the bidding for an oil-for-food contract. <text:line-break/><text:line-break/>Last week’s second report, which focussed on accusations against Annan and his son, was potentially more explosive. Elements of the report were leaked to the American press, prompting UN spokesman Fred Eckhard to remark that the UN and Annan were “suffering death by a thousand cuts”. The Wall Street Journal published an article entitled “Kojo’s Iraq Connections” implying that Kofi Annan had met his son and a business associate and discussed their plans to establish companies to take advantage of the oil-for-food program. The companies were never set up but that, and the lack of any evidence, did not stop the newspaper from declaring that Annan had questions to answer. <text:line-break/><text:line-break/>The Volcker report, however, unambiguously found that there was no evidence that Annan assisted the Swiss firm Contecna to win a UN contract in 1998 to monitor goods entering Iraq as part of the UN program. It also found nothing convincing to show that the secretary general even knew about the contract. Kojo Annan was employed by the company in West Africa, not Iraq or the Middle East, from 1995 to 1997 and then as a consultant until the end of 1998. The report described the investigation instigated by Kofi Annan when news of the deal became public in 1999 as “inadequate”. <text:line-break/><text:line-break/>The report accused both Annan’s son and the company of deliberately concealing the extent of their relationship from Kofi Annan. Contecna kept Kojo Annan on its payroll until 2004, it claims, to prevent him from working for a competitor in West Africa. Kofi Annan’s retired chief of staff Iqbal Riza was criticised for shredding documents covering 1997 to 1999—the period under investigation. Riza rejected allegations of wrongdoing, saying the shredded files were copies of documents available in the UN archives. <text:line-break/>Reaction to the findings <text:line-break/><text:line-break/>Commenting on the report’s findings, Kofi Annan declared: “After so many distressing and untrue allegations have been made against me, this exoneration by the independent inquiry obviously comes as a great relief.” Asked if he intended to resign, the career diplomat responded with uncharacteristic bluntness: “Hell, no”. The reaction reflects the pressure of a none-too-subtle campaign by Washington to pursue the scandal as a means of disciplining or ousting Annan, despite his past willingness to do US bidding. <text:line-break/><text:line-break/>The international response to the Volcker report reflected continuing tensions between the US and its European rivals. While not openly siding with Senator Coleman’s open call for Annan’s resignation, White House support for Annan was far from unqualified. US State Department spokesman Adam Ereli declared that Washington would continue to work with Annan, but added the findings were “troubling, particularly the failure to recognise the appearance of a conflict of interest.” <text:line-break/><text:line-break/>In its second opinion piece in two days, the Wall Street Journal raked over the scandal again. After dismissing the report’s exoneration of Annan, it concluded: “In the broader sense, however, what Mr Volcker’s report reveals is an ‘adverse finding’ against the Secretary General: That is, patterns of willful neglect, conflict of interest and incompetence that would have any business CEO out on his ear.” While differing in tone, editorials in the New York Times and Washington Post followed essentially the same line: despite the lack of evidence, Annan had something to answer for. <text:line-break/><text:line-break/>European leaders were more forthcoming in their support for Annan. But far from providing any forthright defence of Annan and risking conflict with Washington, they focussed attention on the secretary general’s role in guiding UN reforms. Marc Bichler, deputy ambassador of Luxembourg, which currently holds the EU presidency, said Annan was playing an important leadership role at the UN, “notably with regard to the process of UN reform”. <text:line-break/><text:line-break/>Former British foreign minister Robin Cook was one of the few figures to point to the provocative character of the UN scandal. In a comment in the Guardian newspaper entitled “Why American neocons are out for Kofi Annan’s blood,” Cook argued that the White House was out to derail the proposed UN reforms. On the campaign against Annan, he declared: <text:line-break/><text:line-break/>“There is a breathtaking hypocrisy to the indictment of Kofi Annan over the oil-for-food program for Iraq. It was the US and UK who devised the program, piloted the UN resolutions that gave it authority, sat on the committee to administer it and ran the blockade to enforce it. I know because I spent a high proportion of my time at the Foreign Office trying to make a success of it. If there were problems with it then Washington and London should be in the dock alongside the luckless Kofi Annan, who happened to be secretary general at the time.” <text:line-break/><text:line-break/>Cook’s comments underscore the selective character of the accusations against Annan. Based on documents seized in Iraq, a CIA report outlined the extent of Saddam Hussein’s efforts to circumvent the UN sanctions regime, maintained for more than a decade after the Gulf War of 1990-91. Of the estimated $10 billion connected to so-called illicit activities, only $2 billion had any association with the oil-for-food program. <text:line-break/><text:line-break/>Most of the money was not bribes and kickbacks, but oil smuggling on a massive scale—principally through two close US allies, Jordan and Turkey—to which Washington turned a blind eye. The US and Britain, whose warplanes flew daily missions over Iraq to enforce the so-called northern and southern “no-fly” zones, were in the best position to monitor smuggling. Moreover, two pro-US Kurdish parties, who collaborated closely with the CIA and other US agencies, made substantial profits from the illicit trade that passed through the northern no-fly zone to Turkey. <text:line-break/><text:line-break/>To top it off, US officials sat on the UN Security Council oversight committee that monitored the oil-for-food program and was ultimately responsible for reviewing contracts. Not surprisingly, US agencies, which did not hesitate in providing ammunition against Annan and the UN, were uncooperative when it came to efforts to investigate the UN oversight committee and the role of the US. <text:line-break/><text:line-break/>Asked recently if his committee confronted any “walls” in the UN investigation, Volcker replied: “Yes. Walls is maybe too strong—obstacles, yes.” He said that one US agency, which he would not name, “has just flatly ignored requests for help”. His colleague Mark Pieth commented: “We are simply astonished that we have not gotten more help from the US, because why would we have an issue with the US?” <text:line-break/><text:line-break/>Pieth accused the US State Department of pressuring the committee to limit its investigations. “They are saying, ‘you aren’t to look at what member states have been doing. Your role is to look at the UN officials.’ And we are saying, ‘Well, we are looking at the program and it’s obviously interesting to look at how it was set up’.” <text:line-break/>UN reforms <text:line-break/><text:line-break/>At the heart of the oil-for-food scandal are sharp differences over the future of the UN. Annan unveiled a reform package on March 21, firstly, to resurrect the UN’s tattered image as a body concerned with peace, justice and ending poverty and, secondly, to deal with the sharp rifts that were most graphically revealed in the conflict between the US and Europe over the 2003 Iraq invasion. <text:line-break/><text:line-break/>Annan’s plan seeks to accommodate to the demands of the US administration. It includes replacing the UN Human Rights Council, which has long been a target of US criticism, and tightening the framework of the Nuclear Non-Proliferation Treaty in line with US demands to outlaw all uranium enrichment and plutonium reprocessing, including fuel for power reactors. <text:line-break/><text:line-break/>Annan also called for a UN resolution that would sanction preemptive military attacks against “imminent threats”—a measure that would go some way to legitimising wars of aggression, such as the US-led invasion of Iraq. While it would prefer the UN’s formal blessing for its militarism, Washington is not, however, prepared to tolerate any restraint on its actions—either by resolution or a formal vote involving other powers. <text:line-break/><text:line-break/>As former British foreign minister Cook noted in his Guardian comment, Annan’s proposals still envisage a collective UN leadership. “The neocons who run the US administration want supremacy, not equality, for America and hanker after an alternative model of global governance in which the world is put to right not by the tedious process of building international consensus, but by the straightforward exercise of US puissance,” he wrote. <text:line-break/><text:line-break/>The fact that Annan is in the spotlight over the oil-for-food scandal demonstrates that the US is not willing to brook any opposition. Annan was installed as UN Secretary General in 1997 through the efforts of the Clinton administration to block the reappointment of Bhoutros Bhoutros-Ghali, of whom Washington was critical. A career UN diplomat, Annan has always been cautious not to offend the major powers, particularly the US. If he felt compelled to make timid criticisms of the US invasion of Iraq, it was because he attempted to straddle a deep divide between the competing interests of the US and European powers. <text:line-break/><text:line-break/>The attacks on Annan’s credibility are in line with the Bush administration’s appointment of arch neo-conservatives to top international bodies—John Bolton, former US undersecretary of state, as US ambassador to the UN, and Paul Wolfowitz, former US deputy secretary of defence and the chief architect of the Iraq invasion, to head the World Bank. Despite recent US diplomatic efforts to smooth over relations with Europe, these appointments, along with the ongoing oil-for-food scandal, demonstrate that the Bush administration’s aim is to subjugate or destroy these institutions. <text:line-break/><text:line-break/>The United Nations has never been an organisation for achieving peace, democratic rights and better living standards. It has always been, as Lenin said of its League of Nations predecessor, “a thieves kitchen” where the major imperialist powers settled their disputes and divvied up the spoils. If the institution is now in a crisis, it reflects a falling out among the thieves. Deep and irreconcilable differences exist that cannot be ended through the normal channels of diplomatic horsetrading, presaging open conflict and war.</text:span></text:p>
      <text:p text:style-name="P1"><text:span text:style-name="T1">甄力民</text:span><text:s/>  |  2016.10.14 19:32   |   <text:a xlink:type="simple" xlink:href="http://palinfo.habago.org/Entry?Command=Information_PrintForum&amp;iPage=227#FORUM34947"><text:span text:style-name="T2">#</text:span></text:a></text:p>
      <text:p text:style-name="P2">雖然這裡的大家都很熟知諾貝爾和平獎的無恥，但是我覺得王大師這篇<text:span text:style-name="T3">2010</text:span>年的文章還是值得一讀。<text:span text:style-name="T3"> <text:line-break/><text:line-break/>====== <text:line-break/></text:span>今年的諾貝爾獎系列又再度公佈了名單；其中，歷年來最受爭議的和平獎項，頒給了中國的民運人士劉曉波，名義為劉氏於「中國爭取基本人權的長期與非暴力奮鬥」上的貢獻。誠然，劉曉波在中國的民主進步中確實佔有舉足輕重的地位，其《零八憲章》對中國當局的震撼不亞於法輪功團體的動員能力；尤有甚者，其內容對於異議份子的非法性、中國共產黨對言論自由的箝制、與令人詬病的一黨專政體制，皆違反中華人民共和國既有的憲法。劉氏的舉動，好比一個討人厭的小孩，一直提醒大家國王沒穿新衣，但是關於諾貝爾和平獎委員會的新衣，卻都沒有什麼人去揭穿，大師我只好勉為其難擔任此角色，並提供一下素人的和平獎名單供參考。<text:span text:style-name="T3"> <text:line-break/><text:line-break/></text:span>諾貝爾委員會選擇於此時將和平獎頒給劉曉波，本人認為這是西方國家對中國崛起的回應，老共對於異議份子的壓迫，最近並非為最嚴厲的時期，我認為諾貝爾委員會倘若真對中國的和平有興趣，應在前<text:span text:style-name="T3">2</text:span>個機會就已經頒給以中國為對象的人選了，卻選在老共取代了日本為第二大經濟體時才頒，居心叵測。既然諾貝爾是於<text:span text:style-name="T3">1901</text:span>年時創立，本人就將第一次應頒給中國人的時間往前拉到上世紀初的《西安事變》，我認為，第一個得獎的人選應為與諾貝爾獎同年生的張學良，當時的中國正面臨亡國的大混亂，內有國共內戰及軍閥割據，外有日本的九一八及蘆溝橋事變，與隨後的南京大屠殺，張學良於此時有感蔣介石因一己的權力鬥爭，征討當時在農民階級深獲人心的共產黨勢力。<text:span text:style-name="T3"> <text:line-break/><text:line-break/>https://goo.gl/9WVRG0 <text:line-break/><text:line-break/></text:span>照片為发动西安事变的张学良和杨虎城。<text:span text:style-name="T3"> <text:line-break/><text:line-break/></text:span>張學良不顧後果，將蔣介石挾持於西安，促使中國稍後的國共第二次合作，建立抗日的統一戰線，對往後日軍對中國的傷害程度大減。事變之後，張學良被蔣介石一路從中國軟禁至台灣，時間長達<text:span text:style-name="T3">50</text:span>年之久，最後終由李登輝釋放，監禁時間比起劉曉波多幾十倍，若諾貝爾喜好如緬甸的翁山蘇基或南非的曼得拉等人士的監禁紀錄，張學良的績效自不在話下。反觀與西安事變同年的<text:span text:style-name="T3">1937</text:span>年諾貝爾和平獎，卻是頒給英國的塞梭（<text:span text:style-name="T3">Viscount, Cecil Of Chelwood</text:span>），賽梭是一次大戰後《國際聯盟》（<text:span text:style-name="T3">League of Nation</text:span>）組織的幕後推手，但國際聯盟隨後證明是大國們失敗的實驗品。<text:span text:style-name="T3"> <text:line-break/><text:line-break/></text:span>當時在兩次世界大戰之間有兩個著名的國際侵略行為，一為義大利侵佔伊索比亞，另一個就是日本侵華的九一八事件，國聯在兩個事件上皆袖手旁觀。當時，國聯指派《李頓調查團》到中國寫了一份報告後就不了了之，報告中雖承認日本侵華是違反國際法的行為，但是國際社會畢竟還是奉「現實主義」至上，康德式的國際社會只是嘴巴講講罷了。反觀當時的張學良是以實際行動為之，一切個人的後果皆不顧，也不需如國聯般撰寫一個再明顯也不過的侵略調查報告，卻沒有任何的後續作為。在此，我認為張學良比賽梭有資格拿諾貝爾獎多了，更何況，顧名思義，和平獎本意就是要頒給以和平為目的的獎項而非人權，人權所牽涉到的範圍卻常帶有政治性及文化霸權。<text:span text:style-name="T3"> <text:line-break/><text:line-break/></text:span>中國第二個應得和平獎的人士，本人認為係開放中國的鄧小平，中國於<text:span text:style-name="T3">1980</text:span>年開放後，已成功的為世人提供一個成功的實驗，就是將世界窮人的數量在最短的時間內減少，中國人現在是自古以來，第一次可以吃飽的時期，全家也都有褲子可穿了，這在世界上是罕見的。中國的國民所得在短短<text:span text:style-name="T3">20</text:span>年內增加數十倍，這都是需要花英、美等國家<text:span text:style-name="T3">200</text:span>多年，日本一百年，四小龍則需<text:span text:style-name="T3">50</text:span>多年的時間換取，但中國所需時間卻是大大小於前述國家，鄧小平的「摸著石頭過河」經濟模式，以及抵抗歐美鼓吹的「休克療法」（<text:span text:style-name="T3">shock therapy—</text:span>亦即採取緊縮的貨幣及財政政策，開放國營企業予國際投資集團等措施），讓中國享有逾<text:span text:style-name="T3">20</text:span>年的雙位數經濟成長，使今年取代日本為世界第二大經濟體。<text:span text:style-name="T3"> <text:line-break/><text:line-break/>https://goo.gl/z8rCV3 <text:line-break/><text:line-break/></text:span>照片為<text:span text:style-name="T3">TIME</text:span>雜誌上的鄧小平<text:span text:style-name="T3"> <text:line-break/><text:line-break/></text:span>鄧小平又技術性的迴避統獨問題，聲稱兩岸問題要留給更聰明的下一代來解決，在毛澤東時代，兩岸發生過八二三砲戰及零星衝突，可是到了鄧小平後，台海就在也沒有人因衝突而戰亡過，中國也從此沒與任何國家發生戰爭過，反觀美國在<text:span text:style-name="T3">70</text:span>年代後，共自行發動不下<text:span text:style-name="T3">10</text:span>次的對外侵略戰爭，且皆非自衛性。相對來說，鄧小平應該比較像是和平獎的候選人吧。諾貝爾卻頒給歐巴馬這位從未坐過任何牢、寫過任何著作、規劃任何政治及經濟體制、增兵攻打阿富汗的美國總統，甚至相傳挪威執政黨於頒獎之前，欲藉由和平獎與美國交換鮭魚出口、軍售稅、北極軍事佈署等實利，和平獎的篩選機制實在有檢討的空間。<text:span text:style-name="T3"> <text:line-break/><text:line-break/></text:span>和平獎不像其他較專業性的獎項如物理、化學甚至經濟等，有很明確的專業依據，和平獎所觸及的爭議性，大於前述獎項。首先，諾貝爾（<text:span text:style-name="T3">Alfred Nobel</text:span>）先生本身的背景就很受爭議，他是個炸藥發明者及軍火商，因為發戰爭財，故覺得內疚，想藉著諾貝爾獎的金錢，洗脫自己的惡名，故很諷刺的，諾貝爾和平獎本身其實也沾滿了戰場上所流的血，也許，這也是個另類的國際洗錢吧。<text:span text:style-name="T3"> <text:line-break/><text:line-break/></text:span>其次，歷任有很多的得主也是極其的受爭議。<text:span text:style-name="T3"><text:s/></text:span>首先，在諾貝爾獎草創時期，<text:span text:style-name="T3">1906</text:span>年的和平獎得主竟頒給老羅斯福（<text:span text:style-name="T3">Theodore Roosevelt</text:span>），名義是這位總統成功的調停戰場在中國的日俄戰爭，殊不知美國之所以會當和事佬是因自己亦欲插手遠東利益，不希望日、俄任何一國在中國壯大勢力。另外，在召開和平會議時，居然沒邀兩國戰場的當事國<text:span text:style-name="T3">--</text:span>中國與會，使中國飽受別國的戰火災難，但事後卻無任何實質補償。<text:span text:style-name="T3"> <text:line-break/><text:line-break/></text:span>另外，老羅斯福的外交名言是「輕聲講話，但要拿著根大棒子」（<text:span text:style-name="T3">Speak softly and carry a big stick</text:span>）的《大棒子政策》（<text:span text:style-name="T3">big stick policy</text:span>），老羅斯福的羅斯福推論（<text:span text:style-name="T3">Roosevelt Corollary</text:span>），在南美洲用暴力殖民該地區，強佔巴拿馬運河，藉以連接東西岸之海軍勢力，方便佔領夏威夷、關島、菲律賓等殖民地，並延續以帝國主義為旨的《門羅主義》，如果這些舉動可稱和平，那和平的代價就是暴力囉！而且不僅老羅斯福，連鎮壓菲律賓、促使日本侵佔中國東北的其國務卿<text:span text:style-name="T3">--</text:span>路特（<text:span text:style-name="T3">Root</text:span>）也跟著在<text:span text:style-name="T3">1912</text:span>年一起獲冠，這諾貝爾的邏輯，唉！<text:span text:style-name="T3"> <text:line-break/><text:line-break/>https://goo.gl/PJxQOU <text:line-break/><text:line-break/></text:span>巨棒外交諷刺漫畫<text:span text:style-name="T3"> <text:line-break/><text:line-break/></text:span>另外一個諾貝爾委員會應該覺得羞恥的得獎人是季辛吉（<text:span text:style-name="T3">Henry Kissinger</text:span>），他在<text:span text:style-name="T3">1973</text:span>年與北越的黎德壽一同獲得，但是黎氏因此獎項的偽善而不屑領取，也迫使五位和平獎評審委員中的兩位憤而離開。根據季辛吉所言，他最崇拜的政治學者為義大利的厚黑教主<text:span text:style-name="T3">--</text:span>馬基維利（<text:span text:style-name="T3">Machiavelli)</text:span>，奉權力政治為一切國際事務的宗旨，有權力才有正義，這在他所主導的<text:span text:style-name="T3">70-80</text:span>年代美國外交策略可以得到相呼應。<text:span text:style-name="T3"> <text:line-break/><text:line-break/></text:span>季氏所策劃的中南半島（越南、柬埔寨、寮國）轟炸，所投下的炸彈，比盟軍在二次大戰於軸心國投下的總和還多。季氏並在智利扶持殺人魔皮諾契特（<text:span text:style-name="T3">Pinochet</text:span>），暗殺民選的總統阿蓮得（<text:span text:style-name="T3">Allende</text:span>），揭穿了美國在世界上鼓吹民主的假象；另外，東地汶（<text:span text:style-name="T3">East Timor</text:span>）的屠殺、印尼劊子手蘇哈陀的暴政，皆要記在季辛吉的頭上，曾經有人感嘆道，諾貝爾在頒給季辛吉後，就從此失去其意義了。<text:span text:style-name="T3"> <text:line-break/><text:line-break/>https://goo.gl/eufLv0 <text:line-break/><text:line-break/></text:span>季辛吉諷刺漫畫<text:span text:style-name="T3"> <text:line-break/><text:line-break/></text:span>其他受爭議的得獎者包括如設立政治宣傳用之「公共資訊委員會」，藉以製造仇恨敵人，並成功將主和的美國國民導向戰爭的第<text:span text:style-name="T3">28</text:span>任總統威爾遜（<text:span text:style-name="T3">Wilson</text:span>）、回教恐怖主義領袖阿拉法特（<text:span text:style-name="T3">Arafat</text:span>）、屠殺巴勒斯坦兒童著名的以色列總理佩瑞茲（<text:span text:style-name="T3">Simon Perez</text:span>）與拉賓（<text:span text:style-name="T3">Rabin</text:span>）、貪污纏身的前聯合國秘書長安南（<text:span text:style-name="T3">Kofi Annan</text:span>）、富政治動機的美國前副總統高爾（<text:span text:style-name="T3">Al Gore</text:span>）、及主張中東石油利益的卡特（<text:span text:style-name="T3">Jimmy Carter</text:span>），其《卡特主義》（<text:span text:style-name="T3">Carter Doctrine</text:span>）奠定了之後美國於該地區的石油霸權，並間接引起日後的兩次伊拉克戰爭及賓拉登的崛起。<text:span text:style-name="T3"> <text:line-break/><text:line-break/></text:span>諾貝爾頒在給上述諸多受爭議人物後，卻始終不頒給共提名五次的聖雄甘地，真令人苦思不透。另一個有趣的現象是，光美國歷任的正副總統就包辦了五屆的和平獎，其國務卿與政府官員亦佔多數名額，然美國於近百年來，卻是這地球上發動過最多戰爭、殺死最多人的國家，這真是歷史的弔詭。<text:span text:style-name="T3"> <text:line-break/><text:line-break/></text:span>我舉了這麼多例子，並提供自己認為該得的人選，並不是要否認劉曉波的事蹟，因為我認為劉氏的功勞是值得讚揚，我僅僅是希望讀者可以對於諾貝爾委員會對於此次頒給劉氏的時間點，以及頒發對象的意義作反面思考；另外，諾貝爾委員皆為挪威籍組成，所徵收的意見，多為西方學者及前得獎者（又以美國居多），這種種因素，作為一個世界級的頒獎組織，實應不得不注意，而身為非西方國家的台灣，我們也要在諸項角力及西方論述中尋求一個獨立思考的空間，不隨風起舞，實為上策。<text:span text:style-name="T3"> <text:line-break/><text:line-break/></text:span>後記：無遠弗屆的網路，讓我拋磚引玉了一位前聯合晚報記者，目前隨任職於外交部之妻旅居於挪威中，有當地第一手資料，文中作者揭穿諾貝爾委員會去年將和平獎頒給歐巴馬的內幕，其中挪威政府利益掛勾及虛偽矛盾處不勝枚舉，是讀完大師這篇文章好很好的延伸讀物。本文請按此：歐巴馬皇駕到！</text:p>
      <text:p text:style-name="P1"><text:span text:style-name="T1">陳真</text:span><text:s/>  |  2016.10.14 16:11   |   <text:a xlink:type="simple" xlink:href="http://palinfo.habago.org/Entry?Command=Information_PrintForum&amp;iPage=227#FORUM34946"><text:span text:style-name="T2">#</text:span></text:a></text:p>
      <text:p text:style-name="P4">我的老家之一，就在台南樹林街奇美分院的正前方那棟民宅，如今還在，只是人事已非。那時不叫奇美，而叫逢甲醫院，屬軍方體系。每當前夕群狗哀號，隔日必有家屬追撫遺體，痛哭離去。<text:span text:style-name="T3"> <text:line-break/><text:line-break/></text:span>那一帶非常荒涼，荒野遼闊，每天與蜻蜓金龜子為伴，夜裡螢火蟲多如天上繁星，我的美麗童年就在那裡完成。那時也不叫樹林街，而叫逢甲路，如今荒野已無蹤影，幾無一草一木，無樹無林，反倒改叫樹林街。<text:span text:style-name="T3"> <text:line-break/><text:line-break/></text:span>跨過路口，以前是一整排高聳監獄，附設刑場。有一天凌晨五、六點，我溜到刑場一道鐵門入口處，竟由兩片鐵門縫隙見到槍決過程，兩聲槍響，接著便是尋常日子每個清晨應有的一片寂靜，沒有哀號，犯人戴著頭套，無聲無息地死去。多少人在此生離死別，如今是一棟五星級飯店及豪華百貨公司。<text:span text:style-name="T3"> <text:line-break/><text:line-break/></text:span>監獄高牆外排水口，每天有人捧著畚箕來此，各自佔據一個出水口，撿拾猶可食用的米粒飯菜，各有用途。而我呢，每天早上七點多，就在此搭公車上學。遇有公車脫班誤點，我就一路飛奔到校。<text:span text:style-name="T3"> <text:line-break/><text:line-break/></text:span>你知道嗎？如今車水馬龍的逢甲路口，轉進逢甲醫院的巷弄街口處，有一塊大石頭。石頭從何而來，不得而知，彷彿磐古開天便已存在而無須追究為何此處會有個大石頭。石頭上日日夜夜住著一個女人，這地區的小孩管她叫<text:span text:style-name="T3"><text:s/>“</text:span>守門大將<text:span text:style-name="T3">”</text:span>，因為她終年就駐守在當年逢甲路這條巷口處。凡出入此處者，無人能忽視她的存在，有些時候得接受其莫名的吆喝斥責，故有大將之稱，連往來貓狗鼠牛都得敬畏她三分。<text:span text:style-name="T3"> <text:line-break/><text:line-break/></text:span>雖說大將，實則瘦弱不堪，不滿五尺的身材，蓬頭垢面，衣衫襤褸。究竟她何時出現已不可考，彷彿她始終就住在那個磐石上，久而久之，人們似乎才意識到她的存在。附近小孩們特別喜歡捉弄她，或以石塊樹枝丟之，辱罵之，引其發怒咒罵追趕，從中取樂。每天放學都會有一堆小孩路過，與守門大將多有瓜葛，故必跑步通過比較安全。萬一就逮，後果不堪設想。<text:span text:style-name="T3"> <text:line-break/><text:line-break/></text:span>我媽常斥責小孩們的戲謔行徑，叫我別跟著不知好歹，枉讀經書。有一年冬天，天氣很冷，我媽還叫我拿幾件新買的毛衣和外套給她。我往守門大將身上一丟，趕緊撒腿就跑。<text:span text:style-name="T3"> <text:line-break/><text:line-break/></text:span>幾年後，十歲，略懂人事，從爸媽那邊才知道守門大將的身世由來。她就住在離此不遠處，曾經有個家，有個老公和五、六歲小女兒。有一天，小女兒被車撞死了，就死在這個路口處，也就是守門大將駐守一輩子的這個路口。<text:span text:style-name="T3"> <text:line-break/><text:line-break/></text:span>我記得她總是拎著一個包袱，形影不離，裡頭究竟裝著一些什麼東西沒人知道。有人說，裡面就裝著一些小女孩的衣物。<text:span text:style-name="T3"> <text:line-break/><text:line-break/></text:span>跟其他小孩一樣，不論白天晚上，我每天經過這裡，必定狂奔飛過，以免被守門大將抓到。但是有一天夜晚，我看完電影回家，放低音量，悄悄躡手躡腳地慢慢走過她前面。夜深而人靜，你猜怎麼了？我竟然聽到她閉著眼睛低聲唱歌。我沒料到她除了狂吼辱罵，也會有這麼輕柔的歌聲。<text:span text:style-name="T3"> <text:line-break/><text:line-break/></text:span>現在你再回到這個街口，除了繁華燈光，什麼也沒有了，應該也不會有人知道，當然也不在乎，守門大將的下落。<text:span text:style-name="T3"> <text:line-break/><text:line-break/></text:span>故事不曾結束，也許也無從結束的一天。說的是守門大將的故事，但它何嘗不也是你我的故事。才華為何物？詩又是什麼東西？王爾德說<text:span text:style-name="T3">: “</text:span>才華只是雕蟲小技，生活才是我的天才本事。<text:span text:style-name="T3">” </text:span>詩人、小說家<text:span text:style-name="T3"><text:s/>(</text:span>同時也是一名創作歌手<text:span text:style-name="T3">)Leonard Cohen </text:span>也曾經這麼說：<text:span text:style-name="T3">“</text:span>詩是生活的證據，是生命燃燒過後的一點灰燼<text:span text:style-name="T3">”</text:span>。因其無聲無息故為詩，幾個白紙黑字，難道真能撐起生命巨大之可悲？說了其一，猶有億萬悲歡難以名狀，說不得，卻又揮不去。每一個不起眼的水滴，到頭來都得匯入滔滔洪流，從此你的故事，我的故事，他的故事，再也沒有差別。總有一天，一切可說的，不可說的，都將被人遺忘或永沈大海。<text:span text:style-name="T3"> <text:line-break/><text:line-break/></text:span>我們其實都是詩人，誰不是？也許我們也都是守門大將，無聲無息地守住一個早已逝去的遙遠未來。</text:p>
      <text:p text:style-name="P1"><text:span text:style-name="T1">楊世主</text:span><text:s/>  |  2016.10.14 15:16   |   <text:a xlink:type="simple" xlink:href="http://palinfo.habago.org/Entry?Command=Information_PrintForum&amp;iPage=227#FORUM34945"><text:span text:style-name="T2">#</text:span></text:a></text:p>
      <text:p text:style-name="P2">我覺得諾貝爾獎近年來干政意圖很強，姿態很清高，也許又想提醒誰警告誰或歌頌誰是反戰使者和平國家以遮掩其醜陋邪惡的侵略野心，利用（或被利用）這些藝術或人文科學工作者來惺惺作態，它頒給誰我實在不關心，只是我喜歡<text:span text:style-name="T3">Bob Dylan</text:span>早期的歌，有一首<text:span text:style-name="T3">blowin'in th wind</text:span>應該大家比較有印象<text:span text:style-name="T3">.</text:span></text:p>
      <text:p text:style-name="P1"><text:span text:style-name="T1">陳真</text:span><text:s/>  |  2016.10.14 10:53   |   <text:a xlink:type="simple" xlink:href="http://palinfo.habago.org/Entry?Command=Information_PrintForum&amp;iPage=227#FORUM34944"><text:span text:style-name="T2">#</text:span></text:a></text:p>
      <text:p text:style-name="P4">前些天，看到台灣頒什麼唐獎，頒獎結束時，看到還來一段現場交響樂演奏，感覺真是俗到爆。俗不可耐也該有個分寸。不過，大老闆尹衍樑及李遠哲等人想頒給誰自然是他們的自由，只要獎金夠多，就不愁沒有人來領獎。我就頒了好多個哈巴狗金狗獎、銀狗獎，專門頒發給各領域具有胡扯瞎掰造謠抹黑及各項罕見技能有助於人類適應力向上提昇者，可惜得獎人都不來領獎，而且恩將仇報。<text:span text:style-name="T3"> <text:line-break/><text:line-break/></text:span>諾貝爾獎委員也一樣，他們想頒給誰，他們說了算。我不知道這位獲獎者是誰，也沒聽過他的歌，不好說什麼，只是不太相信一個當下極其流行的東西能具有多少藝術性。不過，這當然是我的偏見，我不相信大眾品味。<text:span text:style-name="T3"> <text:line-break/><text:line-break/></text:span>倒也不是說文學的定義不能擴展到其它領域，問題是，這位狄倫先生究竟是他的歌曲得獎還是歌詞得獎，我就不懂了。在我的理解裏，音樂因其抽象且缺乏命題屬性，理應具有更深的詩意才對，意思是說，一首曲子的價值理當在於其旋律本身，而非歌詞。反之，若無旋律而光有歌詞，是否還有什麼詩意呢？<text:span text:style-name="T3"> <text:line-break/><text:line-break/></text:span>當然，作品是一種整體，難以區分其組成，但若要說什麼歌詞增添了歌曲的詩意，那就好像說電影對白增添了電影本身的詩意一樣奇怪，感覺就只是硬要扯上文字，彷彿若不這樣扯，這獎就很難頒出個道理來似的，最後連荷馬和<text:span text:style-name="T3">William Blake</text:span>都扯上了，顯然這獎頒得有點心虛，還好沒有扯上莫扎特。<text:span text:style-name="T3"> <text:line-break/><text:line-break/></text:span>文學的定義當然可以擴展，你可以擴展到音樂或影像乃至舞蹈等等等，問題是，如果要這樣擴展，如果這位先生可以獲獎，那麼，有資格獲獎的音樂人、舞蹈家，影像工作者包括攝影師或導演等等等，我猜至少應有千百萬人。周杰倫和方文山，特別是方文山，文字的<text:span text:style-name="T3"><text:s/>"</text:span>詩意<text:span text:style-name="T3">" </text:span>應該就遠遠比他強吧我猜。至於<text:span text:style-name="T3"><text:s/>Emir Kusturica </text:span>的音樂和歌詞，就更是遠遠超越了。至於若要論影像內涵的詩性，普天之下，過往與未來百年之內，誰能跟蘇古諾夫比呢？<text:span text:style-name="T3"> <text:line-break/><text:line-break/></text:span>若要提到與藝術理應不該扯上關係的意識形態，例如所謂反戰，所謂什麼反叛，對於這位先生，我就更難茍同了，光看底下這張照片，我就很難想像這會是一個多麼具有反叛意識與反戰精神的人：<text:span text:style-name="T3"> <text:line-break/><text:line-break/>https://goo.gl/0yJBI4 <text:line-break/><text:line-break/></text:span>這是幾年前歐巴馬頒給他一個什麼美國總統自由勳章。我不是說他該或不該領獎，而是說很難想像一個具有反戰與反叛精神的人，會像一隻猴子那樣，裝戴整齊，公開讓一個兩手血腥無惡不作的人渣，往自己的脖子上掛一個什麼自由勳章。<text:span text:style-name="T3"> <text:line-break/><text:line-break/></text:span>這跟他該不該獲得諾貝爾文學獎當然不該有關連，即便是一個大壞蛋，假若他的藝術性很高，獲獎有何不可？藝術本來就不是在考核個人行為是否合乎四維八德。同理，若以什麼反戰精神反叛意識等等來合理化其獲獎，那其實也是說不通的，更何況我看不出他反叛了什麼，倒是主流得很不是嗎？能夠獲得歐巴馬那個人渣頒勳章，還不夠主流嗎？</text:p>
      <text:p text:style-name="P1"><text:span text:style-name="T1">陳真</text:span><text:s/>  |  2016.10.14 09:46   |   <text:a xlink:type="simple" xlink:href="http://palinfo.habago.org/Entry?Command=Information_PrintForum&amp;iPage=227#FORUM34943"><text:span text:style-name="T2">#</text:span></text:a></text:p>
      <text:p text:style-name="P2">「大戰」要來了？普丁下令俄官員：旅外親人須回國<text:span text:style-name="T3"> <text:line-break/><text:line-break/>2016</text:span>年<text:span text:style-name="T3">10</text:span>月<text:span text:style-name="T3">14</text:span>日<text:span text:style-name="T3"> <text:line-break/><text:line-break/></text:span>中國時報【蔡致仁╱綜合報導】<text:span text:style-name="T3"> <text:line-break/><text:line-break/></text:span>俄羅斯媒體報導，俄國總統普丁突然下令所有官員將身在國外的親人帶回國，並警告未照辦者日後升遷恐受阻。此事似凸顯出俄國與西方世界因敘利亞停火等問題，導致關係陷入冰點。甚至有專家說，俄此舉是為了「大戰」做準備。<text:span text:style-name="T3"> <text:line-break/><text:line-break/></text:span>俄新聞網站<text:span text:style-name="T3">Znak.com</text:span>報導，普丁向中央政府、地方政府、各層級議員，以及所有公部門員工下緊急命令，要他們立刻把正在外國學校就讀的小孩帶回祖國。俄國政治分析家貝爾科夫斯基受訪稱，「這是讓國內菁英人士為『一場大戰』做準備的部分措施」。<text:span text:style-name="T3"> <text:line-break/><text:line-break/></text:span>此前，普丁原訂下周訪問法國，與總統奧朗德會晤，但奧朗德堅持雙方必須討論敘利亞問題，還指控俄方在敘境發動空襲涉及「戰爭罪行」，普丁因而直接取消出訪。<text:span text:style-name="T3"> <text:line-break/><text:line-break/></text:span>美國與俄國上個月就敘利亞停火達成協議，以失敗告終。本月初美一度宣稱不再與俄會談敘利亞問題，指控俄「未能實現協議承諾」。美政府近日又指責俄政府授權並協助駭客入侵美國網路，企圖影響總統大選。美俄關係惡化至冷戰時代以來的最低點。<text:span text:style-name="T3"> <text:line-break/><text:line-break/></text:span>本月初，普丁下令終止與美國簽下的數項減核協議，以此反制美國對俄國兼併烏克蘭的制裁。數天前又傳俄國在波蘭和立陶宛兩國邊界的「飛地」加里寧格勒，部署能搭載核子彈頭的伊斯坎德爾（<text:span text:style-name="T3">Iskander</text:span>）短程巡弋飛彈，柏林等歐洲大城市均在射程範圍內，令人擔憂有一天會爆發全球戰爭。前蘇聯領導人戈巴契夫也曾警告，由於俄美緊張升高，全世界正處在「危險時刻」。</text:p>
      <text:p text:style-name="P1"><text:span text:style-name="T1">楊世主</text:span><text:s/>  |  2016.10.14 00:28   |   <text:a xlink:type="simple" xlink:href="http://palinfo.habago.org/Entry?Command=Information_PrintForum&amp;iPage=227#FORUM34942"><text:span text:style-name="T2">#</text:span></text:a></text:p>
      <text:p text:style-name="P6"><text:span text:style-name="T1">這裡有一首</text:span>Bob Dylan 1973<text:span text:style-name="T1">年寫的代表作品</text:span>Knocking on heaven's door <text:line-break/><text:line-break/>https://goo.gl/QGSuKR <text:line-break/><text:line-break/><text:span text:style-name="T1">還有一位網友寫的關於這首歌的文章</text:span> <text:line-break/><text:line-break/>https://goo.gl/Bq5p8A <text:line-break/><text:line-break/><text:span text:style-name="T1">歌詞：</text:span> <text:line-break/>Mama, take this badge off of me <text:line-break/><text:span text:style-name="T1">媽，請幫我把徽章拿掉吧</text:span> <text:line-break/>I can't use it anymore. <text:line-break/><text:span text:style-name="T1">它對我來說再也沒有用了</text:span> <text:line-break/>It's gettin' dark, too dark for me to see <text:line-break/><text:span text:style-name="T1">天色越來越暗，我的視線變得模糊</text:span> <text:line-break/>I feel like I'm knockin' on heaven's door. <text:line-break/><text:span text:style-name="T1">我覺得我彷彿在敲著天堂的門</text:span> <text:line-break/>Knock, knock, knockin' on heaven's door <text:line-break/><text:span text:style-name="T1">敲，敲，敲著天堂的門</text:span> <text:line-break/>Knock, knock, knockin' on heaven's door <text:line-break/><text:span text:style-name="T1">敲，敲，敲著天堂的門</text:span> <text:line-break/>Knock, knock, knockin' on heaven's door <text:line-break/><text:span text:style-name="T1">敲，敲，敲著天堂的門</text:span> <text:line-break/>Knock, knock, knockin' on heaven's door <text:line-break/><text:span text:style-name="T1">敲，敲，敲著天堂的門</text:span> <text:line-break/><text:line-break/>Mama, put my guns in the ground <text:line-break/><text:span text:style-name="T1">媽，幫我把槍放到地上吧</text:span> <text:line-break/>I can't shoot them anymore. <text:line-break/><text:span text:style-name="T1">我再也無法對任何人開槍了</text:span> <text:line-break/>That long black cloud is comin' down <text:line-break/><text:span text:style-name="T1">那塊漫天的烏雲漸漸包圍我</text:span> <text:line-break/>I feel like I'm knockin' on heaven's door. <text:line-break/><text:span text:style-name="T1">我覺得我彷彿在敲著天堂的門</text:span> <text:line-break/>Knock, knock, knockin' on heaven's door <text:line-break/><text:span text:style-name="T1">敲，敲，敲著天堂的門</text:span> <text:line-break/>Knock, knock, knockin' on heaven's door <text:line-break/><text:span text:style-name="T1">敲，敲，敲著天堂的門</text:span> <text:line-break/>Knock, knock, knockin' on heaven's door <text:line-break/><text:span text:style-name="T1">敲，敲，敲著天堂的門</text:span> <text:line-break/>Knock, knock, knockin' on heaven's door <text:line-break/><text:span text:style-name="T1">敲，敲，敲著天堂的門</text:span></text:p>
      <text:p text:style-name="P1"><text:span text:style-name="T1">李念淨</text:span><text:s/>  |  2016.10.13 20:30   |   <text:a xlink:type="simple" xlink:href="http://palinfo.habago.org/Entry?Command=Information_PrintForum&amp;iPage=227#FORUM34941"><text:span text:style-name="T2">#</text:span></text:a></text:p>
      <text:p text:style-name="P5">http://i.imgur.com/CNjpHzt.png <text:line-break/><text:line-break/><text:span text:style-name="T1">剛剛又看到一個好笑的，不過不太能理解</text:span>Bob Dylan<text:span text:style-name="T1">為甚麼能得到諾貝爾文學獎，印象中他不是唱歌的嗎？</text:span><text:line-break/><text:line-break/>https://goo.gl/Z18kXS</text:p>
      <text:p text:style-name="P3"/>
      <text:p text:style-name="P1"><text:span text:style-name="T1">陳真</text:span><text:s/>  |  2016.10.13 11:49   |   <text:a xlink:type="simple" xlink:href="http://palinfo.habago.org/Entry?Command=Information_PrintForum&amp;iPage=228#FORUM34940"><text:span text:style-name="T2">#</text:span></text:a></text:p>
      <text:p text:style-name="P2">剛剛吃早餐看了四大焦點新聞：<text:span text:style-name="T3"> <text:line-break/><text:line-break/>1. </text:span>台灣某個小鎮，至於是哪一個小鎮就隨便了，不是重點，重點是有一個阿伯騎腳踏發生<text:span text:style-name="T3">"</text:span>車禍<text:span text:style-name="T3">"</text:span>，套句台灣人的聳話，<text:span text:style-name="T3">"</text:span>悲劇了<text:span text:style-name="T3">"</text:span>。你看監視器拍到的畫面，騎啊騎的，唉唷，怎麼自己掉到水溝去了，趕緊自己爬上來。<text:span text:style-name="T3"> <text:line-break/><text:line-break/>2. </text:span>台中有一輛小轎車，對著前面的機車騎士超車不成，猛按喇叭，結果兩人就當場打起來了，這個給那個來一個無影腳，那個回敬他一記左勾拳，全都給行車記錄器拍下來了。<text:span text:style-name="T3"> <text:line-break/><text:line-break/>3. </text:span>高雄一個正妹，去飲料店買飲料，說要半糖，老闆娘沒注意聽，給她弄個全糖。正妹氣死了，口出五字經，叉叉你的圈圈，人真是不可貌相啊，全都被路人的手機給拍下來了，這位正妹的形象全破功了。<text:span text:style-name="T3"> <text:line-break/><text:line-break/>4. </text:span>又是車禍。台東一條省道上發生小客車與卡車擦撞事件，沒有人受傷，小客車車頭凹陷，卡車司機衝回車內拿出鐵棍，往小客車車主身上就打下去；車主也不甘示弱，揚言要叫兄弟來車拼。幹<text:span text:style-name="T3">$&amp;;$</text:span>，幹<text:span text:style-name="T3">&amp;;$*#</text:span>，幹<text:span text:style-name="T3">@$(^#$</text:span>，兩人就在快車道上破口大罵，演出全武行，不顧其他人的行車安全，全都被手機給拍下來了。<text:span text:style-name="T3"> <text:line-break/><text:line-break/></text:span>媒體控制了人們的大腦，管理人們的思維，教他們應該關注一些什麼，應該忽略一些什麼，教大家應該怎麼想，怎麼說，怎麼活，該生氣或該高興<text:span text:style-name="T3">...</text:span>，讓你依其需要而成為一個什麼樣的人。全世界所有主流媒體都一樣，但仍有程度之分，控制得最為綿綿密密的就是美國。他們的新聞應該算是一種製造業。而台灣呢，則是跟<text:span text:style-name="T3"><text:s/>"</text:span>新聞<text:span text:style-name="T3">" </text:span>絲毫扯不上關係，所謂記者，每天就是去網路上搜尋各種洋相與八卦鏡頭，然後加以品頭論足，全世界找不到像台灣的第二個例子了；一個社會的媒體居然可以全盤荒唐離譜至此，每天餵垃圾給大家吃，對世界發生什麼事，完全轍底封閉，你覺得這是一個適合人類居住的地方嗎？台灣人還需要大腦這個器官嗎？沒有人生氣，沒有人憤怒，大家甚至樂此不疲，超愛看<text:span text:style-name="T3"><text:s/>"</text:span>新聞<text:span text:style-name="T3">"</text:span>。<text:span text:style-name="T3"> <text:line-break/><text:line-break/></text:span>我跟各位打個賭，明天你再打開電視，一定又是監視器或行車記錄器或手機拍到什麼有趣的八卦畫面或哪個路人出了洋相，要不就是誰暴紅了，誰暴奶吸睛了，或是小瑜瑜<text:span text:style-name="T3">(</text:span>周子瑜<text:span text:style-name="T3">)</text:span>又迷死人了等等等。在各式各樣的洗腦腐化中，每個人往往都會以為自己是個例外，以為自己足夠聰明到可以跳脫社會的影響，但真的是這樣嗎？<text:span text:style-name="T3"> <text:line-break/><text:line-break/></text:span>美國所謂總統選舉，每天就是妖魔化川普，為什麼？因為所有美國主流媒體全投效到希拉蕊旗下，每天製造或炒作各種相對而言不具任何重要性的指控和抹黑，但它卻輕易地讓人們以為那些東西是重要的。<text:span text:style-name="T3"> <text:line-break/><text:line-break/></text:span>你看維基解密所揭露的那些文件，你就知道，所謂民主自由等等等是怎麼一回事，但是我們幾乎看不到相關報導，每天如雷貫耳的就是川普又說了什麼政治不正確的話，彷彿美國對於人類所製造的血腥恐怖災難只是這麼一回事。<text:span text:style-name="T3"> <text:line-break/><text:line-break/></text:span>我看不出這樣一些所謂民主有任何意義可言。我常覺得，<text:span text:style-name="T3">"</text:span>民主<text:span text:style-name="T3">" </text:span>是混蛋人渣們所製造的一個最大的謊言。每聽到有人歌頌什麼民主<text:span text:style-name="T3"><text:s/>(</text:span>比方說台灣無恥無良政客及御用反中反華文人最愛強調這一點<text:span text:style-name="T3">)</text:span>，我就知道這些所謂民主愛好者，若非人渣，故意瞎掰，便是腦袋有洞，進水了。如果有人真的在乎什麼民主，理當立即揭竿起義，把掌權後肆無忌憚違法亂紀貪婪分贓倒行逆施的民進黨政權給打倒並掃進垃圾桶才是。<text:span text:style-name="T3"> <text:line-break/><text:line-break/></text:span>有句話説，求仁得仁，用負面的方式說也一樣，就是自作自受。台灣人養出這樣一隻齷齪邪門貪婪無道居心極度不良的綠色怪物，怎麼可能會沒有報應或後果下場？如同你看一個人每天吸毒抽鴉片，吸得好夢幻，好開心，難道他會沒有任何可預見的悲劇後果？而且，大家應該搞清楚一點，政客及御用文人們不會跟你有福同享，所有福利全被他們給<text:span text:style-name="T3">A</text:span>走了。有福不會同享，但有難絕對是你我一般人來承擔，他們絕不會有事。<text:span text:style-name="T3"> <text:line-break/><text:line-break/></text:span>台灣年輕人很喜歡怪罪社會沒給機會，這話說對也對，說不對也不對。重點是，年輕一代難道都不用奮起為自己追求一個良善是非？追求一個比較好的社會？反而卻總是成為當權者的打手與腦殘鐵血部隊。這一切難道不是自作自受？或者你要說是求仁得仁當然也可以。你既然要如此糟蹋自己賴以為生的社會，自然就得承擔它必然的苦果。對於社會，每個人有著屬於他自己的年紀和生活應有的一份功課，當人們都不寫功課，整天吸毒，難道幸福安全與繁榮會從天上掉下來？<text:span text:style-name="T3"> <text:line-break/><text:line-break/></text:span>這樣講很功利，但如果連功利都說服不了人，就更不用說一個人對於善惡是非應有的無私熱血和義憤了。當然，我始終還是相信，凡有原則必有例外，渾渾噩噩的眾生中，總是還是會有那麼一兩個不願如此蒼白死去者會起而反抗。</text:p>
      <text:p text:style-name="P1"><text:span text:style-name="T1">李念淨</text:span><text:s/>  |  2016.10.13 09:17   |   <text:a xlink:type="simple" xlink:href="http://palinfo.habago.org/Entry?Command=Information_PrintForum&amp;iPage=228#FORUM34939"><text:span text:style-name="T2">#</text:span></text:a></text:p>
      <text:p text:style-name="P4"><text:span text:style-name="T3">https://www.zhihu.com/question/51362588 <text:line-break/><text:line-break/></text:span>實在難以想像，對國會以及人民漫天撒謊以及失政的罪惡，居然比起在私底下場合談論女人還輕。之前希拉蕊曾經問觀眾為何她沒有領先百分之五十，我比較納悶的是憑美國的人良知，她為何不落後一半而是持續領先？</text:p>
      <text:p text:style-name="P1"><text:span text:style-name="T1">陳真</text:span><text:s/>  |  2016.10.13 03:05   |   <text:a xlink:type="simple" xlink:href="http://palinfo.habago.org/Entry?Command=Information_PrintForum&amp;iPage=228#FORUM34938"><text:span text:style-name="T2">#</text:span></text:a></text:p>
      <text:p text:style-name="P2"><text:span text:style-name="T3">https://goo.gl/o7bW3g <text:line-break/><text:line-break/></text:span>紐時》台裔編輯遭嗆：滾回中國去！<text:span text:style-name="T3"> <text:line-break/><text:line-break/></text:span>作者三立新聞網<text:span text:style-name="T3"> <text:line-break/><text:line-break/>2016</text:span>年<text:span text:style-name="T3">10</text:span>月<text:span text:style-name="T3">12</text:span>日<text:span text:style-name="T3"> <text:line-break/><text:line-break/></text:span>國際中心／綜合報導<text:span text:style-name="T3"> <text:line-break/><text:line-break/></text:span>種族仇恨到底有多深？美國《紐約時報》台裔編輯羅麥可，日前與親友走在街上，突然遇到一名女子對他們大吼「滾回中國去！」讓一行人全都嚇傻了。事後他也在網路上發表公開信，呼籲美國人要重視種族歧視問題。<text:span text:style-name="T3"> <text:line-break/><text:line-break/></text:span>「滾回你那該死的國家去！」羅麥可在《紐約時報》發表公開信，表示與親友們走在街上，因為一行人擋住一名美國女子的去路，隨即被大吼「滾回中國去！」但他也不甘示弱的吼回去「我在這個國家出生！」<text:span text:style-name="T3"> <text:line-break/><text:line-break/></text:span>▲美國《紐約時報》台裔編輯羅麥可（圖／翻攝自<text:span text:style-name="T3">Twitter</text:span>）<text:span text:style-name="T3"> <text:line-break/><text:line-break/></text:span>羅麥可在信中表示，自己不是第一次遇到種族歧視，很多亞裔每天都在對抗歧視，「不論我們從事什麼職業，有多麼成功，和誰交朋友，我們都不屬於這裡。我們是外來者。我們不是美國人。」羅麥可分享，自己的父母從大陸逃到台灣，之後又來到美國讀書，養育了兩個孩子，都從哈佛畢業，算是大家口中少數的「模範」。「可我依然常常覺得自己像個外人。」</text:p>
      <text:p text:style-name="P1"><text:span text:style-name="T1">陳真</text:span><text:s/>  |  2016.10.12 11:04   |   <text:a xlink:type="simple" xlink:href="http://palinfo.habago.org/Entry?Command=Information_PrintForum&amp;iPage=228#FORUM34937"><text:span text:style-name="T2">#</text:span></text:a></text:p>
      <text:p text:style-name="P4">這位鼓吹儘早武力統一台灣的李毅先生又來了，我的<text:span text:style-name="T3"><text:s/>"</text:span>兩岸統獨盃生死擂台賽<text:span text:style-name="T3">" </text:span>都還等著他帶隊來參加呢。<text:span text:style-name="T3"> <text:line-break/><text:line-break/></text:span>對於這類社會兮兮的文字，我向來缺乏敬意，因為往往自說自話，少有營養，先有結論，再來找理由，誰不會？具有啟發價值者，千百難尋其一。久而久之，連帶地，讓我對社會學這門學科，或平日氾濫成災的所謂政治評論等等這些動輒喜歡提出預言與所謂實證分析與觀察的東西，實在感到很懷疑，胡說八道的空間實在太大了，彷彿沒個準則，任人瞎掰。不過，胡說八道當然也是一種自由。<text:span text:style-name="T3"> <text:line-break/><text:line-break/></text:span>我有好多國內外報紙、雜誌，全拿來當史料看，而不是當下看，因為這個世界，你十年或二十年或更久之後再回頭看，似乎更能看出人事物之本然及前後之變與不變。最近才剛在看差不多<text:span text:style-name="T3">1995-1997</text:span>年的舊報紙，一份報紙平均大約<text:span text:style-name="T3">30</text:span>秒鐘就能看完，但往往讓我感慨良多。我敢說，我若把一些人名關鍵字給遮住，你一定猜不到作者或事件當事人究竟誰是誰。這意味著，如果我們僅僅著眼於人事物一時一地的表面言行與興衰，事實上什麼也看不清楚。<text:span text:style-name="T3"> <text:line-break/><text:line-break/></text:span>預見社會趨勢畢竟是重要的，重點是，幾人有這樣的本事？少之又少。大多是胡說八道。不信的話，你去圖書館找出舊報紙來翻翻。不用幾十年前，往往才兩三年就否決了許許多多當年信誓旦旦的主流分析與社會論斷。李毅教授顯然也是屬於這一類信口開河者。他胡扯幾句，兩岸便瘋傳不休。但是，一個人的言論思維品質，終究不會因其讀者群的數量多寡而有必然高低，思維與言論品質始終是內在的。我因之心知肚明自己寫的東西能有多久的保存期限，而這樣一個保存期限之長短，跟讀者數量多少其實不相干，至少在某個重要意義上不相干。大陸有個相當流行的作家叫韓寒，隨便寫幾個字，讀者數量恐怕就是巴勒網寫一輩子的一百萬倍以上，但是，百年光陰後，哪些文字與思想會留下來，卻與當下鎂光閃爍無關。說句不夠謙虛的話，我能想像，諸位的孫子，甚至孫子的孫子，恐怕都還會看著巴勒網，儘管它如此黯淡而冷清。<text:span text:style-name="T3"> <text:line-break/><text:line-break/></text:span>也許你會說，面對一篇爛文，光說其爛有何意義？總得說說它究竟爛在哪呀。這話其實不一定成立。一種思維品質基本良好的錯誤，你或許才有辦法指出其錯，但是，你如何可能指正一團醬糊般的思維言語？你只能說<text:span text:style-name="T3"><text:s/>"</text:span>好爛<text:span text:style-name="T3">" </text:span>不是嗎？高達說，面對爛片，你也只能說媽的，真是拍得有夠爛，難道你還能一一分析它爛在哪？一顆臭雞蛋，你咬一口就知道，<text:span text:style-name="T3">"</text:span>哇，臭的<text:span text:style-name="T3">"</text:span>，你也只能這麼說不是嗎？這還能分析臭在哪嗎？<text:span text:style-name="T3"> <text:line-break/><text:line-break/></text:span>我能理解，依人們的素養，若有不爽者，就會故意模彷此一說法來說我，<text:span text:style-name="T3">"</text:span>那你自己又好到哪<text:span text:style-name="T3">?" </text:span>這樣一種攻擊當然也是一種自由。重點是，口舌攻擊是毫無意義的。當我做這樣一種<text:span text:style-name="T3"><text:s/>"</text:span>你無法批評一顆臭雞蛋<text:span text:style-name="T3">" </text:span>的陳述時，我並不是在進行一種修辭上的口舌攻擊，而是針對思維言語之為物的一種極具本質性的指陳，就如同當我們面對一齣爛片感到啞口無言時，我們對此一<text:span text:style-name="T3"><text:s/>"</text:span>啞口無言<text:span text:style-name="T3">" </text:span>的現象之陳述，僅僅只是在說明一種事物之必然，而非以此做為一種針對特定爛片爛文的<text:span text:style-name="T3"><text:s/>"</text:span>修辭性<text:span text:style-name="T3">" </text:span>攻擊。<text:span text:style-name="T3"> <text:line-break/><text:line-break/></text:span>英國有兩個重要哲學家都叫培根，一個是<text:span text:style-name="T3">16-17</text:span>世紀的<text:span text:style-name="T3">Francis Bacon</text:span>，一個是<text:span text:style-name="T3">13</text:span>世紀的<text:span text:style-name="T3">Roger Bacon</text:span>，兩個都很重視<text:span text:style-name="T3"><text:s/>"</text:span>經驗<text:span text:style-name="T3">" </text:span>在知識上的價值。一樣都是培根，前者比後者有名，但在我看來，<text:span text:style-name="T3">13</text:span>世紀的培根，想法上似乎要比四百年後那個比較出名的培根要深刻許多。<text:span text:style-name="T3">Roger Bacon </text:span>除了重視經驗，他更強調數學，他認為，若要理解世界，數學不可少。我亦有此體悟，只是與其所言內涵大不同。我的體悟比較接近維根斯坦對於數學之基礎本質的看法。也許可以簡單這麼說，數學不需要<text:span text:style-name="T3"><text:s/>"</text:span>想<text:span text:style-name="T3">"</text:span>，而是用<text:span text:style-name="T3"><text:s/>"</text:span>看<text:span text:style-name="T3">" </text:span>的，因為它不是一種<text:span text:style-name="T3"><text:s/>"</text:span>知識<text:span text:style-name="T3">" </text:span>的對象，它無法被<text:span text:style-name="T3"><text:s/>"</text:span>知道<text:span text:style-name="T3">"</text:span>。它是這樣一種東西，具有這樣一個基本性質：<text:span text:style-name="T3">"</text:span>你得這樣看<text:span text:style-name="T3">"</text:span>。頂多後面再打個驚嘆號：<text:span text:style-name="T3">"</text:span>你得這樣看！<text:span text:style-name="T3">"</text:span>。看到沒有？一加一等於二！一個驚嘆號如果不夠，那就再多打幾個驚嘆號！！！<text:span text:style-name="T3"> <text:line-break/><text:line-break/></text:span>我之所以講這個，只是想說，在<text:span text:style-name="T3"><text:s/>"</text:span>知識<text:span text:style-name="T3">" </text:span>或<text:span text:style-name="T3"><text:s/>"</text:span>資訊<text:span text:style-name="T3">" </text:span>裏頭，我們充滿<text:span text:style-name="T3"><text:s/>(</text:span>往往瑣碎的<text:span text:style-name="T3">) </text:span>議論，但在資訊或知識之外，我們卻只能這樣看或那樣看。如果你願意跟我用同樣的眼光這樣看，也許就會看到一個與我所見類似的世界。也許戰場始終就不存在知識或資訊裏頭，而是在它的外面，畢竟我們不是在談論自然科學，而是在陳述一種眼光，一種看待世界的方式。<text:span text:style-name="T3"> <text:line-break/><text:line-break/></text:span>大學時，曾教過許多家教學生，我把一些數學白癡成功教成至少是一個跟我一樣略知數學一二的人，學生家長往往很驚奇，但我的教學方法無它，說穿了不過就是教學生要<text:span text:style-name="T3"><text:s/>"</text:span>這樣看<text:span text:style-name="T3">"</text:span>！！看出一種趣味和熱情來，就像看著情人那樣，看看看，看久了之後看能不能愛上他，從而你就會懂得他，至少對他略知一二，至少不再怕他。我跟學生談起數學，差不多就跟談起他的暗戀對象差不多，談數學的本質、個性、原理與願望，就像在談一個人那樣。而且，你腦袋裏得常常有她或他的倩影才行。能做到這些，那你就已經走進數學的第一課同時也是最重要的一課了。反之，如果你只是一直教學生演算一堆題目，我看只會讓他深陷在數學的迷霧中，或使之離數學越來越遠。<text:span text:style-name="T3"> <text:line-break/><text:line-break/></text:span>講這些，離題甚遠，但我只是想說，如果我們今天只是在談論一種自然科學，那我們馬上可以針對異己指出其各式各樣的思維錯誤或疏失，可當我們面對一種社會或生命的話題時，對錯就幾乎不存在了，競爭的是好壞或美醜，看誰說得好或說得爛，指向美或醜。<text:span text:style-name="T3"> <text:line-break/><text:line-break/></text:span>我很不喜歡進入例子本身，但我知道，光看光說原理而不舉例是很曖昧且乏味的，人家根本不知道你在說什麼，可若一舉例，人們的目光卻往往全都跑到其實絲毫不重要的例子上頭。香蕉一斤幾元是重點嗎？我昨天買了幾斤香蕉有什麼重要嗎？它只是一個藉以演算或幫助理解原理的例子，但是，例子往往卻變成人們關注的焦點，以為你就是在談論今年香蕉的買賣行情。<text:span text:style-name="T3"> <text:line-break/><text:line-break/></text:span>以李毅這篇爛文為例，你看他寫說<text:span text:style-name="T3">...(</text:span>站好喔，別嚇到喔<text:span text:style-name="T3">)</text:span>：<text:span text:style-name="T3"> <text:line-break/><text:line-break/>"</text:span>大陸研究臺灣的學者有很多人，對臺灣根本就不瞭解，根本就想不到，蔡英文和一批民進黨骨幹，活著不是爲了錢，她（他）們是為了台獨理想，英勇奮鬥，赴湯蹈火，前赴後繼，有大無畏的英雄氣概，不但不要錢，連死都不怕。<text:span text:style-name="T3">...</text:span>美國根本也想不到，蔡英文和一批民進黨骨幹不怕死。美國以爲，美國能管住李登輝、陳水扁，也一定能管住蔡英文。美國不知道，蔡英文大智大勇，蔡英文有足夠的政治智慧，讓美國管不住蔡英文。<text:span text:style-name="T3">" <text:line-break/><text:line-break/></text:span>夠嚇人吧？我講的<text:span text:style-name="T3"><text:s/>"</text:span>臭雞蛋<text:span text:style-name="T3">" </text:span>理論就是這樣。這樣一種品質的<text:span text:style-name="T3"><text:s/>"</text:span>社會分析與觀察<text:span text:style-name="T3">"</text:span>，你能反駁嗎？這些見錢眼開無所不用其極來撈錢的貪婪下流人士，<text:span text:style-name="T3">"</text:span>活著不是為了錢<text:span text:style-name="T3">?" </text:span>李毅先生難道是外星球來的？一個小島，一群眾所周知、貪婪猥瑣到爆理應繩之以法的政治詐騙份子與投機商人，居然能說成不怕死不畏難的英勇烈士。這樣一種觀察能力實在很嚇人。這樣一種外星般的<text:span text:style-name="T3"><text:s/>"</text:span>社會觀察<text:span text:style-name="T3">"</text:span>，在這島上應該找不到幾個認同者，恐怕就連那些從小被洗腦的腦殘大學生也不至於蠢到會把這些貪婪政客看成什麼不怕死不畏難、活著不是為了錢而是為了台獨的烈士。<text:span text:style-name="T3"> <text:line-break/><text:line-break/></text:span>假若大陸掌權者也都這麼笨，那就慘了。我當然不是說大陸不會打台灣，而是說政治人物不可能這麼蠢，他們對彼此之為人與盤算，其實都很了解。誰愛炒地皮，誰喜歡玩女人，誰最愛收紅包，誰包娼，誰包賭，誰包工程，誰娼賭工程一起包，誰想佔什麼肥缺，誰家的小孩與親信將安插在什麼職位上，誰的屁股有幾根毛，誰有幾個情婦，一天打幾次手槍，家裏有幾千雙鞋子，誰姦了自己的弟婦，誰亂了倫，誰上了誰的床，誰在哪塊都更重劃區上撈了多少油水，誰養了多少黑道，誰向銀行非法貸款幾個億，誰如何如何，難道會不清楚？就連我這樣一個已經脫離政治二十幾年、離群索居的人，都清清楚楚，何況是那些在政治中打滾的人。<text:span text:style-name="T3"> <text:line-break/><text:line-break/></text:span>美國才是主人，而島內這些貪婪猥瑣的政治騙子，只是美國人和日本人養的狗。走狗是這樣一種生物，只要安全而且有暴利可圖，他就會乖乖聽話。將來有一天，一旦大陸成為這島上的王，我敢打包票，百分之一億，他們還是會繼續聽主人的話，只是主人會換，私利卻是永恆。誰給他們最大的利益與安全，他們就會聽誰的使喚。在島內也一樣，藍旗當家的年代，他們就舉藍旗，綠油油的年代，他們就換上一身綠。不管怎麼改朝換代，他們永遠都是真正意義上的統治者，名利雙收，永遠站在一個最爽的位置上。<text:span text:style-name="T3"> <text:line-break/><text:line-break/></text:span>這些當權的政治人物或檯面下每天忙著分贓、掏空國家的囉囉們，他們的信仰就是沒有信仰；除了利益，他們不相信任何東西，可別把他們和林義雄、施明德等等極少數早已不在位置上的政治人物混為一談。若說林、施等人是那種會為了理念奮不顧身的人，這我當然同意。但是，其它<text:span text:style-name="T3">99.999%</text:span>的綠營人士，全是唯利是圖、唯權力是問的生意人或政治詐騙集團。<text:span text:style-name="T3"> <text:line-break/><text:line-break/></text:span>我此時並不是要批評這樣一種卑鄙齷齪，而只是說，怎麼會有人連這樣的基本常識也會有如此荒唐的誤解，那就好像說希拉蕊或川普或布希等人個個是熱愛民主自由與人權、不惜為之犧牲性命的鬥士與烈士那般荒唐離譜。<text:span text:style-name="T3"> <text:line-break/><text:line-break/></text:span>李毅教授或任何人要鼓吹任何立場我都沒意見，但其煞有介事的觀察與分析卻極端離譜。炒作這樣一種離譜藉以鼓吹戰爭，既是荒唐，同時也十分卑鄙。若是出於無心或無能，那就應該好好去理解基本事實再來發言也不遲，而非動輒信口開河。我不知大陸言論生態，但我知道島內亦有此問題，越是低能腦殘的言論，卻往往越是大行其道。許多時候，噩運、悲劇就是這麼來的。<text:span text:style-name="T3"> <text:line-break/><text:line-break/></text:span>陳真<text:span text:style-name="T3"><text:s/>2016. 10.12. <text:line-break/><text:line-break/>=============== <text:line-break/></text:span>台海局势的三个想不到<text:span text:style-name="T3"> <text:line-break/><text:line-break/>(2016</text:span>年<text:span text:style-name="T3">9</text:span>月<text:span text:style-name="T3">27</text:span>日<text:span text:style-name="T3">) <text:line-break/><text:line-break/></text:span>中国人民大学<text:span text:style-name="T3"><text:s/></text:span>重阳研究院<text:span text:style-name="T3"><text:s/></text:span>研究员<text:span text:style-name="T3"> <text:line-break/></text:span>李<text:span text:style-name="T3"><text:s/></text:span>毅<text:span text:style-name="T3"> <text:line-break/><text:line-break/></text:span>蔡英文上台四个月了。目前的台海局势，蔡英文<text:span text:style-name="T3">1</text:span>月<text:span text:style-name="T3">16</text:span>日当选以来的台海局势，可以用三句话来概括。第一，蔡英文永远不会承认九二共识，蔡英文永远不会承认两岸同属一中。第二，蔡英文连任做八年，毫无悬念。第三，国民党将很快土崩瓦解，蓝营已经不复存在，绿营将长期执政，至少二十年。二十年之后，绿营执政将更加巩固。关于这三个核心观点，我今年已经发表了三篇长文，做了详细的研究和解说。<text:span text:style-name="T3"> <text:line-break/><text:line-break/></text:span>台海局势，有三个想不到。第一个想不到，是大陆对蔡英文、民进党坚持台独的意志与决心，想不到。大陆朝野，大陆党政军上中下涉台官员，大陆研究台湾的学者，有很多人，对台湾很不了解。大陆改革开放三十多年，一心一意搞建设，全心全意谋发展，对很多事情，都采取一切向钱看的态度。从向钱看的角度出发，台湾经济，目前总量只有大陆的二十分之一，接近零增长，主要依赖大陆，任何人执政，哪怕为了过好日子，也必须要和大陆搞好关系，也必须要承认九二共识，也必须要承认两岸同属一中。这些大陆官员和学者，根本就不了解，根本就想不到，蔡英文和一批民进党骨干，活着不是为了钱，她（他）们为了台独理想，英勇奋斗，赴汤蹈火，前赴后继，有大无畏的英雄气概，不但不要钱，连死都不怕。这些大陆官员和学者以为，先用减少陆客，然后用不执行两岸经贸协定的穷台政策，然后用烽火外交，减少台湾的邦交国，迫使蔡英文当局在经济、政治、外交上日子过不下去，最终一定会迫使蔡英文和民进党就范，回过头来，承认九二共识，承认两岸同属一中。这根本是白日做梦。蔡英文当局的所作所为，很快就会使这些大陆官员和学者，幡然悔悟，认识到自己完全错了，彻底错了。世界上，并不是一切问题，都是人民币能解决的。他们幡然悔悟的时间，就在一两年之内。国民党很快就会土崩瓦解。蓝营已不复存在。蔡英文连任，根本没有悬念，因为根本就没有对手。洪秀柱，朱立伦，吴敦义，郝龙斌，连胜文，柯文哲，宋楚瑜，王金平，等等，都不是蔡英文的对手。蔡英文做满八年后，绿营长期执政，更是没有蓝营对手。<text:span text:style-name="T3"> <text:line-break/><text:line-break/></text:span>第二个想不到，是蔡英文和民进党，想不到，大陆朝野完成祖国统一神圣大业的意志与决心。在本质上，在实质上，蔡英文，民进党，不了解中国，不了解中华文明。大陆很世俗，饮食男女，穷人吃喝玩乐，富人吃喝嫖赌抽，没有什么东西是神圣的。目前明文规定的，神圣的东西，只有一个：祖国统一神圣大业。祖国统一，在自古世俗的中华文明，为什么是唯一神圣的东西？夏商周，三千年，实际控制的地方，不大。领先世界两千年的中国，主要是秦皇汉武建立的。秦始皇千古一帝，统一了长城内外，大江南北，直到广东福建沿海。汉武帝雄才大略，继承秦皇统一大业，指挥卫青、霍去病等伟大将帅，打了将近四十年，消灭了北方大国匈奴，拿下了今天外蒙古，拿下了河西走廊，出河西走廊拿下了新疆，在南边建立了海南省，犯强汉者，虽远必诛。秦皇汉武，建立中国，尸积成山，血流成河。在元朝，<text:span text:style-name="T3">700</text:span>年前，西藏进入祖国大家庭。台湾自古是中国的，隋唐以来，郑成功以来，刘铭传以来，一千多年了，<text:span text:style-name="T3">1888</text:span>年，中国正式建立台湾省。<text:span text:style-name="T3">1895</text:span>年，因为甲午战争失败，中国台湾省被日本割去。<text:span text:style-name="T3">1945</text:span>年，因为中国抗战胜利，中国从日本收回台湾省。甲午战败割让台湾，是中国百年国耻的重要标志，任何爱国的中国人，每忆及此，情不自禁，痛彻心扉。秦皇汉武以降，两千年来，每次中国重新统一，大多尸积成山，血流成河。今天，中国经济总值世界第二，军费世界第二，正在赶超美国。今天，在台海这个局部战场，中国军队已对美日军队取得战略优势。今天，蔡英文，民进党，不承认九二共识，不承认两岸同属一中，全面加速走向文化台独、思想台独、教育台独、社会台独，消灭了和平统一的任何希望。这是中国的奇耻大辱。这是侮辱十四亿中国人民，这是侮辱中国军队，这是侮辱中国执政党，这是侮辱中国领袖。是可忍，孰不可忍。蔡英文民进党的如意算盘是，在陆客减少、经济穷台、烽火外交之后，蔡英文民进党岿然不动，大陆黔驴技穷，不得不承认现实，向蔡英文民进党低头让步。这是白日做梦。一两年内，大陆和平手段用尽之后，确认和平统一无望之时，就是台独势力灭亡之日。两千年来，中国的本质，不是一切向钱看，而是秦皇汉武毛泽东，是祖国统一的神圣大业。如果和平统一没有任何希望了，谁敢坐视？<text:span text:style-name="T3"><text:s/></text:span>没人敢坐视。<text:span text:style-name="T3"> <text:line-break/><text:line-break/></text:span>第三个想不到，是美国对台海形势的爆炸性，想不到。美国只知道，本拉登不怕死，伊斯兰国不怕死。美国根本想不到，蔡英文和一批民进党骨干也不怕死。美国以为，美国能管住李登辉、陈水扁，也一定能管住蔡英文。美国不知道，蔡英文大智大勇，蔡英文有足够的政治智慧，让美国管不住蔡英文。美国如果管不住蔡英文，还有可能管住大陆吗？简直是开玩笑。习近平，敢在钓鱼岛海空巡航，敢建立东海航空识别区，敢在南海大规模填海造岛。台湾问题，比所有这些问题加起来，还重要一百倍。陆客减少、经济穷台、烽火外交之后，如果蔡英文民进党还是岿然不动，坚决不承认九二共识，蔡英文连任毫无悬念，难道要大陆认输吗？目前，美国党政军掌管台海的一线官员，都没有大智慧，格局都很小，连话都不会说。反倒是美国学术界，一两年来，有人对台湾的未来有理性的讨论。一两年后，如果美国台海一线党政军官员，还是这样没有大智慧，结果必然是爆炸性的。美国在乌克兰失策，误判普京，使美俄关系崩盘。今天，美国在出兵台海已经没有丝毫胜算。美国在台海失策，误判大陆，将使美国在西太平洋的霸权提前崩盘。<text:span text:style-name="T3"> <text:line-break/><text:line-break/></text:span>今年一月以来，大陆，台港澳，美日欧，研究台海局势的文章，中文的，英文的，读了几百篇。我同意：金灿荣的四个阶段说，朱成虎的四个幻想说，王洪光的台海战役方案。我有三篇长文，在全球华人广为流传。<text:span text:style-name="T3">1</text:span>月<text:span text:style-name="T3">19</text:span>日，《李毅台湾观选总结：和平统一<text:span text:style-name="T3"><text:s/></text:span>已无可能》。<text:span text:style-name="T3">5</text:span>月<text:span text:style-name="T3">15</text:span>日，《李毅再论和平统一已无可能》。<text:span text:style-name="T3">6</text:span>月<text:span text:style-name="T3">12</text:span>日，《美国之音李毅采访录》。拙文三篇，仅供批判，仅供参考。</text:p>
      <text:p text:style-name="P1"><text:span text:style-name="T1">陳真</text:span><text:s/>  |  2016.10.12 01:21   |   <text:a xlink:type="simple" xlink:href="http://palinfo.habago.org/Entry?Command=Information_PrintForum&amp;iPage=228#FORUM34936"><text:span text:style-name="T2">#</text:span></text:a></text:p>
      <text:p text:style-name="P2">最近有人寫信來問怎麼去以色列，我沒去過不知道。困惑者不妨在此發問，畢竟去過的人很多，或可提供有用資訊。<text:span text:style-name="T3"> <text:line-break/><text:line-break/></text:span>至於我呢，神遊已久，早晚得踏上<text:span text:style-name="T3"><text:s/>"</text:span>故土<text:span text:style-name="T3">"</text:span>。我出遠門向來都是找意義而非看山水；山水有時盡，意義卻無窮，尋找一種似曾相識的歸屬感。早年無家的人，失去家園者，對<text:span text:style-name="T3"><text:s/>"</text:span>家<text:span text:style-name="T3">" </text:span>的渴望就越強烈。<text:span text:style-name="T3"> <text:line-break/><text:line-break/></text:span>反中，反華，謊言，操弄，小至一般生活與交通，一出門就像面對一群敵人仇家般得殺出重圍；住台灣，因之越來越陌生，逐漸成為異鄉人，島上人們講的<text:span text:style-name="T3"><text:s/>"</text:span>語言<text:span text:style-name="T3">" </text:span>全是我聽不懂的。以色列，耶穌的家亦如是。也許意義到頭來不過就在方寸之間。我亦非教徒，但是，套句林弘宣的話，對於耶穌，<text:span text:style-name="T3">"</text:span>雖不能至，心嚮往矣<text:span text:style-name="T3">"</text:span>。在劍橋時，行走大街小巷，心中常有一絲激動，在我腳下的土地曾是維根斯坦走過，彷彿沿著前人足跡，便能踏上故土。</text:p>
      <text:p text:style-name="P1"><text:span text:style-name="T1">陳真</text:span><text:s/>  |  2016.10.11 11:01   |   <text:a xlink:type="simple" xlink:href="http://palinfo.habago.org/Entry?Command=Information_PrintForum&amp;iPage=228#FORUM34935"><text:span text:style-name="T2">#</text:span></text:a></text:p>
      <text:p text:style-name="P4">這個美國混蛋是個好戰份子，不過，不是自己去打仗，而是叫別人去死，反正別人家的小孩死不完，居然來台灣鼓吹戰爭，鼓吹台灣人充當美國人的馬前卒去傷害自己的祖國同胞。真是混蛋透了頂。而且，滿口漂亮話，<text:span text:style-name="T3">x</text:span>它媽的什麼自由民主的，要胡扯也該有點分寸；台灣這些綠油油的美帝法西斯買辦走狗，居然也能說成是什麼自由的微風。媽的，許多時候你真的得讓自己成為一個聖人才行，才有可能忍受豺狼橫行、人渣當道的世局社會。<text:span text:style-name="T3"> <text:line-break/><text:line-break/></text:span>這混蛋講這些鬼話，難道不會太荒唐嗎？五、六零年代的台灣，會有什麼台灣籍的少校在什麼俱樂部和美國軍官談笑風生說要斃了大陸來的軍官？媽的，這麼荒唐離譜的鬼話也說得出口。當然，也可能是這些<text:span text:style-name="T3"><text:s/>"</text:span>講話若能信、屎都能吃了<text:span text:style-name="T3">" </text:span>的綠油油爛報自己瞎掰造謠。六零年代，稍微對黨國或蔣公有所不敬，動輒槍斃，輕則打入黑牢，全家遭殃，保證刑求得讓你死去活來。在這樣一種跟當今北韓無異、控制得完全滴水不漏的白色恐怖下，會有軍人跟外國人把酒言歡，<text:span text:style-name="T3">"</text:span>坦率真誠<text:span text:style-name="T3">" </text:span>地公開表示自己只要一拿到子彈就要把大陸來的軍官給斃了，然後回家睡覺，有可能嗎？這美國混蛋是不是以為台灣人腦袋全進了水？美國人怎麼瞎掰，台灣人就怎麼信？<text:span text:style-name="T3"> <text:line-break/><text:line-break/></text:span>比方說吾友柏楊，為什麼在綠島坐了九年又<text:span text:style-name="T3">26</text:span>天的黑牢，而且飽受刑求？因為他翻譯了一篇大力水手的漫畫，學蔣公每年的國慶講話句型<text:span text:style-name="T3"><text:s/>"</text:span>各位軍民同胞們<text:span text:style-name="T3">"</text:span>，而且漫畫中大力水手父子還漂流在一個小島上，簡直就是對蔣公不敬。<text:span text:style-name="T3"> <text:line-break/><text:line-break/></text:span>別說六零年代，就算是我已出道的八零年代也一樣。比方說，美麗島事件發生不久之後，在一些黨外群眾大會上，台上若有人演講提到國民黨貪污買票，或是談到說我們應該成立反對黨時，群眾是根本不敢拍手的<text:span text:style-name="T3">(</text:span>雖然他們顯然都很贊成<text:span text:style-name="T3">)</text:span>。因為大家都很害怕會被情治人員盯上，從此前途不保，甚至身家性命有問題。<text:span text:style-name="T3"> <text:line-break/><text:line-break/></text:span>林義雄是為什麼被國民黨滅門的？因為他接受陳婉真的地下報紙<text:span text:style-name="T3"><text:s/>"</text:span>潮流<text:span text:style-name="T3">" </text:span>的訪問中提到，國民黨是個叛亂團體，同時還提到說他對於和平的方式例如發傳單不感興趣了，明示著一種暴力反抗的心情與期待，國民黨於是馬上就找他下手，刻意挑在<text:span text:style-name="T3">228</text:span>這一天，光天化日下，侵入滿佈情治人員的林宅，以亂刀砍死林義雄一家老小以殺雞警猴。<text:span text:style-name="T3"> <text:line-break/><text:line-break/></text:span>總之，要胡扯真的也該有點常識。這位美國混蛋的真正意思其實是：台灣人趕緊來當美國炮灰，趕緊拿起槍桿子來替美國人打大陸，殺害認同大陸者，因為他們是迫害自由的壞人，以維護<text:span text:style-name="T3">x</text:span>它媽的民主自由。騙小孩也不該這麼低能。可悲的是，台灣人就是吃這一套所謂民主自由的鬼話。台灣人最好還是腦袋清醒點，認清誰才是惡魔，不要讓自己陷入惡魔撒旦所將帶來的煉獄之中。<text:span text:style-name="T3"> <text:line-break/><text:line-break/></text:span>陳真<text:span text:style-name="T3"> <text:line-break/><text:line-break/>============ <text:line-break/></text:span>美國學者憶往：<text:span text:style-name="T3">1960</text:span>年代的台灣兵，若被命令「反攻大陸」會這樣幹<text:span text:style-name="T3">… <text:line-break/><text:line-break/></text:span>民報作者唐詩／台北報導<text:span text:style-name="T3"> <text:line-break/><text:line-break/>2016</text:span>年<text:span text:style-name="T3">10</text:span>月<text:span text:style-name="T3">8</text:span>日<text:span text:style-name="T3"> <text:line-break/><text:line-break/></text:span>美國納許維爾范德堡大學榮譽教授暨美日研究中心主任詹姆士．奧爾（<text:span text:style-name="T3">James Auer</text:span>）今天在演講中提及，美、日、台在必要的程度上建行更多建軍備戰的準備「並非壞事」，要是準備不夠充分，或是美、日、台沒有清楚表示將聯手對抗中國武力進犯的決心時，反而會讓北京氣焰高張，逕行採取軍事手段以達到稱霸的目的。<text:span text:style-name="T3"> <text:line-break/><text:line-break/></text:span>他在演講後補充提到，他週三抵達時看到蔡總統接受美國「華爾街日報」專訪提及台灣是主權獨立的國家，和香港不同，而那也是香港人期望無法達成的，總統沒有提<text:span text:style-name="T3">92</text:span>共識，表述的台灣的「<text:span text:style-name="T3">2016</text:span>新共識」，台灣是一個主權獨立的國家。<text:span text:style-name="T3"> <text:line-break/><text:line-break/></text:span>由台灣安保協會主辦的「南海爭議與亞太區域和平」國際研討會今（<text:span text:style-name="T3">8</text:span>）日在台大國際會議中心舉行，奧爾受邀在會中以「台灣自由的風勢正強勁」為題發表演講，他在演講文中提到美國對中政策的演變，以及美、日、台之間的國際合作關係。<text:span text:style-name="T3"> <text:line-break/><text:line-break/></text:span>而在講述重點前，他特別提到自己對台灣數千年歷史的認識，蔣介石流亡到台灣，美國總統杜魯門要求他停止所有的反攻大陸，奧爾更提及他年輕時的「台灣經驗」，其中提及一段他對「反攻大陸」的印象。<text:span text:style-name="T3"> <text:line-break/><text:line-break/></text:span>他在演講文中提到，「猶記得我是在<text:span text:style-name="T3">1963</text:span>年以海軍少尉的身分第一次到訪台灣，當時從基隆港前往台北的路上，很多街道路口都會不時出現軍警人員的身影，此外還能見到眾多『反攻大陸』的標語」。<text:span text:style-name="T3"> <text:line-break/><text:line-break/></text:span>幾年之後在日本感染肺炎初癒的我又在台北度過<text:span text:style-name="T3">5</text:span>天的假期，第一天晚上我在軍官俱樂部遇見一位新婚的中華民國陸軍少校正和他的夫人一起在俱樂部吃晚餐，相談甚歡的我們遂約定在我離台前的星期五再次碰面」。<text:span text:style-name="T3"> <text:line-break/><text:line-break/></text:span>奧爾接著寫道，「第二次會面的時候，我們倆都多喝了幾杯酒，席間我開口問他對於『反攻大陸』這句口號的看法，他告訴我，像他這種土生土長的台籍軍官在軍隊裡相當罕見，整個軍隊裡的軍官大多是<text:span text:style-name="T3">1949</text:span>年跟著蔣介石一起流亡到以灣的大陸人充任，但是幾乎所有的基層士兵都跟他一樣是土生土長的台灣人，壓根就沒有離開台灣的打算」。<text:span text:style-name="T3"> <text:line-break/><text:line-break/></text:span>「針對我的問題－假設有一天上級命令要求『反攻』的話－他說軍隊裡的士兵常只有配槍而沒有彈藥，一旦接獲命令，這些基層士兵會跟著部隊移動到沿海去方，從軍官手裏領取彈藥，然後他們會直接斃了這些軍官就掉頭回家去<text:span text:style-name="T3">-</text:span>回到台灣的家裡。我能感受到坦率真誠的他講出這一席話並不是說著玩的」。<text:span text:style-name="T3"> <text:line-break/><text:line-break/></text:span>分析當前情勢，奧爾認為，美、日、台在必要的程度上建行更多建軍備戰的準備「並非壞事」，要是準備不夠充分，或是美、日、台沒有清楚表示將聯手對抗中國武力進犯的決心時，反而會讓北京氣焰高張，逕行採取軍事手段以達到稱霸的目的。<text:span text:style-name="T3"> <text:line-break/><text:line-break/></text:span>「一如美、日兩國海軍在冷戰時期對抗蘇聯太平洋艦隊的作法一樣，美、日、台也必須以實際作為干擾敵軍的軍事計畫」，他如此表示。<text:span text:style-name="T3"> <text:line-break/><text:line-break/></text:span>奧爾最後也提及，他一生最敬重的三位政治領袖分別是美國總統雷根、英國首相柴契爾夫人，以及台灣前總統李登輝，而唯一和他當面互動過的就是李登輝「當我們兩人在東京見面時，我建議台灣在面對眼前各種難題的挑戰下，應該要更以實際的作法，展現出<text:span text:style-name="T3">(exercise)</text:span>獨立的地位，而不是宣佈<text:span text:style-name="T3">(declare)</text:span>獨立為滿足，因為光是宣佈獨立的作法不是在一頭失控的公牛前揮舞紅旗；話雖如此，我也不得不對李前總統內心深處所抱持的信念寄予無限的同情」。<text:span text:style-name="T3"> <text:line-break/><text:line-break/></text:span>奧爾也說，他在今年四月從台北回國的過程中，在加州史丹佛大學學到一句私立下流傳的格言，「這句有如校規般的格言源自於德文<text:span text:style-name="T3">Die Luft Freiheit Weht</text:span>，意思是自由的風不停吹拂（<text:span text:style-name="T3">The Wind of Freedom Blows</text:span>）」<text:span text:style-name="T3"><text:s/></text:span>，這是史丹佛第一任校長在十九世紀中葉所挑選的治校格言」。<text:span text:style-name="T3"> <text:line-break/><text:line-break/></text:span>奧爾表示，他相信所有的台灣人有非常充分的資格大聲說出「自由如春風吹拂」，而現在美、日、台三國的人民更應該可以坦率說出「現在台灣自由的的風勢正強勁（<text:span text:style-name="T3">In Taiwan today the wind of freedom truly blows mightily</text:span>）」這句話。他認為如果能目睹<text:span text:style-name="T3">2016</text:span>年一月台灣中央政府改選結果的話，已故的前台獨聯盟主席黃昭堂也一定會很驕傲地對他說出這一句話。</text:p>
      <text:p text:style-name="P1"><text:span text:style-name="T1">陳真</text:span><text:s/>  |  2016.10.09 02:36   |   <text:a xlink:type="simple" xlink:href="http://palinfo.habago.org/Entry?Command=Information_PrintForum&amp;iPage=228#FORUM34934"><text:span text:style-name="T2">#</text:span></text:a></text:p>
      <text:p text:style-name="P2">夏林清老師又寫了篇文章，痛罵當事人的男友。夏老師似乎一直搞不清人們對她的反感原因何在。她一直著重在她並沒有吃案，但我想，人們的反感應該不是來自吃案與否，而是是來自夏等人<text:span text:style-name="T3">(</text:span>肯定是出於善意或者說自以為的善意<text:span text:style-name="T3">)</text:span>的處理過程中，所表現出來<text:span text:style-name="T3"><text:s/>(</text:span>或被描繪出來<text:span text:style-name="T3">) </text:span>的言行態度。<text:span text:style-name="T3"> <text:line-break/><text:line-break/></text:span>當這樣一些態度持續變本加厲時，自然就會更引起眾怒。特別是當這樣一些言行態度涉及複雜而不可能為外人所詳知的個別情境時，人們其實也只能在表面的言行態度上產生反應。至於是否吃案，除非你有調查權，深入調查，否則如何可能論斷？<text:span text:style-name="T3"> <text:line-break/><text:line-break/></text:span>我個人是相信夏老師的，因為根本沒有吃案的必要與操作空間。但我也只能說我<text:span text:style-name="T3"><text:s/>"</text:span>相信<text:span text:style-name="T3">"</text:span>，而沒法說我<text:span text:style-name="T3"><text:s/>"</text:span>知道<text:span text:style-name="T3">"</text:span>，因為除非介入調查，否則誰能知道個案細節？夏老師在這一點上所能做的，當然也只能發表聲明自清，並且要求進行調查。重點是：有一天，當調查結果證明夏老師清白，眾怒依舊在，為什麼？因為人們的反感並非來自於此，而是來自於某些被刻意突顯的言行態度。<text:span text:style-name="T3"> <text:line-break/><text:line-break/></text:span>至於我個人，我的反感卻比較是來自於權力及權利本身。跟夏老師一樣，我也很堵爛代言，堵爛替受害者發言，堵爛替受害者設想各種想當然耳的可憐情境或心境，堵爛這樣一些自以為是的家長主義，堵爛<text:span text:style-name="T3"><text:s/>"</text:span>受害者最大主義<text:span text:style-name="T3">"</text:span>，堵爛<text:span text:style-name="T3"><text:s/>"</text:span>受害者怎麼胡作非為都行的那樣一種莫須有的道德優勢與特權<text:span text:style-name="T3">"</text:span>。很多<text:span text:style-name="T3"><text:s/>(</text:span>自以為進步<text:span text:style-name="T3">) </text:span>的進步人士至少在口頭上，大概也都會堵爛上述這樣一些權力的濫用與剝奪，但很弔詭的是，以另外一種所謂進步的觀念或想法替旁人代言，要他<text:span text:style-name="T3"><text:s/>"</text:span>應該<text:span text:style-name="T3">" </text:span>站在什麼樣的<text:span text:style-name="T3"><text:s/>"</text:span>位置<text:span text:style-name="T3">" </text:span>上，別<text:span text:style-name="T3"><text:s/>"</text:span>輕易踩上<text:span text:style-name="T3">" </text:span>什麼位置<text:span text:style-name="T3">...</text:span>等等等，難道不就是一種代言或僭越？只是代言的方向與內容跟一般所謂家長主義的慣用句型稍微不太一樣而已，但<text:span text:style-name="T3"><text:s/>"</text:span>家長<text:span text:style-name="T3">" </text:span>的性格並沒有太大的不同。<text:span text:style-name="T3"> <text:line-break/><text:line-break/></text:span>套用<text:span text:style-name="T3"><text:s/>Noam Chomksy </text:span>的話，也許當一個人自以為是根鐵錘時，在他眼裏，旁人就全是釘子了。我的意思是說，當一個人處於某種權力位階時，他往往很難意識到權力之無所不在。於是，當夏老師等人自認受到吃案的錯誤指控時，他們便可輕易地召開一個兩百多人的所謂討論會，來<text:span text:style-name="T3">(</text:span>為自己<text:span text:style-name="T3">)</text:span>澄清所謂真相。但是，討論會能討論出什麼真相嗎？它不可能是一種討論，而只會是一種權力失衡的公審，因為涉及的全是個別細節。一個人就算再有理，當他在權力上處於劣勢時，面對那樣一種百人公審，恐怕也得啞巴吃黃蓮。<text:span text:style-name="T3"> <text:line-break/><text:line-break/></text:span>我當然不是說夏老師吃案，而是說，透過這樣一種濫用權力的方式為自己求取所謂清白，其實是很令人反感的。另一方面，難道夏老師無法理解，別說兩百人，就算你兩百萬人與會，參與討論，就算兩百萬人全部挺你，真相依然在未定之天，夏老師的清白依然不明。因為就如上所述，吃案與否，外人其實無法判斷，除非進入個案進行實質細節調查。<text:span text:style-name="T3"> <text:line-break/><text:line-break/></text:span>夏老師在乎的是吃案指控，但群眾在乎的卻是一些極其冒犯的、囂張的、侵略性的、自以為是的言行態度，特別是當這樣一些言行態度出現在某種權力失衡的關係底下時，人們很自然就會選擇站在所謂弱者這邊。<text:span text:style-name="T3"> <text:line-break/><text:line-break/></text:span>在一種動輒蠢血沸騰的社會中，當這樣一種反感被有意無意地炒作時，暴民獵巫的現象就來了，一個更大的權力或權勢壓迫就來了，反而把加害人改造為受害者，而夏老師於是就成為人人得而誅之的<text:span text:style-name="T3"><text:s/>"</text:span>巫婆<text:span text:style-name="T3">"</text:span>。但她當然不是巫婆，她理當是一個廣受人們尊敬的老師與運動者才對。一個人不應該僅僅犯了一點錯便被打成魔。在我看來，這樣一種瘋狂病態社會，恐怕才是一個社會的無數痛苦悲劇乃至災難的根源。<text:span text:style-name="T3"> <text:line-break/><text:line-break/></text:span>群眾是單純的，當然，在某個重要的意義上，單純往往意味著愚蠢。但是，單純或愚蠢的群眾背後的各方黑手包括主流媒體，卻一點也不蠢。就說白了吧，背後這些趁機興風作浪者，與其說他們在乎是非對錯，不如說他們更在乎是非對錯的主詞是<text:span text:style-name="T3"><text:s/>"</text:span>誰<text:span text:style-name="T3">"</text:span>。只要是異己，就算你有多少對，也會全部變成錯，並且加倍奉還，落井下石，甚至看能不能趁機一網打盡；不光是妖魔化夏林清一個人，更努力把她打成一種<text:span text:style-name="T3"><text:s/>"</text:span>惡勢力<text:span text:style-name="T3">"</text:span>，一種必須鏟除的邪門歪道，比方說其所屬的民陣<text:span text:style-name="T3">(</text:span>人民民主陣線<text:span text:style-name="T3">)</text:span>。這恐怕才是主流媒體、主流社團及主流名嘴等等等，藉由性侵案的一個真正打擊目標與重點。<text:span text:style-name="T3"> <text:line-break/><text:line-break/></text:span>另外，我還看到一個什麼<text:span text:style-name="T3"><text:s/>"</text:span>匿名者台灣<text:span text:style-name="T3">" (Anonymous Tw)</text:span>去駭入輔大網站，甚至揚言若校方不道歉，就要公布輔大師生的個人資料云云。我覺得很奇怪，你要逼甲道歉，若甲不從，你就跑去傷害乙，而乙是甲的鄰居或同學或員工，天底下有這種正義嗎？再說，強迫一個的確不認為自己有錯的人認錯，在道德上有什麼意義嗎？重點難道不是應該要先讓當事人弄清楚自己究竟錯在哪裏？<text:span text:style-name="T3"> <text:line-break/><text:line-break/></text:span>在當今活著的人當中，我最佩服一個人，那就是<text:span text:style-name="T3"><text:s/>Assange (</text:span>阿桑吉<text:span text:style-name="T3">),</text:span>不但絕頂聰明，而且其作為貢獻之巨大，也許不是絕後，但至少是空前的。他已經被英國實質軟禁七年，不見天日。美國更是處心積慮想抓他、殺他或處以極刑。他之聰明，世所罕見，但他卻用這樣一份天才去打擊世上那些真正為非作歹、塗炭千萬生靈的邪惡政權例如美國。我只是想說，一個人擁有某種天份或能力，你應該去善用它，而不是反倒拿它來幹一些莫名其妙甚至為虎作倀的事。<text:span text:style-name="T3"> <text:line-break/><text:line-break/></text:span>你看史諾登也是，他有那麼大好的前程與人生，但他卻甘冒一死，拋下一切，揭露美國無孔不入監控全世界的黑幕。天份或才華或某種機運造化，其實就是一種權力，而這權力是上天給你的，你可以拿它賺錢，拿它創造個人美好人生，但你不該濫用它，更不該拿它來為惡，遂行一己之私或一己偏見去傷害那些不該傷害的人。<text:span text:style-name="T3"> <text:line-break/><text:line-break/></text:span>你倒是應該以你的天份或才華去傷害那些整天四處燒殺擄掠訴諸無數謊言藉以發動戰爭的國家才對，怎麼是去對付什麼輔大師生？這不會太荒唐太低能了點嗎？更何況輔大這事，究竟誰是受害者誰是加害者，難道不是得看你指的究竟是什麼才能判斷？它並不是一個單純一面倒的是非對錯。理解這一點，理應不需要任何天份或才華，它只是一些極其簡單的道理。硬要獵巫，其實只是反映了一種不可思議的低能，要不就是反映一種純屬顏色鬥爭的不良居心。<text:span text:style-name="T3"> <text:line-break/><text:line-break/></text:span>至於夏老師那邊，我就不懂她在想些什麼了，她似乎到現在都還不知道人們在堵爛什麼，她似乎一直認為這樣一些堵爛只是出於一種對於所謂有無吃案的真相的誤解。於是，只要揪出那個造謠者，只要把他公開罵成心裏有什麼<text:span text:style-name="T3"><text:s/>"</text:span>見不得人的苦<text:span text:style-name="T3">" </text:span>的無恥爛人，彷彿自己的冤情就真相大白了似的。<text:span text:style-name="T3"> <text:line-break/><text:line-break/></text:span>一個人的思維與說理能力，其實也不會因為你在言談文字中添加了許多彆彆扭扭很咬舌頭的學術專有名詞就能產生更好的議論品質。有時候真搞不懂一些人，特別是在台灣學界或文化界，不知道是很自卑還是怎麼樣，怎麼講一些極其簡單、簡單到爆的想法，卻反而要動用許多晦澀不明的術語？究竟是想要讓人聽懂還是要讓人聽不懂？一種良好的思索與議論能力，難道不是應該要倒過來，應該是要想辦法在盡量不傷害原意的前提下，有能力用清楚簡單的詞句去說明那些艱深複雜的道理才對。比方說，今天有人問我，什麼是人民幣入籃？我若回答說就是<text:span text:style-name="T3">SDR </text:span>啦，<text:span text:style-name="T3">SDR</text:span>就是特別提款權啦。那我其實就是腦袋壞掉了才會這樣回答，因為這只會讓人更聽不懂而不是更懂。題外話。<text:span text:style-name="T3"> <text:line-break/><text:line-break/></text:span>陳真<text:span text:style-name="T3"><text:s/>2016. 10. 09. <text:line-break/><text:line-break/>=================== <text:line-break/></text:span>【無膽、無恥朱生只敢放冷箭？】<text:span text:style-name="T3"> <text:line-break/><text:line-break/></text:span>夏林清<text:span text:style-name="T3"><text:s/>2016.10.08. <text:line-break/></text:span>　　　<text:span text:style-name="T3"> <text:line-break/></text:span>我今天下午到學校性平會，傍晚趕到桃園參加研習會，到晚上九點多，看到年輕人傳給我蘋果即時與自由即時的新聞，說朱伯銘打臉我的否定吃案說，我看了內文，覺得十分可笑，稍微休息一下，連夜寫這臉文打臉他。<text:span text:style-name="T3"> <text:line-break/></text:span>　　　　　<text:span text:style-name="T3"> <text:line-break/></text:span>朱伯銘同學在台灣放了一把火，就躲回大陸，不敢面對台灣媒體及大眾的直接質疑。今天忽然間在臉書露了臉，反駁我轉貼高旭寬的文章。他的重點說，是他向警察局報案，我怎麼可以用這個來證明我沒有違法，但他的反駁，正好反過來證明他是錯的，回打到他自己，間接為我澄清，我將一一揭露他的狡辯。　　　　　<text:span text:style-name="T3"> <text:line-break/></text:span>　　　<text:span text:style-name="T3"> <text:line-break/></text:span>第一，朱一直指控我，在其女友去年<text:span text:style-name="T3">6/28</text:span>發生性侵，我知悉的第一剎那就著手進行吃案，但是，性侵案在台灣的法律規範，屬「非告訴乃論」，國家司法機關一定主動介入，當司法機關介入、檢察官開始調查，連受害當事人都無法撤案，我一介平民，如何吃案？就算我想吃案，我難道能賄賂檢察官，把該案吞沒？我過去就是指出此事實來反問朱伯銘，證明他的吃案指控說根本站不住腳，因為在台灣已啟動了司法偵查程序，誰還有本事壓得下來？怎麼吃案？他不可以用他自己出生社會的經驗，來揣度台灣現實，認為我的大學院長職銜會有足夠實力去壓制檢察官，他的這種官本位至大思維，放在台灣校園內是個笑話。<text:span text:style-name="T3"> <text:line-break/></text:span>　　　　<text:span text:style-name="T3"> <text:line-break/></text:span>更沒想到今天朱竟然用個荒謬的理由說，是因為他去警察局報的案，所以我不可以用他的報案來證明我沒有違法吃案，這種奇怪的邏輯，令人啼笑皆非。<text:span text:style-name="T3"> <text:line-break/></text:span>　　　　<text:span text:style-name="T3"> <text:line-break/></text:span>既然朱伯銘自己證實了到警察局報案，司法程序已啟動這個事實才是關鍵，至於報案者是誰，根本不是重點。如果他沒辦法舉證我有行賄或有本事施壓檢察官來湮滅此案，怎麼可以指控我違法吃案？所以他這次對我的反諷，不就反而幫我證明，國家機器早就因為他報案而啟動在辦案，我根本沒有必要也沒有能力去吃這個案，所以吃案說不成立。　　　　<text:span text:style-name="T3"> <text:line-break/></text:span>　　　<text:span text:style-name="T3"> <text:line-break/></text:span>第二，若按照朱生邏輯，我夏林清一定案發當天在現場，且由我向警察局報案，我才能拿來證明我沒有吃案的嫌疑，這種論點不是太荒誕了嗎？那天會發生性侵根本在大家意料之外，案發是凌晨，朱同學是因為當晚情緒一直被親密關係糾葛，感覺不安，半夜三點衝到現場，才撞知此事，他去報案理所當然，怎麼報案可以拿來居功，且說因為是他報的案，我怎麼好意思拿報案來證明國家已經涉入偵辦、所以我不可能吃案，他的邏輯論證是，因為他報的案，此案司法已啟動這個事實，他有專屬權，我無權拿這個事實來證明我不可能吃案，他這種混淆且自以為是的書寫手法，非常帶有情緒煽動性，根本經不起仔細檢驗，可是這與他的<text:span text:style-name="T3">529</text:span>編織構陷手法，可是如出一轍啊！<text:span text:style-name="T3"><text:s/></text:span>　　<text:span text:style-name="T3"> <text:line-break/></text:span>　　<text:span text:style-name="T3"> <text:line-break/></text:span>第三，關於朱伯銘對我吃案的指控，我還提出過下列質疑請他公開回應，他至今都沒敢回答，只會躲在大陸抽空放冷箭，敢做不敢當，敢指控不敢面質。<text:span text:style-name="T3"> <text:line-break/></text:span>　　<text:span text:style-name="T3"> <text:line-break/></text:span>我多次公開用臉書指名問他：他的女友被性侵是一件不幸的事情，但為何她被性侵會變成我夏林清的醜聞？而我因擔心醜聞爆發才有動機去吃案？他沒回答。我又問他，性侵犯罪案情本身與我有任何利害關係嗎？又不是我兒子去性侵（我又沒兒子），我擔心什麼？現在網路最誇張的訛傳，還說成好像是我去性侵當事人，真是非常可笑，實際上，性侵案是有可能變成她們自己的醜聞，絕對不是我的醜聞，我為何要吃案？我請他證明，性侵案若爆發會對我造成何種危機或傷害，會實質損及我的利益，導致我有必要去將此案壓下？他到現在都不敢站出來說明清楚。他如果無法清楚、具體且合理性的說明，他女友被性侵這件事，為何會成為我的醜聞，那就表示與我無關，我有何動機需要冒著違法之險去吃案？他被質疑都迴避已信用破產，今天還敢露臉說我否定吃案說，並不成立？這叫打臉？還是不要臉？<text:span text:style-name="T3"> <text:line-break/></text:span>　　<text:span text:style-name="T3"> <text:line-break/></text:span>過去四個月，他除了經常假裝情緒性地東拉西扯外，對於我嚴肅對他的質疑，從來沒有一個字正面回應，這一點大家可以回頭查證。更可笑的是，網路判官們，沒有一個敢向他查證「為何性侵會變成我的醜聞」這個犯案動機問題，也沒有任何媒體就他指控我吃案的合理性，去請朱拿出有利證據來負責，就一直以訛傳訛，不斷擴大。他指控不負責，今天還這麼大膽？原因是，朱生就是躲在他女友性侵受害人的身分背後，吃定大家不敢去碰他，只有我為了我的清白質疑他，反而被說成是在欺負他。<text:span text:style-name="T3"> <text:line-break/></text:span>　　<text:span text:style-name="T3"> <text:line-break/></text:span>其實，已有朱伯銘熟識的兩位輔心同學林彥宇、曾信毅已具體為文出來指證，朱伯銘今年<text:span text:style-name="T3">628</text:span>，私下向他們透露，是基於朱自己不可告人的苦，無處宣洩，才遷怒構陷我，<text:span text:style-name="T3">529po</text:span>文根本都是虛構的，朱伯銘對於林、曾兩位的揭露，至今也不敢出來否認，他的女友就是害怕他們那個見不得人的苦，可能會被揭露，才出來對我道歉、止血，承認完全沒有吃案這回事。（連結請見林、曾＜致朱伯銘與巫<text:span text:style-name="T3">OO</text:span>的公開信＞<text:span text:style-name="T3">https://goo.gl/JzbHgr</text:span>）。<text:span text:style-name="T3"> <text:line-break/></text:span>　　<text:span text:style-name="T3"> <text:line-break/></text:span>只是沒想到她的道歉信，竟被外界解讀是被我強迫而來，又讓朱生躲過他差點被揭露出來的醜行。<text:span text:style-name="T3"> <text:line-break/></text:span>　　<text:span text:style-name="T3"> <text:line-break/></text:span>第四，輔大教官知悉之後，校方也已依法在<text:span text:style-name="T3">24</text:span>小時內通報教育部，教育部已立案，難道我夏林清神通廣大到可以令教育部把此案吞沒，而造成吃案？這麼多管道都證明不可能被任何人吃案，更遑論我夏林清毫無利害動機，朱生公然振振有詞指控我吃案，我已如此多方舉證反駁，那些有意見批評我的人，為什麼不敢面對我舉出的鐵證，而令朱生任意捏造？<text:span text:style-name="T3"> <text:line-break/></text:span>　　<text:span text:style-name="T3"> <text:line-break/></text:span>第五，從朱伯銘最近臉文透露的消息，案發沒幾天，他們就請了律師了，有律師在給她們意見、分析利害，別人有什麼本事吃掉她們的案？為何裝的可憐兮兮，讓外界以為她們孤立無援，塑造我可以任意欺壓她們的錯誤印象。當事實出來，正好揭露他隱藏了太多的真實資訊來唬弄一般人。　　<text:span text:style-name="T3"> <text:line-break/></text:span>　　<text:span text:style-name="T3"> <text:line-break/></text:span>第六，案發當時，現場就有好幾位學生，先後到場幫忙，所以此案並非躲在暗黑角落無人知曉，另外，系上在協助的老師也都知道，學校教官也知道，案發第二天（去年<text:span text:style-name="T3">6/29</text:span>），校方就召開十幾個人的緊急處理會議，各方重要人士皆在場，這個案子明明白白已經存在在那，誰有能力吃案，為何朱生敢如此持吃案說而還能存在？社會如對於我講的證據不予理睬，不相信可以去問，輔大<text:span text:style-name="T3">6/29</text:span>開會的教官、輔導中心主任、心理系主任、當事人的兩位導師等等，由副校長主持，這種情況與我根本無任何行政職關聯，我根本沒受邀與會，如何吃案？　　<text:span text:style-name="T3"> <text:line-break/></text:span>　　　<text:span text:style-name="T3"> <text:line-break/></text:span>最後，難得朱生今天自己露臉，我其實很希望他能夠針對案情來做面對面的對質，朱已經是成年人了，請不要躲在學生身分，無的放矢，藉著社會同情學生的聲勢，玩弄身分混淆的手法，指控卻完全不用負責，這對我們的教育是個不好的示範。沒有錯，一般體制之下，師生若有衝突，學生受委屈的成分比較多，但我想提醒社會，不要忘記，現在校園已經這麼開放，片面壓制機會不多，而學生攻擊、誣陷老師也時有所聞，此案實情就是學生惡意攻擊老師，捏造事實、栽贓、來發洩情緒，轉移她們自己兩人無法解決的苦。我敢公開陳述，就敢以此立場面對社會的質疑，我希望朱伯銘能夠到台灣來，與我公開對質，不要躲在大陸，迴避檢驗。</text:p>
      <text:p text:style-name="P1"><text:span text:style-name="T1">陳真</text:span><text:s/>  |  2016.10.06 11:23   |   <text:a xlink:type="simple" xlink:href="http://palinfo.habago.org/Entry?Command=Information_PrintForum&amp;iPage=228#FORUM34933"><text:span text:style-name="T2">#</text:span></text:a></text:p>
      <text:p text:style-name="P6"><text:span text:style-name="T1">韓國已經大到難以忽視。想多多少少了解韓國卻又不懂韓文或英文等外語的人，仍有些關於韓國的中文媒體可以看。台灣人不要整天只關注台灣媒體或其所瞎捧的那些低能名嘴的臉書。其實，光是依靠中文，仍然還是有很多比台灣媒體好上一億倍的媒體可以閱讀。</text:span> <text:line-break/><text:line-break/><text:span text:style-name="T1">韓國中央日報：</text:span> <text:line-break/>https://goo.gl/jGUkhy <text:line-break/><text:line-break/>https://goo.gl/tSro37 (<text:span text:style-name="T1">關於韓國中央傳媒集團</text:span>) <text:line-break/><text:line-break/>https://goo.gl/qGOJ7r (<text:span text:style-name="T1">我最喜歡的韓國演員</text:span>) <text:line-break/><text:line-break/>https://goo.gl/rQRC2q (<text:span text:style-name="T1">人民幣入籃</text:span>) <text:line-break/><text:line-break/>https://goo.gl/pnYuCA (<text:span text:style-name="T1">亦敵亦友的韓國看中國</text:span>) <text:line-break/><text:line-break/>https://goo.gl/POEq8N (<text:span text:style-name="T1">首爾擬制定動保標準</text:span>) <text:line-break/><text:line-break/><text:span text:style-name="T1">全世界最有知識與文化內涵的媒體</text:span>--<text:span text:style-name="T1">鳳凰網：</text:span> <text:line-break/>http://www.ifeng.com/ <text:line-break/><text:line-break/>https://goo.gl/w5kZJa (<text:span text:style-name="T1">訪問</text:span>2015<text:span text:style-name="T1">年的諾貝爾文學獎得主</text:span>--Svetlana Alexandrovna Alexievich<text:span text:style-name="T1">。訪談中提到一位也是蘇聯的諾貝爾文學獎獲獎者</text:span><text:s/>Joseph Brodsky<text:span text:style-name="T1">，就是我在前幾篇留言中提到的那個說藝術使人由零點零零零零零零零零一的烏合之眾變成一個完整的</text:span><text:s/>"1" <text:span text:style-name="T1">的那位作家。</text:span>) <text:line-break/><text:line-break/><text:span text:style-name="T1">鳳凰網的韓國新聞版：</text:span> <text:line-break/>http://kr.ifeng.com/ <text:line-break/><text:line-break/><text:span text:style-name="T1">全世界最動人最</text:span>INFORMATIVE<text:span text:style-name="T1">的電視頻道</text:span>--<text:span text:style-name="T1">鳳凰衛視：</text:span> <text:line-break/>http://phtv.ifeng.com/</text:p>
      <text:p text:style-name="P1"><text:span text:style-name="T1">陳真</text:span><text:s/>  |  2016.10.06 10:02   |   <text:a xlink:type="simple" xlink:href="http://palinfo.habago.org/Entry?Command=Information_PrintForum&amp;iPage=228#FORUM34932"><text:span text:style-name="T2">#</text:span></text:a></text:p>
      <text:p text:style-name="P2">比方說，哪個聯合國的什麼官員要爆希拉蕊的料，或是哪個民主黨高官要揭露希拉蕊的某個文件，或是哪個助理言行對希拉蕊不利，然後，這些人就突然被車撞死了，或是被搶匪槍殺了<text:span text:style-name="T3">(</text:span>奪命而不搶錢，這叫搶匪嗎？<text:span text:style-name="T3">)</text:span>，或是突然跳樓了，或突然什麼心臟病發身亡了等等等，如果只是一樁偶然的意外，我其實也不信，更不用說幾十樁了。<text:span text:style-name="T3"> <text:line-break/><text:line-break/></text:span>當然，這些就是所謂陰謀論，絕非空穴，來風也很強，只是沒有證據。許多自以為客觀理性的人很鄙視陰謀論，我的態度比較折衷，很多陰謀論確實空穴來風，但很多陰謀論雖無法直接證實，但你若要說官方說法或主流媒體說法就是所有真相，那就是睜眼說瞎話，我看只有阿西才會信，就如同所謂<text:span text:style-name="T3">911</text:span>事件。美國明明事先就知道此一攻擊計畫，卻不但不防止，反而一路在每個環節大開門戶，一連串的<text:span text:style-name="T3"><text:s/>"</text:span>失誤<text:span text:style-name="T3">"</text:span>，促其發生，你相信這樣的恐怖攻擊嗎？如果英國政府都能自己策畫幾十件所謂恐怖攻擊，自己殺自己，以便嫁禍給<text:span text:style-name="T3">IRA (</text:span>愛爾蘭共和軍<text:span text:style-name="T3">)</text:span>，更不用說美國了。<text:span text:style-name="T3"> <text:line-break/><text:line-break/></text:span>不過，自以為理性客觀者別緊張，我並沒有說<text:span text:style-name="T3">911</text:span>事件是美國自導自演，我只說，美國政府事先知情。我還說，他不但事先知情，而且早在事件前兩年，白宮高層祕密會議上就發出<text:span text:style-name="T3"><text:s/>"</text:span>我們需要一個珍珠港事件<text:span text:style-name="T3">" </text:span>的渴望，然後才能在侵略中東的既定計畫上，藉以大展鴻圖。難道是上帝聽見這些殺人兇手、理應吊死一萬次的政客的禱告與祈望，派來恐怖份子發動攻擊，幫助美國政府在侵略與佔領中東一事上能大展鴻圖？<text:span text:style-name="T3"> <text:line-break/><text:line-break/></text:span>即使有無數的間接證據與合乎常理之推論，但我依舊沒說<text:span text:style-name="T3">911</text:span>就是美國自導自演，我只說，他所公布的所謂<text:span text:style-name="T3">911</text:span>真相，幾乎全是謊言。究竟真相是什麼，我不知道，但我知道官方說法全屬瞎掰。這樣一個國家，這樣一些統治者，這樣一些軍火商，其血腥與貪婪，實在匪夷所思。我們平常有點私心，想多賺點錢，這是合理的，像我就每天滿腦子都想著錢，但我們一般人的人性不會惡劣到積極因此想要去屠殺數以千萬人，或使數千萬人成為無家可歸的難民。這樣一個國家，人們卻說它是民主自由的燈塔，人權的守護神，世界和平的維護者。<text:span text:style-name="T3"> <text:line-break/><text:line-break/></text:span>然而，像中國那樣一個從不派一兵一卒在外，不發一彈的國家，幫助各國發展鐵路、水庫、鋪橋造路共謀經濟繁榮的國家，卻被抹黑成惡魔。荒唐之事，莫此為甚。我並不相信<text:span text:style-name="T3"><text:s/>"</text:span>國家<text:span text:style-name="T3">"</text:span>，我並不是說祖國清純完美得像個白雪公主，但是，好壞是相對的，中國之為惡若是<text:span text:style-name="T3"><text:s/>1</text:span>，美國就是<text:span text:style-name="T3">1000000000000000</text:span>。</text:p>
      <text:p text:style-name="P1"><text:span text:style-name="T1">陳真</text:span><text:s/>  |  2016.10.06 03:55   |   <text:a xlink:type="simple" xlink:href="http://palinfo.habago.org/Entry?Command=Information_PrintForum&amp;iPage=228#FORUM34931"><text:span text:style-name="T2">#</text:span></text:a></text:p>
      <text:p text:style-name="P4">我的偶像<text:span text:style-name="T3"><text:s/>Assange (</text:span>阿桑吉<text:span text:style-name="T3">) </text:span>當然不是罪犯，他是這年代對世界最有貢獻的一個人：<text:span text:style-name="T3">https://goo.gl/ZvJHpZ<text:line-break/><text:line-break/></text:span>聯合國一個工作小組譴責英美等國對<text:span text:style-name="T3">Assange </text:span>的監禁純屬非法：<text:span text:style-name="T3"> <text:line-break/><text:line-break/>https://goo.gl/Nv86hZ <text:line-break/><text:line-break/>https://goo.gl/0Hp8xw <text:line-break/><text:line-break/>Assange </text:span>的健康退化：<text:span text:style-name="T3">https://goo.gl/mpHhGc <text:line-break/><text:line-break/></text:span>敬請支持維基解密，捐款管道：<text:span text:style-name="T3">https://shop.wikileaks.org/donate <text:line-break/><text:line-break/></text:span>至於底下這個恐怖妖女希拉蕊，假若她當選，依我看，世界將會陷入一場更勝以往的血腥浩劫。<text:span text:style-name="T3"> <text:line-break/><text:line-break/></text:span>另外，美國過去十幾年來有許多名人或政黨高幹的神祕謀殺案或所謂意外死亡，很可能跟這妖女有關。沒有確切證據，但若要說那一連串圍繞著希拉蕊的神秘死亡全都是意外，我是完全不相信的。政治上連一個偶然或巧合都很難發生，更何況是一連串的意外、偶然與巧合。<text:span text:style-name="T3"> <text:line-break/><text:line-break/></text:span>歐巴馬和希拉蕊每周、每天都在搞暗殺，就像他們的一種例行工作那樣。他們竟然有權可以決定要殺害地球上任何一個人。<text:span text:style-name="T3">Noam Chomsky </text:span>曾經說，若依據紐倫堡大審的法條，美國在二戰後的每一任總統都應該被吊死，處以極刑。包括這位希拉蕊，不知道該吊死幾百次才足以伸張正義。她都還沒當總統就如此恐怖嗜血而貪婪，若讓她當上總統，一旦大權在握，將會有什麼浩劫？可想而知。我無法預測川普所將帶來的災害，但希拉蕊若當選的恐怖惡果卻是必然且巨大的。<text:span text:style-name="T3"> <text:line-break/><text:line-break/></text:span>陳真<text:span text:style-name="T3"><text:s/>2016.10.06. <text:line-break/><text:line-break/>=============== <text:line-break/></text:span>維基解密創辦人：希拉蕊想以無人機殺我<text:span text:style-name="T3"> <text:line-break/><text:line-break/>2016</text:span>年<text:span text:style-name="T3">10</text:span>月<text:span text:style-name="T3">05</text:span>日<text:span text:style-name="T3"> <text:line-break/><text:line-break/></text:span>中時電子報<text:span text:style-name="T3"><text:s/></text:span>陳舒秦<text:span text:style-name="T3"> <text:line-break/><text:line-break/></text:span>維基解密（<text:span text:style-name="T3">WikiLeaks</text:span>）創辦人阿桑奇（<text:span text:style-name="T3">Assange</text:span>）對外宣稱，將在美國大選前投下一顆震撼彈，隨後他透露，希拉蕊在擔任美國國務卿期間，曾計畫以「無人機」<text:span text:style-name="T3">(Drone)</text:span>暗殺他，企圖讓《維基解密》消失。<text:span text:style-name="T3"> <text:line-break/><text:line-break/></text:span>創辦人阿桑吉<text:span text:style-name="T3">(Julian Assange) </text:span>在<text:span text:style-name="T3">4</text:span>日表示，將在下月<text:span text:style-name="T3">8</text:span>日美國總統大選投票日前，公布與這次大選相關的機密文件，但現在處於凌晨希拉蕊睡覺的時段，所以暫不爆料。但是接下來的每週都將有驚喜。<text:span text:style-name="T3"> <text:line-break/><text:line-break/></text:span>目前仍受困在厄瓜多駐英國大使館中的阿桑吉，透過視訊演說方式發表，聲稱希拉蕊曾經考慮派出無人機致他於死地。他更號召更多支持者加入，以保護《維基解密》免於遭受攻擊。<text:span text:style-name="T3"> <text:line-break/><text:line-break/></text:span>阿桑吉聲明不是特別針對希拉蕊，對另一位候選人「大亨」川普<text:span text:style-name="T3">(Donald Trump)</text:span>並無特別好感，認為川普和希拉蕊一樣，受到無止盡的野心折磨，一樣可悲。</text:p>
      <text:p text:style-name="P1"><text:span text:style-name="T1">陳真</text:span><text:s/>  |  2016.10.04 17:12   |   <text:a xlink:type="simple" xlink:href="http://palinfo.habago.org/Entry?Command=Information_PrintForum&amp;iPage=228#FORUM34930"><text:span text:style-name="T2">#</text:span></text:a></text:p>
      <text:p text:style-name="P2">很多自以為有智慧有心胸有宏大眼光不拘細節的人，經常有著一種自以為是的<text:span text:style-name="T3"><text:s/>"</text:span>豁達<text:span text:style-name="T3">" </text:span>與<text:span text:style-name="T3"><text:s/>"</text:span>優雅<text:span text:style-name="T3">"</text:span>，對別人所遭受的處境往往有著一種乍看關心、其實不屑不以為然乃至根本不相信的態度，常用句型是：<text:span text:style-name="T3">"</text:span>算了算了，何必計較<text:span text:style-name="T3">?"</text:span>、<text:span text:style-name="T3">"</text:span>沒那麼嚴重啦<text:span text:style-name="T3">"</text:span>、<text:span text:style-name="T3">"</text:span>這種事很常見，沒什麼啊<text:span text:style-name="T3">" </text:span>等等。可是，別說一萬，光說一就好，當僅僅一分的狀況降臨在優雅豁達人士自己身上時，他們恐怕就得哭爹喊娘宛若世界末日了。<text:span text:style-name="T3"> <text:line-break/><text:line-break/></text:span>不知道他們有沒有想過，如果一分的狀況就讓你哭爹喊娘，那麼，別人假若長年承受的是一萬分或一百萬分的折磨呢？你有沒有想過，那是何等光景？一個人得有多大的愛，得付出多大的代價才能承受那樣一種有口難言的長年煉獄？<text:span text:style-name="T3"> <text:line-break/><text:line-break/></text:span>據媒體報導，夏林清老師在事件之初曾語帶哽咽地說下半生要致力於研究網路霸凌的問題。儘管嚐過了不少苦頭，夏老師對網路霸凌的理解似乎仍然十分粗糙。她所謂的這些匿名為惡的<text:span text:style-name="T3"><text:s/>"</text:span>正義魔人<text:span text:style-name="T3">" </text:span>其實並不是膽子小，而是主流氛圍還不夠熱，不足以讓他們沸騰；把<text:span text:style-name="T3"><text:s/>"</text:span>它們<text:span text:style-name="T3">" </text:span>理解成一種彷彿具有自主意識及充份自主能力的個體其實是相當違反現實的。當然，沒有人會懷疑電腦螢幕背後確實是一個個的<text:span text:style-name="T3"><text:s/>"</text:span>人<text:span text:style-name="T3">" </text:span>而非機器，但在某個重要意義上，<text:span text:style-name="T3">"</text:span>它<text:span text:style-name="T3">" </text:span>們恰恰就是一堆機器或工具。機器是沒有所謂膽子大或膽子小的，機器就是機器，它接受外部指令，依群眾氛圍啟動，而非有其內在真實意向與情感。<text:span text:style-name="T3"> <text:line-break/><text:line-break/></text:span>特別是在這樣一個資訊與文化徹底封閉的小島上，從眾性極端顯著。很多生物似乎都有這種特性，比方說我看過一些可愛的狗狗狂咬獵物的景像，你咬我咬大家咬，很開心，很刺激，很興奮，哪怕是一隻原本很溫和的狗，同樣也會咬得熱烈而不亦樂乎，畢竟獵物就是獵物，當我屬於獵捕者那一方，何其有趣而刺激，甚且充滿<text:span text:style-name="T3"><text:s/>(</text:span>自以為是的<text:span text:style-name="T3">) </text:span>意義。<text:span text:style-name="T3"> <text:line-break/><text:line-break/></text:span>這類現象當然島內外都有，差別只是在於程度差別極大。在台灣，這樣一種撕咬獵物，這樣一種綿綿密密無絕期、信口開河的網路口舌與抹黑，幾乎就是一種大家習以為常甚至引以為傲的所謂正義與民主自由。在這樣一種極端封閉而扭曲的社會裏，大概也只有那些天資特別聰慧或是個性特別顯著而強烈的人，或許才會、也才敢逆向行駛，與群眾背道而馳。<text:span text:style-name="T3"> <text:line-break/><text:line-break/>Noam Chomsky</text:span>曾經說，網路帶來一種自由與解放，有助於一個開放社會的形成。這話其實得加個但書。它之所以有可能成立，必須有個前提就是：假設每個網路的參與者都具有一定的自主性及相當程度的道德與文明水平。畢竟一個工具既能成善，自然也能藉以充份為惡，就如同一把機關槍可以保鄉衛國維護安全，若交到一群猴子或一群歹徒手上，後果將會如何？所謂徒法不足以自行，一項工具本身也不可能蘊含必然的內在價值。價值是來自工具使用者素質之良莠，而非來自工具本身。<text:span text:style-name="T3"> <text:line-break/><text:line-break/></text:span>我一直想發明一個中文名詞，取代道德一詞。在英文裏，<text:span text:style-name="T3">moral </text:span>或<text:span text:style-name="T3"><text:s/>morality(</text:span>道德<text:span text:style-name="T3">)</text:span>或<text:span text:style-name="T3"><text:s/>ethical (</text:span>倫理<text:span text:style-name="T3">) </text:span>聽起來很中性，但也許華人社會千百年來偽善過了頭，道德一詞聽起來總是很刺耳，很反動很不進步似的。但我至今還沒想出一個新詞，只好姑且倫理道德下去。<text:span text:style-name="T3"> <text:line-break/><text:line-break/></text:span>曾見過一個小朋友，行為問題很多，打同學，虐待動物，說謊，偷竊，掀裙子，摸小鳥等等等，相當可怕，連我靠近他都很擔心小鳥會受到恐怖襲擊。但是很奇怪，這位小朋友在學校的這類考試，比方說<text:span text:style-name="T3"><text:s/>"</text:span>公民與道德<text:span text:style-name="T3">" </text:span>或是<text:span text:style-name="T3"><text:s/>"</text:span>生活與倫理<text:span text:style-name="T3">"</text:span>，卻每次都考一百分。比方說，他經常故意害女同學跌個狗吃屎，原本都是在一旁哈哈大笑的，但他在考卷上卻寫著<text:span text:style-name="T3"><text:s/>"</text:span>看到同學跌倒，我會儘快把她扶起來，問她有沒有受傷<text:span text:style-name="T3">"</text:span>。<text:span text:style-name="T3"> <text:line-break/><text:line-break/></text:span>這意味著什麼呢？意味著<text:span text:style-name="T3"><text:s/>"</text:span>規範性道德<text:span text:style-name="T3">" </text:span>這東西不是一種知識，而是一種生命；唯有當它在<text:span text:style-name="T3"><text:s/>"</text:span>某個人<text:span text:style-name="T3">" </text:span>身上獲得<text:span text:style-name="T3"><text:s/>"</text:span>實踐<text:span text:style-name="T3">" "</text:span>實踐<text:span text:style-name="T3">" "</text:span>實踐<text:span text:style-name="T3">" </text:span>時，它才具有意義。這就好像愛情不是一種知識，你知道再多偉大的愛情之道都不足以讓你成為一個戀人，但是，一個對於愛是何物什麼也不懂的人，卻很可能是個情聖。這就如同聖經不是一種知識一樣，我就算把聖經背起來，倒背如流，也不足以讓我成為一個基督徒，因為它並沒有在我的生命中獲得實踐。<text:span text:style-name="T3"> <text:line-break/><text:line-break/></text:span>俄國有個諾貝爾文學獎得主，名字很長，我懶得去查了，他在獲獎致詞中說道，文學讓<text:span text:style-name="T3"><text:s/>"</text:span>人<text:span text:style-name="T3">" </text:span>由零點零零零零幾，變成<text:span text:style-name="T3"><text:s/>1</text:span>。這意思簡單說就是，讓人不再只是面目模糊的烏合之眾<text:span text:style-name="T3"><text:s/>"</text:span>之一<text:span text:style-name="T3">"</text:span>，而是成為一個獨立而完整的<text:span text:style-name="T3"><text:s/>"</text:span>人<text:span text:style-name="T3">"</text:span>。維根斯坦對人的最高評價是：<text:span text:style-name="T3">"</text:span>他是一個好人<text:span text:style-name="T3">"</text:span>。我對人對己不敢要求太高，畢竟在這樣一種豺狼當道的社會，當好人是很艱難而痛苦的，連我自己都不想當好人，所以也不敢陷害大家。但是，當不了<text:span text:style-name="T3"><text:s/>"</text:span>好人<text:span text:style-name="T3">"</text:span>，那麼，光是當一個<text:span text:style-name="T3"><text:s/>"</text:span>人<text:span text:style-name="T3">" </text:span>總是應該的吧。好人壞人都沒關係，但你總得讓自己成為一個<text:span text:style-name="T3"><text:s/>"</text:span>人<text:span text:style-name="T3">"</text:span>，一個獨立存在的生命，而不是成為一堆根本分不清誰是誰的蛆的其中之一。<text:span text:style-name="T3"> <text:line-break/><text:line-break/></text:span>越是極端封閉的社會，例如台灣，想成為一個<text:span text:style-name="T3"><text:s/>"</text:span>人<text:span text:style-name="T3">" </text:span>越是極端困難，因為它太封閉了，完全看不到其它任何可能性；不但難如登天，痛苦代價也很高。但是，由蛆組成的社會，跟一個由人組成的社會，感覺非常不一樣，後者使人愉悅，前者使人恐懼、壓抑、失語而痛苦。<text:span text:style-name="T3"> <text:line-break/><text:line-break/></text:span>陳真<text:span text:style-name="T3">2016.10.04. <text:line-break/><text:line-break/>================ <text:line-break/></text:span>見面會沒人來<text:span text:style-name="T3">..</text:span>夏林清嗆正義魔人　沒膽如「暗夜裡的吸血鬼」<text:span text:style-name="T3"> <text:line-break/><text:line-break/>ETtoday 2016.10.01. <text:line-break/><text:line-break/></text:span>綜合報導<text:span text:style-name="T3"> <text:line-break/><text:line-break/></text:span>輔大性侵案延燒至今，前社科院院長夏林清因處置失當引眾怒，但她仍不斷與外界爭辯。日前有網友發起「夏林清愛與關懷見面會」，原定於<text:span text:style-name="T3">1</text:span>日下午舉行，但夏開出<text:span text:style-name="T3">5</text:span>項條件才願意出席，結果不了了之；夏在臉書上怒批，這是一群「只敢仗著人多勢眾的『正義人士』」，認為真要叫網友現身，馬上就嚇得魂飛魄散。<text:span text:style-name="T3"> <text:line-break/><text:line-break/></text:span>日前有網友在臉書上發起「夏林清<text:span text:style-name="T3"><text:s/></text:span>輔仁大學<text:span text:style-name="T3"><text:s/></text:span>社科院院長<text:span text:style-name="T3"><text:s/></text:span>愛與關懷<text:span text:style-name="T3"><text:s/></text:span>見面會（一般民眾版）」活動，時間原定於今日下午<text:span text:style-name="T3">2</text:span>時在輔大羅耀拉大樓舉行，將討論「受害者培力（<text:span text:style-name="T3">empowerment</text:span>）」、「群眾暴力」、「誰才是受害者」、「誰應該道歉」以及「如何讓事件和平落幕」等議題。<text:span text:style-name="T3"> <text:line-break/><text:line-break/></text:span>夏林清<text:span text:style-name="T3">26</text:span>日表示願出席，不過附帶有<text:span text:style-name="T3">5</text:span>個前提，第一、「主辦人必須以本人、真名負責任現身邀約」；第二、「應該將議題一一陳列，並事先提出為什麼要談這個議題的重要性和理由，才不會浪費時間」；第三、「把論辯規則先提出草案，並先行作業、協商釐清，形成有效溝通對話條件」；第四、「如果參與人員論辯錯了，對於自己的錯誤指控行為該如何負責？如果夏林清錯了，希望夏林清如何負責？這些要具體開出條件」；第五、「全程活動應該要公開直播，讓所有媒體都能參與」。結果卻不了了之。<text:span text:style-name="T3"> <text:line-break/><text:line-break/></text:span>夏林清在臉書上怒嗆，認為這就是「網路上一群只敢仗著人多勢眾吃人的『正義人士』」，「真要叫他們現身，再要他們具體化來面對此事件，負責任的在公共空間中，生產對社會有意義的作為，他們就馬上嚇得魂飛魄散、消失無蹤」；另外她還批，「先前那個惡狠狠要公審我的氣勢，都不知道到哪裡去了？我真不知道他們如何面對自己這個不堪的嘴臉」。<text:span text:style-name="T3"> <text:line-break/><text:line-break/></text:span>夏林清說，過去<text:span text:style-name="T3">4</text:span>個月來，自己徹底了解到這群網路「正義魔人」吃人不負責的本性。她說，他們只敢沉溺於匿名群體中，享受不應有的免責權，一旦要求他們為自己的行為負起責任，就如同「暗夜裡的吸血鬼」，紛紛躲避怕見光。<text:span text:style-name="T3"> <text:line-break/><text:line-break/></text:span>另外，夏林清也點名輔大學生會發起的「一人一連署<text:span text:style-name="T3"><text:s/></text:span>驅除夏林清」活動。她強調，學生會在法律上代表輔大學生行使各種權力、盡各種義務，但學生卻沒有向她查證，就對夏的「諸多行為」自行審判；她說，會完全尊重學生會，也準備好面對他們的公審，但希望學生會可以提出「理由、根據、正當性」，並負起責任，「萬一有一天發現誤判、誤殺，他們將準備如何還我公道」。夏也趁機偷酸受害女同學男友，向學生會喊話「不要像先前<text:span text:style-name="T3">529po</text:span>文的當事人那般，一個至今一走了之、隔海遙控」。<text:span text:style-name="T3"> <text:line-break/><text:line-break/></text:span>夏林清說，<text:span text:style-name="T3">4</text:span>個多月來，不斷有人建議她把臉書關掉，不要理會無謂的謾罵和指責，但她認為，所有到夏的臉書上發言的人，都要為自己的行為負責。她說，如果自己做錯了，「我理當該受」；但如果沒有，「這些瘋狂的網路正義魔人」，也得為自己的行為負起代價。<text:span text:style-name="T3"> <text:line-break/><text:line-break/></text:span>夏林清在文末表示，還有些網路中號稱名人、或知名社運團體，也在此次風波中起了帶頭作用，但如果這些人躲在國家機器背後，就算揪出錯誤，也未必能要他們負起實質責任。她說，「躲在保護被害人的口號下，當成他們的『保護傘』，那真的是新的綠色恐怖了」。</text:p>
      <text:p text:style-name="P3"/>
      <text:p text:style-name="P1"><text:span text:style-name="T1">陳真</text:span><text:s/>  |  2016.10.04 15:39   |   <text:a xlink:type="simple" xlink:href="http://palinfo.habago.org/Entry?Command=Information_PrintForum&amp;iPage=229#FORUM34929"><text:span text:style-name="T2">#</text:span></text:a></text:p>
      <text:p text:style-name="P2">「見面會」無人來<text:span text:style-name="T3"><text:s/></text:span>夏林清嗆：公審我的氣勢哪去了？<text:span text:style-name="T3"> <text:line-break/><text:line-break/>2016-10-01 <text:line-break/><text:line-break/></text:span>聯合報<text:span text:style-name="T3"><text:s/></text:span>記者連珮宇╱即時報導<text:span text:style-name="T3"> <text:line-break/><text:line-break/><text:line-break/></text:span>輔大性侵案後續延燒，前社科院長夏林清遭指吃案、職位遭暫除，卻戰力十足與網民對槓，有網友日前發起「夏林清<text:span text:style-name="T3"><text:s/></text:span>輔仁大學<text:span text:style-name="T3"><text:s/></text:span>社科院院長<text:span text:style-name="T3"><text:s/></text:span>愛與關懷<text:span text:style-name="T3"><text:s/></text:span>見面會（一般民眾版）」，時間訂於今日下午，不少網民得知都「摩拳擦掌」，暗示將「和平」解決問題，結果今下午見面會時間到，現場卻空無一人。<text:span text:style-name="T3"> <text:line-break/><text:line-break/></text:span>夏林清稍早再度於臉書嗆聲，「先前那個惡狠狠要公審我的氣勢，都不知道到哪裡去了？」、「我真不知道他們如何面對自己這個不堪的嘴臉」、「自己找台階下的時候，不會站不穩而跌跤嗎？」等語。<text:span text:style-name="T3"> <text:line-break/><text:line-break/></text:span>夏林清表示，得知有網友發起見面會時，他提出<text:span text:style-name="T3">5</text:span>點要求，包括主辦人必須本人真名現身、議題應事先一一陳列、全程公開直播等，滿足以上她才會親自現身。然而，該活動最後卻不了了之，活動頁面也遭刪除。<text:span text:style-name="T3"> <text:line-break/><text:line-break/></text:span>夏林清說，他徹底經驗到網路正義魔人不負責的特性，只敢躲在匿名群體裡享受免責權，一旦被要求為自己的個別行為負責，就紛紛躲避、禁不起考驗。</text:p>
      <text:p text:style-name="P1"><text:span text:style-name="T1">陳真</text:span><text:s/>  |  2016.10.04 11:03   |   <text:a xlink:type="simple" xlink:href="http://palinfo.habago.org/Entry?Command=Information_PrintForum&amp;iPage=229#FORUM34928"><text:span text:style-name="T2">#</text:span></text:a></text:p>
      <text:p text:style-name="P4">一個人要支持什麼黨或什麼政治主張當然是他家的事，重點是：不要睜眼說瞎話。<text:span text:style-name="T3"> <text:line-break/><text:line-break/></text:span>顛倒是非，扭曲善惡黑白，才是最讓人難以忍受的。明明貪婪腐敗到不可思議的地步，就地分贓，你爭我奪，猶如蝗蟲過境，明明違法濫權，目無法紀，順我者飛黃騰達，逆我者死，卻硬是透過主流媒體長期漂白成什麼清廉改革的民主鬥士。極度骯髒腐敗貪婪的一群人，卻指控抹黑一些乾乾淨淨得好像有道德潔癖的人，正是這樣一種天大的謊言與善惡顛倒最令人難以忍受。<text:span text:style-name="T3"> <text:line-break/><text:line-break/></text:span>可是，這能說是一種謊言嗎？這些難道不都是很輕易就能看見或查證的基本事實？但是，大多數人是這樣一種生物，他是完全接受媒體指揮的。媒體要他重視什麼議題，他就會重視什麼議題，要他別再重視了，他就會馬上拋諸腦後；要他說出何種指控句型，他就會一句不差地照說，乖得跟龜孫子似的；媒體要他發怒，他就會立即沸騰，要他降溫，他馬上就會冰冷得彷彿從來沒有這回事；要他仰慕誰，他就會仰慕誰，要他關注哪些御用鳥人的無腦無品言論，他就會把低能敗德人渣當成意見領袖當成民主鬥士當成理想家思想家那樣地追隨或什麼按讚。<text:span text:style-name="T3"> <text:line-break/><text:line-break/></text:span>幾十年前，國民黨橫行無阻的年代，平常與人說起話來，能不談政治就盡量不要談，因為整個社會是那樣一種<text:span text:style-name="T3"><text:s/>"</text:span>國民黨勤政愛民好民主好偉大啊<text:span text:style-name="T3">" </text:span>的氛圍，特別是年輕一代，更是如此。這樣一種狀況，半個多世紀來並沒有什麼改變，平常與人談起話來，能不談政治就盡量不要談，因為人們會一概認定你跟他一樣綠油油，一樣<text:span text:style-name="T3"><text:s/>"</text:span>愛台灣<text:span text:style-name="T3">"</text:span>，一樣瞻仰檯面上這樣那樣的各路人渣敗類。<text:span text:style-name="T3"> <text:line-break/><text:line-break/></text:span>三十年前，民進黨剛建黨時，我曾寫過一篇文章談邏輯，我在文章中舉了個例，說明一種困境或陷阱，亦即不管你怎麼回答，你都必然會陷落在跟對方同樣的前提假設中，但人們卻把這樣的假設或偏見或謊言當成一種毋庸置疑的議論前提。這時候，你只能選擇沉默而不談，因為在既有的前提下，不管你怎麼談全是荒腔走板，遠離事實。<text:span text:style-name="T3"> <text:line-break/><text:line-break/></text:span>我當時舉的例子是：<text:span text:style-name="T3">"</text:span>你對於成立所謂民進黨，對於社會安定的影響有什麼看法<text:span text:style-name="T3">?" </text:span>當你都已經先把答案納入題目之中了，我還能有什麼看法？主流思維所造成的困境之一差不多就是這樣，差別只是黨名換了，但善惡是非之扭曲與造假卻不曾改變。<text:span text:style-name="T3"> <text:line-break/><text:line-break/></text:span>馬英九執政的過去這八年，我看會是台灣史上政治最乾淨最守法與正直的一個時代，算是一段特例的好時光，說不定從此再也不會有了。因為台灣基本上是這樣一種社會：越是齷齪者，越有可能贏，越是骯髒下流者，越有可能勝利，越是人渣敗類，越是吃香。<text:span text:style-name="T3"> <text:line-break/><text:line-break/></text:span>罵騙子罵人渣其實是沒有多大意義的，因為只要有上下其手的作惡空間，你如何可能期待一個華人社會個個清廉自持、重義思辨深明是非？重點不在於人渣的存在，重點在於為何人們如此輕易就會被騙子與人渣所掌控與指揮？是腦子有問題？還是心肝被狗啃了？從此缺乏義憤，不在乎善惡是非，而只是一味從眾，依媒體指令行事？<text:span text:style-name="T3"> <text:line-break/><text:line-break/></text:span>年輕一代通常是一個社會的防腐劑，因為年輕熱血在乎情感與善惡，而比較少世故算計。但這話用在台灣卻完全行不通。在台灣，年輕一代半個多世紀來始終是主流政治勢力的鐵血部隊，綠衛兵，紅衛兵，藍衛兵，哪個顏色當權，年輕一代就為哪個顏色效忠，為主子喊打喊殺。這現象在台灣特別明顯，半個多世紀來，始終如一。<text:span text:style-name="T3"> <text:line-break/><text:line-break/></text:span>人們常說劍橋牛津是王公貴族的學校，學生特別冷漠，重現實而輕義理。但是，即便是在這樣一個冷漠校園中，學生仍然相對於社會人士而言，似乎較為熱情且重視是非善惡。這樣的學生在英國或劍橋也許依然是少數，但在台灣卻幾乎是零，幾乎全是主流政治勢力的信徒乃至鐵血部隊，你很難看到一個在真正意義上年輕的年輕人，你很難看到一個稍微有點大腦的年輕人。<text:span text:style-name="T3"> <text:line-break/><text:line-break/>2003</text:span>年美國發動侵略伊拉克，一些英國的中學生衝出校園，跑到街上抗議，警察以強勢武力驅趕，他們就用鐵鍊把自己鍊在路邊的欄杆上，增加警方鎮壓驅離的難度；一些劍橋學生，以鐵手臂互相鍊結成人龍，阻擋通往劍橋飛彈基地的道路與軍車，後來紛紛吃上官司。在那之前，反對美國針對伊拉克發動禁運，一直是一個由劍橋學生成立很多年、具有國際公信力的團體，而不是只會在新聞熱潮時才有活動。<text:span text:style-name="T3"> <text:line-break/><text:line-break/></text:span>即便是在這樣一個保守冷漠的校園中，年輕人還是存在的。但是台灣的校園呢？不要說有沒有年輕人，我甚至懷疑有沒有<text:span text:style-name="T3"><text:s/>"</text:span>人<text:span text:style-name="T3">"</text:span>、有沒有<text:span text:style-name="T3"><text:s/>"</text:span>生命<text:span text:style-name="T3">" </text:span>的存在？更不用說什麼年輕人了。做為一個<text:span text:style-name="T3"><text:s/>"</text:span>人<text:span text:style-name="T3">"</text:span>，是應該要有一點大腦和心肝熱血的，不然哪叫做<text:span text:style-name="T3"><text:s/>"</text:span>人<text:span text:style-name="T3">"</text:span>，只能算是一種等待被動員與灌輸的工具或機器。即便天大的血腥惡行，天大的無恥謊言，天大的貪婪無度，都不可能激起他半點熱血，除非主流媒體一聲令下，他才會開動。<text:span text:style-name="T3"> <text:line-break/><text:line-break/></text:span>陳真<text:span text:style-name="T3">2016.10.04. <text:line-break/><text:line-break/>==================== <text:line-break/></text:span>社論／一面喊改革，一面養肥貓<text:span text:style-name="T3"> <text:line-break/><text:line-break/>2016-09-14 <text:line-break/><text:line-break/></text:span>聯合報<text:span text:style-name="T3"><text:s/></text:span>社論<text:span text:style-name="T3"> <text:line-break/><text:line-break/></text:span>在綠營大老和中壯代不斷叫囂下，蔡政府最近加速各項人事的調整，其中占最大宗的，便是公營事業和財團法人的肥缺。蔡英文上台後，一方面標舉轉型正義，高喊要進行各種改革；另一方面，卻大舉酬庸，綠營各派系搶奪職位，安插親信人馬。這種形上實下的兩面手法，在民眾看來，實在矛盾至極。<text:span text:style-name="T3"> <text:line-break/><text:line-break/></text:span>中油董事長一職，十二日由前高雄副市長陳金德正式接任。這項任命，除證明市長陳菊的政治實力，恐怕也是中油公司走向「地方化」的開始。中油是全球前五百大企業，原需要高度專業的管理，才能維持國際競爭力；然而，今年六月中油卻因承受不住地方政府的壓力被迫南遷，設籍高雄。而今，政府又任命毫無相關企業經營經驗的陳金德擔任董座，政治力直接進入中油，讓人側目而視。<text:span text:style-name="T3"> <text:line-break/><text:line-break/></text:span>不久前接掌中鋼總經理一職的翁朝棟，原為中鋼子公司中宇環保董事長；據了解，他之所以出線，也是陳菊點名推薦。至於中鋼董事長一職，候選名單上有陳水扁時代的中鋼董座林文淵及江耀宗兩人；據稱，因蔡英文和陳菊各有屬意人選，取捨難決，林全日前遂核定現任董事長宋志育留任到九月底退休，再作計議。<text:span text:style-name="T3"> <text:line-break/><text:line-break/></text:span>情況類似的，還有台肥公司。由於爭搶職位者眾，政府擺不平派系角力，只好任命農委會副主委陳吉仲兼任。問題是，上市上櫃公司董事長依法必須「專任」，不得「兼職」，陳吉仲暫代董事長其實於法有違。林全內閣明知不可，卻踰法為之，莫非真是目中無法嗎？「油電鋼糖水肥」等六大公營事業高層人事，經過四個月幾已悉數完成洗牌，往後即勿再事事推給「前朝」！<text:span text:style-name="T3"> <text:line-break/><text:line-break/></text:span>除了動見觀瞻的大企業董座卡位，一些政府機關的周邊財團法人，許多也在百日內悄悄完成分封。以最近受矚目的例子看，光是農業部門旗下就有廿多個政府出資或捐贈的財團法人，包括雜糧基金會、農科院等完成了「大換血」。這些高層職位月薪動輒十六、七萬元，是典型的肥缺，但工作內容卻甚少受到關注或監督；現在，政府輕易拿來酬庸，對象包括民進黨地方官員、黨部主委、親綠學者及企業家，論功行賞。<text:span text:style-name="T3"> <text:line-break/><text:line-break/></text:span>可議的是，許多法人董事長職位原本由在職官員兼任，是只掛名、不支薪的「無給職」。但經過新政府轉手酬庸，這些職位反要支付高薪，不僅吃掉這些法人機構的預算，也變成名副其實豢養「肥貓」的肥缺。蔡政府上任後口口聲聲推動改革，言必稱轉型正義；但是，觀察其酬庸規模，加上對司法院長、中央社等「任期制」職務橫加逼退的情狀，兩相對照，表裡不一實難以入目。<text:span text:style-name="T3"> <text:line-break/><text:line-break/></text:span>台灣對政黨輪替有一個嚴重的迷思，認為新總統一取得政權，手中即有一萬多個職位可供分配。就「責任政治」而論，換黨執政當然必須進行政府職務的重組，以符合「在其位、謀其政、負其責」之精神；但這卻不表示掌權者可擅將公職視為「黨有」或「私有」資源，任意分封賞賜給親信、同僚、友好。<text:span text:style-name="T3"> <text:line-break/><text:line-break/></text:span>原因是，任何具有公共意義的職位，均屬於公共財，必須對全體國民負責。尤其公營事業的營運，其績效攸關對國家財政貢獻之多寡，無論如何必須考量其用人的專業性及合適性，不可一味酬庸。像中油這樣交給一個完全不懂石油經營的人，或像各個基金會那樣拿來養肥貓，恐怕都是在濫用公共資源，圖利特定派系人士，卻崩壞了內部的士氣和倫理。如此作法，和「黨政不分」年代的國民黨有何兩樣？<text:span text:style-name="T3"> <text:line-break/><text:line-break/></text:span>在綠營諸要角的催逼下，蔡政府大量釋出職位，目的就在迎合綠營各派系的索求，安撫其躁動情緒。但這些由自己人擇肥而噬的職位，有些顯然不適格，有些則吃相難看。如此酬庸場景，也讓蔡英文高唱入雲的改革，從雲端跌回地下。<text:span text:style-name="T3"> <text:line-break/><text:line-break/>=========================== <text:line-break/></text:span>治國沒本事<text:span text:style-name="T3"><text:s/></text:span>搶當肥貓很在行<text:span text:style-name="T3"> <text:line-break/><text:line-break/>2016-09-14 <text:line-break/><text:line-break/></text:span>聯合報<text:span text:style-name="T3"><text:s/></text:span>李武忠／大學兼任教授（台北市）<text:span text:style-name="T3"> <text:line-break/><text:line-break/></text:span>節錄。全文見：<text:span text:style-name="T3">http://udn.com/news/story/7339/1960183) <text:line-break/><text:line-break/></text:span>民進黨各派系選後汲汲營營於官位和權力的追求，更勝於過去國民黨，且吃相更為難看。原來用人唯才唯德只不過是選舉時批評對手騙取選票的手法。<text:span text:style-name="T3"> <text:line-break/><text:line-break/></text:span>自古以來打天下（贏得執政權）與治天下（治理國家）需要的是不同的人才，否則國政必亂，而民進黨取得政權後對於人事安排並非以治國能力為第一考量，還是落入派系、酬庸、學派等窠臼。<text:span text:style-name="T3"> <text:line-break/><text:line-break/></text:span>政黨輪替後肥貓依舊在，蚊子館持續興建，赤裸裸的告訴國人，無論哪個政黨一旦完全執政，只要他們喜歡有什麼不可以，完全不在乎你我感受，反正選民總是善忘的，等到下次選舉時，再透過統獨、畫大餅、激情言論、投青年所好等，自然又會一一歸隊，繼續當肥貓，台灣多數民眾難道還不覺醒嗎？</text:p>
      <text:p text:style-name="P1"><text:span text:style-name="T1">陳真</text:span><text:s/>  |  2016.10.04 03:06   |   <text:a xlink:type="simple" xlink:href="http://palinfo.habago.org/Entry?Command=Information_PrintForum&amp;iPage=229#FORUM34927"><text:span text:style-name="T2">#</text:span></text:a></text:p>
      <text:p text:style-name="P2">傅科說，<text:span text:style-name="T3">"</text:span>有權力的地方就有反抗<text:span text:style-name="T3">"</text:span>。這話很含糊，但我倒是相信，當齷齪惡行超過一種離譜的惡劣程度時，一定會招來反擊。台灣人很溫馴，但即便是一隻溫馴的小貓，還是會反擊。<text:span text:style-name="T3"> <text:line-break/><text:line-break/></text:span>你從媒體怎麼遣詞用字就能知道是非善惡是如何被扭曲。凡是綠的攻擊藍的，不管是打人，丟鞋，抹黑，騷擾、破壞公署、佔領立法院、偷竊與破壞公物等等等，所有非法行為，不管犯行多麼重大，一概捧為英雄，捧為明星，一概說是人民的怒吼，一切都是為了民主。但是，藍的只不過砸兩塊玻璃，丟一瓶糞水，一概說成<text:span text:style-name="T3"><text:s/>"</text:span>嫌犯<text:span text:style-name="T3">"</text:span>、<text:span text:style-name="T3">"</text:span>犯案<text:span text:style-name="T3">"</text:span>。<text:span text:style-name="T3"> <text:line-break/><text:line-break/></text:span>人們事實上早已習慣這樣一種價值與是非的扭曲，權力與拳頭定義了是非。比方說，美國到處殺人千萬，主流媒體怎麼說呢？說是為了世界和平的英勇行為。但是，自殺攻擊者卻一概被描述成<text:span text:style-name="T3"><text:s/>"</text:span>凶嫌<text:span text:style-name="T3">"</text:span>、<text:span text:style-name="T3">"</text:span>歹徒<text:span text:style-name="T3">"</text:span>、<text:span text:style-name="T3">"</text:span>匪徒<text:span text:style-name="T3">"</text:span>、<text:span text:style-name="T3">"</text:span>恐怖份子<text:span text:style-name="T3">"</text:span>。<text:span text:style-name="T3"> <text:line-break/><text:line-break/></text:span>豺狼當道，滿街橫行。台灣以一種光速般的速度崩壞，貪婪無恥之徒，收割了前人的血淚，化為一己暴利與權力。我對這個貪婪下流無惡不作的黨很無言，只有一個恨字。<text:span text:style-name="T3"> <text:line-break/><text:line-break/></text:span>陳真<text:span text:style-name="T3">2016.10.04. <text:line-break/><text:line-break/>==================== <text:line-break/>https://goo.gl/qLV84j <text:line-break/><text:line-break/></text:span>林正杰<text:span text:style-name="T3"><text:s/>2016. 10. 03. <text:line-break/><text:line-break/>( </text:span>給民進黨誠摯的勸告<text:span text:style-name="T3">--</text:span>當家鬧事是愚蠢的行為<text:span text:style-name="T3"><text:s/>)</text:span>不當黨產追殺只是仇恨報復。這種惡法是世界笑話。完全無憲法，無國法，不合民主基本原則：<text:span text:style-name="T3"> <text:line-break/><text:line-break/>1,</text:span>溯及既往<text:span text:style-name="T3">70</text:span>年。<text:span text:style-name="T3"> <text:line-break/>2,</text:span>無罪推論。<text:span text:style-name="T3"> <text:line-break/>3,</text:span>財產權至上經濟運作的無上規律。<text:span text:style-name="T3"> <text:line-break/>4,</text:span>國會無權針對特別對像立法，只能制定普遍適用的法令。<text:span text:style-name="T3"> <text:line-break/>5,</text:span>三權分立。<text:span text:style-name="T3"> <text:line-break/><text:line-break/></text:span>民進黨的前身<text:span text:style-name="T3">~</text:span>黨外，追求的民主不是這種法西斯。我們以前反對一黨專政，民進黨目前做的正是一黨專政。國民黨溫良恭儉讓，但老黨外絕不會坐視一生犧牲奮鬥的民主毀在割稻尾的新貴手上。國民黨軟趴趴，但是有我們這些對台灣價值還有信念的人會出手。民進黨是我命名的政黨，如今已失去民主黨魂，我們不惜讓民進黨新貴從地球上消失。<text:span text:style-name="T3"> <text:line-break/><text:line-break/></text:span>要多轉此文章大力宣導讓百姓了解菜集團的不當性才是正辦，惟有多數百性了解支持才能翻轉，而不是只在細節跟他們爭辯。<text:span text:style-name="T3"> <text:line-break/><text:line-break/></text:span>請問大家！台灣還是個法治的國家嗎？相信大部份的朋友和我一樣覺得不是！哪裡不是？說不出來！我來告訴大家！台灣已經變成一個民粹集權獨裁的國家了！假民主之名！行獨裁之實！<text:span text:style-name="T3"> <text:line-break/><text:line-break/></text:span>要凍結一個帳戶竟然不需要任何法律程序？也無需提存保證金？連一紙法院公文都不需要！就憑黨產委員會認定他「不當」就直接凍結！這不是集權獨裁是什麼？<text:span text:style-name="T3"> <text:line-break/><text:line-break/></text:span>也許有人會說這是民意選出來的立法委員通過的法律，組成的黨產委員會所做的決定！試問凍結帳戶至少要經過法律程序吧？這是司法院的事！立法院自己立個法就可以在總統府下成立黨產委員會去管司法院的事？這不叫違法亂紀嗎？總統府的黨產委員會可以有行政權、司法權！總統府豈不是集權獨裁的大怪獸嗎？全世界有這樣超越行政立法司法的政府體制嗎？<text:span text:style-name="T3"> <text:line-break/><text:line-break/></text:span>你顧立雄憑什麼下條子要永豐銀行凍結國民黨資金？你只是個律師！不是大法官！也不是檢察官！大法官也只能依法依證據判罪！檢察官也只能依法提出假扣押！你顧立雄比最高法院法官還要大！一句話！國民黨就被你掐死了！完全沒有任何辯駁的機會？這不是集權專制的國家才會發生的事嗎？台灣還是法治國家嗎？<text:span text:style-name="T3"> <text:line-break/><text:line-break/></text:span>再看看「年金改革委員會」也如出一轍！由立法院多數通過法律依據！就跨越考試院詮敘部等主管機關，直接在總統府下設立一個「年金改革委員會」就開始討論誰退休該領多少錢？這些林萬億等號稱學者專家有什麼權利去剝奪公務員累積一輩子所該領的退休金？國家可以憑這群御用學者的決議溯及既往！違反信賴保護對承諾應發給的退休金毁諾？這樣的政權還是民主法治的政權嗎？<text:span text:style-name="T3"> <text:line-break/><text:line-break/></text:span>蔡英文已經到了目無法紀的地步了！他掌握了立法院和行政院就可以實現他的集權獨裁？任何一個政策只要立法院通過！可以不管司法院、考試院、監查院！全部在總統府下成立委員會就可以為所欲為了！<text:span text:style-name="T3"> <text:line-break/><text:line-break/></text:span>「年金改革委員會」、「不當黨產委員會」，這些黑機關的權利大到沒有任何監督機制！這樣的政權比中共更民主嗎？我相信中國共產黨在肅貪的同時，也必需拿出證據才能讓人信服吧？顧立雄、林萬億這兩組人馬竟然可以擁有比考試院長和司法院長更高的權力？這樣的民主是真民主嗎？不是！這樣的現象就是包著民主外衣的獨裁政權！背後的影武者就是蔡英文！<text:span text:style-name="T3"> <text:line-break/><text:line-break/></text:span>熱愛中華民國的同胞們！還在討論年金應該如何改革嗎？笨蛋！連主導的機關都是違法違憲的機關！還有什麼好討論的！別再沈默了！這個集權獨裁的政府根本不會把你們的意見放在心裡！看到國民黨的下場了嗎？<text:span text:style-name="T3">... <text:line-break/><text:line-break/>============================= <text:line-break/></text:span>不滿「豺狼當道」<text:span text:style-name="T3"><text:s/></text:span>嫌拿穢物潑黨產會<text:span text:style-name="T3"> <text:line-break/><text:line-break/></text:span>民視新聞<text:span text:style-name="T3"> <text:line-break/><text:line-break/>2016/10/3 <text:line-break/><text:line-break/>8</text:span>月底才剛掛牌成立的「不當黨產委員會」，位在台北市松江路的辦公室，繼<text:span text:style-name="T3">9</text:span>月<text:span text:style-name="T3">12</text:span>日，大門玻璃遭<text:span text:style-name="T3">2</text:span>名男子拿石頭砸破，今天（<text:span text:style-name="T3">3</text:span>日）中午再傳一名何姓男子擅闖大樓，想見主委顧立雄不成，朝一樓大廳潑灑自己的穢物。嫌犯當下被捕，他宣稱不滿「豺狼當道」，憤而犯案。<text:span text:style-name="T3"> <text:line-break/><text:line-break/></text:span>雙手上銬被捕，何姓男子看見媒體聚焦，大吐不快。<text:span text:style-name="T3"> <text:line-break/><text:line-break/></text:span>記者<text:span text:style-name="T3">vs.</text:span>何姓嫌犯：「豺狼當道，（是不滿不當黨產的爭議嗎），是的一切成立過程都不合法。」<text:span text:style-name="T3"> <text:line-break/><text:line-break/></text:span>上午<text:span text:style-name="T3">10</text:span>點多，戴球帽、背後包包的何姓男子，拎著<text:span text:style-name="T3">2</text:span>罐東西，走進「不當黨產委員會」大樓。幾分鐘後，<text:span text:style-name="T3">110</text:span>獲報有人搗亂，警力抵達，保全正把他壓制在地，現場瀰漫難聞氣味。<text:span text:style-name="T3"> <text:line-break/><text:line-break/></text:span>打從<text:span text:style-name="T3">8</text:span>月底掛牌後，這是第<text:span text:style-name="T3">2</text:span>次被攻擊了。上回<text:span text:style-name="T3">9</text:span>月<text:span text:style-name="T3">12</text:span>日，<text:span text:style-name="T3">2</text:span>名騎單車男子，拿石頭砸破玻璃門，宣稱酒後失控、無關政治。但相隔<text:span text:style-name="T3">20</text:span>天，換何姓男子有備而來，自稱「心靈諮商師」，前一天還特別搭客運，從高雄北上犯案。<text:span text:style-name="T3">(</text:span>民視新聞薛嘉瑩、黃柏崴台北市報導<text:span text:style-name="T3">)</text:span></text:p>
      <text:p text:style-name="P1"><text:span text:style-name="T1">陳真</text:span><text:s/>  |  2016.10.02 15:02   |   <text:a xlink:type="simple" xlink:href="http://palinfo.habago.org/Entry?Command=Information_PrintForum&amp;iPage=229#FORUM34926"><text:span text:style-name="T2">#</text:span></text:a></text:p>
      <text:p text:style-name="P4">人們常批評說，醫生不應該只是在治病，而是治療病<text:span text:style-name="T3"><text:s/>"</text:span>人<text:span text:style-name="T3">"</text:span>。因為病只有一種，病<text:span text:style-name="T3"><text:s/>"</text:span>人<text:span text:style-name="T3">" </text:span>卻千千萬萬各有不同。同樣一個感冒，發生在甲身上只是小事一樁，若發生在乙身上或我身上，說不定得出人命或終身臥床。修理腳踏車的，每一輛車都長得一個樣，但生命卻不是這麼一回事。這意味著什麼呢？意味著本台膜拜的神明<text:span text:style-name="T3">--the individual</text:span>，意味著這個人和那個人不一樣。<text:span text:style-name="T3"> <text:line-break/><text:line-break/></text:span>我常覺得一些自以為是、好為人師、樂於<text:span text:style-name="T3"><text:s/>"</text:span>助人<text:span text:style-name="T3">" </text:span>的人很討人厭，不管你說什麼，不管你如何清楚表白，他都會在心裏頭另外替你做一番闡釋與推測及重新評價，因為他以為大家都跟他一樣。你說事態嚴重，他就會嘀咕說，<text:span text:style-name="T3">"</text:span>有嗎？沒有你說的那麼嚴重吧？<text:span text:style-name="T3">" </text:span>媽的，我難道會連自己的狀況嚴不嚴重自己都搞不清楚？當你清楚地說<text:span text:style-name="T3"><text:s/>"</text:span>我不曾有那個念頭<text:span text:style-name="T3">" </text:span>時，他就會露出一抹<text:span text:style-name="T3"><text:s/>"</text:span>別假了啦<text:span text:style-name="T3">" </text:span>的神祕微笑，因為他不相信，他以為大家一定都跟他一樣，一樣追逐、渴望著某種所謂功名利祿與前途，他不會相信有人會往反方向走。<text:span text:style-name="T3"> <text:line-break/><text:line-break/></text:span>常有人問我醫學的事，這沒問題，知識上的東西我能提供諮詢，但你若要跟我談<text:span text:style-name="T3"><text:s/>"</text:span>你的<text:span text:style-name="T3">" </text:span>病情，我就愛莫能助了，除非你變成我的病人，經過長時間詳細的檢查與診療，我才有可能知道<text:span text:style-name="T3"><text:s/>"</text:span>你的<text:span text:style-name="T3">" </text:span>病情究竟是怎麼一回事，我沒法光憑著書信裏頭的幾句話或電話中遠端問診就能判斷<text:span text:style-name="T3"><text:s/>"</text:span>你的<text:span text:style-name="T3">" </text:span>病情，我畢竟不是算命先生。我當然可以敷衍你，輕易地給你一些不經大腦的建議，但這對你只有害處沒有好處。萬一你又引用我的話去挑戰你現有的主治醫師，那麼，對你的傷害就更大了。<text:span text:style-name="T3"> <text:line-break/><text:line-break/></text:span>我知道人們其實寧可你敷衍他，也不願意你憑著良心與專業來做出應有的回應。這於是常使我陷入道德兩難。我究竟是應該誠實說我無從輕易判斷<text:span text:style-name="T3"><text:s/>"</text:span>你的<text:span text:style-name="T3">" </text:span>病情呢？還是就乾脆扮演算命仙的角色，輕易信口開河？我通常還是寧可得罪人也不願說出一句不是我由衷相信而且有十分把握的論斷或建議。<text:span text:style-name="T3"> <text:line-break/><text:line-break/></text:span>扯得有點遠，我只是要說，談論抽象原則很容易，畢竟它<text:span text:style-name="T3"><text:s/>"</text:span>先於<text:span text:style-name="T3">" </text:span>一切個別經驗，但是，一談到某種個別經驗或談到某個並不為眾人所熟知的人時，我們最好還是保持沉默，至少不要隨便公開發言，因為我們無從知道個別人事物的所有細節。比方說，你若要跟我討論憂鬱症，我沒問題，隨時都可以談，但你若要跟我討論某人是否得了憂鬱症，我就無言了，因為這得需要無數個人資料，甚至得把當事人找來做各種檢查或許才能判斷。<text:span text:style-name="T3"> <text:line-break/><text:line-break/></text:span>當然，一個社會事件，大家免不了會加油添醋議論一番。你沒法控制大眾口舌，但這畢竟是一種八卦。在台灣，市面上就好多這類名嘴型的八卦<text:span text:style-name="T3"><text:s/>(</text:span>精神科<text:span text:style-name="T3">) </text:span>醫師或八卦學者，特別受到八卦媒體的喜愛，因為他們滿嘴八卦，不管什麼案件，光看幾則報導，他馬上就能針對當事人做出各種評價與診斷，簡直比算命仙還厲害。更奇怪的是，台灣社會對此竟不以為忤，而且說不定還很佩服這樣一些八卦醫師八卦老師。八卦男女的<text:span text:style-name="T3"><text:s/>"</text:span>理論<text:span text:style-name="T3">" </text:span>依據是什麼呢？簡單說就是<text:span text:style-name="T3"><text:s/>"</text:span>理所當然<text:span text:style-name="T3">" </text:span>四個字，彷彿生命不是生命，而只是一種物理現象，大家理所當然都一樣；彷彿你我沒有差別，彷彿大家都跟他一樣。<text:span text:style-name="T3"> <text:line-break/><text:line-break/></text:span>念完幼稚園，準備上小學時，學校給所有新生做了一些類似智力測驗的口試。記得考完後，老師來家裏拜訪，提到我的作答，她跟我父母說我的回答<text:span text:style-name="T3"><text:s/>"</text:span>很特別<text:span text:style-name="T3">"</text:span>，有些題目不知道該不該給分。比方說有一張圖，有個人捧著一碗飯在嘴巴前，老師問：<text:span text:style-name="T3">"</text:span>陳真小朋友，請問圖中這個人在幹嘛？<text:span text:style-name="T3">" </text:span>我說：<text:span text:style-name="T3">"</text:span>看起來應該是在吃米粉吧？！<text:span text:style-name="T3">" </text:span>老師很不解，問說，<text:span text:style-name="T3">"</text:span>為什麼不是吃飯而是吃米粉？<text:span text:style-name="T3">" </text:span>我說，<text:span text:style-name="T3">"</text:span>因為米粉比較好吃啊<text:span text:style-name="T3">"</text:span>。另外還有一題比較複雜，老師給我看一張圖，裏頭有六張小圖。要我根據這六張圖說出一個故事。我忘了圖的內容，只記得我先從最後一張開始講故事，接著又跳到第一張，故意打亂順序，講出一個跟圖片順序所產生的表面意思截然不同的故事。老師聽了我重新建構的故事，似乎很滿意，但也很訝異，好像覺得我怪怪的。但我知道我並不怪，我只是同類較少而已。<text:span text:style-name="T3"> <text:line-break/><text:line-break/></text:span>這意味著什麼呢？意味著：當我們即便面對著同一個畫面時，我們依然會有無數的觀看方式；維護這樣一種屬於個人的美學空間是很重要的。死的東西，一如法則，或許沒有這種可能性，但個別生命卻千變萬化；當你不在<text:span text:style-name="T3"><text:s/>"</text:span>某個<text:span text:style-name="T3">" </text:span>生命裏頭時，其實你根本無從知道哪怕小小一粒沙裏頭究竟有多少大千世界。<text:span text:style-name="T3"> <text:line-break/><text:line-break/></text:span>八卦男女的口舌，難以阻攔，但至少在個別人事物上，若要指涉，得具有某種公平性才行，意思是說，發言者應對其言論負責。就像一個擂台，敵明我暗是不公平的。<text:span text:style-name="T3"> <text:line-break/><text:line-break/></text:span>至於蕭曉玲是誰，我不知道，我想全台灣應該也沒有幾個人知道，更不用說她所牽涉的爭議長達數年的繁複細節了。當然，評價事件本身沒問題，但是，她只是一個手上沒有任何公權力的人，如何對前朝官員進行<text:span text:style-name="T3"><text:s/>"</text:span>政治追殺<text:span text:style-name="T3">"</text:span>？具有這種能力的是那些手握大權的人，以及那個綠油油的爛黨和相關組織，例如看不出哪一點以人為本的所謂人本基金會<text:span text:style-name="T3"><text:s/>(</text:span>以顏色為本的色本基金會我看還差不多<text:span text:style-name="T3">)</text:span>。至於那些把蕭曉玲個人給妖魔化的團體，當然也沒有更高明，更不用說看熱鬧的群眾了，往往在議論事情的同時，很輕易就會跨過紅線，對個人進行臧否，而非針對其公開言行。<text:span text:style-name="T3"> <text:line-break/><text:line-break/></text:span>在叔本華的觀念裏，<text:span text:style-name="T3">"</text:span>意志<text:span text:style-name="T3">" (will) </text:span>是一種不祥之物，甚至是一種敗德的特徵。就某個重要意義上來說，確實如此。林肯曾經說，<text:span text:style-name="T3">"</text:span>你若想看清楚一個人的真面目，很簡單，那就給他權力<text:span text:style-name="T3">"</text:span>。這話頗有道理。我經常在外面洽公辦事打雜跑腿，一些手上握有一點點權力的辦事員，看我中老年滿頭亂髮、衣著破舊，加上滿身大汗揹著一個背包，舉止狼狽而客氣，怎麼看都不像是一個<text:span text:style-name="T3"><text:s/>"</text:span>成功人士<text:span text:style-name="T3">"</text:span>，於是人們經常對我總是百般刁難，明明可以輕易完成的事，他會努力想出各種刁難你折磨你的說詞。搞到最後，我都只好直接叫主管出來，使之感到恐懼，才有可能辦好一件每個人都能辦好的事。<text:span text:style-name="T3"> <text:line-break/><text:line-break/></text:span>為什麼會這樣呢？因為，當一個人手上握有一分權力時，<text:span text:style-name="T3">"</text:span>意志<text:span text:style-name="T3">" </text:span>旺盛者就會把它膨脹到五分、八分或一百分的權力。那些自以為是、好為人師的人之所以很討人厭，就是因為他侵略性很強，意志力特別旺盛，你明明只說這樣，他會自動憑其旺盛的意志力幫你闡釋，替你推敲，猜測你的言外之意，分析你的內心之陰暗角落，影射你的智慧不足等等等。<text:span text:style-name="T3"> <text:line-break/><text:line-break/>"</text:span>意志<text:span text:style-name="T3">" </text:span>是一把雙面刃，好壞都有它的一份。用在不當之處就是這樣，明明眼前有一條界線或紅線，但他控制不了自己的旺盛意志，偏要逾越。比方說，以輔大性侵案為例，在我看來，夏林清與<text:span text:style-name="T3"><text:s/>"</text:span>受害者<text:span text:style-name="T3">" </text:span>雙方都各有其問題。但是你看，當所謂輿論一面倒時，夏林清頓時就成為過街老鼠，成妖成魔，一個人一生的無私奉獻竟然就因此瞬間盡成灰，變成一個人渣。這樣合理嗎？她犯了什麼滔天大罪嗎？如果她犯的罪如此嚴重，那我跟你說，我所認識的廣大醫界和學界差不多有九成以上的人都該槍斃，甚至得抄家滅族才對得起所謂正義。<text:span text:style-name="T3"><text:line-break/><text:line-break/></text:span>你看，當夏林清成為人人喊打喊殺的害蟲時，輔大學生會竟然<text:span text:style-name="T3"><text:s/>"</text:span>正義凜然<text:span text:style-name="T3">" </text:span>地跳出來了，真是非常令人難以置信，現實真的比廉價小說還誇張，他們說要<text:span text:style-name="T3"><text:s/>"</text:span>驅除<text:span text:style-name="T3">" </text:span>夏林清，說要<text:span text:style-name="T3"><text:s/>"</text:span>對夏林清和她的黨羽宣戰<text:span text:style-name="T3">"</text:span>。一時之間，事情不見了，道理不見了，所有道德也全都不見了，聚攏簡化成某個妖魔作祟，必須消滅之，驅逐之。從中你可以看出意志之為惡。在一個缺乏文化素質的落後社會裏，當一群人成為主流多數或握有某種虛構膨脹的道德權柄時，總是任意伸張意志，想教訓誰就教訓誰，想傷害誰就傷害誰，替天行道，唯我獨尊，想要怎麼扭曲、糟蹋一個人就可以怎麼扭曲、糟蹋一個人，一個個成為打老鼠的正義之師。<text:span text:style-name="T3"> <text:line-break/><text:line-break/></text:span>在我的理解裏，邪惡之極至，其實就是這麼一回事，意志旺盛，沛然莫之能禦，誰敢有所不敬，誰就得倒霉；在一切邪惡作為中，高舉的卻全是冠冕堂皇的正義口號。難怪尼采感嘆，即便是一個惡棍，<text:span text:style-name="T3">"</text:span>當千夫所指時，他便成為代罪羔羊<text:span text:style-name="T3">"</text:span>。<text:span text:style-name="T3"> <text:line-break/><text:line-break/></text:span>我看一個人的才氣或天賦資質是這麼看的，他似乎有個特徵就是意志上的節制，而不是放任，不是膨脹；他知道自己知道什麼、不知道什麼，他知道界線何在；他也許知其十知其百，但僅說其一，他有能力克制另外不曾展現的九十九而僅說其一。但蠢蛋卻剛好相反，他可能一無所知或僅僅知其一，但他意志力卻特別發達而無法壓抑，偏偏要說出一千，一萬，或一百萬，眼裏根本沒有界線與分寸可言；特別是當這樣一些蠢材聚集成塔時，那就更可怕了，所謂暴民就是這麼一回事。<text:span text:style-name="T3"> <text:line-break/><text:line-break/></text:span>才華資質如此，道德其實也一樣，難怪愛因斯坦曾經說，道德和智能兩者之間具有非常密切的關係。<text:span text:style-name="T3"> <text:line-break/><text:line-break/></text:span>我從不打有把握的架，因為我知道那很低級。一個三歲小孩萬一惹了我，我也只能忍，或買個糖請他吃，請他放我一馬，我應該不會找他打架，因為我知道這很沒品，我有能力壓下我想找他打架的意志衝動。這其實就是一種美德。在我宛如天上繁星般根本數不清的美德中，我最看重意志之節制這一項，因為它不光是一種美德，同時也是一種高智能的特徵。比起阿桑吉，我甘拜下風，我並沒有很聰明，智商大概是柯大帥的十倍而已，但我還不至於蠢到、意志發達到亂沸騰；我知道人事物之所止，知道如來佛的五指山何在，我不會笨到或壞到輕易想去跨越它。<text:span text:style-name="T3"> <text:line-break/><text:line-break/></text:span>侯孝賢曾經說，<text:span text:style-name="T3">"</text:span>找到界限，就找到了自由<text:span text:style-name="T3">"</text:span>。從巴勒網的國歌中你也知道巴勒網嚮往著一些什麼，自由是其一，但自由的可能性就存在我們對界限的理解與尊重之中，它就像一種<text:span text:style-name="T3"><text:s/>"</text:span>美學空間<text:span text:style-name="T3">"</text:span>，而暴民或八卦男女卻努力摧毀自由的可能性，糟蹋這樣一種美麗、愉悅而神聖的自由天地。</text:p>
      <text:p text:style-name="P1"><text:span text:style-name="T1">羅崇庭</text:span><text:s/>  |  2016.10.02 04:51   |   <text:a xlink:type="simple" xlink:href="http://palinfo.habago.org/Entry?Command=Information_PrintForum&amp;iPage=229#FORUM34925"><text:span text:style-name="T2">#</text:span></text:a></text:p>
      <text:p text:style-name="P2">在陳醫師的地盤上撒野，真是抱歉。<text:span text:style-name="T3"> <text:line-break/></text:span>匿名指控非公眾人物並非本意，<text:span text:style-name="T3"> <text:line-break/><text:line-break/></text:span>姓名的地方沒有填身分證上的名字，只是因為在網路上活動，所以習慣就填上網路上的名字<text:span text:style-name="T3"> <text:line-break/></text:span>就像您發表醫療相關的見解時會用本名，談醫療外的事情會用陳真一樣，<text:span text:style-name="T3"> <text:line-break/></text:span>那就只是我的個人習慣，並非不能以真名示人或想要逃避言論責任等理由<text:span text:style-name="T3"> <text:line-break/><text:line-break/></text:span>蕭曉玲是不是「非公眾人物」也是見仁見智，至少在我的認知裡，她是公眾人物<text:span text:style-name="T3"> <text:line-break/></text:span>以<text:span text:style-name="T3">google</text:span>搜尋<text:span text:style-name="T3">"</text:span>蕭曉玲<text:span text:style-name="T3">"</text:span>，結果多達<text:span text:style-name="T3">703,000</text:span>筆，光<text:span text:style-name="T3">"</text:span>新聞<text:span text:style-name="T3">"</text:span>這個分類就多達<text:span text:style-name="T3">159,000</text:span>筆<text:span text:style-name="T3"> <text:line-break/></text:span>她有專屬的維基條目：<text:span text:style-name="T3">https://zh.wikipedia.org/wiki/%E8%95%AD%E6%9B%89%E7%8E%B2 <text:line-break/></text:span>她是<text:span text:style-name="T3">2015</text:span>年自由台灣黨不分區立委名單第一名<text:span text:style-name="T3"> <text:line-break/></text:span>有很多民進黨民代會不定時幫她開記者會，甚至幫她質詢官員<text:span text:style-name="T3"> <text:line-break/></text:span>有很多媒體<text:span text:style-name="T3">(ex.</text:span>自由時報、正經限時批之類的<text:span text:style-name="T3">)</text:span>會主動幫她澄清<text:span text:style-name="T3">"</text:span>事實<text:span text:style-name="T3">"(or</text:span>製造謊言<text:span text:style-name="T3">?) <text:line-break/></text:span>監察委員會自動幫她寫調查報告<text:span text:style-name="T3"> <text:line-break/></text:span>大法官會自動幫她提部分不同意書<text:span text:style-name="T3"> <text:line-break/></text:span>甚至未來的準司法院長許宗力還親自幫她開座談會：<text:span text:style-name="T3">https://www.facebook.com/permalink.php?story_fbid=1209688129093103&amp;;id=166352390093354 <text:line-break/></text:span>當然，她自己也常常接受媒體專訪、參加政論節目<text:span text:style-name="T3"> <text:line-break/></text:span>就我的感覺，她的話語權可能比某些政治人物還多<text:span text:style-name="T3"> <text:line-break/><text:line-break/></text:span>她和民進黨想要政治追殺的部分，也不是我無端造謠<text:span text:style-name="T3"> <text:line-break/></text:span>她翻案後確實想要找以前的校長、訓導主任等人報復<text:span text:style-name="T3"> <text:line-break/></text:span>「柯不追究前朝責任<text:span text:style-name="T3"><text:s/></text:span>蕭曉玲：為德不卒」自由時報<text:span text:style-name="T3"><text:s/>2016-09-23 <text:line-break/>http://news.ltn.com.tw/news/focus/paper/1035079 <text:line-break/></text:span>「不追究打壓者<text:span text:style-name="T3"><text:s/></text:span>蕭曉玲批柯為德不卒」中時電子報<text:span text:style-name="T3"><text:s/>2016-09-23 <text:line-break/>http://www.chinatimes.com/newspapers/20160923000594-260102 <text:line-break/><text:line-break/></text:span>以上我寫的這些解釋，沒有要您回應，也沒有要您同意我的看法，您大可全部刪掉也沒關係<text:span text:style-name="T3"> <text:line-break/></text:span>我之所以寫這麼多餘的事情，只是因為我從小的教育就是這樣<text:span text:style-name="T3"> <text:line-break/>"</text:span>冒犯別人時要道歉，自己覺得被誤會時就盡量解釋<text:span text:style-name="T3">"</text:span>如此而已<text:span text:style-name="T3"> <text:line-break/></text:span>您就當作是我自言自語或是自我滿足的行為就可以了，如有冒犯，就只能再次道歉了<text:span text:style-name="T3"> <text:line-break/><text:line-break/><text:line-break/></text:span>再回去解釋原本發那篇文的用意，<text:span text:style-name="T3"> <text:line-break/></text:span>是因為我發現監察院寫的蕭曉玲調查報告，似乎存在<text:span text:style-name="T3">5</text:span>種問題：是否引用錯誤法條的問題？是否忽視現時法律的問題？是否記載錯誤事實的問題？是否怠於詳查事實的問題？以「不違法」來解釋「沒有違反師道」是否適當？<text:span text:style-name="T3"> <text:line-break/></text:span>會發現疑似有這些問題，是比對了法院判決書、聽證會證人證詞、法令等等的證據<text:span text:style-name="T3">(</text:span>文內都有附<text:span text:style-name="T3">)</text:span>，也經過和家人的討論<text:span text:style-name="T3"> <text:line-break/></text:span>如果這些問題為真，那光是「引用錯誤法條」和「記載錯誤事實」就是非常嚴重的瑕疵<text:span text:style-name="T3"> <text:line-break/></text:span>這份監察院報告的內容應該要被糾正檢討，並公諸媒體，以避免錯誤的資訊繼續散播<text:span text:style-name="T3"> <text:line-break/>https://www.facebook.com/wandererc/posts/1466327343382391 <text:line-break/><text:line-break/></text:span>我很努力的在各種地方張貼我的論點，包括臉書、<text:span text:style-name="T3">ptt</text:span>、甚至也有投書媒體，但都沒有引起關注<text:span text:style-name="T3"> <text:line-break/></text:span>所以最後才把主意打到這個地方來，因為我知道這個留言板是有人看的，<text:span text:style-name="T3"> <text:line-break/></text:span>也希望能獲得一些回應指教<text:span text:style-name="T3"> <text:line-break/><text:line-break/></text:span>當然不是期待陳醫師回應我的文章，只是私心想利用這裡來增加文章曝光率<text:span text:style-name="T3"> <text:line-break/></text:span>這裡的許多訪客都是很有見識的人，不管誰的回應對我來說都很有價值<text:span text:style-name="T3"> <text:line-break/><text:line-break/></text:span>最後再說一次，如果讓陳醫師感到有所冒犯，我只能再次道歉<text:span text:style-name="T3"> <text:line-break/></text:span>如果您覺得這篇回應還是很礙眼，就請直接刪掉吧<text:span text:style-name="T3"> <text:line-break/></text:span>謝謝<text:span text:style-name="T3">!!</text:span></text:p>
      <text:p text:style-name="P1"><text:span text:style-name="T1">陳真</text:span><text:s/>  |  2016.10.02 03:39   |   <text:a xlink:type="simple" xlink:href="http://palinfo.habago.org/Entry?Command=Information_PrintForum&amp;iPage=229#FORUM34924"><text:span text:style-name="T2">#</text:span></text:a></text:p>
      <text:p text:style-name="P4">這是巴勒網的國歌：<text:span text:style-name="T3">"</text:span>毛髮<text:span text:style-name="T3">" </text:span>的主題曲：<text:span text:style-name="T3">Let the sunshine in</text:span>。<text:span text:style-name="T3"> <text:line-break/><text:line-break/></text:span>它有不同演唱版本，比方說電影版混合了另一首<text:span text:style-name="T3"><text:s/>"Manchester,England,England"</text:span>。<text:span text:style-name="T3">Aquarius </text:span>則又是另一首，經常混唱。<text:span text:style-name="T3"> <text:line-break/><text:line-break/></text:span>這電影最近<text:span text:style-name="T3">MOD</text:span>演了三遍，雖然剪得一塌糊塗，但我還是三遍全看了，時光彷彿瞬間回到三十多年前，剛上大學，感覺就像被抓去坐牢一樣，一直想逃獄。有人問蕭伯納假若重返校園將會是什麼感覺？蕭伯納說，<text:span text:style-name="T3">"</text:span>那就好像問一個逃犯假若重返監獄是什麼感覺<text:span text:style-name="T3">"</text:span>。<text:span text:style-name="T3"> <text:line-break/><text:line-break/></text:span>不論過去或現在，大部份人上大學似乎上得好愉快，除了床上運動和夜店、舞廳或舞會的運動之外，不時還會應主流政治與社會需要，聞雞起舞，應聲推出各種<text:span text:style-name="T3"><text:s/>"</text:span>熱血<text:span text:style-name="T3">" </text:span>沸騰的<text:span text:style-name="T3"><text:s/>"</text:span>學生運動<text:span text:style-name="T3">"</text:span>，真是滿足了身心靈各方面的需求。可惜我不屬於他們的一份子。與其說我曾經反抗了什麼，倒不如說我只是企圖逃走。逃到哪裏去呢？<text:span text:style-name="T3"><text:s/>"</text:span>逃到一個有彩色電視的地方<text:span text:style-name="T3">"</text:span>。<text:span text:style-name="T3">"</text:span>難道你以為這裏是黑白的？<text:span text:style-name="T3">" (Bertrand Blier </text:span>語<text:span text:style-name="T3">)</text:span>。但我知道，島嶼不是世界，世界並非全然如此。<text:span text:style-name="T3"> <text:line-break/><text:line-break/></text:span>找了幾段演唱如下，不是亂挑的，全都值得仔細聆聽。但我刻意迴避了出現某些重要電影畫面者，以免一些沒看過電影的人預先知道劇情。<text:span text:style-name="T3"> <text:line-break/><text:line-break/></text:span>一個人，在墳墓裏無聲無息地躺著，倘若乍然聽到墳墓外有一群人合唱著這首國歌，早已與世無爭的死者，想必也會悲從中來吧。<text:span text:style-name="T3"> <text:line-break/><text:line-break/>Hair (1969) (https://goo.gl/yJPxDC) (1969</text:span>年。最早的版本之一。從<text:span text:style-name="T3">30</text:span>秒處開始，先唱<text:span text:style-name="T3"><text:s/>Aquarius</text:span>，<text:span text:style-name="T3">1:35</text:span>開始才是<text:span text:style-name="T3">Let the sunshine in</text:span>。唱得非常好。<text:span text:style-name="T3">) <text:line-break/><text:line-break/>MAKE LOVE NOT WAR - let the sunshine in / HAIR with Lyrics in description (https://goo.gl/Az3WzC) (1979</text:span>年的電影版本<text:span text:style-name="T3">) <text:line-break/><text:line-break/>HAIR Broadway Age Of Aquarius Let The Sunshine In Live on The View (https://goo.gl/k36PF4)(2011</text:span>年，百老匯。<text:span text:style-name="T3">1:40</text:span>之前是<text:span text:style-name="T3"><text:s/>Aquarius</text:span>，之後是<text:span text:style-name="T3">Let The Sunshine In</text:span>。完美演唱。<text:span text:style-name="T3">) <text:line-break/><text:line-break/>HAIR 12 - The Flesh Failures - Let the Sunshine In / Classical arrangemen by Péter Pejtsik (https://goo.gl/uOehWf) (</text:span>交響樂版本，必聽。<text:span text:style-name="T3">) <text:line-break/><text:line-break/>"HAIR" Let The Sunshine In" (https://goo.gl/Dh52Sj) (</text:span>這歌要唱得好不是光靠技巧，最重要的是演唱者的感情。這群人就唱得特別好。<text:span text:style-name="T3">) <text:line-break/><text:line-break/>Let the sunshine (https://goo.gl/HwVBJh) (</text:span>影片中的舞蹈靈感來自電影片尾登機一幕，強烈推薦。<text:span text:style-name="T3">) <text:line-break/><text:line-break/>Julien Clerc - Let the sunshine (Symphonique) (https://goo.gl/4eKBBG) (</text:span>法文版，<text:span text:style-name="T3">2012</text:span>年巴黎國家歌劇院。唱得很好。<text:span text:style-name="T3">) <text:line-break/><text:line-break/>Just So's HAIR - Let the Sunshine In (https://goo.gl/t60bXM) (</text:span>最前面這兩位女生是我聽過唱得最好的之一，很催淚。<text:span text:style-name="T3">) <text:line-break/><text:line-break/>Galt MacDermot - Let The Sunshine In (https://goo.gl/cJV0sn) (Galt MacDermot </text:span>就是<text:span text:style-name="T3"><text:s/>"</text:span>毛髮<text:span text:style-name="T3">" </text:span>的作曲者。<text:span text:style-name="T3">) <text:line-break/><text:line-break/>"LET THE SUNSHINE IN", James Rado-Gerome Ragni, Galt MacDermot, επεξ. Matthias E. Becker, (HD) (https://goo.gl/sK9OlO) (</text:span>一個希臘的青少年合唱團，必聽。<text:span text:style-name="T3">) <text:line-break/><text:line-break/>Inspiration Choir in New York - Aquarius (let the sunshine in) 24th April 2014 (https://goo.gl/4bYp3z) (2014</text:span>年紐約中央公園的一場演出，從<text:span text:style-name="T3">30</text:span>秒處開始聽另一首<text:span text:style-name="T3"><text:s/>Aquarius</text:span>。<text:span text:style-name="T3">) <text:line-break/><text:line-break/></text:span>底下是國歌的歌詞。很詩意，不好翻譯。<text:span text:style-name="T3"> <text:line-break/><text:line-break/>We starve, look at one another, short of breath <text:line-break/>Walking proudly in our winter coats <text:line-break/>Wearing smells from laboratories <text:line-break/>Facing a dying nation <text:line-break/>Of moving paper fantasy <text:line-break/>Listening for the new told lies <text:line-break/>With supreme visions of lonely tunes <text:line-break/><text:line-break/>Somewhere, inside something there is a rush of <text:line-break/>Greatness, who knows what stands in front of <text:line-break/>Our lives, I fashion my future on films in space <text:line-break/>Silence tells me secretly <text:line-break/>Everything <text:line-break/>Everything <text:line-break/><text:line-break/>Manchester, England, England <text:line-break/>Manchester, England, England <text:line-break/>Across the Atlantic Sea <text:line-break/>And I'm a genius, genius <text:line-break/>I believe in God <text:line-break/>And I believe that God believes in Claude <text:line-break/>That's me, that's me, that's me <text:line-break/><text:line-break/>We starve, look at one another, short of breath <text:line-break/>Walking proudly in our winter coats <text:line-break/>Wearing smells from laboratories <text:line-break/>Facing a dying nation <text:line-break/>oF moving paper fantasy <text:line-break/>Listening for the new told lies <text:line-break/>With supreme visions of lonely tunes <text:line-break/><text:line-break/>Singing our space songs on a spider web sitar <text:line-break/>Life is around you and in you <text:line-break/>Answer for Timothy Leary, dearie <text:line-break/><text:line-break/>Let the sunshine, let the sunshine in <text:line-break/>The sunshine in <text:line-break/>Let the sunshine, let the sunshine in <text:line-break/>The sunshine in <text:line-break/>Let the sunshine, let the sunshine in <text:line-break/>The sunshine in <text:line-break/><text:line-break/>Let the sunshine, let the sunshine in <text:line-break/>The sunshine in <text:line-break/>Let the sunshine, let the sunshine in <text:line-break/>The sunshine in <text:line-break/>Let the sunshine, let the sunshine in <text:line-break/>The sunshine in <text:line-break/><text:line-break/>Let the sunshine, let the sunshine in <text:line-break/>The sunshine in <text:line-break/>Let the sunshine, let the sunshine in <text:line-break/>The sunshine in <text:line-break/>Let the sunshine, let the sunshine in <text:line-break/>The sunshine in <text:line-break/><text:line-break/><text:line-break/></text:span>陳真<text:span text:style-name="T3">2016. 10. 01.</text:span></text:p>
      <text:p text:style-name="P1"><text:span text:style-name="T1">陳真</text:span><text:s/>  |  2016.10.01 18:55   |   <text:a xlink:type="simple" xlink:href="http://palinfo.habago.org/Entry?Command=Information_PrintForum&amp;iPage=229#FORUM34923"><text:span text:style-name="T2">#</text:span></text:a></text:p>
      <text:p text:style-name="P2">我又刪了一篇。一個匿名者指控某位教師什麼進行政治追殺之類。匿名指控任何非公眾人物都是可恥的，這麼簡單而起碼的一點道德要求，究竟是做不到還是聽不懂？還是根本不在乎而只是想匿名在網路上灑口水？<text:span text:style-name="T3"><text:line-break/><text:line-break/></text:span>台灣人實在很討人厭，窩囊猥瑣沒出息，整天匿名灑口水，不知道是哪裏見不得人。匿名無所謂，但是，如果你根本不想為自己的言論負起最起碼的責任，那就不要發言去講一些對特定非公眾人物有傷害的事。我絕不會因為你的想法跟我一樣或是罵到我堵爛的人就便宜行事。<text:span text:style-name="T3"> <text:line-break/><text:line-break/></text:span>我對於所謂<text:span text:style-name="T3"><text:s/>"</text:span>人類的智慧在不斷的辯駁與思索中成長<text:span text:style-name="T3">" </text:span>早已完全不抱希望，特別是在這個窩囊猥瑣好像見不得光的島上，骯髒感很深，很絕望。<text:span text:style-name="T3"> <text:line-break/><text:line-break/></text:span>台灣人使用臉書和手機所耗費的時間和比例據說是世界冠軍，十分極端。臉書等一堆所謂社群網站更是帶來一種公私不分的習性，等於是每天把涉及無數個別人事物的<text:span text:style-name="T3"><text:s/>email </text:span>公開寫給大家看，並且邀大家來討論這些不應該討論也不可能討論或指涉的個別人事物。你當然可以寫你自己的事，但這並不意味著任何邀請，並不是邀請大家來討論這些純屬個人、難以言宣、並且不可能為大眾所客觀討論之事。很多人也許覺得無所謂，但你無所謂並不意味著別人也應該跟你一樣無所謂，自我糟踏做賤這些神聖之物。<text:span text:style-name="T3"> <text:line-break/><text:line-break/></text:span>十多年前，我去英國某個學術期刊，想讀一篇文章，看不到全文，說要先登入註冊才看得到全文，我看到文章旁邊有個圖像，於是就隨便用一些臨時瞎掰的身份資料註冊了，沒想到那個東西就是臉書。在那次之後，我從未用過，想關也關不掉，因為根本不記得那些純屬瞎掰的個人資料。經常有人問我臉書帳號，我都不知道該怎麼回答，我十多年前確實有這麼一個，不過那純屬誤會而加入，我怎麼可能會去使用那樣一種東西？別人喜歡用是他家的事，但我避免公眾化、閃躲人群都來不及了，二十年來好幾萬封<text:span text:style-name="T3">email</text:span>都沒在看也不回了，豈有可能還去經營什麼社交網站？<text:span text:style-name="T3"> <text:line-break/><text:line-break/></text:span>做為一個非典型社交恐懼症患者，找我社交是要收費的，一小時至少一百萬起跳，討論藍綠政治的要多加一百萬，討論個人前途與冠冕堂皇光鮮亮麗事務者最貴，基本費是一小時三百萬。當然，知我心者免費，社會化程度比我低的也免費，倒貼請喝紅茶都行。<text:span text:style-name="T3"> <text:line-break/><text:line-break/></text:span>總之，各位要寫家事私事公事天下事什麼事都行，但切記天條：勿指涉他人之個別人事物，勿猜心靈，勿心理分析，勿指涉他人心理狀態與情緒、個性，勿針對個人進行智慧開導<text:span text:style-name="T3">...</text:span>等等等。若要針對社會新聞裏頭的非公眾人事物提出任何批評指教，請先讓大家知道你是誰，以便負起你應負的言論責任。<text:span text:style-name="T3"> <text:line-break/><text:line-break/></text:span>媽的，老是要反覆講解這些最基本的做人的道理，真是很煩。這種臉書年代，是不是一切神聖之物都當成糞土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